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4" table:style-name="ta1">
        <table:shapes>
          <draw:frame draw:z-index="0" draw:style-name="gr1" draw:text-style-name="P1" svg:width="6.2961in" svg:height="3.5449in" svg:x="0.9992in" svg:y="3.4406in">
            <draw:object draw:notify-on-update-of-ranges="flatDgait4.B1:flatDgait4.IY1 flatDgait4.B1:flatDgait4.IY1 flatDgait4.A6:flatDgait4.A6 flatDgait4.B6:flatDgait4.IY6 flatDgait4.B1:flatDgait4.IY1 flatDgait4.A8:flatDgait4.A8 flatDgait4.B8:flatDgait4.IY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8" table:number-columns-repeated="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5" table:number-columns-repeated="5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5712890625" calcext:value-type="float">
            <text:p>0.033355712890625</text:p>
          </table:table-cell>
          <table:table-cell office:value-type="float" office:value="0.100067377090454" calcext:value-type="float">
            <text:p>0.100067377090454</text:p>
          </table:table-cell>
          <table:table-cell office:value-type="float" office:value="0.133423566818237" calcext:value-type="float">
            <text:p>0.133423566818237</text:p>
          </table:table-cell>
          <table:table-cell office:value-type="float" office:value="0.166779518127441" calcext:value-type="float">
            <text:p>0.166779518127441</text:p>
          </table:table-cell>
          <table:table-cell office:value-type="float" office:value="0.23349142074585" calcext:value-type="float">
            <text:p>0.23349142074585</text:p>
          </table:table-cell>
          <table:table-cell office:value-type="float" office:value="0.266847372055054" calcext:value-type="float">
            <text:p>0.266847372055054</text:p>
          </table:table-cell>
          <table:table-cell office:value-type="float" office:value="0.333559274673462" calcext:value-type="float">
            <text:p>0.333559274673462</text:p>
          </table:table-cell>
          <table:table-cell office:value-type="float" office:value="0.366915225982666" calcext:value-type="float">
            <text:p>0.366915225982666</text:p>
          </table:table-cell>
          <table:table-cell office:value-type="float" office:value="0.433627367019653" calcext:value-type="float">
            <text:p>0.433627367019653</text:p>
          </table:table-cell>
          <table:table-cell office:value-type="float" office:value="0.466983318328857" calcext:value-type="float">
            <text:p>0.466983318328857</text:p>
          </table:table-cell>
          <table:table-cell office:value-type="float" office:value="0.533695220947266" calcext:value-type="float">
            <text:p>0.533695220947266</text:p>
          </table:table-cell>
          <table:table-cell office:value-type="float" office:value="0.567050933837891" calcext:value-type="float">
            <text:p>0.567050933837891</text:p>
          </table:table-cell>
          <table:table-cell office:value-type="float" office:value="0.600406885147095" calcext:value-type="float">
            <text:p>0.600406885147095</text:p>
          </table:table-cell>
          <table:table-cell office:value-type="float" office:value="0.667118549346924" calcext:value-type="float">
            <text:p>0.667118549346924</text:p>
          </table:table-cell>
          <table:table-cell office:value-type="float" office:value="0.700474500656128" calcext:value-type="float">
            <text:p>0.700474500656128</text:p>
          </table:table-cell>
          <table:table-cell office:value-type="float" office:value="0.733830451965332" calcext:value-type="float">
            <text:p>0.733830451965332</text:p>
          </table:table-cell>
          <table:table-cell office:value-type="float" office:value="0.800542116165161" calcext:value-type="float">
            <text:p>0.800542116165161</text:p>
          </table:table-cell>
          <table:table-cell office:value-type="float" office:value="0.833897829055786" calcext:value-type="float">
            <text:p>0.833897829055786</text:p>
          </table:table-cell>
          <table:table-cell office:value-type="float" office:value="0.900609493255615" calcext:value-type="float">
            <text:p>0.900609493255615</text:p>
          </table:table-cell>
          <table:table-cell office:value-type="float" office:value="0.967320919036865" calcext:value-type="float">
            <text:p>0.967320919036865</text:p>
          </table:table-cell>
          <table:table-cell office:value-type="float" office:value="1.00067663192749" calcext:value-type="float">
            <text:p>1.00067663192749</text:p>
          </table:table-cell>
          <table:table-cell office:value-type="float" office:value="1.06738829612732" calcext:value-type="float">
            <text:p>1.06738829612732</text:p>
          </table:table-cell>
          <table:table-cell office:value-type="float" office:value="1.13410067558289" calcext:value-type="float">
            <text:p>1.13410067558289</text:p>
          </table:table-cell>
          <table:table-cell office:value-type="float" office:value="1.23417115211487" calcext:value-type="float">
            <text:p>1.23417115211487</text:p>
          </table:table-cell>
          <table:table-cell office:value-type="float" office:value="1.30088472366333" calcext:value-type="float">
            <text:p>1.30088472366333</text:p>
          </table:table-cell>
          <table:table-cell office:value-type="float" office:value="1.36759853363037" calcext:value-type="float">
            <text:p>1.36759853363037</text:p>
          </table:table-cell>
          <table:table-cell office:value-type="float" office:value="1.43431186676025" calcext:value-type="float">
            <text:p>1.43431186676025</text:p>
          </table:table-cell>
          <table:table-cell office:value-type="float" office:value="1.46766877174377" calcext:value-type="float">
            <text:p>1.46766877174377</text:p>
          </table:table-cell>
          <table:table-cell office:value-type="float" office:value="1.53438210487366" calcext:value-type="float">
            <text:p>1.53438210487366</text:p>
          </table:table-cell>
          <table:table-cell office:value-type="float" office:value="1.5677387714386" calcext:value-type="float">
            <text:p>1.5677387714386</text:p>
          </table:table-cell>
          <table:table-cell office:value-type="float" office:value="1.60109567642212" calcext:value-type="float">
            <text:p>1.60109567642212</text:p>
          </table:table-cell>
          <table:table-cell office:value-type="float" office:value="1.66780924797058" calcext:value-type="float">
            <text:p>1.66780924797058</text:p>
          </table:table-cell>
          <table:table-cell office:value-type="float" office:value="1.70116591453552" calcext:value-type="float">
            <text:p>1.70116591453552</text:p>
          </table:table-cell>
          <table:table-cell office:value-type="float" office:value="1.76787948608398" calcext:value-type="float">
            <text:p>1.76787948608398</text:p>
          </table:table-cell>
          <table:table-cell office:value-type="float" office:value="1.80123615264893" calcext:value-type="float">
            <text:p>1.80123615264893</text:p>
          </table:table-cell>
          <table:table-cell office:value-type="float" office:value="1.83459281921387" calcext:value-type="float">
            <text:p>1.83459281921387</text:p>
          </table:table-cell>
          <table:table-cell office:value-type="float" office:value="1.90130615234375" calcext:value-type="float">
            <text:p>1.90130615234375</text:p>
          </table:table-cell>
          <table:table-cell office:value-type="float" office:value="1.93466281890869" calcext:value-type="float">
            <text:p>1.93466281890869</text:p>
          </table:table-cell>
          <table:table-cell office:value-type="float" office:value="2.00137639045715" calcext:value-type="float">
            <text:p>2.00137639045715</text:p>
          </table:table-cell>
          <table:table-cell office:value-type="float" office:value="2.06808972358704" calcext:value-type="float">
            <text:p>2.06808972358704</text:p>
          </table:table-cell>
          <table:table-cell office:value-type="float" office:value="2.10144639015198" calcext:value-type="float">
            <text:p>2.10144639015198</text:p>
          </table:table-cell>
          <table:table-cell office:value-type="float" office:value="2.13480281829834" calcext:value-type="float">
            <text:p>2.13480281829834</text:p>
          </table:table-cell>
          <table:table-cell office:value-type="float" office:value="2.20151567459106" calcext:value-type="float">
            <text:p>2.20151567459106</text:p>
          </table:table-cell>
          <table:table-cell office:value-type="float" office:value="2.23487210273743" calcext:value-type="float">
            <text:p>2.23487210273743</text:p>
          </table:table-cell>
          <table:table-cell office:value-type="float" office:value="2.26822853088379" calcext:value-type="float">
            <text:p>2.26822853088379</text:p>
          </table:table-cell>
          <table:table-cell office:value-type="float" office:value="2.33494114875793" calcext:value-type="float">
            <text:p>2.33494114875793</text:p>
          </table:table-cell>
          <table:table-cell office:value-type="float" office:value="2.3682975769043" calcext:value-type="float">
            <text:p>2.3682975769043</text:p>
          </table:table-cell>
          <table:table-cell office:value-type="float" office:value="2.43501043319702" calcext:value-type="float">
            <text:p>2.43501043319702</text:p>
          </table:table-cell>
          <table:table-cell office:value-type="float" office:value="2.50172328948975" calcext:value-type="float">
            <text:p>2.50172328948975</text:p>
          </table:table-cell>
          <table:table-cell office:value-type="float" office:value="2.56843590736389" calcext:value-type="float">
            <text:p>2.56843590736389</text:p>
          </table:table-cell>
          <table:table-cell office:value-type="float" office:value="2.6685049533844" calcext:value-type="float">
            <text:p>2.6685049533844</text:p>
          </table:table-cell>
          <table:table-cell office:value-type="float" office:value="2.73521757125854" calcext:value-type="float">
            <text:p>2.73521757125854</text:p>
          </table:table-cell>
          <table:table-cell office:value-type="float" office:value="2.80193018913269" calcext:value-type="float">
            <text:p>2.80193018913269</text:p>
          </table:table-cell>
          <table:table-cell office:value-type="float" office:value="2.86864280700684" calcext:value-type="float">
            <text:p>2.86864280700684</text:p>
          </table:table-cell>
          <table:table-cell office:value-type="float" office:value="3.03542423248291" calcext:value-type="float">
            <text:p>3.03542423248291</text:p>
          </table:table-cell>
          <table:table-cell office:value-type="float" office:value="3.33563780784607" calcext:value-type="float">
            <text:p>3.33563780784607</text:p>
          </table:table-cell>
          <table:table-cell office:value-type="float" office:value="3.40235233306885" calcext:value-type="float">
            <text:p>3.40235233306885</text:p>
          </table:table-cell>
          <table:table-cell office:value-type="float" office:value="4.06950044631958" calcext:value-type="float">
            <text:p>4.06950044631958</text:p>
          </table:table-cell>
          <table:table-cell office:value-type="float" office:value="4.13621640205383" calcext:value-type="float">
            <text:p>4.13621640205383</text:p>
          </table:table-cell>
          <table:table-cell office:value-type="float" office:value="4.16957473754883" calcext:value-type="float">
            <text:p>4.16957473754883</text:p>
          </table:table-cell>
          <table:table-cell office:value-type="float" office:value="4.33636689186096" calcext:value-type="float">
            <text:p>4.33636689186096</text:p>
          </table:table-cell>
          <table:table-cell office:value-type="float" office:value="4.77002882957459" calcext:value-type="float">
            <text:p>4.77002882957459</text:p>
          </table:table-cell>
          <table:table-cell office:value-type="float" office:value="4.87010502815247" calcext:value-type="float">
            <text:p>4.87010502815247</text:p>
          </table:table-cell>
          <table:table-cell office:value-type="float" office:value="4.90346384048462" calcext:value-type="float">
            <text:p>4.90346384048462</text:p>
          </table:table-cell>
          <table:table-cell office:value-type="float" office:value="4.97018146514893" calcext:value-type="float">
            <text:p>4.97018146514893</text:p>
          </table:table-cell>
          <table:table-cell office:value-type="float" office:value="5.03689932823181" calcext:value-type="float">
            <text:p>5.03689932823181</text:p>
          </table:table-cell>
          <table:table-cell office:value-type="float" office:value="5.10361671447754" calcext:value-type="float">
            <text:p>5.10361671447754</text:p>
          </table:table-cell>
          <table:table-cell office:value-type="float" office:value="5.20368981361389" calcext:value-type="float">
            <text:p>5.20368981361389</text:p>
          </table:table-cell>
          <table:table-cell office:value-type="float" office:value="5.27040529251099" calcext:value-type="float">
            <text:p>5.27040529251099</text:p>
          </table:table-cell>
          <table:table-cell office:value-type="float" office:value="5.33712077140808" calcext:value-type="float">
            <text:p>5.33712077140808</text:p>
          </table:table-cell>
          <table:table-cell office:value-type="float" office:value="5.40383625030518" calcext:value-type="float">
            <text:p>5.40383625030518</text:p>
          </table:table-cell>
          <table:table-cell office:value-type="float" office:value="5.47055172920227" calcext:value-type="float">
            <text:p>5.47055172920227</text:p>
          </table:table-cell>
          <table:table-cell office:value-type="float" office:value="6.0376353263855" calcext:value-type="float">
            <text:p>6.0376353263855</text:p>
          </table:table-cell>
          <table:table-cell office:value-type="float" office:value="6.43791747093201" calcext:value-type="float">
            <text:p>6.43791747093201</text:p>
          </table:table-cell>
          <table:table-cell office:value-type="float" office:value="6.53798747062683" calcext:value-type="float">
            <text:p>6.53798747062683</text:p>
          </table:table-cell>
          <table:table-cell office:value-type="float" office:value="7.338547706604" calcext:value-type="float">
            <text:p>7.338547706604</text:p>
          </table:table-cell>
          <table:table-cell office:value-type="float" office:value="7.40526151657105" calcext:value-type="float">
            <text:p>7.40526151657105</text:p>
          </table:table-cell>
          <table:table-cell office:value-type="float" office:value="7.47197508811951" calcext:value-type="float">
            <text:p>7.47197508811951</text:p>
          </table:table-cell>
          <table:table-cell office:value-type="float" office:value="7.50533199310303" calcext:value-type="float">
            <text:p>7.50533199310303</text:p>
          </table:table-cell>
          <table:table-cell office:value-type="float" office:value="7.57204604148865" calcext:value-type="float">
            <text:p>7.57204604148865</text:p>
          </table:table-cell>
          <table:table-cell office:value-type="float" office:value="7.60540294647217" calcext:value-type="float">
            <text:p>7.60540294647217</text:p>
          </table:table-cell>
          <table:table-cell office:value-type="float" office:value="7.63875985145569" calcext:value-type="float">
            <text:p>7.63875985145569</text:p>
          </table:table-cell>
          <table:table-cell office:value-type="float" office:value="7.70547342300415" calcext:value-type="float">
            <text:p>7.70547342300415</text:p>
          </table:table-cell>
          <table:table-cell office:value-type="float" office:value="7.73883032798767" calcext:value-type="float">
            <text:p>7.73883032798767</text:p>
          </table:table-cell>
          <table:table-cell office:value-type="float" office:value="7.80554413795471" calcext:value-type="float">
            <text:p>7.80554413795471</text:p>
          </table:table-cell>
          <table:table-cell office:value-type="float" office:value="7.83890104293823" calcext:value-type="float">
            <text:p>7.83890104293823</text:p>
          </table:table-cell>
          <table:table-cell office:value-type="float" office:value="7.90561485290527" calcext:value-type="float">
            <text:p>7.90561485290527</text:p>
          </table:table-cell>
          <table:table-cell office:value-type="float" office:value="7.93897175788879" calcext:value-type="float">
            <text:p>7.93897175788879</text:p>
          </table:table-cell>
          <table:table-cell office:value-type="float" office:value="8.00568532943726" calcext:value-type="float">
            <text:p>8.00568532943726</text:p>
          </table:table-cell>
          <table:table-cell office:value-type="float" office:value="8.03904223442078" calcext:value-type="float">
            <text:p>8.03904223442078</text:p>
          </table:table-cell>
          <table:table-cell office:value-type="float" office:value="8.10575580596924" calcext:value-type="float">
            <text:p>8.10575580596924</text:p>
          </table:table-cell>
          <table:table-cell office:value-type="float" office:value="8.13911390304565" calcext:value-type="float">
            <text:p>8.13911390304565</text:p>
          </table:table-cell>
          <table:table-cell office:value-type="float" office:value="8.33926057815552" calcext:value-type="float">
            <text:p>8.33926057815552</text:p>
          </table:table-cell>
          <table:table-cell office:value-type="float" office:value="8.53940773010254" calcext:value-type="float">
            <text:p>8.53940773010254</text:p>
          </table:table-cell>
          <table:table-cell office:value-type="float" office:value="8.57276558876038" calcext:value-type="float">
            <text:p>8.57276558876038</text:p>
          </table:table-cell>
          <table:table-cell office:value-type="float" office:value="9.40671157836914" calcext:value-type="float">
            <text:p>9.40671157836914</text:p>
          </table:table-cell>
          <table:table-cell office:value-type="float" office:value="9.44006943702698" calcext:value-type="float">
            <text:p>9.44006943702698</text:p>
          </table:table-cell>
          <table:table-cell office:value-type="float" office:value="9.84036159515381" calcext:value-type="float">
            <text:p>9.84036159515381</text:p>
          </table:table-cell>
          <table:table-cell office:value-type="float" office:value="9.90707731246948" calcext:value-type="float">
            <text:p>9.90707731246948</text:p>
          </table:table-cell>
          <table:table-cell office:value-type="float" office:value="9.973792552948" calcext:value-type="float">
            <text:p>9.973792552948</text:p>
          </table:table-cell>
          <table:table-cell office:value-type="float" office:value="10.0071504116058" calcext:value-type="float">
            <text:p>10.0071504116058</text:p>
          </table:table-cell>
          <table:table-cell office:value-type="float" office:value="10.0738658905029" calcext:value-type="float">
            <text:p>10.0738658905029</text:p>
          </table:table-cell>
          <table:table-cell office:value-type="float" office:value="10.1739401817322" calcext:value-type="float">
            <text:p>10.1739401817322</text:p>
          </table:table-cell>
          <table:table-cell office:value-type="float" office:value="10.2072985172272" calcext:value-type="float">
            <text:p>10.2072985172272</text:p>
          </table:table-cell>
          <table:table-cell office:value-type="float" office:value="10.2740151882172" calcext:value-type="float">
            <text:p>10.2740151882172</text:p>
          </table:table-cell>
          <table:table-cell office:value-type="float" office:value="10.3073735237122" calcext:value-type="float">
            <text:p>10.3073735237122</text:p>
          </table:table-cell>
          <table:table-cell office:value-type="float" office:value="10.4074485301971" calcext:value-type="float">
            <text:p>10.4074485301971</text:p>
          </table:table-cell>
          <table:table-cell office:value-type="float" office:value="10.4741654396057" calcext:value-type="float">
            <text:p>10.4741654396057</text:p>
          </table:table-cell>
          <table:table-cell office:value-type="float" office:value="10.5075237751007" calcext:value-type="float">
            <text:p>10.5075237751007</text:p>
          </table:table-cell>
          <table:table-cell office:value-type="float" office:value="10.5742404460907" calcext:value-type="float">
            <text:p>10.5742404460907</text:p>
          </table:table-cell>
          <table:table-cell office:value-type="float" office:value="10.6409573554993" calcext:value-type="float">
            <text:p>10.6409573554993</text:p>
          </table:table-cell>
          <table:table-cell office:value-type="float" office:value="10.7076740264893" calcext:value-type="float">
            <text:p>10.7076740264893</text:p>
          </table:table-cell>
          <table:table-cell office:value-type="float" office:value="10.7743909358978" calcext:value-type="float">
            <text:p>10.7743909358978</text:p>
          </table:table-cell>
          <table:table-cell office:value-type="float" office:value="11.1079757213593" calcext:value-type="float">
            <text:p>11.1079757213593</text:p>
          </table:table-cell>
          <table:table-cell office:value-type="float" office:value="12.5423324108124" calcext:value-type="float">
            <text:p>12.5423324108124</text:p>
          </table:table-cell>
          <table:table-cell office:value-type="float" office:value="12.5756897926331" calcext:value-type="float">
            <text:p>12.5756897926331</text:p>
          </table:table-cell>
          <table:table-cell office:value-type="float" office:value="12.642404794693" calcext:value-type="float">
            <text:p>12.642404794693</text:p>
          </table:table-cell>
          <table:table-cell office:value-type="float" office:value="12.6757624149323" calcext:value-type="float">
            <text:p>12.6757624149323</text:p>
          </table:table-cell>
          <table:table-cell office:value-type="float" office:value="12.7091200351715" calcext:value-type="float">
            <text:p>12.7091200351715</text:p>
          </table:table-cell>
          <table:table-cell office:value-type="float" office:value="12.7758350372314" calcext:value-type="float">
            <text:p>12.7758350372314</text:p>
          </table:table-cell>
          <table:table-cell office:value-type="float" office:value="12.84255027771" calcext:value-type="float">
            <text:p>12.84255027771</text:p>
          </table:table-cell>
          <table:table-cell office:value-type="float" office:value="12.9092655181885" calcext:value-type="float">
            <text:p>12.9092655181885</text:p>
          </table:table-cell>
          <table:table-cell office:value-type="float" office:value="12.9759805202484" calcext:value-type="float">
            <text:p>12.9759805202484</text:p>
          </table:table-cell>
          <table:table-cell office:value-type="float" office:value="13.0093381404877" calcext:value-type="float">
            <text:p>13.0093381404877</text:p>
          </table:table-cell>
          <table:table-cell office:value-type="float" office:value="13.0760533809662" calcext:value-type="float">
            <text:p>13.0760533809662</text:p>
          </table:table-cell>
          <table:table-cell office:value-type="float" office:value="13.1094110012054" calcext:value-type="float">
            <text:p>13.1094110012054</text:p>
          </table:table-cell>
          <table:table-cell office:value-type="float" office:value="13.1761255264282" calcext:value-type="float">
            <text:p>13.1761255264282</text:p>
          </table:table-cell>
          <table:table-cell office:value-type="float" office:value="13.3429124355316" calcext:value-type="float">
            <text:p>13.3429124355316</text:p>
          </table:table-cell>
          <table:table-cell office:value-type="float" office:value="13.4096269607544" calcext:value-type="float">
            <text:p>13.4096269607544</text:p>
          </table:table-cell>
          <table:table-cell office:value-type="float" office:value="14.4103534221649" calcext:value-type="float">
            <text:p>14.4103534221649</text:p>
          </table:table-cell>
          <table:table-cell office:value-type="float" office:value="14.5104269981384" calcext:value-type="float">
            <text:p>14.5104269981384</text:p>
          </table:table-cell>
          <table:table-cell office:value-type="float" office:value="14.5437848567963" calcext:value-type="float">
            <text:p>14.5437848567963</text:p>
          </table:table-cell>
          <table:table-cell office:value-type="float" office:value="14.5771431922913" calcext:value-type="float">
            <text:p>14.5771431922913</text:p>
          </table:table-cell>
          <table:table-cell office:value-type="float" office:value="14.6438589096069" calcext:value-type="float">
            <text:p>14.6438589096069</text:p>
          </table:table-cell>
          <table:table-cell office:value-type="float" office:value="14.6772170066834" calcext:value-type="float">
            <text:p>14.6772170066834</text:p>
          </table:table-cell>
          <table:table-cell office:value-type="float" office:value="15.1108710765839" calcext:value-type="float">
            <text:p>15.1108710765839</text:p>
          </table:table-cell>
          <table:table-cell office:value-type="float" office:value="15.1775853633881" calcext:value-type="float">
            <text:p>15.1775853633881</text:p>
          </table:table-cell>
          <table:table-cell office:value-type="float" office:value="15.2109425067902" calcext:value-type="float">
            <text:p>15.2109425067902</text:p>
          </table:table-cell>
          <table:table-cell office:value-type="float" office:value="15.2776563167572" calcext:value-type="float">
            <text:p>15.2776563167572</text:p>
          </table:table-cell>
          <table:table-cell office:value-type="float" office:value="15.3110134601593" calcext:value-type="float">
            <text:p>15.3110134601593</text:p>
          </table:table-cell>
          <table:table-cell office:value-type="float" office:value="15.3443703651428" calcext:value-type="float">
            <text:p>15.3443703651428</text:p>
          </table:table-cell>
          <table:table-cell office:value-type="float" office:value="15.4110841751099" calcext:value-type="float">
            <text:p>15.4110841751099</text:p>
          </table:table-cell>
          <table:table-cell office:value-type="float" office:value="15.4444415569305" calcext:value-type="float">
            <text:p>15.4444415569305</text:p>
          </table:table-cell>
          <table:table-cell office:value-type="float" office:value="15.5111553668976" calcext:value-type="float">
            <text:p>15.5111553668976</text:p>
          </table:table-cell>
          <table:table-cell office:value-type="float" office:value="15.5445122718811" calcext:value-type="float">
            <text:p>15.5445122718811</text:p>
          </table:table-cell>
          <table:table-cell office:value-type="float" office:value="15.6112263202667" calcext:value-type="float">
            <text:p>15.6112263202667</text:p>
          </table:table-cell>
          <table:table-cell office:value-type="float" office:value="15.6779401302338" calcext:value-type="float">
            <text:p>15.6779401302338</text:p>
          </table:table-cell>
          <table:table-cell office:value-type="float" office:value="15.7112975120544" calcext:value-type="float">
            <text:p>15.7112975120544</text:p>
          </table:table-cell>
          <table:table-cell office:value-type="float" office:value="15.9447960853577" calcext:value-type="float">
            <text:p>15.9447960853577</text:p>
          </table:table-cell>
          <table:table-cell office:value-type="float" office:value="15.9781532287598" calcext:value-type="float">
            <text:p>15.9781532287598</text:p>
          </table:table-cell>
          <table:table-cell office:value-type="float" office:value="16.0448670387268" calcext:value-type="float">
            <text:p>16.0448670387268</text:p>
          </table:table-cell>
          <table:table-cell office:value-type="float" office:value="16.7453892230988" calcext:value-type="float">
            <text:p>16.7453892230988</text:p>
          </table:table-cell>
          <table:table-cell office:value-type="float" office:value="16.9788982868195" calcext:value-type="float">
            <text:p>16.9788982868195</text:p>
          </table:table-cell>
          <table:table-cell office:value-type="float" office:value="17.0122566223145" calcext:value-type="float">
            <text:p>17.0122566223145</text:p>
          </table:table-cell>
          <table:table-cell office:value-type="float" office:value="17.0456149578094" calcext:value-type="float">
            <text:p>17.0456149578094</text:p>
          </table:table-cell>
          <table:table-cell office:value-type="float" office:value="17.112331867218" calcext:value-type="float">
            <text:p>17.112331867218</text:p>
          </table:table-cell>
          <table:table-cell office:value-type="float" office:value="17.145688533783" calcext:value-type="float">
            <text:p>17.145688533783</text:p>
          </table:table-cell>
          <table:table-cell office:value-type="float" office:value="17.2124021053314" calcext:value-type="float">
            <text:p>17.2124021053314</text:p>
          </table:table-cell>
          <table:table-cell office:value-type="float" office:value="17.7461099624634" calcext:value-type="float">
            <text:p>17.7461099624634</text:p>
          </table:table-cell>
          <table:table-cell office:value-type="float" office:value="17.7794666290283" calcext:value-type="float">
            <text:p>17.7794666290283</text:p>
          </table:table-cell>
          <table:table-cell office:value-type="float" office:value="17.8795366287231" calcext:value-type="float">
            <text:p>17.8795366287231</text:p>
          </table:table-cell>
          <table:table-cell office:value-type="float" office:value="17.9128932952881" calcext:value-type="float">
            <text:p>17.9128932952881</text:p>
          </table:table-cell>
          <table:table-cell office:value-type="float" office:value="17.979606628418" calcext:value-type="float">
            <text:p>17.979606628418</text:p>
          </table:table-cell>
          <table:table-cell office:value-type="float" office:value="18.0129635334015" calcext:value-type="float">
            <text:p>18.0129635334015</text:p>
          </table:table-cell>
          <table:table-cell office:value-type="float" office:value="18.0463201999664" calcext:value-type="float">
            <text:p>18.0463201999664</text:p>
          </table:table-cell>
          <table:table-cell office:value-type="float" office:value="18.0796768665314" calcext:value-type="float">
            <text:p>18.0796768665314</text:p>
          </table:table-cell>
          <table:table-cell office:value-type="float" office:value="18.1463904380798" calcext:value-type="float">
            <text:p>18.1463904380798</text:p>
          </table:table-cell>
          <table:table-cell office:value-type="float" office:value="18.2131042480469" calcext:value-type="float">
            <text:p>18.2131042480469</text:p>
          </table:table-cell>
          <table:table-cell office:value-type="float" office:value="18.2798178195953" calcext:value-type="float">
            <text:p>18.2798178195953</text:p>
          </table:table-cell>
          <table:table-cell office:value-type="float" office:value="18.3465316295624" calcext:value-type="float">
            <text:p>18.3465316295624</text:p>
          </table:table-cell>
          <table:table-cell office:value-type="float" office:value="18.3798885345459" calcext:value-type="float">
            <text:p>18.3798885345459</text:p>
          </table:table-cell>
          <table:table-cell office:value-type="float" office:value="18.4799590110779" calcext:value-type="float">
            <text:p>18.4799590110779</text:p>
          </table:table-cell>
          <table:table-cell office:value-type="float" office:value="18.5466725826263" calcext:value-type="float">
            <text:p>18.5466725826263</text:p>
          </table:table-cell>
          <table:table-cell office:value-type="float" office:value="18.5800294876099" calcext:value-type="float">
            <text:p>18.5800294876099</text:p>
          </table:table-cell>
          <table:table-cell office:value-type="float" office:value="18.6467432975769" calcext:value-type="float">
            <text:p>18.6467432975769</text:p>
          </table:table-cell>
          <table:table-cell office:value-type="float" office:value="18.6801002025604" calcext:value-type="float">
            <text:p>18.6801002025604</text:p>
          </table:table-cell>
          <table:table-cell office:value-type="float" office:value="18.7134568691254" calcext:value-type="float">
            <text:p>18.7134568691254</text:p>
          </table:table-cell>
          <table:table-cell office:value-type="float" office:value="18.7468137741089" calcext:value-type="float">
            <text:p>18.7468137741089</text:p>
          </table:table-cell>
          <table:table-cell office:value-type="float" office:value="18.8135273456573" calcext:value-type="float">
            <text:p>18.8135273456573</text:p>
          </table:table-cell>
          <table:table-cell office:value-type="float" office:value="18.8468842506409" calcext:value-type="float">
            <text:p>18.8468842506409</text:p>
          </table:table-cell>
          <table:table-cell office:value-type="float" office:value="18.8802409172058" calcext:value-type="float">
            <text:p>18.8802409172058</text:p>
          </table:table-cell>
          <table:table-cell office:value-type="float" office:value="18.9469547271729" calcext:value-type="float">
            <text:p>18.9469547271729</text:p>
          </table:table-cell>
          <table:table-cell office:value-type="float" office:value="18.9803116321564" calcext:value-type="float">
            <text:p>18.9803116321564</text:p>
          </table:table-cell>
          <table:table-cell office:value-type="float" office:value="19.0470252037048" calcext:value-type="float">
            <text:p>19.0470252037048</text:p>
          </table:table-cell>
          <table:table-cell office:value-type="float" office:value="19.1137387752533" calcext:value-type="float">
            <text:p>19.1137387752533</text:p>
          </table:table-cell>
          <table:table-cell office:value-type="float" office:value="19.1804528236389" calcext:value-type="float">
            <text:p>19.1804528236389</text:p>
          </table:table-cell>
          <table:table-cell office:value-type="float" office:value="19.2138102054596" calcext:value-type="float">
            <text:p>19.2138102054596</text:p>
          </table:table-cell>
          <table:table-cell office:value-type="float" office:value="19.2805242538452" calcext:value-type="float">
            <text:p>19.2805242538452</text:p>
          </table:table-cell>
          <table:table-cell office:value-type="float" office:value="19.3138813972473" calcext:value-type="float">
            <text:p>19.3138813972473</text:p>
          </table:table-cell>
          <table:table-cell office:value-type="float" office:value="19.3805954456329" calcext:value-type="float">
            <text:p>19.3805954456329</text:p>
          </table:table-cell>
          <table:table-cell office:value-type="float" office:value="19.4473097324371" calcext:value-type="float">
            <text:p>19.4473097324371</text:p>
          </table:table-cell>
          <table:table-cell office:value-type="float" office:value="19.5140237808228" calcext:value-type="float">
            <text:p>19.5140237808228</text:p>
          </table:table-cell>
          <table:table-cell office:value-type="float" office:value="19.5473809242249" calcext:value-type="float">
            <text:p>19.5473809242249</text:p>
          </table:table-cell>
          <table:table-cell office:value-type="float" office:value="19.6140949726105" calcext:value-type="float">
            <text:p>19.6140949726105</text:p>
          </table:table-cell>
          <table:table-cell office:value-type="float" office:value="19.6808090209961" calcext:value-type="float">
            <text:p>19.6808090209961</text:p>
          </table:table-cell>
          <table:table-cell office:value-type="float" office:value="19.7141664028168" calcext:value-type="float">
            <text:p>19.7141664028168</text:p>
          </table:table-cell>
          <table:table-cell office:value-type="float" office:value="19.7808804512024" calcext:value-type="float">
            <text:p>19.7808804512024</text:p>
          </table:table-cell>
          <table:table-cell office:value-type="float" office:value="19.8142373561859" calcext:value-type="float">
            <text:p>19.8142373561859</text:p>
          </table:table-cell>
          <table:table-cell office:value-type="float" office:value="19.847594499588" calcext:value-type="float">
            <text:p>19.847594499588</text:p>
          </table:table-cell>
          <table:table-cell office:value-type="float" office:value="19.9143085479736" calcext:value-type="float">
            <text:p>19.9143085479736</text:p>
          </table:table-cell>
          <table:table-cell office:value-type="float" office:value="19.9810225963593" calcext:value-type="float">
            <text:p>19.9810225963593</text:p>
          </table:table-cell>
          <table:table-cell office:value-type="float" office:value="20.0477366447449" calcext:value-type="float">
            <text:p>20.0477366447449</text:p>
          </table:table-cell>
          <table:table-cell office:value-type="float" office:value="20.1144506931305" calcext:value-type="float">
            <text:p>20.1144506931305</text:p>
          </table:table-cell>
          <table:table-cell office:value-type="float" office:value="20.1811647415161" calcext:value-type="float">
            <text:p>20.1811647415161</text:p>
          </table:table-cell>
          <table:table-cell office:value-type="float" office:value="20.2478790283203" calcext:value-type="float">
            <text:p>20.2478790283203</text:p>
          </table:table-cell>
          <table:table-cell office:value-type="float" office:value="20.2812361717224" calcext:value-type="float">
            <text:p>20.2812361717224</text:p>
          </table:table-cell>
          <table:table-cell office:value-type="float" office:value="20.3145930767059" calcext:value-type="float">
            <text:p>20.3145930767059</text:p>
          </table:table-cell>
          <table:table-cell office:value-type="float" office:value="20.3813071250916" calcext:value-type="float">
            <text:p>20.3813071250916</text:p>
          </table:table-cell>
          <table:table-cell office:value-type="float" office:value="20.4146642684937" calcext:value-type="float">
            <text:p>20.4146642684937</text:p>
          </table:table-cell>
          <table:table-cell office:value-type="float" office:value="20.4813785552979" calcext:value-type="float">
            <text:p>20.4813785552979</text:p>
          </table:table-cell>
          <table:table-cell office:value-type="float" office:value="20.5147354602814" calcext:value-type="float">
            <text:p>20.5147354602814</text:p>
          </table:table-cell>
          <table:table-cell office:value-type="float" office:value="20.581449508667" calcext:value-type="float">
            <text:p>20.581449508667</text:p>
          </table:table-cell>
          <table:table-cell office:value-type="float" office:value="20.6481635570526" calcext:value-type="float">
            <text:p>20.6481635570526</text:p>
          </table:table-cell>
          <table:table-cell office:value-type="float" office:value="20.7148778438568" calcext:value-type="float">
            <text:p>20.7148778438568</text:p>
          </table:table-cell>
          <table:table-cell office:value-type="float" office:value="20.7482347488403" calcext:value-type="float">
            <text:p>20.7482347488403</text:p>
          </table:table-cell>
          <table:table-cell office:value-type="float" office:value="20.814948797226" calcext:value-type="float">
            <text:p>20.814948797226</text:p>
          </table:table-cell>
          <table:table-cell office:value-type="float" office:value="20.8483059406281" calcext:value-type="float">
            <text:p>20.8483059406281</text:p>
          </table:table-cell>
          <table:table-cell office:value-type="float" office:value="20.9150197505951" calcext:value-type="float">
            <text:p>20.9150197505951</text:p>
          </table:table-cell>
          <table:table-cell office:value-type="float" office:value="20.9817340373993" calcext:value-type="float">
            <text:p>20.9817340373993</text:p>
          </table:table-cell>
          <table:table-cell office:value-type="float" office:value="21.0484480857849" calcext:value-type="float">
            <text:p>21.0484480857849</text:p>
          </table:table-cell>
          <table:table-cell office:value-type="float" office:value="21.1151621341705" calcext:value-type="float">
            <text:p>21.1151621341705</text:p>
          </table:table-cell>
          <table:table-cell office:value-type="float" office:value="21.1485197544098" calcext:value-type="float">
            <text:p>21.1485197544098</text:p>
          </table:table-cell>
          <table:table-cell office:value-type="float" office:value="21.2152352333069" calcext:value-type="float">
            <text:p>21.2152352333069</text:p>
          </table:table-cell>
          <table:table-cell office:value-type="float" office:value="21.2485928535461" calcext:value-type="float">
            <text:p>21.2485928535461</text:p>
          </table:table-cell>
          <table:table-cell office:value-type="float" office:value="21.3486654758453" calcext:value-type="float">
            <text:p>21.3486654758453</text:p>
          </table:table-cell>
          <table:table-cell office:value-type="float" office:value="21.4153809547424" calcext:value-type="float">
            <text:p>21.4153809547424</text:p>
          </table:table-cell>
          <table:table-cell office:value-type="float" office:value="21.4820961952209" calcext:value-type="float">
            <text:p>21.4820961952209</text:p>
          </table:table-cell>
          <table:table-cell office:value-type="float" office:value="21.5154538154602" calcext:value-type="float">
            <text:p>21.5154538154602</text:p>
          </table:table-cell>
          <table:table-cell office:value-type="float" office:value="21.5821692943573" calcext:value-type="float">
            <text:p>21.5821692943573</text:p>
          </table:table-cell>
          <table:table-cell office:value-type="float" office:value="21.6488845348358" calcext:value-type="float">
            <text:p>21.6488845348358</text:p>
          </table:table-cell>
          <table:table-cell office:value-type="float" office:value="21.7156000137329" calcext:value-type="float">
            <text:p>21.7156000137329</text:p>
          </table:table-cell>
          <table:table-cell office:value-type="float" office:value="21.7823152542114" calcext:value-type="float">
            <text:p>21.7823152542114</text:p>
          </table:table-cell>
          <table:table-cell office:value-type="float" office:value="21.8156728744507" calcext:value-type="float">
            <text:p>21.8156728744507</text:p>
          </table:table-cell>
          <table:table-cell office:value-type="float" office:value="21.8823883533478" calcext:value-type="float">
            <text:p>21.8823883533478</text:p>
          </table:table-cell>
          <table:table-cell office:value-type="float" office:value="21.915745973587" calcext:value-type="float">
            <text:p>21.915745973587</text:p>
          </table:table-cell>
          <table:table-cell office:value-type="float" office:value="21.9824612140656" calcext:value-type="float">
            <text:p>21.9824612140656</text:p>
          </table:table-cell>
          <table:table-cell office:value-type="float" office:value="22.0491764545441" calcext:value-type="float">
            <text:p>22.0491764545441</text:p>
          </table:table-cell>
          <table:table-cell office:value-type="float" office:value="22.1492486000061" calcext:value-type="float">
            <text:p>22.1492486000061</text:p>
          </table:table-cell>
          <table:table-cell office:value-type="float" office:value="22.2159621715546" calcext:value-type="float">
            <text:p>22.2159621715546</text:p>
          </table:table-cell>
          <table:table-cell office:value-type="float" office:value="22.2493188381195" calcext:value-type="float">
            <text:p>22.2493188381195</text:p>
          </table:table-cell>
          <table:table-cell office:value-type="float" office:value="22.282675743103" calcext:value-type="float">
            <text:p>22.282675743103</text:p>
          </table:table-cell>
          <table:table-cell office:value-type="float" office:value="22.3493893146515" calcext:value-type="float">
            <text:p>22.3493893146515</text:p>
          </table:table-cell>
          <table:table-cell office:value-type="float" office:value="22.382746219635" calcext:value-type="float">
            <text:p>22.382746219635</text:p>
          </table:table-cell>
          <table:table-cell office:value-type="float" office:value="22.4161028862" calcext:value-type="float">
            <text:p>22.4161028862</text:p>
          </table:table-cell>
          <table:table-cell office:value-type="float" office:value="22.4828162193298" calcext:value-type="float">
            <text:p>22.4828162193298</text:p>
          </table:table-cell>
          <table:table-cell office:value-type="float" office:value="22.5161731243134" calcext:value-type="float">
            <text:p>22.5161731243134</text:p>
          </table:table-cell>
          <table:table-cell office:value-type="float" office:value="22.5828864574432" calcext:value-type="float">
            <text:p>22.5828864574432</text:p>
          </table:table-cell>
          <table:table-cell office:value-type="float" office:value="22.6495997905731" calcext:value-type="float">
            <text:p>22.6495997905731</text:p>
          </table:table-cell>
          <table:table-cell office:value-type="float" office:value="22.6829566955566" calcext:value-type="float">
            <text:p>22.6829566955566</text:p>
          </table:table-cell>
          <table:table-cell office:value-type="float" office:value="22.7496702671051" calcext:value-type="float">
            <text:p>22.7496702671051</text:p>
          </table:table-cell>
          <table:table-cell office:value-type="float" office:value="22.78302693367" calcext:value-type="float">
            <text:p>22.78302693367</text:p>
          </table:table-cell>
          <table:table-cell office:value-type="float" office:value="22.8497402667999" calcext:value-type="float">
            <text:p>22.8497402667999</text:p>
          </table:table-cell>
          <table:table-cell office:value-type="float" office:value="22.8830969333649" calcext:value-type="float">
            <text:p>22.8830969333649</text:p>
          </table:table-cell>
          <table:table-cell office:value-type="float" office:value="22.9498102664947" calcext:value-type="float">
            <text:p>22.9498102664947</text:p>
          </table:table-cell>
          <table:table-cell office:value-type="float" office:value="22.9831669330597" calcext:value-type="float">
            <text:p>22.9831669330597</text:p>
          </table:table-cell>
          <table:table-cell office:value-type="float" office:value="23.0498802661896" calcext:value-type="float">
            <text:p>23.0498802661896</text:p>
          </table:table-cell>
          <table:table-cell office:value-type="float" office:value="23.0832369327545" calcext:value-type="float">
            <text:p>23.0832369327545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6704467276627" calcext:value-type="float">
            <text:p>0.136704467276627</text:p>
          </table:table-cell>
          <table:table-cell office:value-type="float" office:value="0.137053845343435" calcext:value-type="float">
            <text:p>0.137053845343435</text:p>
          </table:table-cell>
          <table:table-cell office:value-type="float" office:value="0.136664960290528" calcext:value-type="float">
            <text:p>0.136664960290528</text:p>
          </table:table-cell>
          <table:table-cell office:value-type="float" office:value="0.136782324064106" calcext:value-type="float">
            <text:p>0.136782324064106</text:p>
          </table:table-cell>
          <table:table-cell office:value-type="float" office:value="0.137044725997807" calcext:value-type="float">
            <text:p>0.137044725997807</text:p>
          </table:table-cell>
          <table:table-cell office:value-type="float" office:value="0.137749780485878" calcext:value-type="float">
            <text:p>0.137749780485878</text:p>
          </table:table-cell>
          <table:table-cell office:value-type="float" office:value="0.136732622640425" calcext:value-type="float">
            <text:p>0.136732622640425</text:p>
          </table:table-cell>
          <table:table-cell office:value-type="float" office:value="0.136819159654682" calcext:value-type="float">
            <text:p>0.136819159654682</text:p>
          </table:table-cell>
          <table:table-cell office:value-type="float" office:value="0.136825870323426" calcext:value-type="float">
            <text:p>0.136825870323426</text:p>
          </table:table-cell>
          <table:table-cell office:value-type="float" office:value="0.136816872191506" calcext:value-type="float">
            <text:p>0.136816872191506</text:p>
          </table:table-cell>
          <table:table-cell office:value-type="float" office:value="0.137035095774852" calcext:value-type="float">
            <text:p>0.137035095774852</text:p>
          </table:table-cell>
          <table:table-cell office:value-type="float" office:value="0.136755269316728" calcext:value-type="float">
            <text:p>0.136755269316728</text:p>
          </table:table-cell>
          <table:table-cell office:value-type="float" office:value="0.136784721246714" calcext:value-type="float">
            <text:p>0.136784721246714</text:p>
          </table:table-cell>
          <table:table-cell office:value-type="float" office:value="0.136799712245619" calcext:value-type="float">
            <text:p>0.136799712245619</text:p>
          </table:table-cell>
          <table:table-cell office:value-type="float" office:value="0.137115423051991" calcext:value-type="float">
            <text:p>0.137115423051991</text:p>
          </table:table-cell>
          <table:table-cell office:value-type="float" office:value="0.136735767593838" calcext:value-type="float">
            <text:p>0.136735767593838</text:p>
          </table:table-cell>
          <table:table-cell office:value-type="float" office:value="0.136782378794998" calcext:value-type="float">
            <text:p>0.136782378794998</text:p>
          </table:table-cell>
          <table:table-cell office:value-type="float" office:value="0.136970076261147" calcext:value-type="float">
            <text:p>0.136970076261147</text:p>
          </table:table-cell>
          <table:table-cell office:value-type="float" office:value="0.136887815946023" calcext:value-type="float">
            <text:p>0.136887815946023</text:p>
          </table:table-cell>
          <table:table-cell office:value-type="float" office:value="0.137098500440572" calcext:value-type="float">
            <text:p>0.137098500440572</text:p>
          </table:table-cell>
          <table:table-cell office:value-type="float" office:value="0.136867529853904" calcext:value-type="float">
            <text:p>0.136867529853904</text:p>
          </table:table-cell>
          <table:table-cell office:value-type="float" office:value="0.136755945347879" calcext:value-type="float">
            <text:p>0.136755945347879</text:p>
          </table:table-cell>
          <table:table-cell office:value-type="float" office:value="0.136826373344307" calcext:value-type="float">
            <text:p>0.136826373344307</text:p>
          </table:table-cell>
          <table:table-cell office:value-type="float" office:value="0.136781449025467" calcext:value-type="float">
            <text:p>0.136781449025467</text:p>
          </table:table-cell>
          <table:table-cell office:value-type="float" office:value="0.137145138064032" calcext:value-type="float">
            <text:p>0.137145138064032</text:p>
          </table:table-cell>
          <table:table-cell office:value-type="float" office:value="0.136788385968018" calcext:value-type="float">
            <text:p>0.136788385968018</text:p>
          </table:table-cell>
          <table:table-cell office:value-type="float" office:value="0.13682016465498" calcext:value-type="float">
            <text:p>0.13682016465498</text:p>
          </table:table-cell>
          <table:table-cell office:value-type="float" office:value="0.136935668230219" calcext:value-type="float">
            <text:p>0.136935668230219</text:p>
          </table:table-cell>
          <table:table-cell office:value-type="float" office:value="0.137011585902547" calcext:value-type="float">
            <text:p>0.137011585902547</text:p>
          </table:table-cell>
          <table:table-cell office:value-type="float" office:value="0.136864814309267" calcext:value-type="float">
            <text:p>0.136864814309267</text:p>
          </table:table-cell>
          <table:table-cell office:value-type="float" office:value="0.13676619941264" calcext:value-type="float">
            <text:p>0.13676619941264</text:p>
          </table:table-cell>
          <table:table-cell office:value-type="float" office:value="0.137052501896456" calcext:value-type="float">
            <text:p>0.137052501896456</text:p>
          </table:table-cell>
          <table:table-cell office:value-type="float" office:value="0.136640078047729" calcext:value-type="float">
            <text:p>0.136640078047729</text:p>
          </table:table-cell>
          <table:table-cell office:value-type="float" office:value="0.13686462914886" calcext:value-type="float">
            <text:p>0.13686462914886</text:p>
          </table:table-cell>
          <table:table-cell office:value-type="float" office:value="0.136956261283083" calcext:value-type="float">
            <text:p>0.136956261283083</text:p>
          </table:table-cell>
          <table:table-cell office:value-type="float" office:value="0.136815490308962" calcext:value-type="float">
            <text:p>0.136815490308962</text:p>
          </table:table-cell>
          <table:table-cell office:value-type="float" office:value="0.136811992202324" calcext:value-type="float">
            <text:p>0.136811992202324</text:p>
          </table:table-cell>
          <table:table-cell office:value-type="float" office:value="0.13679814482675" calcext:value-type="float">
            <text:p>0.13679814482675</text:p>
          </table:table-cell>
          <table:table-cell office:value-type="float" office:value="0.136832767433355" calcext:value-type="float">
            <text:p>0.136832767433355</text:p>
          </table:table-cell>
          <table:table-cell office:value-type="float" office:value="0.136885928162433" calcext:value-type="float">
            <text:p>0.136885928162433</text:p>
          </table:table-cell>
          <table:table-cell office:value-type="float" office:value="0.136871459052864" calcext:value-type="float">
            <text:p>0.136871459052864</text:p>
          </table:table-cell>
          <table:table-cell office:value-type="float" office:value="0.136870326839582" calcext:value-type="float">
            <text:p>0.136870326839582</text:p>
          </table:table-cell>
          <table:table-cell office:value-type="float" office:value="0.136689151181784" calcext:value-type="float">
            <text:p>0.136689151181784</text:p>
          </table:table-cell>
          <table:table-cell office:value-type="float" office:value="0.136803992920607" calcext:value-type="float">
            <text:p>0.136803992920607</text:p>
          </table:table-cell>
          <table:table-cell office:value-type="float" office:value="0.136887646798564" calcext:value-type="float">
            <text:p>0.136887646798564</text:p>
          </table:table-cell>
          <table:table-cell office:value-type="float" office:value="0.137043264527216" calcext:value-type="float">
            <text:p>0.137043264527216</text:p>
          </table:table-cell>
          <table:table-cell office:value-type="float" office:value="0.137164993219303" calcext:value-type="float">
            <text:p>0.137164993219303</text:p>
          </table:table-cell>
          <table:table-cell office:value-type="float" office:value="0.137631110092815" calcext:value-type="float">
            <text:p>0.137631110092815</text:p>
          </table:table-cell>
          <table:table-cell office:value-type="float" office:value="0.138021911297765" calcext:value-type="float">
            <text:p>0.138021911297765</text:p>
          </table:table-cell>
          <table:table-cell office:value-type="float" office:value="0.137197331298787" calcext:value-type="float">
            <text:p>0.137197331298787</text:p>
          </table:table-cell>
          <table:table-cell office:value-type="float" office:value="0.139141603726313" calcext:value-type="float">
            <text:p>0.139141603726313</text:p>
          </table:table-cell>
          <table:table-cell office:value-type="float" office:value="0.141291116641231" calcext:value-type="float">
            <text:p>0.141291116641231</text:p>
          </table:table-cell>
          <table:table-cell office:value-type="float" office:value="0.142176820274959" calcext:value-type="float">
            <text:p>0.142176820274959</text:p>
          </table:table-cell>
          <table:table-cell office:value-type="float" office:value="0.140981769113686" calcext:value-type="float">
            <text:p>0.140981769113686</text:p>
          </table:table-cell>
          <table:table-cell office:value-type="float" office:value="0.134975636009708" calcext:value-type="float">
            <text:p>0.134975636009708</text:p>
          </table:table-cell>
          <table:table-cell office:value-type="float" office:value="0.101045904750717" calcext:value-type="float">
            <text:p>0.101045904750717</text:p>
          </table:table-cell>
          <table:table-cell office:value-type="float" office:value="0.177860387978719" calcext:value-type="float">
            <text:p>0.177860387978719</text:p>
          </table:table-cell>
          <table:table-cell office:value-type="float" office:value="0.191690693188143" calcext:value-type="float">
            <text:p>0.191690693188143</text:p>
          </table:table-cell>
          <table:table-cell office:value-type="float" office:value="0.188477089798447" calcext:value-type="float">
            <text:p>0.188477089798447</text:p>
          </table:table-cell>
          <table:table-cell office:value-type="float" office:value="0.196911010359259" calcext:value-type="float">
            <text:p>0.196911010359259</text:p>
          </table:table-cell>
          <table:table-cell office:value-type="float" office:value="0.199215397885358" calcext:value-type="float">
            <text:p>0.199215397885358</text:p>
          </table:table-cell>
          <table:table-cell office:value-type="float" office:value="0.208672421119382" calcext:value-type="float">
            <text:p>0.208672421119382</text:p>
          </table:table-cell>
          <table:table-cell office:value-type="float" office:value="0.098251620873074" calcext:value-type="float">
            <text:p>0.098251620873074</text:p>
          </table:table-cell>
          <table:table-cell office:value-type="float" office:value="0.10425146611328" calcext:value-type="float">
            <text:p>0.10425146611328</text:p>
          </table:table-cell>
          <table:table-cell office:value-type="float" office:value="0.102494559892362" calcext:value-type="float">
            <text:p>0.102494559892362</text:p>
          </table:table-cell>
          <table:table-cell office:value-type="float" office:value="0.106537421766618" calcext:value-type="float">
            <text:p>0.106537421766618</text:p>
          </table:table-cell>
          <table:table-cell office:value-type="float" office:value="0.112041727348407" calcext:value-type="float">
            <text:p>0.112041727348407</text:p>
          </table:table-cell>
          <table:table-cell office:value-type="float" office:value="0.123705523323315" calcext:value-type="float">
            <text:p>0.123705523323315</text:p>
          </table:table-cell>
          <table:table-cell office:value-type="float" office:value="0.13830636375033" calcext:value-type="float">
            <text:p>0.13830636375033</text:p>
          </table:table-cell>
          <table:table-cell office:value-type="float" office:value="0.136353325308606" calcext:value-type="float">
            <text:p>0.136353325308606</text:p>
          </table:table-cell>
          <table:table-cell office:value-type="float" office:value="0.133500045056946" calcext:value-type="float">
            <text:p>0.133500045056946</text:p>
          </table:table-cell>
          <table:table-cell office:value-type="float" office:value="0.129275571805157" calcext:value-type="float">
            <text:p>0.129275571805157</text:p>
          </table:table-cell>
          <table:table-cell office:value-type="float" office:value="0.123577928006602" calcext:value-type="float">
            <text:p>0.123577928006602</text:p>
          </table:table-cell>
          <table:table-cell office:value-type="float" office:value="0.209650044495136" calcext:value-type="float">
            <text:p>0.209650044495136</text:p>
          </table:table-cell>
          <table:table-cell office:value-type="float" office:value="0.212987184575998" calcext:value-type="float">
            <text:p>0.212987184575998</text:p>
          </table:table-cell>
          <table:table-cell office:value-type="float" office:value="0.20284879623901" calcext:value-type="float">
            <text:p>0.20284879623901</text:p>
          </table:table-cell>
          <table:table-cell office:value-type="float" office:value="0.107361485004419" calcext:value-type="float">
            <text:p>0.107361485004419</text:p>
          </table:table-cell>
          <table:table-cell office:value-type="float" office:value="0.0973446587984917" calcext:value-type="float">
            <text:p>0.097344658798492</text:p>
          </table:table-cell>
          <table:table-cell office:value-type="float" office:value="0.100206127273184" calcext:value-type="float">
            <text:p>0.100206127273184</text:p>
          </table:table-cell>
          <table:table-cell office:value-type="float" office:value="0.101387905631948" calcext:value-type="float">
            <text:p>0.101387905631948</text:p>
          </table:table-cell>
          <table:table-cell office:value-type="float" office:value="0.11091863985054" calcext:value-type="float">
            <text:p>0.11091863985054</text:p>
          </table:table-cell>
          <table:table-cell office:value-type="float" office:value="0.117802693952879" calcext:value-type="float">
            <text:p>0.117802693952879</text:p>
          </table:table-cell>
          <table:table-cell office:value-type="float" office:value="0.123225869746959" calcext:value-type="float">
            <text:p>0.123225869746959</text:p>
          </table:table-cell>
          <table:table-cell office:value-type="float" office:value="0.129941277901033" calcext:value-type="float">
            <text:p>0.129941277901033</text:p>
          </table:table-cell>
          <table:table-cell office:value-type="float" office:value="0.130946040743119" calcext:value-type="float">
            <text:p>0.130946040743119</text:p>
          </table:table-cell>
          <table:table-cell office:value-type="float" office:value="0.127318704144327" calcext:value-type="float">
            <text:p>0.127318704144327</text:p>
          </table:table-cell>
          <table:table-cell office:value-type="float" office:value="0.128752120634426" calcext:value-type="float">
            <text:p>0.128752120634426</text:p>
          </table:table-cell>
          <table:table-cell office:value-type="float" office:value="0.126372890129235" calcext:value-type="float">
            <text:p>0.126372890129235</text:p>
          </table:table-cell>
          <table:table-cell office:value-type="float" office:value="0.120496040913228" calcext:value-type="float">
            <text:p>0.120496040913228</text:p>
          </table:table-cell>
          <table:table-cell office:value-type="float" office:value="0.11675837695726" calcext:value-type="float">
            <text:p>0.11675837695726</text:p>
          </table:table-cell>
          <table:table-cell office:value-type="float" office:value="0.11371815852524" calcext:value-type="float">
            <text:p>0.11371815852524</text:p>
          </table:table-cell>
          <table:table-cell office:value-type="float" office:value="0.0967270690994704" calcext:value-type="float">
            <text:p>0.09672706909947</text:p>
          </table:table-cell>
          <table:table-cell office:value-type="float" office:value="0.0895800693468104" calcext:value-type="float">
            <text:p>0.08958006934681</text:p>
          </table:table-cell>
          <table:table-cell office:value-type="float" office:value="0.132380021547552" calcext:value-type="float">
            <text:p>0.132380021547552</text:p>
          </table:table-cell>
          <table:table-cell office:value-type="float" office:value="0.20006562837522" calcext:value-type="float">
            <text:p>0.20006562837522</text:p>
          </table:table-cell>
          <table:table-cell office:value-type="float" office:value="0.202649195315994" calcext:value-type="float">
            <text:p>0.202649195315994</text:p>
          </table:table-cell>
          <table:table-cell office:value-type="float" office:value="0.216878109476683" calcext:value-type="float">
            <text:p>0.216878109476683</text:p>
          </table:table-cell>
          <table:table-cell office:value-type="float" office:value="0.218079957782779" calcext:value-type="float">
            <text:p>0.218079957782779</text:p>
          </table:table-cell>
          <table:table-cell office:value-type="float" office:value="0.111249255418833" calcext:value-type="float">
            <text:p>0.111249255418833</text:p>
          </table:table-cell>
          <table:table-cell office:value-type="float" office:value="0.101254792756898" calcext:value-type="float">
            <text:p>0.101254792756898</text:p>
          </table:table-cell>
          <table:table-cell office:value-type="float" office:value="0.103822834843461" calcext:value-type="float">
            <text:p>0.103822834843461</text:p>
          </table:table-cell>
          <table:table-cell office:value-type="float" office:value="0.107167171674951" calcext:value-type="float">
            <text:p>0.107167171674951</text:p>
          </table:table-cell>
          <table:table-cell office:value-type="float" office:value="0.107778998939876" calcext:value-type="float">
            <text:p>0.107778998939876</text:p>
          </table:table-cell>
          <table:table-cell office:value-type="float" office:value="0.114046475128463" calcext:value-type="float">
            <text:p>0.114046475128463</text:p>
          </table:table-cell>
          <table:table-cell office:value-type="float" office:value="0.120292102037914" calcext:value-type="float">
            <text:p>0.120292102037914</text:p>
          </table:table-cell>
          <table:table-cell office:value-type="float" office:value="0.130757073462537" calcext:value-type="float">
            <text:p>0.130757073462537</text:p>
          </table:table-cell>
          <table:table-cell office:value-type="float" office:value="0.133896436632604" calcext:value-type="float">
            <text:p>0.133896436632604</text:p>
          </table:table-cell>
          <table:table-cell office:value-type="float" office:value="0.140400560795907" calcext:value-type="float">
            <text:p>0.140400560795907</text:p>
          </table:table-cell>
          <table:table-cell office:value-type="float" office:value="0.139689770159644" calcext:value-type="float">
            <text:p>0.139689770159644</text:p>
          </table:table-cell>
          <table:table-cell office:value-type="float" office:value="0.136192645715323" calcext:value-type="float">
            <text:p>0.136192645715323</text:p>
          </table:table-cell>
          <table:table-cell office:value-type="float" office:value="0.131713270640309" calcext:value-type="float">
            <text:p>0.131713270640309</text:p>
          </table:table-cell>
          <table:table-cell office:value-type="float" office:value="0.121998653208428" calcext:value-type="float">
            <text:p>0.121998653208428</text:p>
          </table:table-cell>
          <table:table-cell office:value-type="float" office:value="0.103616834171528" calcext:value-type="float">
            <text:p>0.103616834171528</text:p>
          </table:table-cell>
          <table:table-cell office:value-type="float" office:value="0.101459381218375" calcext:value-type="float">
            <text:p>0.101459381218375</text:p>
          </table:table-cell>
          <table:table-cell office:value-type="float" office:value="0.196039587858704" calcext:value-type="float">
            <text:p>0.196039587858704</text:p>
          </table:table-cell>
          <table:table-cell office:value-type="float" office:value="0.102485222389158" calcext:value-type="float">
            <text:p>0.102485222389158</text:p>
          </table:table-cell>
          <table:table-cell office:value-type="float" office:value="0.10085349209418" calcext:value-type="float">
            <text:p>0.10085349209418</text:p>
          </table:table-cell>
          <table:table-cell office:value-type="float" office:value="0.100851892958478" calcext:value-type="float">
            <text:p>0.100851892958478</text:p>
          </table:table-cell>
          <table:table-cell office:value-type="float" office:value="0.103841200151614" calcext:value-type="float">
            <text:p>0.103841200151614</text:p>
          </table:table-cell>
          <table:table-cell office:value-type="float" office:value="0.104865107327337" calcext:value-type="float">
            <text:p>0.104865107327337</text:p>
          </table:table-cell>
          <table:table-cell office:value-type="float" office:value="0.113067808517118" calcext:value-type="float">
            <text:p>0.113067808517118</text:p>
          </table:table-cell>
          <table:table-cell office:value-type="float" office:value="0.128451911285624" calcext:value-type="float">
            <text:p>0.128451911285624</text:p>
          </table:table-cell>
          <table:table-cell office:value-type="float" office:value="0.137666110149866" calcext:value-type="float">
            <text:p>0.137666110149866</text:p>
          </table:table-cell>
          <table:table-cell office:value-type="float" office:value="0.137581993943661" calcext:value-type="float">
            <text:p>0.137581993943661</text:p>
          </table:table-cell>
          <table:table-cell office:value-type="float" office:value="0.136359268841011" calcext:value-type="float">
            <text:p>0.136359268841011</text:p>
          </table:table-cell>
          <table:table-cell office:value-type="float" office:value="0.135616220218591" calcext:value-type="float">
            <text:p>0.135616220218591</text:p>
          </table:table-cell>
          <table:table-cell office:value-type="float" office:value="0.134699829213102" calcext:value-type="float">
            <text:p>0.134699829213102</text:p>
          </table:table-cell>
          <table:table-cell office:value-type="float" office:value="0.128411246655605" calcext:value-type="float">
            <text:p>0.128411246655605</text:p>
          </table:table-cell>
          <table:table-cell office:value-type="float" office:value="0.102334433022088" calcext:value-type="float">
            <text:p>0.102334433022088</text:p>
          </table:table-cell>
          <table:table-cell office:value-type="float" office:value="0.106816695074722" calcext:value-type="float">
            <text:p>0.106816695074722</text:p>
          </table:table-cell>
          <table:table-cell office:value-type="float" office:value="0.216097052281905" calcext:value-type="float">
            <text:p>0.216097052281905</text:p>
          </table:table-cell>
          <table:table-cell office:value-type="float" office:value="0.214899745971235" calcext:value-type="float">
            <text:p>0.214899745971235</text:p>
          </table:table-cell>
          <table:table-cell office:value-type="float" office:value="0.213785211476229" calcext:value-type="float">
            <text:p>0.213785211476229</text:p>
          </table:table-cell>
          <table:table-cell office:value-type="float" office:value="0.213327108250237" calcext:value-type="float">
            <text:p>0.213327108250237</text:p>
          </table:table-cell>
          <table:table-cell office:value-type="float" office:value="0.214134727156988" calcext:value-type="float">
            <text:p>0.214134727156988</text:p>
          </table:table-cell>
          <table:table-cell office:value-type="float" office:value="0.218444940372627" calcext:value-type="float">
            <text:p>0.218444940372627</text:p>
          </table:table-cell>
          <table:table-cell office:value-type="float" office:value="0.10129819841363" calcext:value-type="float">
            <text:p>0.10129819841363</text:p>
          </table:table-cell>
          <table:table-cell office:value-type="float" office:value="0.104652627187512" calcext:value-type="float">
            <text:p>0.104652627187512</text:p>
          </table:table-cell>
          <table:table-cell office:value-type="float" office:value="0.106592281642929" calcext:value-type="float">
            <text:p>0.106592281642929</text:p>
          </table:table-cell>
          <table:table-cell office:value-type="float" office:value="0.115084976323934" calcext:value-type="float">
            <text:p>0.115084976323934</text:p>
          </table:table-cell>
          <table:table-cell office:value-type="float" office:value="0.11323243988741" calcext:value-type="float">
            <text:p>0.11323243988741</text:p>
          </table:table-cell>
          <table:table-cell office:value-type="float" office:value="0.121283904190717" calcext:value-type="float">
            <text:p>0.121283904190717</text:p>
          </table:table-cell>
          <table:table-cell office:value-type="float" office:value="0.131152630599053" calcext:value-type="float">
            <text:p>0.131152630599053</text:p>
          </table:table-cell>
          <table:table-cell office:value-type="float" office:value="0.13476834648535" calcext:value-type="float">
            <text:p>0.13476834648535</text:p>
          </table:table-cell>
          <table:table-cell office:value-type="float" office:value="0.13979466401684" calcext:value-type="float">
            <text:p>0.13979466401684</text:p>
          </table:table-cell>
          <table:table-cell office:value-type="float" office:value="0.140548758033388" calcext:value-type="float">
            <text:p>0.140548758033388</text:p>
          </table:table-cell>
          <table:table-cell office:value-type="float" office:value="0.141138974251396" calcext:value-type="float">
            <text:p>0.141138974251396</text:p>
          </table:table-cell>
          <table:table-cell office:value-type="float" office:value="0.134998050668845" calcext:value-type="float">
            <text:p>0.134998050668845</text:p>
          </table:table-cell>
          <table:table-cell office:value-type="float" office:value="0.133444574117323" calcext:value-type="float">
            <text:p>0.133444574117323</text:p>
          </table:table-cell>
          <table:table-cell office:value-type="float" office:value="0.0969749781945104" calcext:value-type="float">
            <text:p>0.09697497819451</text:p>
          </table:table-cell>
          <table:table-cell office:value-type="float" office:value="0.101067673247092" calcext:value-type="float">
            <text:p>0.101067673247092</text:p>
          </table:table-cell>
          <table:table-cell office:value-type="float" office:value="0.108399932994656" calcext:value-type="float">
            <text:p>0.108399932994656</text:p>
          </table:table-cell>
          <table:table-cell office:value-type="float" office:value="0.212723193164826" calcext:value-type="float">
            <text:p>0.212723193164826</text:p>
          </table:table-cell>
          <table:table-cell office:value-type="float" office:value="0.212015149222191" calcext:value-type="float">
            <text:p>0.212015149222191</text:p>
          </table:table-cell>
          <table:table-cell office:value-type="float" office:value="0.215058485935262" calcext:value-type="float">
            <text:p>0.215058485935262</text:p>
          </table:table-cell>
          <table:table-cell office:value-type="float" office:value="0.216110005347261" calcext:value-type="float">
            <text:p>0.216110005347261</text:p>
          </table:table-cell>
          <table:table-cell office:value-type="float" office:value="0.214956908990215" calcext:value-type="float">
            <text:p>0.214956908990215</text:p>
          </table:table-cell>
          <table:table-cell office:value-type="float" office:value="0.213808905356118" calcext:value-type="float">
            <text:p>0.213808905356118</text:p>
          </table:table-cell>
          <table:table-cell office:value-type="float" office:value="0.21843071573788" calcext:value-type="float">
            <text:p>0.21843071573788</text:p>
          </table:table-cell>
          <table:table-cell office:value-type="float" office:value="0.102958803987069" calcext:value-type="float">
            <text:p>0.102958803987069</text:p>
          </table:table-cell>
          <table:table-cell office:value-type="float" office:value="0.105041643138093" calcext:value-type="float">
            <text:p>0.105041643138093</text:p>
          </table:table-cell>
          <table:table-cell office:value-type="float" office:value="0.117246853766698" calcext:value-type="float">
            <text:p>0.117246853766698</text:p>
          </table:table-cell>
          <table:table-cell office:value-type="float" office:value="0.117518758027146" calcext:value-type="float">
            <text:p>0.117518758027146</text:p>
          </table:table-cell>
          <table:table-cell office:value-type="float" office:value="0.131906644847202" calcext:value-type="float">
            <text:p>0.131906644847202</text:p>
          </table:table-cell>
          <table:table-cell office:value-type="float" office:value="0.138242578635072" calcext:value-type="float">
            <text:p>0.138242578635072</text:p>
          </table:table-cell>
          <table:table-cell office:value-type="float" office:value="0.140275365020598" calcext:value-type="float">
            <text:p>0.140275365020598</text:p>
          </table:table-cell>
          <table:table-cell office:value-type="float" office:value="0.141886626914375" calcext:value-type="float">
            <text:p>0.141886626914375</text:p>
          </table:table-cell>
          <table:table-cell office:value-type="float" office:value="0.140623206639962" calcext:value-type="float">
            <text:p>0.140623206639962</text:p>
          </table:table-cell>
          <table:table-cell office:value-type="float" office:value="0.139216535031624" calcext:value-type="float">
            <text:p>0.139216535031624</text:p>
          </table:table-cell>
          <table:table-cell office:value-type="float" office:value="0.136952527407332" calcext:value-type="float">
            <text:p>0.136952527407332</text:p>
          </table:table-cell>
          <table:table-cell office:value-type="float" office:value="0.130074203449478" calcext:value-type="float">
            <text:p>0.130074203449478</text:p>
          </table:table-cell>
          <table:table-cell office:value-type="float" office:value="0.121532336780783" calcext:value-type="float">
            <text:p>0.121532336780783</text:p>
          </table:table-cell>
          <table:table-cell office:value-type="float" office:value="0.101195208189405" calcext:value-type="float">
            <text:p>0.101195208189405</text:p>
          </table:table-cell>
          <table:table-cell office:value-type="float" office:value="0.0950048405813096" calcext:value-type="float">
            <text:p>0.09500484058131</text:p>
          </table:table-cell>
          <table:table-cell office:value-type="float" office:value="0.0984694623288594" calcext:value-type="float">
            <text:p>0.098469462328859</text:p>
          </table:table-cell>
          <table:table-cell office:value-type="float" office:value="0.100313086730106" calcext:value-type="float">
            <text:p>0.100313086730106</text:p>
          </table:table-cell>
          <table:table-cell office:value-type="float" office:value="0.101340946772349" calcext:value-type="float">
            <text:p>0.101340946772349</text:p>
          </table:table-cell>
          <table:table-cell office:value-type="float" office:value="0.100912027219186" calcext:value-type="float">
            <text:p>0.100912027219186</text:p>
          </table:table-cell>
          <table:table-cell office:value-type="float" office:value="0.0997964157370609" calcext:value-type="float">
            <text:p>0.099796415737061</text:p>
          </table:table-cell>
          <table:table-cell office:value-type="float" office:value="0.0971668878684631" calcext:value-type="float">
            <text:p>0.097166887868463</text:p>
          </table:table-cell>
          <table:table-cell office:value-type="float" office:value="0.0968872095717051" calcext:value-type="float">
            <text:p>0.096887209571705</text:p>
          </table:table-cell>
          <table:table-cell office:value-type="float" office:value="0.0966366637811779" calcext:value-type="float">
            <text:p>0.096636663781178</text:p>
          </table:table-cell>
          <table:table-cell office:value-type="float" office:value="0.0968873872372048" calcext:value-type="float">
            <text:p>0.096887387237205</text:p>
          </table:table-cell>
          <table:table-cell office:value-type="float" office:value="0.0971010640693764" calcext:value-type="float">
            <text:p>0.097101064069376</text:p>
          </table:table-cell>
          <table:table-cell office:value-type="float" office:value="0.0971137148146413" calcext:value-type="float">
            <text:p>0.097113714814641</text:p>
          </table:table-cell>
          <table:table-cell office:value-type="float" office:value="0.0971142624384102" calcext:value-type="float">
            <text:p>0.09711426243841</text:p>
          </table:table-cell>
          <table:table-cell office:value-type="float" office:value="0.0969398308413706" calcext:value-type="float">
            <text:p>0.096939830841371</text:p>
          </table:table-cell>
          <table:table-cell office:value-type="float" office:value="0.0969559034190427" calcext:value-type="float">
            <text:p>0.096955903419043</text:p>
          </table:table-cell>
          <table:table-cell office:value-type="float" office:value="0.096933667952351" calcext:value-type="float">
            <text:p>0.096933667952351</text:p>
          </table:table-cell>
          <table:table-cell office:value-type="float" office:value="0.0969408880902747" calcext:value-type="float">
            <text:p>0.096940888090275</text:p>
          </table:table-cell>
          <table:table-cell office:value-type="float" office:value="0.0970150975636117" calcext:value-type="float">
            <text:p>0.097015097563612</text:p>
          </table:table-cell>
          <table:table-cell office:value-type="float" office:value="0.0969282387336613" calcext:value-type="float">
            <text:p>0.096928238733661</text:p>
          </table:table-cell>
          <table:table-cell office:value-type="float" office:value="0.0969880336923571" calcext:value-type="float">
            <text:p>0.096988033692357</text:p>
          </table:table-cell>
          <table:table-cell office:value-type="float" office:value="0.0971022194623948" calcext:value-type="float">
            <text:p>0.097102219462395</text:p>
          </table:table-cell>
          <table:table-cell office:value-type="float" office:value="0.0970608472970904" calcext:value-type="float">
            <text:p>0.09706084729709</text:p>
          </table:table-cell>
          <table:table-cell office:value-type="float" office:value="0.0970282082554095" calcext:value-type="float">
            <text:p>0.09702820825541</text:p>
          </table:table-cell>
          <table:table-cell office:value-type="float" office:value="0.0969670817908112" calcext:value-type="float">
            <text:p>0.096967081790811</text:p>
          </table:table-cell>
          <table:table-cell office:value-type="float" office:value="0.0969581171707641" calcext:value-type="float">
            <text:p>0.096958117170764</text:p>
          </table:table-cell>
          <table:table-cell office:value-type="float" office:value="0.0970321562854134" calcext:value-type="float">
            <text:p>0.097032156285413</text:p>
          </table:table-cell>
          <table:table-cell office:value-type="float" office:value="0.0970995416842408" calcext:value-type="float">
            <text:p>0.097099541684241</text:p>
          </table:table-cell>
          <table:table-cell office:value-type="float" office:value="0.0970159416749024" calcext:value-type="float">
            <text:p>0.097015941674902</text:p>
          </table:table-cell>
          <table:table-cell office:value-type="float" office:value="0.0969746087640876" calcext:value-type="float">
            <text:p>0.096974608764088</text:p>
          </table:table-cell>
          <table:table-cell office:value-type="float" office:value="0.0968899224208635" calcext:value-type="float">
            <text:p>0.096889922420864</text:p>
          </table:table-cell>
          <table:table-cell office:value-type="float" office:value="0.0969198626490143" calcext:value-type="float">
            <text:p>0.096919862649014</text:p>
          </table:table-cell>
          <table:table-cell office:value-type="float" office:value="0.0969621372639584" calcext:value-type="float">
            <text:p>0.096962137263958</text:p>
          </table:table-cell>
          <table:table-cell office:value-type="float" office:value="0.0966972338609828" calcext:value-type="float">
            <text:p>0.096697233860983</text:p>
          </table:table-cell>
          <table:table-cell office:value-type="float" office:value="0.0967494443189868" calcext:value-type="float">
            <text:p>0.096749444318987</text:p>
          </table:table-cell>
          <table:table-cell office:value-type="float" office:value="0.0966967093831697" calcext:value-type="float">
            <text:p>0.09669670938317</text:p>
          </table:table-cell>
          <table:table-cell office:value-type="float" office:value="0.0967286566875346" calcext:value-type="float">
            <text:p>0.096728656687535</text:p>
          </table:table-cell>
          <table:table-cell office:value-type="float" office:value="0.0967520922268893" calcext:value-type="float">
            <text:p>0.096752092226889</text:p>
          </table:table-cell>
          <table:table-cell office:value-type="float" office:value="0.0966982890818429" calcext:value-type="float">
            <text:p>0.096698289081843</text:p>
          </table:table-cell>
          <table:table-cell office:value-type="float" office:value="0.0967306641311886" calcext:value-type="float">
            <text:p>0.096730664131189</text:p>
          </table:table-cell>
          <table:table-cell office:value-type="float" office:value="0.09668193692103" calcext:value-type="float">
            <text:p>0.09668193692103</text:p>
          </table:table-cell>
          <table:table-cell office:value-type="float" office:value="0.0967058871978309" calcext:value-type="float">
            <text:p>0.096705887197831</text:p>
          </table:table-cell>
          <table:table-cell office:value-type="float" office:value="0.0966238947164199" calcext:value-type="float">
            <text:p>0.09662389471642</text:p>
          </table:table-cell>
          <table:table-cell office:value-type="float" office:value="0.0966578977714904" calcext:value-type="float">
            <text:p>0.09665789777149</text:p>
          </table:table-cell>
          <table:table-cell office:value-type="float" office:value="0.0967207813655475" calcext:value-type="float">
            <text:p>0.096720781365548</text:p>
          </table:table-cell>
          <table:table-cell office:value-type="float" office:value="0.0967444184485292" calcext:value-type="float">
            <text:p>0.096744418448529</text:p>
          </table:table-cell>
          <table:table-cell office:value-type="float" office:value="0.0966269199805813" calcext:value-type="float">
            <text:p>0.096626919980581</text:p>
          </table:table-cell>
          <table:table-cell office:value-type="float" office:value="0.0966677530272695" calcext:value-type="float">
            <text:p>0.09666775302727</text:p>
          </table:table-cell>
          <table:table-cell office:value-type="float" office:value="0.0966859069640059" calcext:value-type="float">
            <text:p>0.096685906964006</text:p>
          </table:table-cell>
          <table:table-cell office:value-type="float" office:value="0.0965657939529139" calcext:value-type="float">
            <text:p>0.096565793952914</text:p>
          </table:table-cell>
          <table:table-cell office:value-type="float" office:value="0.0966592124811772" calcext:value-type="float">
            <text:p>0.096659212481177</text:p>
          </table:table-cell>
          <table:table-cell office:value-type="float" office:value="0.096617292628148" calcext:value-type="float">
            <text:p>0.096617292628148</text:p>
          </table:table-cell>
          <table:table-cell office:value-type="float" office:value="0.0965960398144007" calcext:value-type="float">
            <text:p>0.096596039814401</text:p>
          </table:table-cell>
          <table:table-cell office:value-type="float" office:value="0.0965942862601309" calcext:value-type="float">
            <text:p>0.096594286260131</text:p>
          </table:table-cell>
          <table:table-cell office:value-type="float" office:value="0.09665029320074" calcext:value-type="float">
            <text:p>0.09665029320074</text:p>
          </table:table-cell>
          <table:table-cell office:value-type="float" office:value="0.0966624930400263" calcext:value-type="float">
            <text:p>0.096662493040026</text:p>
          </table:table-cell>
          <table:table-cell office:value-type="float" office:value="0.0966090774147549" calcext:value-type="float">
            <text:p>0.096609077414755</text:p>
          </table:table-cell>
          <table:table-cell office:value-type="float" office:value="0.0966758828198114" calcext:value-type="float">
            <text:p>0.096675882819811</text:p>
          </table:table-cell>
          <table:table-cell office:value-type="float" office:value="0.0965797261889689" calcext:value-type="float">
            <text:p>0.096579726188969</text:p>
          </table:table-cell>
          <table:table-cell office:value-type="float" office:value="0.0966142512459576" calcext:value-type="float">
            <text:p>0.096614251245958</text:p>
          </table:table-cell>
          <table:table-cell office:value-type="float" office:value="0.0967020446602979" calcext:value-type="float">
            <text:p>0.096702044660298</text:p>
          </table:table-cell>
          <table:table-cell office:value-type="float" office:value="0.0966337185705106" calcext:value-type="float">
            <text:p>0.096633718570511</text:p>
          </table:table-cell>
          <table:table-cell office:value-type="float" office:value="0.0966610281079932" calcext:value-type="float">
            <text:p>0.096661028107993</text:p>
          </table:table-cell>
          <table:table-cell office:value-type="float" office:value="0.0966323335676726" calcext:value-type="float">
            <text:p>0.096632333567673</text:p>
          </table:table-cell>
          <table:table-cell office:value-type="float" office:value="0.0967043062609849" calcext:value-type="float">
            <text:p>0.096704306260985</text:p>
          </table:table-cell>
          <table:table-cell office:value-type="float" office:value="0.0964922311186517" calcext:value-type="float">
            <text:p>0.096492231118652</text:p>
          </table:table-cell>
          <table:table-cell office:value-type="float" office:value="0.0967035897951682" calcext:value-type="float">
            <text:p>0.096703589795168</text:p>
          </table:table-cell>
          <table:table-cell office:value-type="float" office:value="0.096727514263022" calcext:value-type="float">
            <text:p>0.096727514263022</text:p>
          </table:table-cell>
          <table:table-cell office:value-type="float" office:value="0.0967135778968613" calcext:value-type="float">
            <text:p>0.096713577896861</text:p>
          </table:table-cell>
          <table:table-cell office:value-type="float" office:value="0.0966677258445696" calcext:value-type="float">
            <text:p>0.09666772584457</text:p>
          </table:table-cell>
          <table:table-cell office:value-type="float" office:value="0.0966417421677835" calcext:value-type="float">
            <text:p>0.096641742167784</text:p>
          </table:table-cell>
          <table:table-cell office:value-type="float" office:value="0.0966732397428976" calcext:value-type="float">
            <text:p>0.096673239742898</text:p>
          </table:table-cell>
          <table:table-cell office:value-type="float" office:value="0.0966019543906367" calcext:value-type="float">
            <text:p>0.096601954390637</text:p>
          </table:table-cell>
          <table:table-cell office:value-type="float" office:value="0.0966299024568346" calcext:value-type="float">
            <text:p>0.096629902456835</text:p>
          </table:table-cell>
          <table:table-cell office:value-type="float" office:value="0.0966349495771548" calcext:value-type="float">
            <text:p>0.096634949577155</text:p>
          </table:table-cell>
          <table:table-cell office:value-type="float" office:value="0.0966632707322554" calcext:value-type="float">
            <text:p>0.096663270732255</text:p>
          </table:table-cell>
          <table:table-cell office:value-type="float" office:value="0.0966538353728755" calcext:value-type="float">
            <text:p>0.096653835372876</text:p>
          </table:table-cell>
          <table:table-cell office:value-type="float" office:value="0.0967118401022007" calcext:value-type="float">
            <text:p>0.096711840102201</text:p>
          </table:table-cell>
          <table:table-cell office:value-type="float" office:value="0.0965632228284411" calcext:value-type="float">
            <text:p>0.096563222828441</text:p>
          </table:table-cell>
          <table:table-cell office:value-type="float" office:value="0.0966593810165694" calcext:value-type="float">
            <text:p>0.096659381016569</text:p>
          </table:table-cell>
          <table:table-cell office:value-type="float" office:value="0.0966629250639911" calcext:value-type="float">
            <text:p>0.096662925063991</text:p>
          </table:table-cell>
          <table:table-cell office:value-type="float" office:value="0.0967338997793611" calcext:value-type="float">
            <text:p>0.096733899779361</text:p>
          </table:table-cell>
          <table:table-cell office:value-type="float" office:value="0.0966730847689827" calcext:value-type="float">
            <text:p>0.096673084768983</text:p>
          </table:table-cell>
          <table:table-cell office:value-type="float" office:value="0.0967076546971646" calcext:value-type="float">
            <text:p>0.096707654697165</text:p>
          </table:table-cell>
          <table:table-cell office:value-type="float" office:value="0.0965989497182279" calcext:value-type="float">
            <text:p>0.096598949718228</text:p>
          </table:table-cell>
          <table:table-cell office:value-type="float" office:value="0.0966359046489396" calcext:value-type="float">
            <text:p>0.09663590464894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924853148354708" calcext:value-type="float">
            <text:p>-0.009248531483547</text:p>
          </table:table-cell>
          <table:table-cell office:value-type="float" office:value="-0.00926368704371222" calcext:value-type="float">
            <text:p>-0.009263687043712</text:p>
          </table:table-cell>
          <table:table-cell office:value-type="float" office:value="-0.00924805344200041" calcext:value-type="float">
            <text:p>-0.009248053442</text:p>
          </table:table-cell>
          <table:table-cell office:value-type="float" office:value="-0.00924953209469634" calcext:value-type="float">
            <text:p>-0.009249532094696</text:p>
          </table:table-cell>
          <table:table-cell office:value-type="float" office:value="-0.00926891848414527" calcext:value-type="float">
            <text:p>-0.009268918484145</text:p>
          </table:table-cell>
          <table:table-cell office:value-type="float" office:value="-0.00930876726589693" calcext:value-type="float">
            <text:p>-0.009308767265897</text:p>
          </table:table-cell>
          <table:table-cell office:value-type="float" office:value="-0.00925066380633915" calcext:value-type="float">
            <text:p>-0.009250663806339</text:p>
          </table:table-cell>
          <table:table-cell office:value-type="float" office:value="-0.00925133080907931" calcext:value-type="float">
            <text:p>-0.009251330809079</text:p>
          </table:table-cell>
          <table:table-cell office:value-type="float" office:value="-0.00925618059152006" calcext:value-type="float">
            <text:p>-0.00925618059152</text:p>
          </table:table-cell>
          <table:table-cell office:value-type="float" office:value="-0.00925256660989568" calcext:value-type="float">
            <text:p>-0.009252566609896</text:p>
          </table:table-cell>
          <table:table-cell office:value-type="float" office:value="-0.00926924418112887" calcext:value-type="float">
            <text:p>-0.009269244181129</text:p>
          </table:table-cell>
          <table:table-cell office:value-type="float" office:value="-0.00925581830038052" calcext:value-type="float">
            <text:p>-0.009255818300381</text:p>
          </table:table-cell>
          <table:table-cell office:value-type="float" office:value="-0.00926055678283027" calcext:value-type="float">
            <text:p>-0.00926055678283</text:p>
          </table:table-cell>
          <table:table-cell office:value-type="float" office:value="-0.00926831798780352" calcext:value-type="float">
            <text:p>-0.009268317987804</text:p>
          </table:table-cell>
          <table:table-cell office:value-type="float" office:value="-0.00927113751821686" calcext:value-type="float">
            <text:p>-0.009271137518217</text:p>
          </table:table-cell>
          <table:table-cell office:value-type="float" office:value="-0.00923466864292405" calcext:value-type="float">
            <text:p>-0.009234668642924</text:p>
          </table:table-cell>
          <table:table-cell office:value-type="float" office:value="-0.00925318307891154" calcext:value-type="float">
            <text:p>-0.009253183078912</text:p>
          </table:table-cell>
          <table:table-cell office:value-type="float" office:value="-0.00923831693995601" calcext:value-type="float">
            <text:p>-0.009238316939956</text:p>
          </table:table-cell>
          <table:table-cell office:value-type="float" office:value="-0.00924457377110344" calcext:value-type="float">
            <text:p>-0.009244573771103</text:p>
          </table:table-cell>
          <table:table-cell office:value-type="float" office:value="-0.00925231585890928" calcext:value-type="float">
            <text:p>-0.009252315858909</text:p>
          </table:table-cell>
          <table:table-cell office:value-type="float" office:value="-0.00924379505327837" calcext:value-type="float">
            <text:p>-0.009243795053278</text:p>
          </table:table-cell>
          <table:table-cell office:value-type="float" office:value="-0.00924526438892968" calcext:value-type="float">
            <text:p>-0.00924526438893</text:p>
          </table:table-cell>
          <table:table-cell office:value-type="float" office:value="-0.00924570532985886" calcext:value-type="float">
            <text:p>-0.009245705329859</text:p>
          </table:table-cell>
          <table:table-cell office:value-type="float" office:value="-0.00923951271667444" calcext:value-type="float">
            <text:p>-0.009239512716674</text:p>
          </table:table-cell>
          <table:table-cell office:value-type="float" office:value="-0.00921553028871297" calcext:value-type="float">
            <text:p>-0.009215530288713</text:p>
          </table:table-cell>
          <table:table-cell office:value-type="float" office:value="-0.00924368629190784" calcext:value-type="float">
            <text:p>-0.009243686291908</text:p>
          </table:table-cell>
          <table:table-cell office:value-type="float" office:value="-0.00925391948505244" calcext:value-type="float">
            <text:p>-0.009253919485052</text:p>
          </table:table-cell>
          <table:table-cell office:value-type="float" office:value="-0.00925406271866645" calcext:value-type="float">
            <text:p>-0.009254062718666</text:p>
          </table:table-cell>
          <table:table-cell office:value-type="float" office:value="-0.0092592138831628" calcext:value-type="float">
            <text:p>-0.009259213883163</text:p>
          </table:table-cell>
          <table:table-cell office:value-type="float" office:value="-0.00923098988014153" calcext:value-type="float">
            <text:p>-0.009230989880142</text:p>
          </table:table-cell>
          <table:table-cell office:value-type="float" office:value="-0.00924074292104221" calcext:value-type="float">
            <text:p>-0.009240742921042</text:p>
          </table:table-cell>
          <table:table-cell office:value-type="float" office:value="-0.00926753858018511" calcext:value-type="float">
            <text:p>-0.009267538580185</text:p>
          </table:table-cell>
          <table:table-cell office:value-type="float" office:value="-0.00924208106906328" calcext:value-type="float">
            <text:p>-0.009242081069063</text:p>
          </table:table-cell>
          <table:table-cell office:value-type="float" office:value="-0.00925643757652734" calcext:value-type="float">
            <text:p>-0.009256437576527</text:p>
          </table:table-cell>
          <table:table-cell office:value-type="float" office:value="-0.00925121986165939" calcext:value-type="float">
            <text:p>-0.009251219861659</text:p>
          </table:table-cell>
          <table:table-cell office:value-type="float" office:value="-0.00925595304906468" calcext:value-type="float">
            <text:p>-0.009255953049065</text:p>
          </table:table-cell>
          <table:table-cell office:value-type="float" office:value="-0.00924848870441065" calcext:value-type="float">
            <text:p>-0.009248488704411</text:p>
          </table:table-cell>
          <table:table-cell office:value-type="float" office:value="-0.00925915436794766" calcext:value-type="float">
            <text:p>-0.009259154367948</text:p>
          </table:table-cell>
          <table:table-cell office:value-type="float" office:value="-0.00925273564707557" calcext:value-type="float">
            <text:p>-0.009252735647076</text:p>
          </table:table-cell>
          <table:table-cell office:value-type="float" office:value="-0.00925450457046737" calcext:value-type="float">
            <text:p>-0.009254504570467</text:p>
          </table:table-cell>
          <table:table-cell office:value-type="float" office:value="-0.00926766828904585" calcext:value-type="float">
            <text:p>-0.009267668289046</text:p>
          </table:table-cell>
          <table:table-cell office:value-type="float" office:value="-0.00925447856685798" calcext:value-type="float">
            <text:p>-0.009254478566858</text:p>
          </table:table-cell>
          <table:table-cell office:value-type="float" office:value="-0.00924694961040964" calcext:value-type="float">
            <text:p>-0.00924694961041</text:p>
          </table:table-cell>
          <table:table-cell office:value-type="float" office:value="-0.00926166842936986" calcext:value-type="float">
            <text:p>-0.00926166842937</text:p>
          </table:table-cell>
          <table:table-cell office:value-type="float" office:value="-0.00926218301683022" calcext:value-type="float">
            <text:p>-0.00926218301683</text:p>
          </table:table-cell>
          <table:table-cell office:value-type="float" office:value="-0.00926861157550567" calcext:value-type="float">
            <text:p>-0.009268611575506</text:p>
          </table:table-cell>
          <table:table-cell office:value-type="float" office:value="-0.00857030171296901" calcext:value-type="float">
            <text:p>-0.008570301712969</text:p>
          </table:table-cell>
          <table:table-cell office:value-type="float" office:value="-0.00817119209277584" calcext:value-type="float">
            <text:p>-0.008171192092776</text:p>
          </table:table-cell>
          <table:table-cell office:value-type="float" office:value="-0.00811662053504697" calcext:value-type="float">
            <text:p>-0.008116620535047</text:p>
          </table:table-cell>
          <table:table-cell office:value-type="float" office:value="-0.00825796360786981" calcext:value-type="float">
            <text:p>-0.00825796360787</text:p>
          </table:table-cell>
          <table:table-cell office:value-type="float" office:value="-0.00864755775959877" calcext:value-type="float">
            <text:p>-0.008647557759599</text:p>
          </table:table-cell>
          <table:table-cell office:value-type="float" office:value="-0.0092615977771907" calcext:value-type="float">
            <text:p>-0.009261597777191</text:p>
          </table:table-cell>
          <table:table-cell office:value-type="float" office:value="-0.00971427053358623" calcext:value-type="float">
            <text:p>-0.009714270533586</text:p>
          </table:table-cell>
          <table:table-cell office:value-type="float" office:value="-0.0123682736410425" calcext:value-type="float">
            <text:p>-0.012368273641043</text:p>
          </table:table-cell>
          <table:table-cell office:value-type="float" office:value="-0.0186255021599345" calcext:value-type="float">
            <text:p>-0.018625502159935</text:p>
          </table:table-cell>
          <table:table-cell office:value-type="float" office:value="-0.0351485128718806" calcext:value-type="float">
            <text:p>-0.035148512871881</text:p>
          </table:table-cell>
          <table:table-cell office:value-type="float" office:value="-0.0460185008187835" calcext:value-type="float">
            <text:p>-0.046018500818784</text:p>
          </table:table-cell>
          <table:table-cell office:value-type="float" office:value="-0.0458053094634027" calcext:value-type="float">
            <text:p>-0.045805309463403</text:p>
          </table:table-cell>
          <table:table-cell office:value-type="float" office:value="-0.0140602612847969" calcext:value-type="float">
            <text:p>-0.014060261284797</text:p>
          </table:table-cell>
          <table:table-cell office:value-type="float" office:value="-0.015436846914158" calcext:value-type="float">
            <text:p>-0.015436846914158</text:p>
          </table:table-cell>
          <table:table-cell office:value-type="float" office:value="-0.0163886994308211" calcext:value-type="float">
            <text:p>-0.016388699430821</text:p>
          </table:table-cell>
          <table:table-cell office:value-type="float" office:value="-0.0141649647456731" calcext:value-type="float">
            <text:p>-0.014164964745673</text:p>
          </table:table-cell>
          <table:table-cell office:value-type="float" office:value="-0.01479858388268" calcext:value-type="float">
            <text:p>-0.01479858388268</text:p>
          </table:table-cell>
          <table:table-cell office:value-type="float" office:value="-0.00645420428789763" calcext:value-type="float">
            <text:p>-0.006454204287898</text:p>
          </table:table-cell>
          <table:table-cell office:value-type="float" office:value="-0.00383240497467259" calcext:value-type="float">
            <text:p>-0.003832404974673</text:p>
          </table:table-cell>
          <table:table-cell office:value-type="float" office:value="-0.00259470635765508" calcext:value-type="float">
            <text:p>-0.002594706357655</text:p>
          </table:table-cell>
          <table:table-cell office:value-type="float" office:value="-0.00978467100110825" calcext:value-type="float">
            <text:p>-0.009784671001108</text:p>
          </table:table-cell>
          <table:table-cell office:value-type="float" office:value="-0.0137187281329705" calcext:value-type="float">
            <text:p>-0.013718728132971</text:p>
          </table:table-cell>
          <table:table-cell office:value-type="float" office:value="-0.0134697842797388" calcext:value-type="float">
            <text:p>-0.013469784279739</text:p>
          </table:table-cell>
          <table:table-cell office:value-type="float" office:value="-0.0119309050684136" calcext:value-type="float">
            <text:p>-0.011930905068414</text:p>
          </table:table-cell>
          <table:table-cell office:value-type="float" office:value="-0.0122269175286535" calcext:value-type="float">
            <text:p>-0.012226917528654</text:p>
          </table:table-cell>
          <table:table-cell office:value-type="float" office:value="-0.0166188441038889" calcext:value-type="float">
            <text:p>-0.016618844103889</text:p>
          </table:table-cell>
          <table:table-cell office:value-type="float" office:value="-0.0250763450730462" calcext:value-type="float">
            <text:p>-0.025076345073046</text:p>
          </table:table-cell>
          <table:table-cell office:value-type="float" office:value="-0.0396850250471581" calcext:value-type="float">
            <text:p>-0.039685025047158</text:p>
          </table:table-cell>
          <table:table-cell office:value-type="float" office:value="-0.0175162340314043" calcext:value-type="float">
            <text:p>-0.017516234031404</text:p>
          </table:table-cell>
          <table:table-cell office:value-type="float" office:value="-0.013929179853835" calcext:value-type="float">
            <text:p>-0.013929179853835</text:p>
          </table:table-cell>
          <table:table-cell office:value-type="float" office:value="-0.0152653503650549" calcext:value-type="float">
            <text:p>-0.015265350365055</text:p>
          </table:table-cell>
          <table:table-cell office:value-type="float" office:value="-0.00199673243293755" calcext:value-type="float">
            <text:p>-0.001996732432938</text:p>
          </table:table-cell>
          <table:table-cell office:value-type="float" office:value="-0.000827060334993556" calcext:value-type="float">
            <text:p>-0.000827060334994</text:p>
          </table:table-cell>
          <table:table-cell office:value-type="float" office:value="0.000764383798520925" calcext:value-type="float">
            <text:p>0.000764383798521</text:p>
          </table:table-cell>
          <table:table-cell office:value-type="float" office:value="-0.00540870553876584" calcext:value-type="float">
            <text:p>-0.005408705538766</text:p>
          </table:table-cell>
          <table:table-cell office:value-type="float" office:value="-0.0108396754454816" calcext:value-type="float">
            <text:p>-0.010839675445482</text:p>
          </table:table-cell>
          <table:table-cell office:value-type="float" office:value="-0.0127073803069444" calcext:value-type="float">
            <text:p>-0.012707380306944</text:p>
          </table:table-cell>
          <table:table-cell office:value-type="float" office:value="-0.0148050357301818" calcext:value-type="float">
            <text:p>-0.014805035730182</text:p>
          </table:table-cell>
          <table:table-cell office:value-type="float" office:value="-0.0138761997943447" calcext:value-type="float">
            <text:p>-0.013876199794345</text:p>
          </table:table-cell>
          <table:table-cell office:value-type="float" office:value="-0.012432583124511" calcext:value-type="float">
            <text:p>-0.012432583124511</text:p>
          </table:table-cell>
          <table:table-cell office:value-type="float" office:value="-0.0120697357372022" calcext:value-type="float">
            <text:p>-0.012069735737202</text:p>
          </table:table-cell>
          <table:table-cell office:value-type="float" office:value="-0.0126633061507153" calcext:value-type="float">
            <text:p>-0.012663306150715</text:p>
          </table:table-cell>
          <table:table-cell office:value-type="float" office:value="-0.013515355412318" calcext:value-type="float">
            <text:p>-0.013515355412318</text:p>
          </table:table-cell>
          <table:table-cell office:value-type="float" office:value="-0.0191975243341537" calcext:value-type="float">
            <text:p>-0.019197524334154</text:p>
          </table:table-cell>
          <table:table-cell office:value-type="float" office:value="-0.0222691825617163" calcext:value-type="float">
            <text:p>-0.022269182561716</text:p>
          </table:table-cell>
          <table:table-cell office:value-type="float" office:value="-0.0267610809322437" calcext:value-type="float">
            <text:p>-0.026761080932244</text:p>
          </table:table-cell>
          <table:table-cell office:value-type="float" office:value="-0.0273141233357079" calcext:value-type="float">
            <text:p>-0.027314123335708</text:p>
          </table:table-cell>
          <table:table-cell office:value-type="float" office:value="-0.0347982811687931" calcext:value-type="float">
            <text:p>-0.034798281168793</text:p>
          </table:table-cell>
          <table:table-cell office:value-type="float" office:value="-0.042179002615666" calcext:value-type="float">
            <text:p>-0.042179002615666</text:p>
          </table:table-cell>
          <table:table-cell office:value-type="float" office:value="-0.0406333103033301" calcext:value-type="float">
            <text:p>-0.04063331030333</text:p>
          </table:table-cell>
          <table:table-cell office:value-type="float" office:value="-0.00592667163311664" calcext:value-type="float">
            <text:p>-0.005926671633117</text:p>
          </table:table-cell>
          <table:table-cell office:value-type="float" office:value="-0.0035876732608677" calcext:value-type="float">
            <text:p>-0.003587673260868</text:p>
          </table:table-cell>
          <table:table-cell office:value-type="float" office:value="-0.023784753520607" calcext:value-type="float">
            <text:p>-0.023784753520607</text:p>
          </table:table-cell>
          <table:table-cell office:value-type="float" office:value="-0.0109234832773834" calcext:value-type="float">
            <text:p>-0.010923483277383</text:p>
          </table:table-cell>
          <table:table-cell office:value-type="float" office:value="0.000505273326785178" calcext:value-type="float">
            <text:p>0.000505273326785</text:p>
          </table:table-cell>
          <table:table-cell office:value-type="float" office:value="0.0000497473011984276" calcext:value-type="float">
            <text:p>4.97473011984276E-05</text:p>
          </table:table-cell>
          <table:table-cell office:value-type="float" office:value="0.0015418786713785" calcext:value-type="float">
            <text:p>0.001541878671379</text:p>
          </table:table-cell>
          <table:table-cell office:value-type="float" office:value="-0.00884862626825426" calcext:value-type="float">
            <text:p>-0.008848626268254</text:p>
          </table:table-cell>
          <table:table-cell office:value-type="float" office:value="-0.0130702953383567" calcext:value-type="float">
            <text:p>-0.013070295338357</text:p>
          </table:table-cell>
          <table:table-cell office:value-type="float" office:value="-0.0149625382586544" calcext:value-type="float">
            <text:p>-0.014962538258654</text:p>
          </table:table-cell>
          <table:table-cell office:value-type="float" office:value="-0.0137276867451841" calcext:value-type="float">
            <text:p>-0.013727686745184</text:p>
          </table:table-cell>
          <table:table-cell office:value-type="float" office:value="-0.0130107038140954" calcext:value-type="float">
            <text:p>-0.013010703814095</text:p>
          </table:table-cell>
          <table:table-cell office:value-type="float" office:value="-0.0117125269976407" calcext:value-type="float">
            <text:p>-0.011712526997641</text:p>
          </table:table-cell>
          <table:table-cell office:value-type="float" office:value="-0.0123262220474586" calcext:value-type="float">
            <text:p>-0.012326222047459</text:p>
          </table:table-cell>
          <table:table-cell office:value-type="float" office:value="-0.0171714804186741" calcext:value-type="float">
            <text:p>-0.017171480418674</text:p>
          </table:table-cell>
          <table:table-cell office:value-type="float" office:value="-0.0230638546030823" calcext:value-type="float">
            <text:p>-0.023063854603082</text:p>
          </table:table-cell>
          <table:table-cell office:value-type="float" office:value="-0.0260331161484611" calcext:value-type="float">
            <text:p>-0.026033116148461</text:p>
          </table:table-cell>
          <table:table-cell office:value-type="float" office:value="-0.0374162081949162" calcext:value-type="float">
            <text:p>-0.037416208194916</text:p>
          </table:table-cell>
          <table:table-cell office:value-type="float" office:value="-0.0475554411033378" calcext:value-type="float">
            <text:p>-0.047555441103338</text:p>
          </table:table-cell>
          <table:table-cell office:value-type="float" office:value="-0.00835013759315836" calcext:value-type="float">
            <text:p>-0.008350137593158</text:p>
          </table:table-cell>
          <table:table-cell office:value-type="float" office:value="-0.00664610996425975" calcext:value-type="float">
            <text:p>-0.00664610996426</text:p>
          </table:table-cell>
          <table:table-cell office:value-type="float" office:value="-0.00116161789806116" calcext:value-type="float">
            <text:p>-0.001161617898061</text:p>
          </table:table-cell>
          <table:table-cell office:value-type="float" office:value="-0.00189756493006436" calcext:value-type="float">
            <text:p>-0.001897564930064</text:p>
          </table:table-cell>
          <table:table-cell office:value-type="float" office:value="-0.00498326881420099" calcext:value-type="float">
            <text:p>-0.004983268814201</text:p>
          </table:table-cell>
          <table:table-cell office:value-type="float" office:value="-0.0134014093138112" calcext:value-type="float">
            <text:p>-0.013401409313811</text:p>
          </table:table-cell>
          <table:table-cell office:value-type="float" office:value="-0.0150700052494006" calcext:value-type="float">
            <text:p>-0.015070005249401</text:p>
          </table:table-cell>
          <table:table-cell office:value-type="float" office:value="-0.0150366965387027" calcext:value-type="float">
            <text:p>-0.015036696538703</text:p>
          </table:table-cell>
          <table:table-cell office:value-type="float" office:value="-0.0132565204955189" calcext:value-type="float">
            <text:p>-0.013256520495519</text:p>
          </table:table-cell>
          <table:table-cell office:value-type="float" office:value="-0.0125245813337299" calcext:value-type="float">
            <text:p>-0.01252458133373</text:p>
          </table:table-cell>
          <table:table-cell office:value-type="float" office:value="-0.0141091763361454" calcext:value-type="float">
            <text:p>-0.014109176336145</text:p>
          </table:table-cell>
          <table:table-cell office:value-type="float" office:value="-0.0153103583824128" calcext:value-type="float">
            <text:p>-0.015310358382413</text:p>
          </table:table-cell>
          <table:table-cell office:value-type="float" office:value="-0.0225507471016443" calcext:value-type="float">
            <text:p>-0.022550747101644</text:p>
          </table:table-cell>
          <table:table-cell office:value-type="float" office:value="-0.0347732623919168" calcext:value-type="float">
            <text:p>-0.034773262391917</text:p>
          </table:table-cell>
          <table:table-cell office:value-type="float" office:value="-0.0355224603752695" calcext:value-type="float">
            <text:p>-0.03552246037527</text:p>
          </table:table-cell>
          <table:table-cell office:value-type="float" office:value="-0.011804667099495" calcext:value-type="float">
            <text:p>-0.011804667099495</text:p>
          </table:table-cell>
          <table:table-cell office:value-type="float" office:value="-0.0119157522899658" calcext:value-type="float">
            <text:p>-0.011915752289966</text:p>
          </table:table-cell>
          <table:table-cell office:value-type="float" office:value="-0.0117389808943059" calcext:value-type="float">
            <text:p>-0.011738980894306</text:p>
          </table:table-cell>
          <table:table-cell office:value-type="float" office:value="-0.00945580857413619" calcext:value-type="float">
            <text:p>-0.009455808574136</text:p>
          </table:table-cell>
          <table:table-cell office:value-type="float" office:value="-0.00324584871384334" calcext:value-type="float">
            <text:p>-0.003245848713843</text:p>
          </table:table-cell>
          <table:table-cell office:value-type="float" office:value="-0.00305496069781962" calcext:value-type="float">
            <text:p>-0.00305496069782</text:p>
          </table:table-cell>
          <table:table-cell office:value-type="float" office:value="0.0072767271541654" calcext:value-type="float">
            <text:p>0.007276727154165</text:p>
          </table:table-cell>
          <table:table-cell office:value-type="float" office:value="0.00627884822589738" calcext:value-type="float">
            <text:p>0.006278848225897</text:p>
          </table:table-cell>
          <table:table-cell office:value-type="float" office:value="0.00610850372814497" calcext:value-type="float">
            <text:p>0.006108503728145</text:p>
          </table:table-cell>
          <table:table-cell office:value-type="float" office:value="-0.0000585443050049574" calcext:value-type="float">
            <text:p>-5.85443050049574E-05</text:p>
          </table:table-cell>
          <table:table-cell office:value-type="float" office:value="-0.00582694379540062" calcext:value-type="float">
            <text:p>-0.005826943795401</text:p>
          </table:table-cell>
          <table:table-cell office:value-type="float" office:value="-0.0106556553241148" calcext:value-type="float">
            <text:p>-0.010655655324115</text:p>
          </table:table-cell>
          <table:table-cell office:value-type="float" office:value="-0.0134343482858003" calcext:value-type="float">
            <text:p>-0.0134343482858</text:p>
          </table:table-cell>
          <table:table-cell office:value-type="float" office:value="-0.0131283308768575" calcext:value-type="float">
            <text:p>-0.013128330876858</text:p>
          </table:table-cell>
          <table:table-cell office:value-type="float" office:value="-0.0114787727379322" calcext:value-type="float">
            <text:p>-0.011478772737932</text:p>
          </table:table-cell>
          <table:table-cell office:value-type="float" office:value="-0.0112224537370356" calcext:value-type="float">
            <text:p>-0.011222453737036</text:p>
          </table:table-cell>
          <table:table-cell office:value-type="float" office:value="-0.0105384926790403" calcext:value-type="float">
            <text:p>-0.01053849267904</text:p>
          </table:table-cell>
          <table:table-cell office:value-type="float" office:value="-0.0106887559906586" calcext:value-type="float">
            <text:p>-0.010688755990659</text:p>
          </table:table-cell>
          <table:table-cell office:value-type="float" office:value="-0.0137607603259107" calcext:value-type="float">
            <text:p>-0.013760760325911</text:p>
          </table:table-cell>
          <table:table-cell office:value-type="float" office:value="-0.0349856785998819" calcext:value-type="float">
            <text:p>-0.034985678599882</text:p>
          </table:table-cell>
          <table:table-cell office:value-type="float" office:value="-0.0352131366059031" calcext:value-type="float">
            <text:p>-0.035213136605903</text:p>
          </table:table-cell>
          <table:table-cell office:value-type="float" office:value="-0.0328052422711778" calcext:value-type="float">
            <text:p>-0.032805242271178</text:p>
          </table:table-cell>
          <table:table-cell office:value-type="float" office:value="-0.018010259473488" calcext:value-type="float">
            <text:p>-0.018010259473488</text:p>
          </table:table-cell>
          <table:table-cell office:value-type="float" office:value="-0.0126910469505319" calcext:value-type="float">
            <text:p>-0.012691046950532</text:p>
          </table:table-cell>
          <table:table-cell office:value-type="float" office:value="-0.012549906108651" calcext:value-type="float">
            <text:p>-0.012549906108651</text:p>
          </table:table-cell>
          <table:table-cell office:value-type="float" office:value="-0.0130822917320212" calcext:value-type="float">
            <text:p>-0.013082291732021</text:p>
          </table:table-cell>
          <table:table-cell office:value-type="float" office:value="-0.0135542281167396" calcext:value-type="float">
            <text:p>-0.01355422811674</text:p>
          </table:table-cell>
          <table:table-cell office:value-type="float" office:value="-0.0129639262053363" calcext:value-type="float">
            <text:p>-0.012963926205336</text:p>
          </table:table-cell>
          <table:table-cell office:value-type="float" office:value="-0.0088346906451923" calcext:value-type="float">
            <text:p>-0.008834690645192</text:p>
          </table:table-cell>
          <table:table-cell office:value-type="float" office:value="0.00390312915325286" calcext:value-type="float">
            <text:p>0.003903129153253</text:p>
          </table:table-cell>
          <table:table-cell office:value-type="float" office:value="0.00361139927263381" calcext:value-type="float">
            <text:p>0.003611399272634</text:p>
          </table:table-cell>
          <table:table-cell office:value-type="float" office:value="-0.00416667862107277" calcext:value-type="float">
            <text:p>-0.004166678621073</text:p>
          </table:table-cell>
          <table:table-cell office:value-type="float" office:value="-0.00950960178680156" calcext:value-type="float">
            <text:p>-0.009509601786802</text:p>
          </table:table-cell>
          <table:table-cell office:value-type="float" office:value="-0.0140888405288217" calcext:value-type="float">
            <text:p>-0.014088840528822</text:p>
          </table:table-cell>
          <table:table-cell office:value-type="float" office:value="-0.0149250747777276" calcext:value-type="float">
            <text:p>-0.014925074777728</text:p>
          </table:table-cell>
          <table:table-cell office:value-type="float" office:value="-0.0141371579298375" calcext:value-type="float">
            <text:p>-0.014137157929838</text:p>
          </table:table-cell>
          <table:table-cell office:value-type="float" office:value="-0.013812843168548" calcext:value-type="float">
            <text:p>-0.013812843168548</text:p>
          </table:table-cell>
          <table:table-cell office:value-type="float" office:value="-0.0127768521149135" calcext:value-type="float">
            <text:p>-0.012776852114914</text:p>
          </table:table-cell>
          <table:table-cell office:value-type="float" office:value="-0.0130351027955556" calcext:value-type="float">
            <text:p>-0.013035102795556</text:p>
          </table:table-cell>
          <table:table-cell office:value-type="float" office:value="-0.0175980743151833" calcext:value-type="float">
            <text:p>-0.017598074315183</text:p>
          </table:table-cell>
          <table:table-cell office:value-type="float" office:value="-0.025180894925427" calcext:value-type="float">
            <text:p>-0.025180894925427</text:p>
          </table:table-cell>
          <table:table-cell office:value-type="float" office:value="-0.0254581945337921" calcext:value-type="float">
            <text:p>-0.025458194533792</text:p>
          </table:table-cell>
          <table:table-cell office:value-type="float" office:value="-0.0149235255904165" calcext:value-type="float">
            <text:p>-0.014923525590417</text:p>
          </table:table-cell>
          <table:table-cell office:value-type="float" office:value="-0.00907517739302809" calcext:value-type="float">
            <text:p>-0.009075177393028</text:p>
          </table:table-cell>
          <table:table-cell office:value-type="float" office:value="-0.00708626538639028" calcext:value-type="float">
            <text:p>-0.00708626538639</text:p>
          </table:table-cell>
          <table:table-cell office:value-type="float" office:value="-0.00753538750942985" calcext:value-type="float">
            <text:p>-0.00753538750943</text:p>
          </table:table-cell>
          <table:table-cell office:value-type="float" office:value="-0.00742870110037784" calcext:value-type="float">
            <text:p>-0.007428701100378</text:p>
          </table:table-cell>
          <table:table-cell office:value-type="float" office:value="-0.00780264339289989" calcext:value-type="float">
            <text:p>-0.0078026433929</text:p>
          </table:table-cell>
          <table:table-cell office:value-type="float" office:value="-0.00790865069440255" calcext:value-type="float">
            <text:p>-0.007908650694403</text:p>
          </table:table-cell>
          <table:table-cell office:value-type="float" office:value="-0.0074314462659686" calcext:value-type="float">
            <text:p>-0.007431446265969</text:p>
          </table:table-cell>
          <table:table-cell office:value-type="float" office:value="-0.00737804890000246" calcext:value-type="float">
            <text:p>-0.007378048900002</text:p>
          </table:table-cell>
          <table:table-cell office:value-type="float" office:value="-0.00735108090881714" calcext:value-type="float">
            <text:p>-0.007351080908817</text:p>
          </table:table-cell>
          <table:table-cell office:value-type="float" office:value="-0.00738822148928821" calcext:value-type="float">
            <text:p>-0.007388221489288</text:p>
          </table:table-cell>
          <table:table-cell office:value-type="float" office:value="-0.00745456420068552" calcext:value-type="float">
            <text:p>-0.007454564200686</text:p>
          </table:table-cell>
          <table:table-cell office:value-type="float" office:value="-0.00744547724347704" calcext:value-type="float">
            <text:p>-0.007445477243477</text:p>
          </table:table-cell>
          <table:table-cell office:value-type="float" office:value="-0.00741346851081062" calcext:value-type="float">
            <text:p>-0.007413468510811</text:p>
          </table:table-cell>
          <table:table-cell office:value-type="float" office:value="-0.00741050119901068" calcext:value-type="float">
            <text:p>-0.007410501199011</text:p>
          </table:table-cell>
          <table:table-cell office:value-type="float" office:value="-0.00739893246594956" calcext:value-type="float">
            <text:p>-0.00739893246595</text:p>
          </table:table-cell>
          <table:table-cell office:value-type="float" office:value="-0.00739263724402098" calcext:value-type="float">
            <text:p>-0.007392637244021</text:p>
          </table:table-cell>
          <table:table-cell office:value-type="float" office:value="-0.00738391139738925" calcext:value-type="float">
            <text:p>-0.007383911397389</text:p>
          </table:table-cell>
          <table:table-cell office:value-type="float" office:value="-0.00741362044181571" calcext:value-type="float">
            <text:p>-0.007413620441816</text:p>
          </table:table-cell>
          <table:table-cell office:value-type="float" office:value="-0.00739773963645192" calcext:value-type="float">
            <text:p>-0.007397739636452</text:p>
          </table:table-cell>
          <table:table-cell office:value-type="float" office:value="-0.00740989903870918" calcext:value-type="float">
            <text:p>-0.007409899038709</text:p>
          </table:table-cell>
          <table:table-cell office:value-type="float" office:value="-0.00742259643185371" calcext:value-type="float">
            <text:p>-0.007422596431854</text:p>
          </table:table-cell>
          <table:table-cell office:value-type="float" office:value="-0.00739922703233553" calcext:value-type="float">
            <text:p>-0.007399227032336</text:p>
          </table:table-cell>
          <table:table-cell office:value-type="float" office:value="-0.00740592622187135" calcext:value-type="float">
            <text:p>-0.007405926221871</text:p>
          </table:table-cell>
          <table:table-cell office:value-type="float" office:value="-0.00739129278147681" calcext:value-type="float">
            <text:p>-0.007391292781477</text:p>
          </table:table-cell>
          <table:table-cell office:value-type="float" office:value="-0.00739088552305914" calcext:value-type="float">
            <text:p>-0.007390885523059</text:p>
          </table:table-cell>
          <table:table-cell office:value-type="float" office:value="-0.00740726846792609" calcext:value-type="float">
            <text:p>-0.007407268467926</text:p>
          </table:table-cell>
          <table:table-cell office:value-type="float" office:value="-0.00741385732681033" calcext:value-type="float">
            <text:p>-0.00741385732681</text:p>
          </table:table-cell>
          <table:table-cell office:value-type="float" office:value="-0.0074460677108407" calcext:value-type="float">
            <text:p>-0.007446067710841</text:p>
          </table:table-cell>
          <table:table-cell office:value-type="float" office:value="-0.00753533570536717" calcext:value-type="float">
            <text:p>-0.007535335705367</text:p>
          </table:table-cell>
          <table:table-cell office:value-type="float" office:value="-0.00736500754575093" calcext:value-type="float">
            <text:p>-0.007365007545751</text:p>
          </table:table-cell>
          <table:table-cell office:value-type="float" office:value="-0.00739483728093724" calcext:value-type="float">
            <text:p>-0.007394837280937</text:p>
          </table:table-cell>
          <table:table-cell office:value-type="float" office:value="-0.00741659014910721" calcext:value-type="float">
            <text:p>-0.007416590149107</text:p>
          </table:table-cell>
          <table:table-cell office:value-type="float" office:value="-0.00732288247718284" calcext:value-type="float">
            <text:p>-0.007322882477183</text:p>
          </table:table-cell>
          <table:table-cell office:value-type="float" office:value="-0.00737154439593736" calcext:value-type="float">
            <text:p>-0.007371544395937</text:p>
          </table:table-cell>
          <table:table-cell office:value-type="float" office:value="-0.00739434524130139" calcext:value-type="float">
            <text:p>-0.007394345241301</text:p>
          </table:table-cell>
          <table:table-cell office:value-type="float" office:value="-0.00737537334212804" calcext:value-type="float">
            <text:p>-0.007375373342128</text:p>
          </table:table-cell>
          <table:table-cell office:value-type="float" office:value="-0.00736151258751822" calcext:value-type="float">
            <text:p>-0.007361512587518</text:p>
          </table:table-cell>
          <table:table-cell office:value-type="float" office:value="-0.00737112254627501" calcext:value-type="float">
            <text:p>-0.007371122546275</text:p>
          </table:table-cell>
          <table:table-cell office:value-type="float" office:value="-0.00738192094700627" calcext:value-type="float">
            <text:p>-0.007381920947006</text:p>
          </table:table-cell>
          <table:table-cell office:value-type="float" office:value="-0.00735592478102773" calcext:value-type="float">
            <text:p>-0.007355924781028</text:p>
          </table:table-cell>
          <table:table-cell office:value-type="float" office:value="-0.00737886182514719" calcext:value-type="float">
            <text:p>-0.007378861825147</text:p>
          </table:table-cell>
          <table:table-cell office:value-type="float" office:value="-0.00735111231658979" calcext:value-type="float">
            <text:p>-0.00735111231659</text:p>
          </table:table-cell>
          <table:table-cell office:value-type="float" office:value="-0.0073726988136297" calcext:value-type="float">
            <text:p>-0.00737269881363</text:p>
          </table:table-cell>
          <table:table-cell office:value-type="float" office:value="-0.00737076113656988" calcext:value-type="float">
            <text:p>-0.00737076113657</text:p>
          </table:table-cell>
          <table:table-cell office:value-type="float" office:value="-0.0073667694263701" calcext:value-type="float">
            <text:p>-0.00736676942637</text:p>
          </table:table-cell>
          <table:table-cell office:value-type="float" office:value="-0.00735834121002844" calcext:value-type="float">
            <text:p>-0.007358341210028</text:p>
          </table:table-cell>
          <table:table-cell office:value-type="float" office:value="-0.00735803938904824" calcext:value-type="float">
            <text:p>-0.007358039389048</text:p>
          </table:table-cell>
          <table:table-cell office:value-type="float" office:value="-0.0073846608398469" calcext:value-type="float">
            <text:p>-0.007384660839847</text:p>
          </table:table-cell>
          <table:table-cell office:value-type="float" office:value="-0.00735298622923872" calcext:value-type="float">
            <text:p>-0.007352986229239</text:p>
          </table:table-cell>
          <table:table-cell office:value-type="float" office:value="-0.00736762776585414" calcext:value-type="float">
            <text:p>-0.007367627765854</text:p>
          </table:table-cell>
          <table:table-cell office:value-type="float" office:value="-0.00735151628668327" calcext:value-type="float">
            <text:p>-0.007351516286683</text:p>
          </table:table-cell>
          <table:table-cell office:value-type="float" office:value="-0.00735402505845231" calcext:value-type="float">
            <text:p>-0.007354025058452</text:p>
          </table:table-cell>
          <table:table-cell office:value-type="float" office:value="-0.00735517246494819" calcext:value-type="float">
            <text:p>-0.007355172464948</text:p>
          </table:table-cell>
          <table:table-cell office:value-type="float" office:value="-0.00736187493589221" calcext:value-type="float">
            <text:p>-0.007361874935892</text:p>
          </table:table-cell>
          <table:table-cell office:value-type="float" office:value="-0.00736152153614694" calcext:value-type="float">
            <text:p>-0.007361521536147</text:p>
          </table:table-cell>
          <table:table-cell office:value-type="float" office:value="-0.00735842955342425" calcext:value-type="float">
            <text:p>-0.007358429553424</text:p>
          </table:table-cell>
          <table:table-cell office:value-type="float" office:value="-0.00736598606826131" calcext:value-type="float">
            <text:p>-0.007365986068261</text:p>
          </table:table-cell>
          <table:table-cell office:value-type="float" office:value="-0.00735300897549352" calcext:value-type="float">
            <text:p>-0.007353008975494</text:p>
          </table:table-cell>
          <table:table-cell office:value-type="float" office:value="-0.00736165464877182" calcext:value-type="float">
            <text:p>-0.007361654648772</text:p>
          </table:table-cell>
          <table:table-cell office:value-type="float" office:value="-0.00737120920977291" calcext:value-type="float">
            <text:p>-0.007371209209773</text:p>
          </table:table-cell>
          <table:table-cell office:value-type="float" office:value="-0.00736633495571705" calcext:value-type="float">
            <text:p>-0.007366334955717</text:p>
          </table:table-cell>
          <table:table-cell office:value-type="float" office:value="-0.00735966484950419" calcext:value-type="float">
            <text:p>-0.007359664849504</text:p>
          </table:table-cell>
          <table:table-cell office:value-type="float" office:value="-0.00736693737927087" calcext:value-type="float">
            <text:p>-0.007366937379271</text:p>
          </table:table-cell>
          <table:table-cell office:value-type="float" office:value="-0.00736823204472323" calcext:value-type="float">
            <text:p>-0.007368232044723</text:p>
          </table:table-cell>
          <table:table-cell office:value-type="float" office:value="-0.00734556542003931" calcext:value-type="float">
            <text:p>-0.007345565420039</text:p>
          </table:table-cell>
          <table:table-cell office:value-type="float" office:value="-0.00738030893974263" calcext:value-type="float">
            <text:p>-0.007380308939743</text:p>
          </table:table-cell>
          <table:table-cell office:value-type="float" office:value="-0.00736438509731455" calcext:value-type="float">
            <text:p>-0.007364385097315</text:p>
          </table:table-cell>
          <table:table-cell office:value-type="float" office:value="-0.00738525389641411" calcext:value-type="float">
            <text:p>-0.007385253896414</text:p>
          </table:table-cell>
          <table:table-cell office:value-type="float" office:value="-0.00736781569585171" calcext:value-type="float">
            <text:p>-0.007367815695852</text:p>
          </table:table-cell>
          <table:table-cell office:value-type="float" office:value="-0.00736352273307634" calcext:value-type="float">
            <text:p>-0.007363522733076</text:p>
          </table:table-cell>
          <table:table-cell office:value-type="float" office:value="-0.00736858451360423" calcext:value-type="float">
            <text:p>-0.007368584513604</text:p>
          </table:table-cell>
          <table:table-cell office:value-type="float" office:value="-0.00736319910704571" calcext:value-type="float">
            <text:p>-0.007363199107046</text:p>
          </table:table-cell>
          <table:table-cell office:value-type="float" office:value="-0.00734666401250907" calcext:value-type="float">
            <text:p>-0.007346664012509</text:p>
          </table:table-cell>
          <table:table-cell office:value-type="float" office:value="-0.00735206169953473" calcext:value-type="float">
            <text:p>-0.007352061699535</text:p>
          </table:table-cell>
          <table:table-cell office:value-type="float" office:value="-0.00736742758972896" calcext:value-type="float">
            <text:p>-0.007367427589729</text:p>
          </table:table-cell>
          <table:table-cell office:value-type="float" office:value="-0.00737868813875913" calcext:value-type="float">
            <text:p>-0.007378688138759</text:p>
          </table:table-cell>
          <table:table-cell office:value-type="float" office:value="-0.00738060061628722" calcext:value-type="float">
            <text:p>-0.007380600616287</text:p>
          </table:table-cell>
          <table:table-cell office:value-type="float" office:value="-0.00735201173558646" calcext:value-type="float">
            <text:p>-0.007352011735586</text:p>
          </table:table-cell>
          <table:table-cell office:value-type="float" office:value="-0.00735395199180204" calcext:value-type="float">
            <text:p>-0.007353951991802</text:p>
          </table:table-cell>
          <table:table-cell office:value-type="float" office:value="-0.00736606479062682" calcext:value-type="float">
            <text:p>-0.007366064790627</text:p>
          </table:table-cell>
          <table:table-cell office:value-type="float" office:value="-0.00737604008464402" calcext:value-type="float">
            <text:p>-0.007376040084644</text:p>
          </table:table-cell>
          <table:table-cell office:value-type="float" office:value="-0.00736674484948779" calcext:value-type="float">
            <text:p>-0.007366744849488</text:p>
          </table:table-cell>
          <table:table-cell office:value-type="float" office:value="-0.00737756036906536" calcext:value-type="float">
            <text:p>-0.007377560369065</text:p>
          </table:table-cell>
          <table:table-cell office:value-type="float" office:value="-0.00735644177459225" calcext:value-type="float">
            <text:p>-0.007356441774592</text:p>
          </table:table-cell>
          <table:table-cell office:value-type="float" office:value="-0.00736311623394021" calcext:value-type="float">
            <text:p>-0.00736311623394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0997404834887" calcext:value-type="float">
            <text:p>0.610997404834887</text:p>
          </table:table-cell>
          <table:table-cell office:value-type="float" office:value="0.612398392521284" calcext:value-type="float">
            <text:p>0.612398392521284</text:p>
          </table:table-cell>
          <table:table-cell office:value-type="float" office:value="0.6108943298746" calcext:value-type="float">
            <text:p>0.6108943298746</text:p>
          </table:table-cell>
          <table:table-cell office:value-type="float" office:value="0.611380383599837" calcext:value-type="float">
            <text:p>0.611380383599837</text:p>
          </table:table-cell>
          <table:table-cell office:value-type="float" office:value="0.612335170331912" calcext:value-type="float">
            <text:p>0.612335170331912</text:p>
          </table:table-cell>
          <table:table-cell office:value-type="float" office:value="0.615754666543597" calcext:value-type="float">
            <text:p>0.615754666543597</text:p>
          </table:table-cell>
          <table:table-cell office:value-type="float" office:value="0.61123178415764" calcext:value-type="float">
            <text:p>0.61123178415764</text:p>
          </table:table-cell>
          <table:table-cell office:value-type="float" office:value="0.611563086183902" calcext:value-type="float">
            <text:p>0.611563086183902</text:p>
          </table:table-cell>
          <table:table-cell office:value-type="float" office:value="0.611681538321931" calcext:value-type="float">
            <text:p>0.611681538321931</text:p>
          </table:table-cell>
          <table:table-cell office:value-type="float" office:value="0.611539283751199" calcext:value-type="float">
            <text:p>0.611539283751199</text:p>
          </table:table-cell>
          <table:table-cell office:value-type="float" office:value="0.612536743769939" calcext:value-type="float">
            <text:p>0.612536743769939</text:p>
          </table:table-cell>
          <table:table-cell office:value-type="float" office:value="0.611293624841684" calcext:value-type="float">
            <text:p>0.611293624841684</text:p>
          </table:table-cell>
          <table:table-cell office:value-type="float" office:value="0.61141526848341" calcext:value-type="float">
            <text:p>0.61141526848341</text:p>
          </table:table-cell>
          <table:table-cell office:value-type="float" office:value="0.611453344643443" calcext:value-type="float">
            <text:p>0.611453344643443</text:p>
          </table:table-cell>
          <table:table-cell office:value-type="float" office:value="0.6126882609429" calcext:value-type="float">
            <text:p>0.6126882609429</text:p>
          </table:table-cell>
          <table:table-cell office:value-type="float" office:value="0.611184907291521" calcext:value-type="float">
            <text:p>0.611184907291521</text:p>
          </table:table-cell>
          <table:table-cell office:value-type="float" office:value="0.61135988580396" calcext:value-type="float">
            <text:p>0.61135988580396</text:p>
          </table:table-cell>
          <table:table-cell office:value-type="float" office:value="0.6121040886677" calcext:value-type="float">
            <text:p>0.6121040886677</text:p>
          </table:table-cell>
          <table:table-cell office:value-type="float" office:value="0.611723642332563" calcext:value-type="float">
            <text:p>0.611723642332563</text:p>
          </table:table-cell>
          <table:table-cell office:value-type="float" office:value="0.612596662554002" calcext:value-type="float">
            <text:p>0.612596662554002</text:p>
          </table:table-cell>
          <table:table-cell office:value-type="float" office:value="0.611761322644955" calcext:value-type="float">
            <text:p>0.611761322644955</text:p>
          </table:table-cell>
          <table:table-cell office:value-type="float" office:value="0.611309212493279" calcext:value-type="float">
            <text:p>0.611309212493279</text:p>
          </table:table-cell>
          <table:table-cell office:value-type="float" office:value="0.611579337404268" calcext:value-type="float">
            <text:p>0.611579337404268</text:p>
          </table:table-cell>
          <table:table-cell office:value-type="float" office:value="0.611379385743566" calcext:value-type="float">
            <text:p>0.611379385743566</text:p>
          </table:table-cell>
          <table:table-cell office:value-type="float" office:value="0.612905504479219" calcext:value-type="float">
            <text:p>0.612905504479219</text:p>
          </table:table-cell>
          <table:table-cell office:value-type="float" office:value="0.611441935662753" calcext:value-type="float">
            <text:p>0.611441935662753</text:p>
          </table:table-cell>
          <table:table-cell office:value-type="float" office:value="0.611572820166254" calcext:value-type="float">
            <text:p>0.611572820166254</text:p>
          </table:table-cell>
          <table:table-cell office:value-type="float" office:value="0.611924255800713" calcext:value-type="float">
            <text:p>0.611924255800713</text:p>
          </table:table-cell>
          <table:table-cell office:value-type="float" office:value="0.612250527035517" calcext:value-type="float">
            <text:p>0.612250527035517</text:p>
          </table:table-cell>
          <table:table-cell office:value-type="float" office:value="0.611737148511548" calcext:value-type="float">
            <text:p>0.611737148511548</text:p>
          </table:table-cell>
          <table:table-cell office:value-type="float" office:value="0.61131503047173" calcext:value-type="float">
            <text:p>0.61131503047173</text:p>
          </table:table-cell>
          <table:table-cell office:value-type="float" office:value="0.612488380864698" calcext:value-type="float">
            <text:p>0.612488380864698</text:p>
          </table:table-cell>
          <table:table-cell office:value-type="float" office:value="0.610787658001383" calcext:value-type="float">
            <text:p>0.610787658001383</text:p>
          </table:table-cell>
          <table:table-cell office:value-type="float" office:value="0.611770017373795" calcext:value-type="float">
            <text:p>0.611770017373795</text:p>
          </table:table-cell>
          <table:table-cell office:value-type="float" office:value="0.612016761403201" calcext:value-type="float">
            <text:p>0.612016761403201</text:p>
          </table:table-cell>
          <table:table-cell office:value-type="float" office:value="0.611559991049817" calcext:value-type="float">
            <text:p>0.611559991049817</text:p>
          </table:table-cell>
          <table:table-cell office:value-type="float" office:value="0.611488249962545" calcext:value-type="float">
            <text:p>0.611488249962545</text:p>
          </table:table-cell>
          <table:table-cell office:value-type="float" office:value="0.611492415004914" calcext:value-type="float">
            <text:p>0.611492415004914</text:p>
          </table:table-cell>
          <table:table-cell office:value-type="float" office:value="0.611574849795333" calcext:value-type="float">
            <text:p>0.611574849795333</text:p>
          </table:table-cell>
          <table:table-cell office:value-type="float" office:value="0.611853711544905" calcext:value-type="float">
            <text:p>0.611853711544905</text:p>
          </table:table-cell>
          <table:table-cell office:value-type="float" office:value="0.611840161005573" calcext:value-type="float">
            <text:p>0.611840161005573</text:p>
          </table:table-cell>
          <table:table-cell office:value-type="float" office:value="0.611808699922324" calcext:value-type="float">
            <text:p>0.611808699922324</text:p>
          </table:table-cell>
          <table:table-cell office:value-type="float" office:value="0.610979386730438" calcext:value-type="float">
            <text:p>0.610979386730438</text:p>
          </table:table-cell>
          <table:table-cell office:value-type="float" office:value="0.611321622285027" calcext:value-type="float">
            <text:p>0.611321622285027</text:p>
          </table:table-cell>
          <table:table-cell office:value-type="float" office:value="0.611909988151209" calcext:value-type="float">
            <text:p>0.611909988151209</text:p>
          </table:table-cell>
          <table:table-cell office:value-type="float" office:value="0.612422997769277" calcext:value-type="float">
            <text:p>0.612422997769277</text:p>
          </table:table-cell>
          <table:table-cell office:value-type="float" office:value="0.612943112946414" calcext:value-type="float">
            <text:p>0.612943112946414</text:p>
          </table:table-cell>
          <table:table-cell office:value-type="float" office:value="0.613295569123765" calcext:value-type="float">
            <text:p>0.613295569123765</text:p>
          </table:table-cell>
          <table:table-cell office:value-type="float" office:value="0.614744156200927" calcext:value-type="float">
            <text:p>0.614744156200927</text:p>
          </table:table-cell>
          <table:table-cell office:value-type="float" office:value="0.613851858664925" calcext:value-type="float">
            <text:p>0.613851858664925</text:p>
          </table:table-cell>
          <table:table-cell office:value-type="float" office:value="0.620312779274753" calcext:value-type="float">
            <text:p>0.620312779274753</text:p>
          </table:table-cell>
          <table:table-cell office:value-type="float" office:value="0.624885000012585" calcext:value-type="float">
            <text:p>0.624885000012585</text:p>
          </table:table-cell>
          <table:table-cell office:value-type="float" office:value="0.628160293859208" calcext:value-type="float">
            <text:p>0.628160293859208</text:p>
          </table:table-cell>
          <table:table-cell office:value-type="float" office:value="0.641456077343072" calcext:value-type="float">
            <text:p>0.641456077343072</text:p>
          </table:table-cell>
          <table:table-cell office:value-type="float" office:value="0.64907055167417" calcext:value-type="float">
            <text:p>0.64907055167417</text:p>
          </table:table-cell>
          <table:table-cell office:value-type="float" office:value="0.603261447901102" calcext:value-type="float">
            <text:p>0.603261447901102</text:p>
          </table:table-cell>
          <table:table-cell office:value-type="float" office:value="0.646833467984526" calcext:value-type="float">
            <text:p>0.646833467984526</text:p>
          </table:table-cell>
          <table:table-cell office:value-type="float" office:value="0.69257597054694" calcext:value-type="float">
            <text:p>0.69257597054694</text:p>
          </table:table-cell>
          <table:table-cell office:value-type="float" office:value="0.599293565222679" calcext:value-type="float">
            <text:p>0.599293565222679</text:p>
          </table:table-cell>
          <table:table-cell office:value-type="float" office:value="0.603371193790388" calcext:value-type="float">
            <text:p>0.603371193790388</text:p>
          </table:table-cell>
          <table:table-cell office:value-type="float" office:value="0.599619913990902" calcext:value-type="float">
            <text:p>0.599619913990902</text:p>
          </table:table-cell>
          <table:table-cell office:value-type="float" office:value="0.578909987586447" calcext:value-type="float">
            <text:p>0.578909987586447</text:p>
          </table:table-cell>
          <table:table-cell office:value-type="float" office:value="0.565556091543973" calcext:value-type="float">
            <text:p>0.565556091543973</text:p>
          </table:table-cell>
          <table:table-cell office:value-type="float" office:value="0.552777224251154" calcext:value-type="float">
            <text:p>0.552777224251154</text:p>
          </table:table-cell>
          <table:table-cell office:value-type="float" office:value="0.529947616020414" calcext:value-type="float">
            <text:p>0.529947616020414</text:p>
          </table:table-cell>
          <table:table-cell office:value-type="float" office:value="0.534338060967707" calcext:value-type="float">
            <text:p>0.534338060967707</text:p>
          </table:table-cell>
          <table:table-cell office:value-type="float" office:value="0.543722183165792" calcext:value-type="float">
            <text:p>0.543722183165792</text:p>
          </table:table-cell>
          <table:table-cell office:value-type="float" office:value="0.575063654662139" calcext:value-type="float">
            <text:p>0.575063654662139</text:p>
          </table:table-cell>
          <table:table-cell office:value-type="float" office:value="0.597684458453175" calcext:value-type="float">
            <text:p>0.597684458453175</text:p>
          </table:table-cell>
          <table:table-cell office:value-type="float" office:value="0.604716204473869" calcext:value-type="float">
            <text:p>0.604716204473869</text:p>
          </table:table-cell>
          <table:table-cell office:value-type="float" office:value="0.603504140394306" calcext:value-type="float">
            <text:p>0.603504140394306</text:p>
          </table:table-cell>
          <table:table-cell office:value-type="float" office:value="0.602750382082579" calcext:value-type="float">
            <text:p>0.602750382082579</text:p>
          </table:table-cell>
          <table:table-cell office:value-type="float" office:value="0.61719936073431" calcext:value-type="float">
            <text:p>0.61719936073431</text:p>
          </table:table-cell>
          <table:table-cell office:value-type="float" office:value="0.64932098917437" calcext:value-type="float">
            <text:p>0.64932098917437</text:p>
          </table:table-cell>
          <table:table-cell office:value-type="float" office:value="0.598736695619594" calcext:value-type="float">
            <text:p>0.598736695619594</text:p>
          </table:table-cell>
          <table:table-cell office:value-type="float" office:value="0.590959314275316" calcext:value-type="float">
            <text:p>0.590959314275316</text:p>
          </table:table-cell>
          <table:table-cell office:value-type="float" office:value="0.586343336965707" calcext:value-type="float">
            <text:p>0.586343336965707</text:p>
          </table:table-cell>
          <table:table-cell office:value-type="float" office:value="0.544264049887123" calcext:value-type="float">
            <text:p>0.544264049887123</text:p>
          </table:table-cell>
          <table:table-cell office:value-type="float" office:value="0.538417422050945" calcext:value-type="float">
            <text:p>0.538417422050945</text:p>
          </table:table-cell>
          <table:table-cell office:value-type="float" office:value="0.532265739415324" calcext:value-type="float">
            <text:p>0.532265739415324</text:p>
          </table:table-cell>
          <table:table-cell office:value-type="float" office:value="0.545519247393446" calcext:value-type="float">
            <text:p>0.545519247393446</text:p>
          </table:table-cell>
          <table:table-cell office:value-type="float" office:value="0.564276005295634" calcext:value-type="float">
            <text:p>0.564276005295634</text:p>
          </table:table-cell>
          <table:table-cell office:value-type="float" office:value="0.568250412487316" calcext:value-type="float">
            <text:p>0.568250412487316</text:p>
          </table:table-cell>
          <table:table-cell office:value-type="float" office:value="0.570351655858617" calcext:value-type="float">
            <text:p>0.570351655858617</text:p>
          </table:table-cell>
          <table:table-cell office:value-type="float" office:value="0.577494583746123" calcext:value-type="float">
            <text:p>0.577494583746123</text:p>
          </table:table-cell>
          <table:table-cell office:value-type="float" office:value="0.591687910563676" calcext:value-type="float">
            <text:p>0.591687910563676</text:p>
          </table:table-cell>
          <table:table-cell office:value-type="float" office:value="0.606994586182562" calcext:value-type="float">
            <text:p>0.606994586182562</text:p>
          </table:table-cell>
          <table:table-cell office:value-type="float" office:value="0.61304641769079" calcext:value-type="float">
            <text:p>0.61304641769079</text:p>
          </table:table-cell>
          <table:table-cell office:value-type="float" office:value="0.598630046280769" calcext:value-type="float">
            <text:p>0.598630046280769</text:p>
          </table:table-cell>
          <table:table-cell office:value-type="float" office:value="0.607682163139034" calcext:value-type="float">
            <text:p>0.607682163139034</text:p>
          </table:table-cell>
          <table:table-cell office:value-type="float" office:value="0.607786036733838" calcext:value-type="float">
            <text:p>0.607786036733838</text:p>
          </table:table-cell>
          <table:table-cell office:value-type="float" office:value="0.585115228539662" calcext:value-type="float">
            <text:p>0.585115228539662</text:p>
          </table:table-cell>
          <table:table-cell office:value-type="float" office:value="0.573703977185718" calcext:value-type="float">
            <text:p>0.573703977185718</text:p>
          </table:table-cell>
          <table:table-cell office:value-type="float" office:value="0.572355471049061" calcext:value-type="float">
            <text:p>0.572355471049061</text:p>
          </table:table-cell>
          <table:table-cell office:value-type="float" office:value="0.641488209073225" calcext:value-type="float">
            <text:p>0.641488209073225</text:p>
          </table:table-cell>
          <table:table-cell office:value-type="float" office:value="0.653561236180427" calcext:value-type="float">
            <text:p>0.653561236180427</text:p>
          </table:table-cell>
          <table:table-cell office:value-type="float" office:value="0.605577982523805" calcext:value-type="float">
            <text:p>0.605577982523805</text:p>
          </table:table-cell>
          <table:table-cell office:value-type="float" office:value="0.604495367681658" calcext:value-type="float">
            <text:p>0.604495367681658</text:p>
          </table:table-cell>
          <table:table-cell office:value-type="float" office:value="0.630835172787758" calcext:value-type="float">
            <text:p>0.630835172787758</text:p>
          </table:table-cell>
          <table:table-cell office:value-type="float" office:value="0.604946483705706" calcext:value-type="float">
            <text:p>0.604946483705706</text:p>
          </table:table-cell>
          <table:table-cell office:value-type="float" office:value="0.581279693115926" calcext:value-type="float">
            <text:p>0.581279693115926</text:p>
          </table:table-cell>
          <table:table-cell office:value-type="float" office:value="0.572050853858323" calcext:value-type="float">
            <text:p>0.572050853858323</text:p>
          </table:table-cell>
          <table:table-cell office:value-type="float" office:value="0.560909824956105" calcext:value-type="float">
            <text:p>0.560909824956105</text:p>
          </table:table-cell>
          <table:table-cell office:value-type="float" office:value="0.577816745667609" calcext:value-type="float">
            <text:p>0.577816745667609</text:p>
          </table:table-cell>
          <table:table-cell office:value-type="float" office:value="0.602040647790485" calcext:value-type="float">
            <text:p>0.602040647790485</text:p>
          </table:table-cell>
          <table:table-cell office:value-type="float" office:value="0.629083859531182" calcext:value-type="float">
            <text:p>0.629083859531182</text:p>
          </table:table-cell>
          <table:table-cell office:value-type="float" office:value="0.627806514130614" calcext:value-type="float">
            <text:p>0.627806514130614</text:p>
          </table:table-cell>
          <table:table-cell office:value-type="float" office:value="0.64007765777645" calcext:value-type="float">
            <text:p>0.64007765777645</text:p>
          </table:table-cell>
          <table:table-cell office:value-type="float" office:value="0.642660186964189" calcext:value-type="float">
            <text:p>0.642660186964189</text:p>
          </table:table-cell>
          <table:table-cell office:value-type="float" office:value="0.641222550947176" calcext:value-type="float">
            <text:p>0.641222550947176</text:p>
          </table:table-cell>
          <table:table-cell office:value-type="float" office:value="0.645690718919741" calcext:value-type="float">
            <text:p>0.645690718919741</text:p>
          </table:table-cell>
          <table:table-cell office:value-type="float" office:value="0.638462263642299" calcext:value-type="float">
            <text:p>0.638462263642299</text:p>
          </table:table-cell>
          <table:table-cell office:value-type="float" office:value="0.610685169001987" calcext:value-type="float">
            <text:p>0.610685169001987</text:p>
          </table:table-cell>
          <table:table-cell office:value-type="float" office:value="0.603933909679411" calcext:value-type="float">
            <text:p>0.603933909679411</text:p>
          </table:table-cell>
          <table:table-cell office:value-type="float" office:value="0.668137556867954" calcext:value-type="float">
            <text:p>0.668137556867954</text:p>
          </table:table-cell>
          <table:table-cell office:value-type="float" office:value="0.561693062188326" calcext:value-type="float">
            <text:p>0.561693062188326</text:p>
          </table:table-cell>
          <table:table-cell office:value-type="float" office:value="0.550651751603301" calcext:value-type="float">
            <text:p>0.550651751603301</text:p>
          </table:table-cell>
          <table:table-cell office:value-type="float" office:value="0.547780268195491" calcext:value-type="float">
            <text:p>0.547780268195491</text:p>
          </table:table-cell>
          <table:table-cell office:value-type="float" office:value="0.559806884100122" calcext:value-type="float">
            <text:p>0.559806884100122</text:p>
          </table:table-cell>
          <table:table-cell office:value-type="float" office:value="0.554859946037776" calcext:value-type="float">
            <text:p>0.554859946037776</text:p>
          </table:table-cell>
          <table:table-cell office:value-type="float" office:value="0.573045826646031" calcext:value-type="float">
            <text:p>0.573045826646031</text:p>
          </table:table-cell>
          <table:table-cell office:value-type="float" office:value="0.604450344648041" calcext:value-type="float">
            <text:p>0.604450344648041</text:p>
          </table:table-cell>
          <table:table-cell office:value-type="float" office:value="0.61091479435758" calcext:value-type="float">
            <text:p>0.61091479435758</text:p>
          </table:table-cell>
          <table:table-cell office:value-type="float" office:value="0.624862704108754" calcext:value-type="float">
            <text:p>0.624862704108754</text:p>
          </table:table-cell>
          <table:table-cell office:value-type="float" office:value="0.629858029634641" calcext:value-type="float">
            <text:p>0.629858029634641</text:p>
          </table:table-cell>
          <table:table-cell office:value-type="float" office:value="0.638961173645111" calcext:value-type="float">
            <text:p>0.638961173645111</text:p>
          </table:table-cell>
          <table:table-cell office:value-type="float" office:value="0.634354113837947" calcext:value-type="float">
            <text:p>0.634354113837947</text:p>
          </table:table-cell>
          <table:table-cell office:value-type="float" office:value="0.625080446038473" calcext:value-type="float">
            <text:p>0.625080446038473</text:p>
          </table:table-cell>
          <table:table-cell office:value-type="float" office:value="0.593812066782946" calcext:value-type="float">
            <text:p>0.593812066782946</text:p>
          </table:table-cell>
          <table:table-cell office:value-type="float" office:value="0.598074105433291" calcext:value-type="float">
            <text:p>0.598074105433291</text:p>
          </table:table-cell>
          <table:table-cell office:value-type="float" office:value="0.608427631211587" calcext:value-type="float">
            <text:p>0.608427631211587</text:p>
          </table:table-cell>
          <table:table-cell office:value-type="float" office:value="0.604509815934735" calcext:value-type="float">
            <text:p>0.604509815934735</text:p>
          </table:table-cell>
          <table:table-cell office:value-type="float" office:value="0.599525490173037" calcext:value-type="float">
            <text:p>0.599525490173037</text:p>
          </table:table-cell>
          <table:table-cell office:value-type="float" office:value="0.593747688602508" calcext:value-type="float">
            <text:p>0.593747688602508</text:p>
          </table:table-cell>
          <table:table-cell office:value-type="float" office:value="0.595427567749351" calcext:value-type="float">
            <text:p>0.595427567749351</text:p>
          </table:table-cell>
          <table:table-cell office:value-type="float" office:value="0.607525045582797" calcext:value-type="float">
            <text:p>0.607525045582797</text:p>
          </table:table-cell>
          <table:table-cell office:value-type="float" office:value="0.559862630178396" calcext:value-type="float">
            <text:p>0.559862630178396</text:p>
          </table:table-cell>
          <table:table-cell office:value-type="float" office:value="0.547119212719212" calcext:value-type="float">
            <text:p>0.547119212719212</text:p>
          </table:table-cell>
          <table:table-cell office:value-type="float" office:value="0.544351703403136" calcext:value-type="float">
            <text:p>0.544351703403136</text:p>
          </table:table-cell>
          <table:table-cell office:value-type="float" office:value="0.567845869039578" calcext:value-type="float">
            <text:p>0.567845869039578</text:p>
          </table:table-cell>
          <table:table-cell office:value-type="float" office:value="0.554628560885406" calcext:value-type="float">
            <text:p>0.554628560885406</text:p>
          </table:table-cell>
          <table:table-cell office:value-type="float" office:value="0.587068620108756" calcext:value-type="float">
            <text:p>0.587068620108756</text:p>
          </table:table-cell>
          <table:table-cell office:value-type="float" office:value="0.606861700727859" calcext:value-type="float">
            <text:p>0.606861700727859</text:p>
          </table:table-cell>
          <table:table-cell office:value-type="float" office:value="0.610019370719174" calcext:value-type="float">
            <text:p>0.610019370719174</text:p>
          </table:table-cell>
          <table:table-cell office:value-type="float" office:value="0.624741228401704" calcext:value-type="float">
            <text:p>0.624741228401704</text:p>
          </table:table-cell>
          <table:table-cell office:value-type="float" office:value="0.627184166669956" calcext:value-type="float">
            <text:p>0.627184166669956</text:p>
          </table:table-cell>
          <table:table-cell office:value-type="float" office:value="0.637894911557673" calcext:value-type="float">
            <text:p>0.637894911557673</text:p>
          </table:table-cell>
          <table:table-cell office:value-type="float" office:value="0.638132278468404" calcext:value-type="float">
            <text:p>0.638132278468404</text:p>
          </table:table-cell>
          <table:table-cell office:value-type="float" office:value="0.653386434299867" calcext:value-type="float">
            <text:p>0.653386434299867</text:p>
          </table:table-cell>
          <table:table-cell office:value-type="float" office:value="0.615130983542453" calcext:value-type="float">
            <text:p>0.615130983542453</text:p>
          </table:table-cell>
          <table:table-cell office:value-type="float" office:value="0.612630467410922" calcext:value-type="float">
            <text:p>0.612630467410922</text:p>
          </table:table-cell>
          <table:table-cell office:value-type="float" office:value="0.604272591203859" calcext:value-type="float">
            <text:p>0.604272591203859</text:p>
          </table:table-cell>
          <table:table-cell office:value-type="float" office:value="0.610503405104674" calcext:value-type="float">
            <text:p>0.610503405104674</text:p>
          </table:table-cell>
          <table:table-cell office:value-type="float" office:value="0.60317154108953" calcext:value-type="float">
            <text:p>0.60317154108953</text:p>
          </table:table-cell>
          <table:table-cell office:value-type="float" office:value="0.604465983967299" calcext:value-type="float">
            <text:p>0.604465983967299</text:p>
          </table:table-cell>
          <table:table-cell office:value-type="float" office:value="0.605443374552317" calcext:value-type="float">
            <text:p>0.605443374552317</text:p>
          </table:table-cell>
          <table:table-cell office:value-type="float" office:value="0.597792377193691" calcext:value-type="float">
            <text:p>0.597792377193691</text:p>
          </table:table-cell>
          <table:table-cell office:value-type="float" office:value="0.593288506504076" calcext:value-type="float">
            <text:p>0.593288506504076</text:p>
          </table:table-cell>
          <table:table-cell office:value-type="float" office:value="0.598514075555254" calcext:value-type="float">
            <text:p>0.598514075555254</text:p>
          </table:table-cell>
          <table:table-cell office:value-type="float" office:value="0.567100705733606" calcext:value-type="float">
            <text:p>0.567100705733606</text:p>
          </table:table-cell>
          <table:table-cell office:value-type="float" office:value="0.560684455137819" calcext:value-type="float">
            <text:p>0.560684455137819</text:p>
          </table:table-cell>
          <table:table-cell office:value-type="float" office:value="0.577683279374847" calcext:value-type="float">
            <text:p>0.577683279374847</text:p>
          </table:table-cell>
          <table:table-cell office:value-type="float" office:value="0.571881282437645" calcext:value-type="float">
            <text:p>0.571881282437645</text:p>
          </table:table-cell>
          <table:table-cell office:value-type="float" office:value="0.607166716302449" calcext:value-type="float">
            <text:p>0.607166716302449</text:p>
          </table:table-cell>
          <table:table-cell office:value-type="float" office:value="0.618521411741612" calcext:value-type="float">
            <text:p>0.618521411741612</text:p>
          </table:table-cell>
          <table:table-cell office:value-type="float" office:value="0.611844315965753" calcext:value-type="float">
            <text:p>0.611844315965753</text:p>
          </table:table-cell>
          <table:table-cell office:value-type="float" office:value="0.623397745368585" calcext:value-type="float">
            <text:p>0.623397745368585</text:p>
          </table:table-cell>
          <table:table-cell office:value-type="float" office:value="0.622508952591221" calcext:value-type="float">
            <text:p>0.622508952591221</text:p>
          </table:table-cell>
          <table:table-cell office:value-type="float" office:value="0.620168866801469" calcext:value-type="float">
            <text:p>0.620168866801469</text:p>
          </table:table-cell>
          <table:table-cell office:value-type="float" office:value="0.625757988454719" calcext:value-type="float">
            <text:p>0.625757988454719</text:p>
          </table:table-cell>
          <table:table-cell office:value-type="float" office:value="0.630235416178946" calcext:value-type="float">
            <text:p>0.630235416178946</text:p>
          </table:table-cell>
          <table:table-cell office:value-type="float" office:value="0.61166043210633" calcext:value-type="float">
            <text:p>0.61166043210633</text:p>
          </table:table-cell>
          <table:table-cell office:value-type="float" office:value="0.60925609544301" calcext:value-type="float">
            <text:p>0.60925609544301</text:p>
          </table:table-cell>
          <table:table-cell office:value-type="float" office:value="0.575576173555462" calcext:value-type="float">
            <text:p>0.575576173555462</text:p>
          </table:table-cell>
          <table:table-cell office:value-type="float" office:value="0.573990414105424" calcext:value-type="float">
            <text:p>0.573990414105424</text:p>
          </table:table-cell>
          <table:table-cell office:value-type="float" office:value="0.560962753317134" calcext:value-type="float">
            <text:p>0.560962753317134</text:p>
          </table:table-cell>
          <table:table-cell office:value-type="float" office:value="0.558359396465976" calcext:value-type="float">
            <text:p>0.558359396465976</text:p>
          </table:table-cell>
          <table:table-cell office:value-type="float" office:value="0.562185036081845" calcext:value-type="float">
            <text:p>0.562185036081845</text:p>
          </table:table-cell>
          <table:table-cell office:value-type="float" office:value="0.561475356087298" calcext:value-type="float">
            <text:p>0.561475356087298</text:p>
          </table:table-cell>
          <table:table-cell office:value-type="float" office:value="0.563712496050226" calcext:value-type="float">
            <text:p>0.563712496050226</text:p>
          </table:table-cell>
          <table:table-cell office:value-type="float" office:value="0.565756859971518" calcext:value-type="float">
            <text:p>0.565756859971518</text:p>
          </table:table-cell>
          <table:table-cell office:value-type="float" office:value="0.564255101623619" calcext:value-type="float">
            <text:p>0.564255101623619</text:p>
          </table:table-cell>
          <table:table-cell office:value-type="float" office:value="0.564434846689833" calcext:value-type="float">
            <text:p>0.564434846689833</text:p>
          </table:table-cell>
          <table:table-cell office:value-type="float" office:value="0.56451542234592" calcext:value-type="float">
            <text:p>0.56451542234592</text:p>
          </table:table-cell>
          <table:table-cell office:value-type="float" office:value="0.56422581474351" calcext:value-type="float">
            <text:p>0.56422581474351</text:p>
          </table:table-cell>
          <table:table-cell office:value-type="float" office:value="0.564439707865094" calcext:value-type="float">
            <text:p>0.564439707865094</text:p>
          </table:table-cell>
          <table:table-cell office:value-type="float" office:value="0.563936316505126" calcext:value-type="float">
            <text:p>0.563936316505126</text:p>
          </table:table-cell>
          <table:table-cell office:value-type="float" office:value="0.563971538182171" calcext:value-type="float">
            <text:p>0.563971538182171</text:p>
          </table:table-cell>
          <table:table-cell office:value-type="float" office:value="0.563647953966562" calcext:value-type="float">
            <text:p>0.563647953966562</text:p>
          </table:table-cell>
          <table:table-cell office:value-type="float" office:value="0.563985637129804" calcext:value-type="float">
            <text:p>0.563985637129804</text:p>
          </table:table-cell>
          <table:table-cell office:value-type="float" office:value="0.564417009883788" calcext:value-type="float">
            <text:p>0.564417009883788</text:p>
          </table:table-cell>
          <table:table-cell office:value-type="float" office:value="0.564115461952765" calcext:value-type="float">
            <text:p>0.564115461952765</text:p>
          </table:table-cell>
          <table:table-cell office:value-type="float" office:value="0.564389726205864" calcext:value-type="float">
            <text:p>0.564389726205864</text:p>
          </table:table-cell>
          <table:table-cell office:value-type="float" office:value="0.564595540072972" calcext:value-type="float">
            <text:p>0.564595540072972</text:p>
          </table:table-cell>
          <table:table-cell office:value-type="float" office:value="0.564392026293142" calcext:value-type="float">
            <text:p>0.564392026293142</text:p>
          </table:table-cell>
          <table:table-cell office:value-type="float" office:value="0.564307673770715" calcext:value-type="float">
            <text:p>0.564307673770715</text:p>
          </table:table-cell>
          <table:table-cell office:value-type="float" office:value="0.564127582134703" calcext:value-type="float">
            <text:p>0.564127582134703</text:p>
          </table:table-cell>
          <table:table-cell office:value-type="float" office:value="0.564093603460443" calcext:value-type="float">
            <text:p>0.564093603460443</text:p>
          </table:table-cell>
          <table:table-cell office:value-type="float" office:value="0.564443627767962" calcext:value-type="float">
            <text:p>0.564443627767962</text:p>
          </table:table-cell>
          <table:table-cell office:value-type="float" office:value="0.564765237458983" calcext:value-type="float">
            <text:p>0.564765237458983</text:p>
          </table:table-cell>
          <table:table-cell office:value-type="float" office:value="0.564087394077131" calcext:value-type="float">
            <text:p>0.564087394077131</text:p>
          </table:table-cell>
          <table:table-cell office:value-type="float" office:value="0.563932607081475" calcext:value-type="float">
            <text:p>0.563932607081475</text:p>
          </table:table-cell>
          <table:table-cell office:value-type="float" office:value="0.56409814608791" calcext:value-type="float">
            <text:p>0.56409814608791</text:p>
          </table:table-cell>
          <table:table-cell office:value-type="float" office:value="0.563850735271825" calcext:value-type="float">
            <text:p>0.563850735271825</text:p>
          </table:table-cell>
          <table:table-cell office:value-type="float" office:value="0.564492248200662" calcext:value-type="float">
            <text:p>0.564492248200662</text:p>
          </table:table-cell>
          <table:table-cell office:value-type="float" office:value="0.564192449664571" calcext:value-type="float">
            <text:p>0.564192449664571</text:p>
          </table:table-cell>
          <table:table-cell office:value-type="float" office:value="0.564330995973352" calcext:value-type="float">
            <text:p>0.564330995973352</text:p>
          </table:table-cell>
          <table:table-cell office:value-type="float" office:value="0.563882328928383" calcext:value-type="float">
            <text:p>0.563882328928383</text:p>
          </table:table-cell>
          <table:table-cell office:value-type="float" office:value="0.563920703756711" calcext:value-type="float">
            <text:p>0.563920703756711</text:p>
          </table:table-cell>
          <table:table-cell office:value-type="float" office:value="0.564240384783645" calcext:value-type="float">
            <text:p>0.564240384783645</text:p>
          </table:table-cell>
          <table:table-cell office:value-type="float" office:value="0.563926837393862" calcext:value-type="float">
            <text:p>0.563926837393862</text:p>
          </table:table-cell>
          <table:table-cell office:value-type="float" office:value="0.564166836126085" calcext:value-type="float">
            <text:p>0.564166836126085</text:p>
          </table:table-cell>
          <table:table-cell office:value-type="float" office:value="0.563762808075236" calcext:value-type="float">
            <text:p>0.563762808075236</text:p>
          </table:table-cell>
          <table:table-cell office:value-type="float" office:value="0.564060147656707" calcext:value-type="float">
            <text:p>0.564060147656707</text:p>
          </table:table-cell>
          <table:table-cell office:value-type="float" office:value="0.563533778967393" calcext:value-type="float">
            <text:p>0.563533778967393</text:p>
          </table:table-cell>
          <table:table-cell office:value-type="float" office:value="0.563834303540013" calcext:value-type="float">
            <text:p>0.563834303540013</text:p>
          </table:table-cell>
          <table:table-cell office:value-type="float" office:value="0.563993181610416" calcext:value-type="float">
            <text:p>0.563993181610416</text:p>
          </table:table-cell>
          <table:table-cell office:value-type="float" office:value="0.564284116214823" calcext:value-type="float">
            <text:p>0.564284116214823</text:p>
          </table:table-cell>
          <table:table-cell office:value-type="float" office:value="0.563642412908649" calcext:value-type="float">
            <text:p>0.563642412908649</text:p>
          </table:table-cell>
          <table:table-cell office:value-type="float" office:value="0.563845479336591" calcext:value-type="float">
            <text:p>0.563845479336591</text:p>
          </table:table-cell>
          <table:table-cell office:value-type="float" office:value="0.563952270360385" calcext:value-type="float">
            <text:p>0.563952270360385</text:p>
          </table:table-cell>
          <table:table-cell office:value-type="float" office:value="0.563439802750116" calcext:value-type="float">
            <text:p>0.563439802750116</text:p>
          </table:table-cell>
          <table:table-cell office:value-type="float" office:value="0.563802591989432" calcext:value-type="float">
            <text:p>0.563802591989432</text:p>
          </table:table-cell>
          <table:table-cell office:value-type="float" office:value="0.563567486075665" calcext:value-type="float">
            <text:p>0.563567486075665</text:p>
          </table:table-cell>
          <table:table-cell office:value-type="float" office:value="0.563415997263809" calcext:value-type="float">
            <text:p>0.563415997263809</text:p>
          </table:table-cell>
          <table:table-cell office:value-type="float" office:value="0.563477931160017" calcext:value-type="float">
            <text:p>0.563477931160017</text:p>
          </table:table-cell>
          <table:table-cell office:value-type="float" office:value="0.563831682437912" calcext:value-type="float">
            <text:p>0.563831682437912</text:p>
          </table:table-cell>
          <table:table-cell office:value-type="float" office:value="0.563845623700956" calcext:value-type="float">
            <text:p>0.563845623700956</text:p>
          </table:table-cell>
          <table:table-cell office:value-type="float" office:value="0.563512275180851" calcext:value-type="float">
            <text:p>0.563512275180851</text:p>
          </table:table-cell>
          <table:table-cell office:value-type="float" office:value="0.563948526740417" calcext:value-type="float">
            <text:p>0.563948526740417</text:p>
          </table:table-cell>
          <table:table-cell office:value-type="float" office:value="0.563418623443297" calcext:value-type="float">
            <text:p>0.563418623443297</text:p>
          </table:table-cell>
          <table:table-cell office:value-type="float" office:value="0.563615646785791" calcext:value-type="float">
            <text:p>0.563615646785791</text:p>
          </table:table-cell>
          <table:table-cell office:value-type="float" office:value="0.564158385975941" calcext:value-type="float">
            <text:p>0.564158385975941</text:p>
          </table:table-cell>
          <table:table-cell office:value-type="float" office:value="0.56376019396235" calcext:value-type="float">
            <text:p>0.56376019396235</text:p>
          </table:table-cell>
          <table:table-cell office:value-type="float" office:value="0.563853692006396" calcext:value-type="float">
            <text:p>0.563853692006396</text:p>
          </table:table-cell>
          <table:table-cell office:value-type="float" office:value="0.563701873398016" calcext:value-type="float">
            <text:p>0.563701873398016</text:p>
          </table:table-cell>
          <table:table-cell office:value-type="float" office:value="0.564133353680071" calcext:value-type="float">
            <text:p>0.564133353680071</text:p>
          </table:table-cell>
          <table:table-cell office:value-type="float" office:value="0.562915521671819" calcext:value-type="float">
            <text:p>0.562915521671819</text:p>
          </table:table-cell>
          <table:table-cell office:value-type="float" office:value="0.564115111944345" calcext:value-type="float">
            <text:p>0.564115111944345</text:p>
          </table:table-cell>
          <table:table-cell office:value-type="float" office:value="0.564190553539161" calcext:value-type="float">
            <text:p>0.564190553539161</text:p>
          </table:table-cell>
          <table:table-cell office:value-type="float" office:value="0.564172439656927" calcext:value-type="float">
            <text:p>0.564172439656927</text:p>
          </table:table-cell>
          <table:table-cell office:value-type="float" office:value="0.563903801263391" calcext:value-type="float">
            <text:p>0.563903801263391</text:p>
          </table:table-cell>
          <table:table-cell office:value-type="float" office:value="0.563756373607601" calcext:value-type="float">
            <text:p>0.563756373607601</text:p>
          </table:table-cell>
          <table:table-cell office:value-type="float" office:value="0.563947689695834" calcext:value-type="float">
            <text:p>0.563947689695834</text:p>
          </table:table-cell>
          <table:table-cell office:value-type="float" office:value="0.563535843920792" calcext:value-type="float">
            <text:p>0.563535843920792</text:p>
          </table:table-cell>
          <table:table-cell office:value-type="float" office:value="0.563694380626074" calcext:value-type="float">
            <text:p>0.563694380626074</text:p>
          </table:table-cell>
          <table:table-cell office:value-type="float" office:value="0.563685732128806" calcext:value-type="float">
            <text:p>0.563685732128806</text:p>
          </table:table-cell>
          <table:table-cell office:value-type="float" office:value="0.563906345650386" calcext:value-type="float">
            <text:p>0.563906345650386</text:p>
          </table:table-cell>
          <table:table-cell office:value-type="float" office:value="0.5638253914405" calcext:value-type="float">
            <text:p>0.5638253914405</text:p>
          </table:table-cell>
          <table:table-cell office:value-type="float" office:value="0.564089195293741" calcext:value-type="float">
            <text:p>0.564089195293741</text:p>
          </table:table-cell>
          <table:table-cell office:value-type="float" office:value="0.563373437155161" calcext:value-type="float">
            <text:p>0.563373437155161</text:p>
          </table:table-cell>
          <table:table-cell office:value-type="float" office:value="0.563937140764449" calcext:value-type="float">
            <text:p>0.563937140764449</text:p>
          </table:table-cell>
          <table:table-cell office:value-type="float" office:value="0.563971532879982" calcext:value-type="float">
            <text:p>0.563971532879982</text:p>
          </table:table-cell>
          <table:table-cell office:value-type="float" office:value="0.564357802338539" calcext:value-type="float">
            <text:p>0.564357802338539</text:p>
          </table:table-cell>
          <table:table-cell office:value-type="float" office:value="0.563977895148822" calcext:value-type="float">
            <text:p>0.563977895148822</text:p>
          </table:table-cell>
          <table:table-cell office:value-type="float" office:value="0.56413989844117" calcext:value-type="float">
            <text:p>0.56413989844117</text:p>
          </table:table-cell>
          <table:table-cell office:value-type="float" office:value="0.563460161372589" calcext:value-type="float">
            <text:p>0.563460161372589</text:p>
          </table:table-cell>
          <table:table-cell office:value-type="float" office:value="0.563823133887753" calcext:value-type="float">
            <text:p>0.563823133887753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9998399467116" calcext:value-type="float">
            <text:p>-0.199998399467116</text:p>
          </table:table-cell>
          <table:table-cell office:value-type="float" office:value="-0.200349442376563" calcext:value-type="float">
            <text:p>-0.200349442376563</text:p>
          </table:table-cell>
          <table:table-cell office:value-type="float" office:value="-0.199964359494732" calcext:value-type="float">
            <text:p>-0.199964359494732</text:p>
          </table:table-cell>
          <table:table-cell office:value-type="float" office:value="-0.200085094260088" calcext:value-type="float">
            <text:p>-0.200085094260088</text:p>
          </table:table-cell>
          <table:table-cell office:value-type="float" office:value="-0.200363207454606" calcext:value-type="float">
            <text:p>-0.200363207454606</text:p>
          </table:table-cell>
          <table:table-cell office:value-type="float" office:value="-0.201044437700285" calcext:value-type="float">
            <text:p>-0.201044437700285</text:p>
          </table:table-cell>
          <table:table-cell office:value-type="float" office:value="-0.200038628014393" calcext:value-type="float">
            <text:p>-0.200038628014393</text:p>
          </table:table-cell>
          <table:table-cell office:value-type="float" office:value="-0.200116354312291" calcext:value-type="float">
            <text:p>-0.200116354312291</text:p>
          </table:table-cell>
          <table:table-cell office:value-type="float" office:value="-0.2001297679693" calcext:value-type="float">
            <text:p>-0.2001297679693</text:p>
          </table:table-cell>
          <table:table-cell office:value-type="float" office:value="-0.200125408477491" calcext:value-type="float">
            <text:p>-0.200125408477491</text:p>
          </table:table-cell>
          <table:table-cell office:value-type="float" office:value="-0.20033326976547" calcext:value-type="float">
            <text:p>-0.20033326976547</text:p>
          </table:table-cell>
          <table:table-cell office:value-type="float" office:value="-0.200075540898302" calcext:value-type="float">
            <text:p>-0.200075540898302</text:p>
          </table:table-cell>
          <table:table-cell office:value-type="float" office:value="-0.200093211832145" calcext:value-type="float">
            <text:p>-0.200093211832145</text:p>
          </table:table-cell>
          <table:table-cell office:value-type="float" office:value="-0.200109222387222" calcext:value-type="float">
            <text:p>-0.200109222387222</text:p>
          </table:table-cell>
          <table:table-cell office:value-type="float" office:value="-0.200429259155761" calcext:value-type="float">
            <text:p>-0.200429259155761</text:p>
          </table:table-cell>
          <table:table-cell office:value-type="float" office:value="-0.20003488848652" calcext:value-type="float">
            <text:p>-0.20003488848652</text:p>
          </table:table-cell>
          <table:table-cell office:value-type="float" office:value="-0.200091855710376" calcext:value-type="float">
            <text:p>-0.200091855710376</text:p>
          </table:table-cell>
          <table:table-cell office:value-type="float" office:value="-0.200289952062558" calcext:value-type="float">
            <text:p>-0.200289952062558</text:p>
          </table:table-cell>
          <table:table-cell office:value-type="float" office:value="-0.200187531703169" calcext:value-type="float">
            <text:p>-0.200187531703169</text:p>
          </table:table-cell>
          <table:table-cell office:value-type="float" office:value="-0.200398243258497" calcext:value-type="float">
            <text:p>-0.200398243258497</text:p>
          </table:table-cell>
          <table:table-cell office:value-type="float" office:value="-0.200179635775342" calcext:value-type="float">
            <text:p>-0.200179635775342</text:p>
          </table:table-cell>
          <table:table-cell office:value-type="float" office:value="-0.200055098115181" calcext:value-type="float">
            <text:p>-0.200055098115181</text:p>
          </table:table-cell>
          <table:table-cell office:value-type="float" office:value="-0.200121990812628" calcext:value-type="float">
            <text:p>-0.200121990812628</text:p>
          </table:table-cell>
          <table:table-cell office:value-type="float" office:value="-0.200071344110757" calcext:value-type="float">
            <text:p>-0.200071344110757</text:p>
          </table:table-cell>
          <table:table-cell office:value-type="float" office:value="-0.200452336840401" calcext:value-type="float">
            <text:p>-0.200452336840401</text:p>
          </table:table-cell>
          <table:table-cell office:value-type="float" office:value="-0.200092414888858" calcext:value-type="float">
            <text:p>-0.200092414888858</text:p>
          </table:table-cell>
          <table:table-cell office:value-type="float" office:value="-0.200133920864998" calcext:value-type="float">
            <text:p>-0.200133920864998</text:p>
          </table:table-cell>
          <table:table-cell office:value-type="float" office:value="-0.200244659955276" calcext:value-type="float">
            <text:p>-0.200244659955276</text:p>
          </table:table-cell>
          <table:table-cell office:value-type="float" office:value="-0.200312334706997" calcext:value-type="float">
            <text:p>-0.200312334706997</text:p>
          </table:table-cell>
          <table:table-cell office:value-type="float" office:value="-0.200175949315083" calcext:value-type="float">
            <text:p>-0.200175949315083</text:p>
          </table:table-cell>
          <table:table-cell office:value-type="float" office:value="-0.200062111547019" calcext:value-type="float">
            <text:p>-0.200062111547019</text:p>
          </table:table-cell>
          <table:table-cell office:value-type="float" office:value="-0.200348414030836" calcext:value-type="float">
            <text:p>-0.200348414030836</text:p>
          </table:table-cell>
          <table:table-cell office:value-type="float" office:value="-0.199939811996472" calcext:value-type="float">
            <text:p>-0.199939811996472</text:p>
          </table:table-cell>
          <table:table-cell office:value-type="float" office:value="-0.2001655305943" calcext:value-type="float">
            <text:p>-0.2001655305943</text:p>
          </table:table-cell>
          <table:table-cell office:value-type="float" office:value="-0.20025508875037" calcext:value-type="float">
            <text:p>-0.20025508875037</text:p>
          </table:table-cell>
          <table:table-cell office:value-type="float" office:value="-0.200116773416715" calcext:value-type="float">
            <text:p>-0.200116773416715</text:p>
          </table:table-cell>
          <table:table-cell office:value-type="float" office:value="-0.200119327260979" calcext:value-type="float">
            <text:p>-0.200119327260979</text:p>
          </table:table-cell>
          <table:table-cell office:value-type="float" office:value="-0.200095629542336" calcext:value-type="float">
            <text:p>-0.200095629542336</text:p>
          </table:table-cell>
          <table:table-cell office:value-type="float" office:value="-0.2001363266802" calcext:value-type="float">
            <text:p>-0.2001363266802</text:p>
          </table:table-cell>
          <table:table-cell office:value-type="float" office:value="-0.200182119817855" calcext:value-type="float">
            <text:p>-0.200182119817855</text:p>
          </table:table-cell>
          <table:table-cell office:value-type="float" office:value="-0.20017520595472" calcext:value-type="float">
            <text:p>-0.20017520595472</text:p>
          </table:table-cell>
          <table:table-cell office:value-type="float" office:value="-0.200160921161202" calcext:value-type="float">
            <text:p>-0.200160921161202</text:p>
          </table:table-cell>
          <table:table-cell office:value-type="float" office:value="-0.199993767839603" calcext:value-type="float">
            <text:p>-0.199993767839603</text:p>
          </table:table-cell>
          <table:table-cell office:value-type="float" office:value="-0.200108609578426" calcext:value-type="float">
            <text:p>-0.200108609578426</text:p>
          </table:table-cell>
          <table:table-cell office:value-type="float" office:value="-0.200182054113247" calcext:value-type="float">
            <text:p>-0.200182054113247</text:p>
          </table:table-cell>
          <table:table-cell office:value-type="float" office:value="-0.200361444512265" calcext:value-type="float">
            <text:p>-0.200361444512265</text:p>
          </table:table-cell>
          <table:table-cell office:value-type="float" office:value="-0.200461726586386" calcext:value-type="float">
            <text:p>-0.200461726586386</text:p>
          </table:table-cell>
          <table:table-cell office:value-type="float" office:value="-0.200952243190925" calcext:value-type="float">
            <text:p>-0.200952243190925</text:p>
          </table:table-cell>
          <table:table-cell office:value-type="float" office:value="-0.201321535196021" calcext:value-type="float">
            <text:p>-0.201321535196021</text:p>
          </table:table-cell>
          <table:table-cell office:value-type="float" office:value="-0.200496955197043" calcext:value-type="float">
            <text:p>-0.200496955197043</text:p>
          </table:table-cell>
          <table:table-cell office:value-type="float" office:value="-0.202438152751122" calcext:value-type="float">
            <text:p>-0.202438152751122</text:p>
          </table:table-cell>
          <table:table-cell office:value-type="float" office:value="-0.204600620711874" calcext:value-type="float">
            <text:p>-0.204600620711874</text:p>
          </table:table-cell>
          <table:table-cell office:value-type="float" office:value="-0.205487335091851" calcext:value-type="float">
            <text:p>-0.205487335091851</text:p>
          </table:table-cell>
          <table:table-cell office:value-type="float" office:value="-0.204280881572458" calcext:value-type="float">
            <text:p>-0.204280881572458</text:p>
          </table:table-cell>
          <table:table-cell office:value-type="float" office:value="-0.198271849508414" calcext:value-type="float">
            <text:p>-0.198271849508414</text:p>
          </table:table-cell>
          <table:table-cell office:value-type="float" office:value="-0.164342687012845" calcext:value-type="float">
            <text:p>-0.164342687012845</text:p>
          </table:table-cell>
          <table:table-cell office:value-type="float" office:value="-0.241184025152984" calcext:value-type="float">
            <text:p>-0.241184025152984</text:p>
          </table:table-cell>
          <table:table-cell office:value-type="float" office:value="-0.255014708002526" calcext:value-type="float">
            <text:p>-0.255014708002526</text:p>
          </table:table-cell>
          <table:table-cell office:value-type="float" office:value="-0.251802821529994" calcext:value-type="float">
            <text:p>-0.251802821529994</text:p>
          </table:table-cell>
          <table:table-cell office:value-type="float" office:value="-0.260253995222737" calcext:value-type="float">
            <text:p>-0.260253995222737</text:p>
          </table:table-cell>
          <table:table-cell office:value-type="float" office:value="-0.262536036437033" calcext:value-type="float">
            <text:p>-0.262536036437033</text:p>
          </table:table-cell>
          <table:table-cell office:value-type="float" office:value="-0.272010868401492" calcext:value-type="float">
            <text:p>-0.272010868401492</text:p>
          </table:table-cell>
          <table:table-cell office:value-type="float" office:value="-0.161583045209018" calcext:value-type="float">
            <text:p>-0.161583045209018</text:p>
          </table:table-cell>
          <table:table-cell office:value-type="float" office:value="-0.167563436797457" calcext:value-type="float">
            <text:p>-0.167563436797457</text:p>
          </table:table-cell>
          <table:table-cell office:value-type="float" office:value="-0.165825895811006" calcext:value-type="float">
            <text:p>-0.165825895811006</text:p>
          </table:table-cell>
          <table:table-cell office:value-type="float" office:value="-0.169867742279026" calcext:value-type="float">
            <text:p>-0.169867742279026</text:p>
          </table:table-cell>
          <table:table-cell office:value-type="float" office:value="-0.175359977242355" calcext:value-type="float">
            <text:p>-0.175359977242355</text:p>
          </table:table-cell>
          <table:table-cell office:value-type="float" office:value="-0.187032319774123" calcext:value-type="float">
            <text:p>-0.187032319774123</text:p>
          </table:table-cell>
          <table:table-cell office:value-type="float" office:value="-0.20160923643071" calcext:value-type="float">
            <text:p>-0.20160923643071</text:p>
          </table:table-cell>
          <table:table-cell office:value-type="float" office:value="-0.199675298109927" calcext:value-type="float">
            <text:p>-0.199675298109927</text:p>
          </table:table-cell>
          <table:table-cell office:value-type="float" office:value="-0.196820328586733" calcext:value-type="float">
            <text:p>-0.196820328586733</text:p>
          </table:table-cell>
          <table:table-cell office:value-type="float" office:value="-0.192584282834343" calcext:value-type="float">
            <text:p>-0.192584282834343</text:p>
          </table:table-cell>
          <table:table-cell office:value-type="float" office:value="-0.186891468344156" calcext:value-type="float">
            <text:p>-0.186891468344156</text:p>
          </table:table-cell>
          <table:table-cell office:value-type="float" office:value="-0.272977686174697" calcext:value-type="float">
            <text:p>-0.272977686174697</text:p>
          </table:table-cell>
          <table:table-cell office:value-type="float" office:value="-0.276300399789509" calcext:value-type="float">
            <text:p>-0.276300399789509</text:p>
          </table:table-cell>
          <table:table-cell office:value-type="float" office:value="-0.266169934447803" calcext:value-type="float">
            <text:p>-0.266169934447803</text:p>
          </table:table-cell>
          <table:table-cell office:value-type="float" office:value="-0.170677659993868" calcext:value-type="float">
            <text:p>-0.170677659993868</text:p>
          </table:table-cell>
          <table:table-cell office:value-type="float" office:value="-0.160669669464448" calcext:value-type="float">
            <text:p>-0.160669669464448</text:p>
          </table:table-cell>
          <table:table-cell office:value-type="float" office:value="-0.163536006394472" calcext:value-type="float">
            <text:p>-0.163536006394472</text:p>
          </table:table-cell>
          <table:table-cell office:value-type="float" office:value="-0.164711698360104" calcext:value-type="float">
            <text:p>-0.164711698360104</text:p>
          </table:table-cell>
          <table:table-cell office:value-type="float" office:value="-0.174244313839742" calcext:value-type="float">
            <text:p>-0.174244313839742</text:p>
          </table:table-cell>
          <table:table-cell office:value-type="float" office:value="-0.181123766345973" calcext:value-type="float">
            <text:p>-0.181123766345973</text:p>
          </table:table-cell>
          <table:table-cell office:value-type="float" office:value="-0.186524177106145" calcext:value-type="float">
            <text:p>-0.186524177106145</text:p>
          </table:table-cell>
          <table:table-cell office:value-type="float" office:value="-0.193247951687532" calcext:value-type="float">
            <text:p>-0.193247951687532</text:p>
          </table:table-cell>
          <table:table-cell office:value-type="float" office:value="-0.194257374010903" calcext:value-type="float">
            <text:p>-0.194257374010903</text:p>
          </table:table-cell>
          <table:table-cell office:value-type="float" office:value="-0.190624253790126" calcext:value-type="float">
            <text:p>-0.190624253790126</text:p>
          </table:table-cell>
          <table:table-cell office:value-type="float" office:value="-0.192059470981868" calcext:value-type="float">
            <text:p>-0.192059470981868</text:p>
          </table:table-cell>
          <table:table-cell office:value-type="float" office:value="-0.189661381207898" calcext:value-type="float">
            <text:p>-0.189661381207898</text:p>
          </table:table-cell>
          <table:table-cell office:value-type="float" office:value="-0.183811003082002" calcext:value-type="float">
            <text:p>-0.183811003082002</text:p>
          </table:table-cell>
          <table:table-cell office:value-type="float" office:value="-0.180056483449314" calcext:value-type="float">
            <text:p>-0.180056483449314</text:p>
          </table:table-cell>
          <table:table-cell office:value-type="float" office:value="-0.177052444979217" calcext:value-type="float">
            <text:p>-0.177052444979217</text:p>
          </table:table-cell>
          <table:table-cell office:value-type="float" office:value="-0.160043397275224" calcext:value-type="float">
            <text:p>-0.160043397275224</text:p>
          </table:table-cell>
          <table:table-cell office:value-type="float" office:value="-0.152883497738609" calcext:value-type="float">
            <text:p>-0.152883497738609</text:p>
          </table:table-cell>
          <table:table-cell office:value-type="float" office:value="-0.195673480786559" calcext:value-type="float">
            <text:p>-0.195673480786559</text:p>
          </table:table-cell>
          <table:table-cell office:value-type="float" office:value="-0.263373633026112" calcext:value-type="float">
            <text:p>-0.263373633026112</text:p>
          </table:table-cell>
          <table:table-cell office:value-type="float" office:value="-0.265950403196616" calcext:value-type="float">
            <text:p>-0.265950403196616</text:p>
          </table:table-cell>
          <table:table-cell office:value-type="float" office:value="-0.280179052204159" calcext:value-type="float">
            <text:p>-0.280179052204159</text:p>
          </table:table-cell>
          <table:table-cell office:value-type="float" office:value="-0.281376728184655" calcext:value-type="float">
            <text:p>-0.281376728184655</text:p>
          </table:table-cell>
          <table:table-cell office:value-type="float" office:value="-0.174551975326303" calcext:value-type="float">
            <text:p>-0.174551975326303</text:p>
          </table:table-cell>
          <table:table-cell office:value-type="float" office:value="-0.164557512664368" calcext:value-type="float">
            <text:p>-0.164557512664368</text:p>
          </table:table-cell>
          <table:table-cell office:value-type="float" office:value="-0.167118309992615" calcext:value-type="float">
            <text:p>-0.167118309992615</text:p>
          </table:table-cell>
          <table:table-cell office:value-type="float" office:value="-0.170469237003095" calcext:value-type="float">
            <text:p>-0.170469237003095</text:p>
          </table:table-cell>
          <table:table-cell office:value-type="float" office:value="-0.171071264594599" calcext:value-type="float">
            <text:p>-0.171071264594599</text:p>
          </table:table-cell>
          <table:table-cell office:value-type="float" office:value="-0.177332028128758" calcext:value-type="float">
            <text:p>-0.177332028128758</text:p>
          </table:table-cell>
          <table:table-cell office:value-type="float" office:value="-0.183610223606075" calcext:value-type="float">
            <text:p>-0.183610223606075</text:p>
          </table:table-cell>
          <table:table-cell office:value-type="float" office:value="-0.194061978252926" calcext:value-type="float">
            <text:p>-0.194061978252926</text:p>
          </table:table-cell>
          <table:table-cell office:value-type="float" office:value="-0.197195057391537" calcext:value-type="float">
            <text:p>-0.197195057391537</text:p>
          </table:table-cell>
          <table:table-cell office:value-type="float" office:value="-0.20369584993996" calcext:value-type="float">
            <text:p>-0.20369584993996</text:p>
          </table:table-cell>
          <table:table-cell office:value-type="float" office:value="-0.202982674900996" calcext:value-type="float">
            <text:p>-0.202982674900996</text:p>
          </table:table-cell>
          <table:table-cell office:value-type="float" office:value="-0.199483781341618" calcext:value-type="float">
            <text:p>-0.199483781341618</text:p>
          </table:table-cell>
          <table:table-cell office:value-type="float" office:value="-0.195002979228017" calcext:value-type="float">
            <text:p>-0.195002979228017</text:p>
          </table:table-cell>
          <table:table-cell office:value-type="float" office:value="-0.185281919475912" calcext:value-type="float">
            <text:p>-0.185281919475912</text:p>
          </table:table-cell>
          <table:table-cell office:value-type="float" office:value="-0.166906439510887" calcext:value-type="float">
            <text:p>-0.166906439510887</text:p>
          </table:table-cell>
          <table:table-cell office:value-type="float" office:value="-0.164748275274888" calcext:value-type="float">
            <text:p>-0.164748275274888</text:p>
          </table:table-cell>
          <table:table-cell office:value-type="float" office:value="-0.25934260236961" calcext:value-type="float">
            <text:p>-0.25934260236961</text:p>
          </table:table-cell>
          <table:table-cell office:value-type="float" office:value="-0.165782693110948" calcext:value-type="float">
            <text:p>-0.165782693110948</text:p>
          </table:table-cell>
          <table:table-cell office:value-type="float" office:value="-0.164149981939361" calcext:value-type="float">
            <text:p>-0.164149981939361</text:p>
          </table:table-cell>
          <table:table-cell office:value-type="float" office:value="-0.164148564835892" calcext:value-type="float">
            <text:p>-0.164148564835892</text:p>
          </table:table-cell>
          <table:table-cell office:value-type="float" office:value="-0.167140527948553" calcext:value-type="float">
            <text:p>-0.167140527948553</text:p>
          </table:table-cell>
          <table:table-cell office:value-type="float" office:value="-0.168183977690672" calcext:value-type="float">
            <text:p>-0.168183977690672</text:p>
          </table:table-cell>
          <table:table-cell office:value-type="float" office:value="-0.176358094302936" calcext:value-type="float">
            <text:p>-0.176358094302936</text:p>
          </table:table-cell>
          <table:table-cell office:value-type="float" office:value="-0.191730261595023" calcext:value-type="float">
            <text:p>-0.191730261595023</text:p>
          </table:table-cell>
          <table:table-cell office:value-type="float" office:value="-0.200949334876875" calcext:value-type="float">
            <text:p>-0.200949334876875</text:p>
          </table:table-cell>
          <table:table-cell office:value-type="float" office:value="-0.200887361468688" calcext:value-type="float">
            <text:p>-0.200887361468688</text:p>
          </table:table-cell>
          <table:table-cell office:value-type="float" office:value="-0.199670846246674" calcext:value-type="float">
            <text:p>-0.199670846246674</text:p>
          </table:table-cell>
          <table:table-cell office:value-type="float" office:value="-0.198911057052142" calcext:value-type="float">
            <text:p>-0.198911057052142</text:p>
          </table:table-cell>
          <table:table-cell office:value-type="float" office:value="-0.19799480614579" calcext:value-type="float">
            <text:p>-0.19799480614579</text:p>
          </table:table-cell>
          <table:table-cell office:value-type="float" office:value="-0.191711823992399" calcext:value-type="float">
            <text:p>-0.191711823992399</text:p>
          </table:table-cell>
          <table:table-cell office:value-type="float" office:value="-0.165637710722478" calcext:value-type="float">
            <text:p>-0.165637710722478</text:p>
          </table:table-cell>
          <table:table-cell office:value-type="float" office:value="-0.170122090750135" calcext:value-type="float">
            <text:p>-0.170122090750135</text:p>
          </table:table-cell>
          <table:table-cell office:value-type="float" office:value="-0.279405734397642" calcext:value-type="float">
            <text:p>-0.279405734397642</text:p>
          </table:table-cell>
          <table:table-cell office:value-type="float" office:value="-0.278195690300458" calcext:value-type="float">
            <text:p>-0.278195690300458</text:p>
          </table:table-cell>
          <table:table-cell office:value-type="float" office:value="-0.277088947253409" calcext:value-type="float">
            <text:p>-0.277088947253409</text:p>
          </table:table-cell>
          <table:table-cell office:value-type="float" office:value="-0.276603050156617" calcext:value-type="float">
            <text:p>-0.276603050156617</text:p>
          </table:table-cell>
          <table:table-cell office:value-type="float" office:value="-0.277441731374614" calcext:value-type="float">
            <text:p>-0.277441731374614</text:p>
          </table:table-cell>
          <table:table-cell office:value-type="float" office:value="-0.28174509841228" calcext:value-type="float">
            <text:p>-0.28174509841228</text:p>
          </table:table-cell>
          <table:table-cell office:value-type="float" office:value="-0.164584238259632" calcext:value-type="float">
            <text:p>-0.164584238259632</text:p>
          </table:table-cell>
          <table:table-cell office:value-type="float" office:value="-0.167944134493511" calcext:value-type="float">
            <text:p>-0.167944134493511</text:p>
          </table:table-cell>
          <table:table-cell office:value-type="float" office:value="-0.169898084777401" calcext:value-type="float">
            <text:p>-0.169898084777401</text:p>
          </table:table-cell>
          <table:table-cell office:value-type="float" office:value="-0.178369701860001" calcext:value-type="float">
            <text:p>-0.178369701860001</text:p>
          </table:table-cell>
          <table:table-cell office:value-type="float" office:value="-0.176536424494455" calcext:value-type="float">
            <text:p>-0.176536424494455</text:p>
          </table:table-cell>
          <table:table-cell office:value-type="float" office:value="-0.184563932362928" calcext:value-type="float">
            <text:p>-0.184563932362928</text:p>
          </table:table-cell>
          <table:table-cell office:value-type="float" office:value="-0.194432658771264" calcext:value-type="float">
            <text:p>-0.194432658771264</text:p>
          </table:table-cell>
          <table:table-cell office:value-type="float" office:value="-0.198052370416021" calcext:value-type="float">
            <text:p>-0.198052370416021</text:p>
          </table:table-cell>
          <table:table-cell office:value-type="float" office:value="-0.203098508229531" calcext:value-type="float">
            <text:p>-0.203098508229531</text:p>
          </table:table-cell>
          <table:table-cell office:value-type="float" office:value="-0.203850930589623" calcext:value-type="float">
            <text:p>-0.203850930589623</text:p>
          </table:table-cell>
          <table:table-cell office:value-type="float" office:value="-0.204423832919594" calcext:value-type="float">
            <text:p>-0.204423832919594</text:p>
          </table:table-cell>
          <table:table-cell office:value-type="float" office:value="-0.198303799365224" calcext:value-type="float">
            <text:p>-0.198303799365224</text:p>
          </table:table-cell>
          <table:table-cell office:value-type="float" office:value="-0.196730776843403" calcext:value-type="float">
            <text:p>-0.196730776843403</text:p>
          </table:table-cell>
          <table:table-cell office:value-type="float" office:value="-0.160280623788006" calcext:value-type="float">
            <text:p>-0.160280623788006</text:p>
          </table:table-cell>
          <table:table-cell office:value-type="float" office:value="-0.164366146380815" calcext:value-type="float">
            <text:p>-0.164366146380815</text:p>
          </table:table-cell>
          <table:table-cell office:value-type="float" office:value="-0.17170834176679" calcext:value-type="float">
            <text:p>-0.17170834176679</text:p>
          </table:table-cell>
          <table:table-cell office:value-type="float" office:value="-0.276019689353856" calcext:value-type="float">
            <text:p>-0.276019689353856</text:p>
          </table:table-cell>
          <table:table-cell office:value-type="float" office:value="-0.27529834285753" calcext:value-type="float">
            <text:p>-0.27529834285753</text:p>
          </table:table-cell>
          <table:table-cell office:value-type="float" office:value="-0.278311385535224" calcext:value-type="float">
            <text:p>-0.278311385535224</text:p>
          </table:table-cell>
          <table:table-cell office:value-type="float" office:value="-0.279403102840461" calcext:value-type="float">
            <text:p>-0.279403102840461</text:p>
          </table:table-cell>
          <table:table-cell office:value-type="float" office:value="-0.278226157342543" calcext:value-type="float">
            <text:p>-0.278226157342543</text:p>
          </table:table-cell>
          <table:table-cell office:value-type="float" office:value="-0.277096248101806" calcext:value-type="float">
            <text:p>-0.277096248101806</text:p>
          </table:table-cell>
          <table:table-cell office:value-type="float" office:value="-0.281723578471379" calcext:value-type="float">
            <text:p>-0.281723578471379</text:p>
          </table:table-cell>
          <table:table-cell office:value-type="float" office:value="-0.166243019209755" calcext:value-type="float">
            <text:p>-0.166243019209755</text:p>
          </table:table-cell>
          <table:table-cell office:value-type="float" office:value="-0.168331315480211" calcext:value-type="float">
            <text:p>-0.168331315480211</text:p>
          </table:table-cell>
          <table:table-cell office:value-type="float" office:value="-0.180541661470324" calcext:value-type="float">
            <text:p>-0.180541661470324</text:p>
          </table:table-cell>
          <table:table-cell office:value-type="float" office:value="-0.180826665280252" calcext:value-type="float">
            <text:p>-0.180826665280252</text:p>
          </table:table-cell>
          <table:table-cell office:value-type="float" office:value="-0.195214552100307" calcext:value-type="float">
            <text:p>-0.195214552100307</text:p>
          </table:table-cell>
          <table:table-cell office:value-type="float" office:value="-0.201533983483535" calcext:value-type="float">
            <text:p>-0.201533983483535</text:p>
          </table:table-cell>
          <table:table-cell office:value-type="float" office:value="-0.203571104266479" calcext:value-type="float">
            <text:p>-0.203571104266479</text:p>
          </table:table-cell>
          <table:table-cell office:value-type="float" office:value="-0.205182366160256" calcext:value-type="float">
            <text:p>-0.205182366160256</text:p>
          </table:table-cell>
          <table:table-cell office:value-type="float" office:value="-0.203916281177736" calcext:value-type="float">
            <text:p>-0.203916281177736</text:p>
          </table:table-cell>
          <table:table-cell office:value-type="float" office:value="-0.202495868810434" calcext:value-type="float">
            <text:p>-0.202495868810434</text:p>
          </table:table-cell>
          <table:table-cell office:value-type="float" office:value="-0.200229075987679" calcext:value-type="float">
            <text:p>-0.200229075987679</text:p>
          </table:table-cell>
          <table:table-cell office:value-type="float" office:value="-0.193366451367445" calcext:value-type="float">
            <text:p>-0.193366451367445</text:p>
          </table:table-cell>
          <table:table-cell office:value-type="float" office:value="-0.184820924260694" calcext:value-type="float">
            <text:p>-0.184820924260694</text:p>
          </table:table-cell>
          <table:table-cell office:value-type="float" office:value="-0.164494972707091" calcext:value-type="float">
            <text:p>-0.164494972707091</text:p>
          </table:table-cell>
          <table:table-cell office:value-type="float" office:value="-0.158282291084315" calcext:value-type="float">
            <text:p>-0.158282291084315</text:p>
          </table:table-cell>
          <table:table-cell office:value-type="float" office:value="-0.16177373933269" calcext:value-type="float">
            <text:p>-0.16177373933269</text:p>
          </table:table-cell>
          <table:table-cell office:value-type="float" office:value="-0.163614691577211" calcext:value-type="float">
            <text:p>-0.163614691577211</text:p>
          </table:table-cell>
          <table:table-cell office:value-type="float" office:value="-0.164639261947691" calcext:value-type="float">
            <text:p>-0.164639261947691</text:p>
          </table:table-cell>
          <table:table-cell office:value-type="float" office:value="-0.164202893642773" calcext:value-type="float">
            <text:p>-0.164202893642773</text:p>
          </table:table-cell>
          <table:table-cell office:value-type="float" office:value="-0.163102751105129" calcext:value-type="float">
            <text:p>-0.163102751105129</text:p>
          </table:table-cell>
          <table:table-cell office:value-type="float" office:value="-0.160463401545752" calcext:value-type="float">
            <text:p>-0.160463401545752</text:p>
          </table:table-cell>
          <table:table-cell office:value-type="float" office:value="-0.160159255424691" calcext:value-type="float">
            <text:p>-0.160159255424691</text:p>
          </table:table-cell>
          <table:table-cell office:value-type="float" office:value="-0.159937083507095" calcext:value-type="float">
            <text:p>-0.159937083507095</text:p>
          </table:table-cell>
          <table:table-cell office:value-type="float" office:value="-0.160168654085685" calcext:value-type="float">
            <text:p>-0.160168654085685</text:p>
          </table:table-cell>
          <table:table-cell office:value-type="float" office:value="-0.160379609467351" calcext:value-type="float">
            <text:p>-0.160379609467351</text:p>
          </table:table-cell>
          <table:table-cell office:value-type="float" office:value="-0.160417478888822" calcext:value-type="float">
            <text:p>-0.160417478888822</text:p>
          </table:table-cell>
          <table:table-cell office:value-type="float" office:value="-0.160398175552701" calcext:value-type="float">
            <text:p>-0.160398175552701</text:p>
          </table:table-cell>
          <table:table-cell office:value-type="float" office:value="-0.16023546437461" calcext:value-type="float">
            <text:p>-0.16023546437461</text:p>
          </table:table-cell>
          <table:table-cell office:value-type="float" office:value="-0.160256237597425" calcext:value-type="float">
            <text:p>-0.160256237597425</text:p>
          </table:table-cell>
          <table:table-cell office:value-type="float" office:value="-0.160221845983815" calcext:value-type="float">
            <text:p>-0.160221845983815</text:p>
          </table:table-cell>
          <table:table-cell office:value-type="float" office:value="-0.160206158186775" calcext:value-type="float">
            <text:p>-0.160206158186775</text:p>
          </table:table-cell>
          <table:table-cell office:value-type="float" office:value="-0.160296568360361" calcext:value-type="float">
            <text:p>-0.160296568360361</text:p>
          </table:table-cell>
          <table:table-cell office:value-type="float" office:value="-0.160214920008244" calcext:value-type="float">
            <text:p>-0.160214920008244</text:p>
          </table:table-cell>
          <table:table-cell office:value-type="float" office:value="-0.160278617395707" calcext:value-type="float">
            <text:p>-0.160278617395707</text:p>
          </table:table-cell>
          <table:table-cell office:value-type="float" office:value="-0.160402504798771" calcext:value-type="float">
            <text:p>-0.160402504798771</text:p>
          </table:table-cell>
          <table:table-cell office:value-type="float" office:value="-0.160385947675212" calcext:value-type="float">
            <text:p>-0.160385947675212</text:p>
          </table:table-cell>
          <table:table-cell office:value-type="float" office:value="-0.160306272450038" calcext:value-type="float">
            <text:p>-0.160306272450038</text:p>
          </table:table-cell>
          <table:table-cell office:value-type="float" office:value="-0.160261854005381" calcext:value-type="float">
            <text:p>-0.160261854005381</text:p>
          </table:table-cell>
          <table:table-cell office:value-type="float" office:value="-0.160242147010772" calcext:value-type="float">
            <text:p>-0.160242147010772</text:p>
          </table:table-cell>
          <table:table-cell office:value-type="float" office:value="-0.160319782408418" calcext:value-type="float">
            <text:p>-0.160319782408418</text:p>
          </table:table-cell>
          <table:table-cell office:value-type="float" office:value="-0.160393207855624" calcext:value-type="float">
            <text:p>-0.160393207855624</text:p>
          </table:table-cell>
          <table:table-cell office:value-type="float" office:value="-0.160296977362861" calcext:value-type="float">
            <text:p>-0.160296977362861</text:p>
          </table:table-cell>
          <table:table-cell office:value-type="float" office:value="-0.16027263195552" calcext:value-type="float">
            <text:p>-0.16027263195552</text:p>
          </table:table-cell>
          <table:table-cell office:value-type="float" office:value="-0.160184746651711" calcext:value-type="float">
            <text:p>-0.160184746651711</text:p>
          </table:table-cell>
          <table:table-cell office:value-type="float" office:value="-0.160209925752963" calcext:value-type="float">
            <text:p>-0.160209925752963</text:p>
          </table:table-cell>
          <table:table-cell office:value-type="float" office:value="-0.16024862660803" calcext:value-type="float">
            <text:p>-0.16024862660803</text:p>
          </table:table-cell>
          <table:table-cell office:value-type="float" office:value="-0.159988417644022" calcext:value-type="float">
            <text:p>-0.159988417644022</text:p>
          </table:table-cell>
          <table:table-cell office:value-type="float" office:value="-0.160026710277883" calcext:value-type="float">
            <text:p>-0.160026710277883</text:p>
          </table:table-cell>
          <table:table-cell office:value-type="float" office:value="-0.159987973823355" calcext:value-type="float">
            <text:p>-0.159987973823355</text:p>
          </table:table-cell>
          <table:table-cell office:value-type="float" office:value="-0.160039296606327" calcext:value-type="float">
            <text:p>-0.160039296606327</text:p>
          </table:table-cell>
          <table:table-cell office:value-type="float" office:value="-0.160030804820197" calcext:value-type="float">
            <text:p>-0.160030804820197</text:p>
          </table:table-cell>
          <table:table-cell office:value-type="float" office:value="-0.159979483016563" calcext:value-type="float">
            <text:p>-0.159979483016563</text:p>
          </table:table-cell>
          <table:table-cell office:value-type="float" office:value="-0.160014761061932" calcext:value-type="float">
            <text:p>-0.160014761061932</text:p>
          </table:table-cell>
          <table:table-cell office:value-type="float" office:value="-0.159966562085815" calcext:value-type="float">
            <text:p>-0.159966562085815</text:p>
          </table:table-cell>
          <table:table-cell office:value-type="float" office:value="-0.159981865596151" calcext:value-type="float">
            <text:p>-0.159981865596151</text:p>
          </table:table-cell>
          <table:table-cell office:value-type="float" office:value="-0.15991640904239" calcext:value-type="float">
            <text:p>-0.15991640904239</text:p>
          </table:table-cell>
          <table:table-cell office:value-type="float" office:value="-0.1599469880168" calcext:value-type="float">
            <text:p>-0.1599469880168</text:p>
          </table:table-cell>
          <table:table-cell office:value-type="float" office:value="-0.160012232799191" calcext:value-type="float">
            <text:p>-0.160012232799191</text:p>
          </table:table-cell>
          <table:table-cell office:value-type="float" office:value="-0.160035869882173" calcext:value-type="float">
            <text:p>-0.160035869882173</text:p>
          </table:table-cell>
          <table:table-cell office:value-type="float" office:value="-0.159913937090439" calcext:value-type="float">
            <text:p>-0.159913937090439</text:p>
          </table:table-cell>
          <table:table-cell office:value-type="float" office:value="-0.159944154969544" calcext:value-type="float">
            <text:p>-0.159944154969544</text:p>
          </table:table-cell>
          <table:table-cell office:value-type="float" office:value="-0.159983691615869" calcext:value-type="float">
            <text:p>-0.159983691615869</text:p>
          </table:table-cell>
          <table:table-cell office:value-type="float" office:value="-0.159851686614246" calcext:value-type="float">
            <text:p>-0.159851686614246</text:p>
          </table:table-cell>
          <table:table-cell office:value-type="float" office:value="-0.159951344490196" calcext:value-type="float">
            <text:p>-0.159951344490196</text:p>
          </table:table-cell>
          <table:table-cell office:value-type="float" office:value="-0.159899505517973" calcext:value-type="float">
            <text:p>-0.159899505517973</text:p>
          </table:table-cell>
          <table:table-cell office:value-type="float" office:value="-0.159871373138684" calcext:value-type="float">
            <text:p>-0.159871373138684</text:p>
          </table:table-cell>
          <table:table-cell office:value-type="float" office:value="-0.159878254206239" calcext:value-type="float">
            <text:p>-0.159878254206239</text:p>
          </table:table-cell>
          <table:table-cell office:value-type="float" office:value="-0.159928299848755" calcext:value-type="float">
            <text:p>-0.159928299848755</text:p>
          </table:table-cell>
          <table:table-cell office:value-type="float" office:value="-0.15993550001208" calcext:value-type="float">
            <text:p>-0.15993550001208</text:p>
          </table:table-cell>
          <table:table-cell office:value-type="float" office:value="-0.159881718947415" calcext:value-type="float">
            <text:p>-0.159881718947415</text:p>
          </table:table-cell>
          <table:table-cell office:value-type="float" office:value="-0.159954949627825" calcext:value-type="float">
            <text:p>-0.159954949627825</text:p>
          </table:table-cell>
          <table:table-cell office:value-type="float" office:value="-0.159873417625845" calcext:value-type="float">
            <text:p>-0.159873417625845</text:p>
          </table:table-cell>
          <table:table-cell office:value-type="float" office:value="-0.159908887522548" calcext:value-type="float">
            <text:p>-0.159908887522548</text:p>
          </table:table-cell>
          <table:table-cell office:value-type="float" office:value="-0.159985042095668" calcext:value-type="float">
            <text:p>-0.159985042095668</text:p>
          </table:table-cell>
          <table:table-cell office:value-type="float" office:value="-0.15992297305952" calcext:value-type="float">
            <text:p>-0.15992297305952</text:p>
          </table:table-cell>
          <table:table-cell office:value-type="float" office:value="-0.159940311033884" calcext:value-type="float">
            <text:p>-0.159940311033884</text:p>
          </table:table-cell>
          <table:table-cell office:value-type="float" office:value="-0.159926660644702" calcext:value-type="float">
            <text:p>-0.159926660644702</text:p>
          </table:table-cell>
          <table:table-cell office:value-type="float" office:value="-0.159998633338015" calcext:value-type="float">
            <text:p>-0.159998633338015</text:p>
          </table:table-cell>
          <table:table-cell office:value-type="float" office:value="-0.159776361568739" calcext:value-type="float">
            <text:p>-0.159776361568739</text:p>
          </table:table-cell>
          <table:table-cell office:value-type="float" office:value="-0.159998736390982" calcext:value-type="float">
            <text:p>-0.159998736390982</text:p>
          </table:table-cell>
          <table:table-cell office:value-type="float" office:value="-0.160004830388318" calcext:value-type="float">
            <text:p>-0.160004830388318</text:p>
          </table:table-cell>
          <table:table-cell office:value-type="float" office:value="-0.160019137494828" calcext:value-type="float">
            <text:p>-0.160019137494828</text:p>
          </table:table-cell>
          <table:table-cell office:value-type="float" office:value="-0.159949710903036" calcext:value-type="float">
            <text:p>-0.159949710903036</text:p>
          </table:table-cell>
          <table:table-cell office:value-type="float" office:value="-0.159928699932947" calcext:value-type="float">
            <text:p>-0.159928699932947</text:p>
          </table:table-cell>
          <table:table-cell office:value-type="float" office:value="-0.159954078286851" calcext:value-type="float">
            <text:p>-0.159954078286851</text:p>
          </table:table-cell>
          <table:table-cell office:value-type="float" office:value="-0.159887037165004" calcext:value-type="float">
            <text:p>-0.159887037165004</text:p>
          </table:table-cell>
          <table:table-cell office:value-type="float" office:value="-0.159896888216438" calcext:value-type="float">
            <text:p>-0.159896888216438</text:p>
          </table:table-cell>
          <table:table-cell office:value-type="float" office:value="-0.159907605176481" calcext:value-type="float">
            <text:p>-0.159907605176481</text:p>
          </table:table-cell>
          <table:table-cell office:value-type="float" office:value="-0.159948763033251" calcext:value-type="float">
            <text:p>-0.159948763033251</text:p>
          </table:table-cell>
          <table:table-cell office:value-type="float" office:value="-0.159939072198343" calcext:value-type="float">
            <text:p>-0.159939072198343</text:p>
          </table:table-cell>
          <table:table-cell office:value-type="float" office:value="-0.159983619092777" calcext:value-type="float">
            <text:p>-0.159983619092777</text:p>
          </table:table-cell>
          <table:table-cell office:value-type="float" office:value="-0.159840162307853" calcext:value-type="float">
            <text:p>-0.159840162307853</text:p>
          </table:table-cell>
          <table:table-cell office:value-type="float" office:value="-0.159937500120801" calcext:value-type="float">
            <text:p>-0.159937500120801</text:p>
          </table:table-cell>
          <table:table-cell office:value-type="float" office:value="-0.159953486932786" calcext:value-type="float">
            <text:p>-0.159953486932786</text:p>
          </table:table-cell>
          <table:table-cell office:value-type="float" office:value="-0.159996664419265" calcext:value-type="float">
            <text:p>-0.159996664419265</text:p>
          </table:table-cell>
          <table:table-cell office:value-type="float" office:value="-0.159958195410996" calcext:value-type="float">
            <text:p>-0.159958195410996</text:p>
          </table:table-cell>
          <table:table-cell office:value-type="float" office:value="-0.159982777701813" calcext:value-type="float">
            <text:p>-0.159982777701813</text:p>
          </table:table-cell>
          <table:table-cell office:value-type="float" office:value="-0.159869829762447" calcext:value-type="float">
            <text:p>-0.159869829762447</text:p>
          </table:table-cell>
          <table:table-cell office:value-type="float" office:value="-0.159923736967566" calcext:value-type="float">
            <text:p>-0.159923736967566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343634563146" calcext:value-type="float">
            <text:p>0.295343634563146</text:p>
          </table:table-cell>
          <table:table-cell office:value-type="float" office:value="0.295360413600473" calcext:value-type="float">
            <text:p>0.295360413600473</text:p>
          </table:table-cell>
          <table:table-cell office:value-type="float" office:value="0.295342477614844" calcext:value-type="float">
            <text:p>0.295342477614844</text:p>
          </table:table-cell>
          <table:table-cell office:value-type="float" office:value="0.295353001176941" calcext:value-type="float">
            <text:p>0.295353001176941</text:p>
          </table:table-cell>
          <table:table-cell office:value-type="float" office:value="0.295377711922993" calcext:value-type="float">
            <text:p>0.295377711922993</text:p>
          </table:table-cell>
          <table:table-cell office:value-type="float" office:value="0.295404247555168" calcext:value-type="float">
            <text:p>0.295404247555168</text:p>
          </table:table-cell>
          <table:table-cell office:value-type="float" office:value="0.295350473217018" calcext:value-type="float">
            <text:p>0.295350473217018</text:p>
          </table:table-cell>
          <table:table-cell office:value-type="float" office:value="0.295348165288967" calcext:value-type="float">
            <text:p>0.295348165288967</text:p>
          </table:table-cell>
          <table:table-cell office:value-type="float" office:value="0.295357376652455" calcext:value-type="float">
            <text:p>0.295357376652455</text:p>
          </table:table-cell>
          <table:table-cell office:value-type="float" office:value="0.295354396046228" calcext:value-type="float">
            <text:p>0.295354396046228</text:p>
          </table:table-cell>
          <table:table-cell office:value-type="float" office:value="0.295374471925137" calcext:value-type="float">
            <text:p>0.295374471925137</text:p>
          </table:table-cell>
          <table:table-cell office:value-type="float" office:value="0.295356202022669" calcext:value-type="float">
            <text:p>0.295356202022669</text:p>
          </table:table-cell>
          <table:table-cell office:value-type="float" office:value="0.29536328749081" calcext:value-type="float">
            <text:p>0.29536328749081</text:p>
          </table:table-cell>
          <table:table-cell office:value-type="float" office:value="0.295371556087826" calcext:value-type="float">
            <text:p>0.295371556087826</text:p>
          </table:table-cell>
          <table:table-cell office:value-type="float" office:value="0.295375006172386" calcext:value-type="float">
            <text:p>0.295375006172386</text:p>
          </table:table-cell>
          <table:table-cell office:value-type="float" office:value="0.295338931762327" calcext:value-type="float">
            <text:p>0.295338931762327</text:p>
          </table:table-cell>
          <table:table-cell office:value-type="float" office:value="0.295353988897779" calcext:value-type="float">
            <text:p>0.295353988897779</text:p>
          </table:table-cell>
          <table:table-cell office:value-type="float" office:value="0.295342398158536" calcext:value-type="float">
            <text:p>0.295342398158536</text:p>
          </table:table-cell>
          <table:table-cell office:value-type="float" office:value="0.295347017569112" calcext:value-type="float">
            <text:p>0.295347017569112</text:p>
          </table:table-cell>
          <table:table-cell office:value-type="float" office:value="0.295355454354377" calcext:value-type="float">
            <text:p>0.295355454354377</text:p>
          </table:table-cell>
          <table:table-cell office:value-type="float" office:value="0.295344026883508" calcext:value-type="float">
            <text:p>0.295344026883508</text:p>
          </table:table-cell>
          <table:table-cell office:value-type="float" office:value="0.295347690389653" calcext:value-type="float">
            <text:p>0.295347690389653</text:p>
          </table:table-cell>
          <table:table-cell office:value-type="float" office:value="0.295344495767331" calcext:value-type="float">
            <text:p>0.295344495767331</text:p>
          </table:table-cell>
          <table:table-cell office:value-type="float" office:value="0.295330991971263" calcext:value-type="float">
            <text:p>0.295330991971263</text:p>
          </table:table-cell>
          <table:table-cell office:value-type="float" office:value="0.295323019956219" calcext:value-type="float">
            <text:p>0.295323019956219</text:p>
          </table:table-cell>
          <table:table-cell office:value-type="float" office:value="0.295340096605471" calcext:value-type="float">
            <text:p>0.295340096605471</text:p>
          </table:table-cell>
          <table:table-cell office:value-type="float" office:value="0.295360983734858" calcext:value-type="float">
            <text:p>0.295360983734858</text:p>
          </table:table-cell>
          <table:table-cell office:value-type="float" office:value="0.295360288477319" calcext:value-type="float">
            <text:p>0.295360288477319</text:p>
          </table:table-cell>
          <table:table-cell office:value-type="float" office:value="0.295358829915292" calcext:value-type="float">
            <text:p>0.295358829915292</text:p>
          </table:table-cell>
          <table:table-cell office:value-type="float" office:value="0.295336793078635" calcext:value-type="float">
            <text:p>0.295336793078635</text:p>
          </table:table-cell>
          <table:table-cell office:value-type="float" office:value="0.295337859075107" calcext:value-type="float">
            <text:p>0.295337859075107</text:p>
          </table:table-cell>
          <table:table-cell office:value-type="float" office:value="0.29536465473425" calcext:value-type="float">
            <text:p>0.29536465473425</text:p>
          </table:table-cell>
          <table:table-cell office:value-type="float" office:value="0.295335444673498" calcext:value-type="float">
            <text:p>0.295335444673498</text:p>
          </table:table-cell>
          <table:table-cell office:value-type="float" office:value="0.295345613342656" calcext:value-type="float">
            <text:p>0.295345613342656</text:p>
          </table:table-cell>
          <table:table-cell office:value-type="float" office:value="0.295350376840389" calcext:value-type="float">
            <text:p>0.295350376840389</text:p>
          </table:table-cell>
          <table:table-cell office:value-type="float" office:value="0.295362313345545" calcext:value-type="float">
            <text:p>0.295362313345545</text:p>
          </table:table-cell>
          <table:table-cell office:value-type="float" office:value="0.295342609405535" calcext:value-type="float">
            <text:p>0.295342609405535</text:p>
          </table:table-cell>
          <table:table-cell office:value-type="float" office:value="0.295351986932758" calcext:value-type="float">
            <text:p>0.295351986932758</text:p>
          </table:table-cell>
          <table:table-cell office:value-type="float" office:value="0.29534859708019" calcext:value-type="float">
            <text:p>0.29534859708019</text:p>
          </table:table-cell>
          <table:table-cell office:value-type="float" office:value="0.295351837279923" calcext:value-type="float">
            <text:p>0.295351837279923</text:p>
          </table:table-cell>
          <table:table-cell office:value-type="float" office:value="0.295370495446665" calcext:value-type="float">
            <text:p>0.295370495446665</text:p>
          </table:table-cell>
          <table:table-cell office:value-type="float" office:value="0.295352980726922" calcext:value-type="float">
            <text:p>0.295352980726922</text:p>
          </table:table-cell>
          <table:table-cell office:value-type="float" office:value="0.295346955757376" calcext:value-type="float">
            <text:p>0.295346955757376</text:p>
          </table:table-cell>
          <table:table-cell office:value-type="float" office:value="0.295361674576336" calcext:value-type="float">
            <text:p>0.295361674576336</text:p>
          </table:table-cell>
          <table:table-cell office:value-type="float" office:value="0.295361020465245" calcext:value-type="float">
            <text:p>0.295361020465245</text:p>
          </table:table-cell>
          <table:table-cell office:value-type="float" office:value="0.295377503510948" calcext:value-type="float">
            <text:p>0.295377503510948</text:p>
          </table:table-cell>
          <table:table-cell office:value-type="float" office:value="0.294672489227462" calcext:value-type="float">
            <text:p>0.294672489227462</text:p>
          </table:table-cell>
          <table:table-cell office:value-type="float" office:value="0.29428411122132" calcext:value-type="float">
            <text:p>0.29428411122132</text:p>
          </table:table-cell>
          <table:table-cell office:value-type="float" office:value="0.294215283111625" calcext:value-type="float">
            <text:p>0.294215283111625</text:p>
          </table:table-cell>
          <table:table-cell office:value-type="float" office:value="0.294356626184448" calcext:value-type="float">
            <text:p>0.294356626184448</text:p>
          </table:table-cell>
          <table:table-cell office:value-type="float" office:value="0.294755123669614" calcext:value-type="float">
            <text:p>0.294755123669614</text:p>
          </table:table-cell>
          <table:table-cell office:value-type="float" office:value="0.295370832419903" calcext:value-type="float">
            <text:p>0.295370832419903</text:p>
          </table:table-cell>
          <table:table-cell office:value-type="float" office:value="0.295823829603159" calcext:value-type="float">
            <text:p>0.295823829603159</text:p>
          </table:table-cell>
          <table:table-cell office:value-type="float" office:value="0.298460528366645" calcext:value-type="float">
            <text:p>0.298460528366645</text:p>
          </table:table-cell>
          <table:table-cell office:value-type="float" office:value="0.304720415363322" calcext:value-type="float">
            <text:p>0.304720415363322</text:p>
          </table:table-cell>
          <table:table-cell office:value-type="float" office:value="0.321234405175593" calcext:value-type="float">
            <text:p>0.321234405175593</text:p>
          </table:table-cell>
          <table:table-cell office:value-type="float" office:value="0.332123893645895" calcext:value-type="float">
            <text:p>0.332123893645895</text:p>
          </table:table-cell>
          <table:table-cell office:value-type="float" office:value="0.331921354695646" calcext:value-type="float">
            <text:p>0.331921354695646</text:p>
          </table:table-cell>
          <table:table-cell office:value-type="float" office:value="0.30016293530181" calcext:value-type="float">
            <text:p>0.30016293530181</text:p>
          </table:table-cell>
          <table:table-cell office:value-type="float" office:value="0.301546629759512" calcext:value-type="float">
            <text:p>0.301546629759512</text:p>
          </table:table-cell>
          <table:table-cell office:value-type="float" office:value="0.302494386906894" calcext:value-type="float">
            <text:p>0.302494386906894</text:p>
          </table:table-cell>
          <table:table-cell office:value-type="float" office:value="0.300261022146514" calcext:value-type="float">
            <text:p>0.300261022146514</text:p>
          </table:table-cell>
          <table:table-cell office:value-type="float" office:value="0.300889917005011" calcext:value-type="float">
            <text:p>0.300889917005011</text:p>
          </table:table-cell>
          <table:table-cell office:value-type="float" office:value="0.292513116858569" calcext:value-type="float">
            <text:p>0.292513116858569</text:p>
          </table:table-cell>
          <table:table-cell office:value-type="float" office:value="0.289912484664976" calcext:value-type="float">
            <text:p>0.289912484664976</text:p>
          </table:table-cell>
          <table:table-cell office:value-type="float" office:value="0.288674049948741" calcext:value-type="float">
            <text:p>0.288674049948741</text:p>
          </table:table-cell>
          <table:table-cell office:value-type="float" office:value="0.295873151742528" calcext:value-type="float">
            <text:p>0.295873151742528</text:p>
          </table:table-cell>
          <table:table-cell office:value-type="float" office:value="0.299810792224141" calcext:value-type="float">
            <text:p>0.299810792224141</text:p>
          </table:table-cell>
          <table:table-cell office:value-type="float" office:value="0.29955237435586" calcext:value-type="float">
            <text:p>0.29955237435586</text:p>
          </table:table-cell>
          <table:table-cell office:value-type="float" office:value="0.298005809915474" calcext:value-type="float">
            <text:p>0.298005809915474</text:p>
          </table:table-cell>
          <table:table-cell office:value-type="float" office:value="0.298292389945981" calcext:value-type="float">
            <text:p>0.298292389945981</text:p>
          </table:table-cell>
          <table:table-cell office:value-type="float" office:value="0.302684857207643" calcext:value-type="float">
            <text:p>0.302684857207643</text:p>
          </table:table-cell>
          <table:table-cell office:value-type="float" office:value="0.311136453559227" calcext:value-type="float">
            <text:p>0.311136453559227</text:p>
          </table:table-cell>
          <table:table-cell office:value-type="float" office:value="0.32575041896141" calcext:value-type="float">
            <text:p>0.32575041896141</text:p>
          </table:table-cell>
          <table:table-cell office:value-type="float" office:value="0.303565580465623" calcext:value-type="float">
            <text:p>0.303565580465623</text:p>
          </table:table-cell>
          <table:table-cell office:value-type="float" office:value="0.299993815121894" calcext:value-type="float">
            <text:p>0.299993815121894</text:p>
          </table:table-cell>
          <table:table-cell office:value-type="float" office:value="0.301326378101874" calcext:value-type="float">
            <text:p>0.301326378101874</text:p>
          </table:table-cell>
          <table:table-cell office:value-type="float" office:value="0.288043705418198" calcext:value-type="float">
            <text:p>0.288043705418198</text:p>
          </table:table-cell>
          <table:table-cell office:value-type="float" office:value="0.286865465630962" calcext:value-type="float">
            <text:p>0.286865465630962</text:p>
          </table:table-cell>
          <table:table-cell office:value-type="float" office:value="0.28527934652071" calcext:value-type="float">
            <text:p>0.28527934652071</text:p>
          </table:table-cell>
          <table:table-cell office:value-type="float" office:value="0.291473960082275" calcext:value-type="float">
            <text:p>0.291473960082275</text:p>
          </table:table-cell>
          <table:table-cell office:value-type="float" office:value="0.296893135692374" calcext:value-type="float">
            <text:p>0.296893135692374</text:p>
          </table:table-cell>
          <table:table-cell office:value-type="float" office:value="0.298754838919502" calcext:value-type="float">
            <text:p>0.298754838919502</text:p>
          </table:table-cell>
          <table:table-cell office:value-type="float" office:value="0.300865000501912" calcext:value-type="float">
            <text:p>0.300865000501912</text:p>
          </table:table-cell>
          <table:table-cell office:value-type="float" office:value="0.29993015449363" calcext:value-type="float">
            <text:p>0.29993015449363</text:p>
          </table:table-cell>
          <table:table-cell office:value-type="float" office:value="0.298482975130315" calcext:value-type="float">
            <text:p>0.298482975130315</text:p>
          </table:table-cell>
          <table:table-cell office:value-type="float" office:value="0.298127435860233" calcext:value-type="float">
            <text:p>0.298127435860233</text:p>
          </table:table-cell>
          <table:table-cell office:value-type="float" office:value="0.298704597609339" calcext:value-type="float">
            <text:p>0.298704597609339</text:p>
          </table:table-cell>
          <table:table-cell office:value-type="float" office:value="0.299566263730172" calcext:value-type="float">
            <text:p>0.299566263730172</text:p>
          </table:table-cell>
          <table:table-cell office:value-type="float" office:value="0.305245718495212" calcext:value-type="float">
            <text:p>0.305245718495212</text:p>
          </table:table-cell>
          <table:table-cell office:value-type="float" office:value="0.30832430639795" calcext:value-type="float">
            <text:p>0.30832430639795</text:p>
          </table:table-cell>
          <table:table-cell office:value-type="float" office:value="0.312821550890568" calcext:value-type="float">
            <text:p>0.312821550890568</text:p>
          </table:table-cell>
          <table:table-cell office:value-type="float" office:value="0.313351175883983" calcext:value-type="float">
            <text:p>0.313351175883983</text:p>
          </table:table-cell>
          <table:table-cell office:value-type="float" office:value="0.320844755719602" calcext:value-type="float">
            <text:p>0.320844755719602</text:p>
          </table:table-cell>
          <table:table-cell office:value-type="float" office:value="0.328230058826194" calcext:value-type="float">
            <text:p>0.328230058826194</text:p>
          </table:table-cell>
          <table:table-cell office:value-type="float" office:value="0.326692952486381" calcext:value-type="float">
            <text:p>0.326692952486381</text:p>
          </table:table-cell>
          <table:table-cell office:value-type="float" office:value="0.29197534770189" calcext:value-type="float">
            <text:p>0.29197534770189</text:p>
          </table:table-cell>
          <table:table-cell office:value-type="float" office:value="0.289621080947114" calcext:value-type="float">
            <text:p>0.289621080947114</text:p>
          </table:table-cell>
          <table:table-cell office:value-type="float" office:value="0.309861694101244" calcext:value-type="float">
            <text:p>0.309861694101244</text:p>
          </table:table-cell>
          <table:table-cell office:value-type="float" office:value="0.297000423858021" calcext:value-type="float">
            <text:p>0.297000423858021</text:p>
          </table:table-cell>
          <table:table-cell office:value-type="float" office:value="0.285551656432213" calcext:value-type="float">
            <text:p>0.285551656432213</text:p>
          </table:table-cell>
          <table:table-cell office:value-type="float" office:value="0.285981869233204" calcext:value-type="float">
            <text:p>0.285981869233204</text:p>
          </table:table-cell>
          <table:table-cell office:value-type="float" office:value="0.284495699171286" calcext:value-type="float">
            <text:p>0.284495699171286</text:p>
          </table:table-cell>
          <table:table-cell office:value-type="float" office:value="0.29491506483258" calcext:value-type="float">
            <text:p>0.29491506483258</text:p>
          </table:table-cell>
          <table:table-cell office:value-type="float" office:value="0.299137557585769" calcext:value-type="float">
            <text:p>0.299137557585769</text:p>
          </table:table-cell>
          <table:table-cell office:value-type="float" office:value="0.301019674450886" calcext:value-type="float">
            <text:p>0.301019674450886</text:p>
          </table:table-cell>
          <table:table-cell office:value-type="float" office:value="0.299795152269191" calcext:value-type="float">
            <text:p>0.299795152269191</text:p>
          </table:table-cell>
          <table:table-cell office:value-type="float" office:value="0.299061240640368" calcext:value-type="float">
            <text:p>0.299061240640368</text:p>
          </table:table-cell>
          <table:table-cell office:value-type="float" office:value="0.297765716280491" calcext:value-type="float">
            <text:p>0.297765716280491</text:p>
          </table:table-cell>
          <table:table-cell office:value-type="float" office:value="0.298383531617208" calcext:value-type="float">
            <text:p>0.298383531617208</text:p>
          </table:table-cell>
          <table:table-cell office:value-type="float" office:value="0.303231112496199" calcext:value-type="float">
            <text:p>0.303231112496199</text:p>
          </table:table-cell>
          <table:table-cell office:value-type="float" office:value="0.309106793440986" calcext:value-type="float">
            <text:p>0.309106793440986</text:p>
          </table:table-cell>
          <table:table-cell office:value-type="float" office:value="0.312071252383308" calcext:value-type="float">
            <text:p>0.312071252383308</text:p>
          </table:table-cell>
          <table:table-cell office:value-type="float" office:value="0.323449127655607" calcext:value-type="float">
            <text:p>0.323449127655607</text:p>
          </table:table-cell>
          <table:table-cell office:value-type="float" office:value="0.333616880414287" calcext:value-type="float">
            <text:p>0.333616880414287</text:p>
          </table:table-cell>
          <table:table-cell office:value-type="float" office:value="0.294392610865289" calcext:value-type="float">
            <text:p>0.294392610865289</text:p>
          </table:table-cell>
          <table:table-cell office:value-type="float" office:value="0.292674522350106" calcext:value-type="float">
            <text:p>0.292674522350106</text:p>
          </table:table-cell>
          <table:table-cell office:value-type="float" office:value="0.28720465137215" calcext:value-type="float">
            <text:p>0.28720465137215</text:p>
          </table:table-cell>
          <table:table-cell office:value-type="float" office:value="0.287944356285096" calcext:value-type="float">
            <text:p>0.287944356285096</text:p>
          </table:table-cell>
          <table:table-cell office:value-type="float" office:value="0.291044390087745" calcext:value-type="float">
            <text:p>0.291044390087745</text:p>
          </table:table-cell>
          <table:table-cell office:value-type="float" office:value="0.299449055938921" calcext:value-type="float">
            <text:p>0.299449055938921</text:p>
          </table:table-cell>
          <table:table-cell office:value-type="float" office:value="0.301109715758513" calcext:value-type="float">
            <text:p>0.301109715758513</text:p>
          </table:table-cell>
          <table:table-cell office:value-type="float" office:value="0.301067064767221" calcext:value-type="float">
            <text:p>0.301067064767221</text:p>
          </table:table-cell>
          <table:table-cell office:value-type="float" office:value="0.299298898846811" calcext:value-type="float">
            <text:p>0.299298898846811</text:p>
          </table:table-cell>
          <table:table-cell office:value-type="float" office:value="0.298595850871548" calcext:value-type="float">
            <text:p>0.298595850871548</text:p>
          </table:table-cell>
          <table:table-cell office:value-type="float" office:value="0.300173142163009" calcext:value-type="float">
            <text:p>0.300173142163009</text:p>
          </table:table-cell>
          <table:table-cell office:value-type="float" office:value="0.301338414063022" calcext:value-type="float">
            <text:p>0.301338414063022</text:p>
          </table:table-cell>
          <table:table-cell office:value-type="float" office:value="0.308589680056024" calcext:value-type="float">
            <text:p>0.308589680056024</text:p>
          </table:table-cell>
          <table:table-cell office:value-type="float" office:value="0.320809959569748" calcext:value-type="float">
            <text:p>0.320809959569748</text:p>
          </table:table-cell>
          <table:table-cell office:value-type="float" office:value="0.321562061314786" calcext:value-type="float">
            <text:p>0.321562061314786</text:p>
          </table:table-cell>
          <table:table-cell office:value-type="float" office:value="0.297849200979936" calcext:value-type="float">
            <text:p>0.297849200979936</text:p>
          </table:table-cell>
          <table:table-cell office:value-type="float" office:value="0.297956276584634" calcext:value-type="float">
            <text:p>0.297956276584634</text:p>
          </table:table-cell>
          <table:table-cell office:value-type="float" office:value="0.297782413855213" calcext:value-type="float">
            <text:p>0.297782413855213</text:p>
          </table:table-cell>
          <table:table-cell office:value-type="float" office:value="0.295497962784971" calcext:value-type="float">
            <text:p>0.295497962784971</text:p>
          </table:table-cell>
          <table:table-cell office:value-type="float" office:value="0.289289164645856" calcext:value-type="float">
            <text:p>0.289289164645856</text:p>
          </table:table-cell>
          <table:table-cell office:value-type="float" office:value="0.289091241712017" calcext:value-type="float">
            <text:p>0.289091241712017</text:p>
          </table:table-cell>
          <table:table-cell office:value-type="float" office:value="0.278746523317008" calcext:value-type="float">
            <text:p>0.278746523317008</text:p>
          </table:table-cell>
          <table:table-cell office:value-type="float" office:value="0.279756372602186" calcext:value-type="float">
            <text:p>0.279756372602186</text:p>
          </table:table-cell>
          <table:table-cell office:value-type="float" office:value="0.279920051010952" calcext:value-type="float">
            <text:p>0.279920051010952</text:p>
          </table:table-cell>
          <table:table-cell office:value-type="float" office:value="0.286089615229919" calcext:value-type="float">
            <text:p>0.286089615229919</text:p>
          </table:table-cell>
          <table:table-cell office:value-type="float" office:value="0.291874556475565" calcext:value-type="float">
            <text:p>0.291874556475565</text:p>
          </table:table-cell>
          <table:table-cell office:value-type="float" office:value="0.296690523208013" calcext:value-type="float">
            <text:p>0.296690523208013</text:p>
          </table:table-cell>
          <table:table-cell office:value-type="float" office:value="0.299469216169698" calcext:value-type="float">
            <text:p>0.299469216169698</text:p>
          </table:table-cell>
          <table:table-cell office:value-type="float" office:value="0.299171181875279" calcext:value-type="float">
            <text:p>0.299171181875279</text:p>
          </table:table-cell>
          <table:table-cell office:value-type="float" office:value="0.297538813678587" calcext:value-type="float">
            <text:p>0.297538813678587</text:p>
          </table:table-cell>
          <table:table-cell office:value-type="float" office:value="0.297257231617247" calcext:value-type="float">
            <text:p>0.297257231617247</text:p>
          </table:table-cell>
          <table:table-cell office:value-type="float" office:value="0.296581232402976" calcext:value-type="float">
            <text:p>0.296581232402976</text:p>
          </table:table-cell>
          <table:table-cell office:value-type="float" office:value="0.296721225149677" calcext:value-type="float">
            <text:p>0.296721225149677</text:p>
          </table:table-cell>
          <table:table-cell office:value-type="float" office:value="0.299805865174813" calcext:value-type="float">
            <text:p>0.299805865174813</text:p>
          </table:table-cell>
          <table:table-cell office:value-type="float" office:value="0.321021565645641" calcext:value-type="float">
            <text:p>0.321021565645641</text:p>
          </table:table-cell>
          <table:table-cell office:value-type="float" office:value="0.321247242742977" calcext:value-type="float">
            <text:p>0.321247242742977</text:p>
          </table:table-cell>
          <table:table-cell office:value-type="float" office:value="0.318844153298032" calcext:value-type="float">
            <text:p>0.318844153298032</text:p>
          </table:table-cell>
          <table:table-cell office:value-type="float" office:value="0.304046003411122" calcext:value-type="float">
            <text:p>0.304046003411122</text:p>
          </table:table-cell>
          <table:table-cell office:value-type="float" office:value="0.298728617576686" calcext:value-type="float">
            <text:p>0.298728617576686</text:p>
          </table:table-cell>
          <table:table-cell office:value-type="float" office:value="0.29856855789172" calcext:value-type="float">
            <text:p>0.29856855789172</text:p>
          </table:table-cell>
          <table:table-cell office:value-type="float" office:value="0.299121332178802" calcext:value-type="float">
            <text:p>0.299121332178802</text:p>
          </table:table-cell>
          <table:table-cell office:value-type="float" office:value="0.299570370178698" calcext:value-type="float">
            <text:p>0.299570370178698</text:p>
          </table:table-cell>
          <table:table-cell office:value-type="float" office:value="0.298996208096452" calcext:value-type="float">
            <text:p>0.298996208096452</text:p>
          </table:table-cell>
          <table:table-cell office:value-type="float" office:value="0.294871095063774" calcext:value-type="float">
            <text:p>0.294871095063774</text:p>
          </table:table-cell>
          <table:table-cell office:value-type="float" office:value="0.282122466664011" calcext:value-type="float">
            <text:p>0.282122466664011</text:p>
          </table:table-cell>
          <table:table-cell office:value-type="float" office:value="0.28241389492418" calcext:value-type="float">
            <text:p>0.28241389492418</text:p>
          </table:table-cell>
          <table:table-cell office:value-type="float" office:value="0.290216218097084" calcext:value-type="float">
            <text:p>0.290216218097084</text:p>
          </table:table-cell>
          <table:table-cell office:value-type="float" office:value="0.295557325417079" calcext:value-type="float">
            <text:p>0.295557325417079</text:p>
          </table:table-cell>
          <table:table-cell office:value-type="float" office:value="0.300136564159099" calcext:value-type="float">
            <text:p>0.300136564159099</text:p>
          </table:table-cell>
          <table:table-cell office:value-type="float" office:value="0.300982144424316" calcext:value-type="float">
            <text:p>0.300982144424316</text:p>
          </table:table-cell>
          <table:table-cell office:value-type="float" office:value="0.300187358582306" calcext:value-type="float">
            <text:p>0.300187358582306</text:p>
          </table:table-cell>
          <table:table-cell office:value-type="float" office:value="0.299863043821017" calcext:value-type="float">
            <text:p>0.299863043821017</text:p>
          </table:table-cell>
          <table:table-cell office:value-type="float" office:value="0.298823722868422" calcext:value-type="float">
            <text:p>0.298823722868422</text:p>
          </table:table-cell>
          <table:table-cell office:value-type="float" office:value="0.299069546321842" calcext:value-type="float">
            <text:p>0.299069546321842</text:p>
          </table:table-cell>
          <table:table-cell office:value-type="float" office:value="0.303621757407182" calcext:value-type="float">
            <text:p>0.303621757407182</text:p>
          </table:table-cell>
          <table:table-cell office:value-type="float" office:value="0.311217296806977" calcext:value-type="float">
            <text:p>0.311217296806977</text:p>
          </table:table-cell>
          <table:table-cell office:value-type="float" office:value="0.311496076754586" calcext:value-type="float">
            <text:p>0.311496076754586</text:p>
          </table:table-cell>
          <table:table-cell office:value-type="float" office:value="0.300957640380183" calcext:value-type="float">
            <text:p>0.300957640380183</text:p>
          </table:table-cell>
          <table:table-cell office:value-type="float" office:value="0.295110316292253" calcext:value-type="float">
            <text:p>0.295110316292253</text:p>
          </table:table-cell>
          <table:table-cell office:value-type="float" office:value="0.293122088811376" calcext:value-type="float">
            <text:p>0.293122088811376</text:p>
          </table:table-cell>
          <table:table-cell office:value-type="float" office:value="0.293582742946873" calcext:value-type="float">
            <text:p>0.293582742946873</text:p>
          </table:table-cell>
          <table:table-cell office:value-type="float" office:value="0.293468845909468" calcext:value-type="float">
            <text:p>0.293468845909468</text:p>
          </table:table-cell>
          <table:table-cell office:value-type="float" office:value="0.293850860749188" calcext:value-type="float">
            <text:p>0.293850860749188</text:p>
          </table:table-cell>
          <table:table-cell office:value-type="float" office:value="0.293950154520801" calcext:value-type="float">
            <text:p>0.293950154520801</text:p>
          </table:table-cell>
          <table:table-cell office:value-type="float" office:value="0.293470777967615" calcext:value-type="float">
            <text:p>0.293470777967615</text:p>
          </table:table-cell>
          <table:table-cell office:value-type="float" office:value="0.293412618667406" calcext:value-type="float">
            <text:p>0.293412618667406</text:p>
          </table:table-cell>
          <table:table-cell office:value-type="float" office:value="0.293393491397264" calcext:value-type="float">
            <text:p>0.293393491397264</text:p>
          </table:table-cell>
          <table:table-cell office:value-type="float" office:value="0.29342803585959" calcext:value-type="float">
            <text:p>0.29342803585959</text:p>
          </table:table-cell>
          <table:table-cell office:value-type="float" office:value="0.293489899166756" calcext:value-type="float">
            <text:p>0.293489899166756</text:p>
          </table:table-cell>
          <table:table-cell office:value-type="float" office:value="0.293499900152382" calcext:value-type="float">
            <text:p>0.293499900152382</text:p>
          </table:table-cell>
          <table:table-cell office:value-type="float" office:value="0.293449083110512" calcext:value-type="float">
            <text:p>0.293449083110512</text:p>
          </table:table-cell>
          <table:table-cell office:value-type="float" office:value="0.29345661358163" calcext:value-type="float">
            <text:p>0.29345661358163</text:p>
          </table:table-cell>
          <table:table-cell office:value-type="float" office:value="0.293447703079817" calcext:value-type="float">
            <text:p>0.293447703079817</text:p>
          </table:table-cell>
          <table:table-cell office:value-type="float" office:value="0.293438891298639" calcext:value-type="float">
            <text:p>0.293438891298639</text:p>
          </table:table-cell>
          <table:table-cell office:value-type="float" office:value="0.293418673890479" calcext:value-type="float">
            <text:p>0.293418673890479</text:p>
          </table:table-cell>
          <table:table-cell office:value-type="float" office:value="0.293451139007889" calcext:value-type="float">
            <text:p>0.293451139007889</text:p>
          </table:table-cell>
          <table:table-cell office:value-type="float" office:value="0.29343557589276" calcext:value-type="float">
            <text:p>0.29343557589276</text:p>
          </table:table-cell>
          <table:table-cell office:value-type="float" office:value="0.293453569254436" calcext:value-type="float">
            <text:p>0.293453569254436</text:p>
          </table:table-cell>
          <table:table-cell office:value-type="float" office:value="0.293474889537536" calcext:value-type="float">
            <text:p>0.293474889537536</text:p>
          </table:table-cell>
          <table:table-cell office:value-type="float" office:value="0.293452538312795" calcext:value-type="float">
            <text:p>0.293452538312795</text:p>
          </table:table-cell>
          <table:table-cell office:value-type="float" office:value="0.293443999024864" calcext:value-type="float">
            <text:p>0.293443999024864</text:p>
          </table:table-cell>
          <table:table-cell office:value-type="float" office:value="0.293439014764637" calcext:value-type="float">
            <text:p>0.293439014764637</text:p>
          </table:table-cell>
          <table:table-cell office:value-type="float" office:value="0.293426247503299" calcext:value-type="float">
            <text:p>0.293426247503299</text:p>
          </table:table-cell>
          <table:table-cell office:value-type="float" office:value="0.293443464327009" calcext:value-type="float">
            <text:p>0.293443464327009</text:p>
          </table:table-cell>
          <table:table-cell office:value-type="float" office:value="0.29344295738247" calcext:value-type="float">
            <text:p>0.29344295738247</text:p>
          </table:table-cell>
          <table:table-cell office:value-type="float" office:value="0.293488777434844" calcext:value-type="float">
            <text:p>0.293488777434844</text:p>
          </table:table-cell>
          <table:table-cell office:value-type="float" office:value="0.29358161366597" calcext:value-type="float">
            <text:p>0.29358161366597</text:p>
          </table:table-cell>
          <table:table-cell office:value-type="float" office:value="0.293401382738701" calcext:value-type="float">
            <text:p>0.293401382738701</text:p>
          </table:table-cell>
          <table:table-cell office:value-type="float" office:value="0.293427851335525" calcext:value-type="float">
            <text:p>0.293427851335525</text:p>
          </table:table-cell>
          <table:table-cell office:value-type="float" office:value="0.29344933099745" calcext:value-type="float">
            <text:p>0.29344933099745</text:p>
          </table:table-cell>
          <table:table-cell office:value-type="float" office:value="0.293356194206512" calcext:value-type="float">
            <text:p>0.293356194206512</text:p>
          </table:table-cell>
          <table:table-cell office:value-type="float" office:value="0.293404547988209" calcext:value-type="float">
            <text:p>0.293404547988209</text:p>
          </table:table-cell>
          <table:table-cell office:value-type="float" office:value="0.293439154657645" calcext:value-type="float">
            <text:p>0.293439154657645</text:p>
          </table:table-cell>
          <table:table-cell office:value-type="float" office:value="0.29342579598015" calcext:value-type="float">
            <text:p>0.29342579598015</text:p>
          </table:table-cell>
          <table:table-cell office:value-type="float" office:value="0.293392868797678" calcext:value-type="float">
            <text:p>0.293392868797678</text:p>
          </table:table-cell>
          <table:table-cell office:value-type="float" office:value="0.29341074164819" calcext:value-type="float">
            <text:p>0.29341074164819</text:p>
          </table:table-cell>
          <table:table-cell office:value-type="float" office:value="0.293414089606409" calcext:value-type="float">
            <text:p>0.293414089606409</text:p>
          </table:table-cell>
          <table:table-cell office:value-type="float" office:value="0.293391702968293" calcext:value-type="float">
            <text:p>0.293391702968293</text:p>
          </table:table-cell>
          <table:table-cell office:value-type="float" office:value="0.293413872107333" calcext:value-type="float">
            <text:p>0.293413872107333</text:p>
          </table:table-cell>
          <table:table-cell office:value-type="float" office:value="0.29339107612685" calcext:value-type="float">
            <text:p>0.29339107612685</text:p>
          </table:table-cell>
          <table:table-cell office:value-type="float" office:value="0.293405742767144" calcext:value-type="float">
            <text:p>0.293405742767144</text:p>
          </table:table-cell>
          <table:table-cell office:value-type="float" office:value="0.293406527390593" calcext:value-type="float">
            <text:p>0.293406527390593</text:p>
          </table:table-cell>
          <table:table-cell office:value-type="float" office:value="0.293402535680393" calcext:value-type="float">
            <text:p>0.293402535680393</text:p>
          </table:table-cell>
          <table:table-cell office:value-type="float" office:value="0.293393455455048" calcext:value-type="float">
            <text:p>0.293393455455048</text:p>
          </table:table-cell>
          <table:table-cell office:value-type="float" office:value="0.293387012861899" calcext:value-type="float">
            <text:p>0.293387012861899</text:p>
          </table:table-cell>
          <table:table-cell office:value-type="float" office:value="0.293430600151782" calcext:value-type="float">
            <text:p>0.293430600151782</text:p>
          </table:table-cell>
          <table:table-cell office:value-type="float" office:value="0.293386418976004" calcext:value-type="float">
            <text:p>0.293386418976004</text:p>
          </table:table-cell>
          <table:table-cell office:value-type="float" office:value="0.293399019188132" calcext:value-type="float">
            <text:p>0.293399019188132</text:p>
          </table:table-cell>
          <table:table-cell office:value-type="float" office:value="0.293387837993716" calcext:value-type="float">
            <text:p>0.293387837993716</text:p>
          </table:table-cell>
          <table:table-cell office:value-type="float" office:value="0.293388225802471" calcext:value-type="float">
            <text:p>0.293388225802471</text:p>
          </table:table-cell>
          <table:table-cell office:value-type="float" office:value="0.293395356396583" calcext:value-type="float">
            <text:p>0.293395356396583</text:p>
          </table:table-cell>
          <table:table-cell office:value-type="float" office:value="0.293399768882281" calcext:value-type="float">
            <text:p>0.293399768882281</text:p>
          </table:table-cell>
          <table:table-cell office:value-type="float" office:value="0.293389144688805" calcext:value-type="float">
            <text:p>0.293389144688805</text:p>
          </table:table-cell>
          <table:table-cell office:value-type="float" office:value="0.293387602984908" calcext:value-type="float">
            <text:p>0.293387602984908</text:p>
          </table:table-cell>
          <table:table-cell office:value-type="float" office:value="0.293401843746996" calcext:value-type="float">
            <text:p>0.293401843746996</text:p>
          </table:table-cell>
          <table:table-cell office:value-type="float" office:value="0.293385688807132" calcext:value-type="float">
            <text:p>0.293385688807132</text:p>
          </table:table-cell>
          <table:table-cell office:value-type="float" office:value="0.29339178969472" calcext:value-type="float">
            <text:p>0.29339178969472</text:p>
          </table:table-cell>
          <table:table-cell office:value-type="float" office:value="0.293407491218131" calcext:value-type="float">
            <text:p>0.293407491218131</text:p>
          </table:table-cell>
          <table:table-cell office:value-type="float" office:value="0.293414528085174" calcext:value-type="float">
            <text:p>0.293414528085174</text:p>
          </table:table-cell>
          <table:table-cell office:value-type="float" office:value="0.293391946635053" calcext:value-type="float">
            <text:p>0.293391946635053</text:p>
          </table:table-cell>
          <table:table-cell office:value-type="float" office:value="0.293408957160904" calcext:value-type="float">
            <text:p>0.293408957160904</text:p>
          </table:table-cell>
          <table:table-cell office:value-type="float" office:value="0.293410251826357" calcext:value-type="float">
            <text:p>0.293410251826357</text:p>
          </table:table-cell>
          <table:table-cell office:value-type="float" office:value="0.293375973619983" calcext:value-type="float">
            <text:p>0.293375973619983</text:p>
          </table:table-cell>
          <table:table-cell office:value-type="float" office:value="0.293412578887125" calcext:value-type="float">
            <text:p>0.293412578887125</text:p>
          </table:table-cell>
          <table:table-cell office:value-type="float" office:value="0.293400242273194" calcext:value-type="float">
            <text:p>0.293400242273194</text:p>
          </table:table-cell>
          <table:table-cell office:value-type="float" office:value="0.293430162122028" calcext:value-type="float">
            <text:p>0.293430162122028</text:p>
          </table:table-cell>
          <table:table-cell office:value-type="float" office:value="0.293392394109586" calcext:value-type="float">
            <text:p>0.293392394109586</text:p>
          </table:table-cell>
          <table:table-cell office:value-type="float" office:value="0.29339841229456" calcext:value-type="float">
            <text:p>0.29339841229456</text:p>
          </table:table-cell>
          <table:table-cell office:value-type="float" office:value="0.293405957999755" calcext:value-type="float">
            <text:p>0.293405957999755</text:p>
          </table:table-cell>
          <table:table-cell office:value-type="float" office:value="0.293392194580882" calcext:value-type="float">
            <text:p>0.293392194580882</text:p>
          </table:table-cell>
          <table:table-cell office:value-type="float" office:value="0.293384166118417" calcext:value-type="float">
            <text:p>0.293384166118417</text:p>
          </table:table-cell>
          <table:table-cell office:value-type="float" office:value="0.293381239479103" calcext:value-type="float">
            <text:p>0.293381239479103</text:p>
          </table:table-cell>
          <table:table-cell office:value-type="float" office:value="0.293396637099309" calcext:value-type="float">
            <text:p>0.293396637099309</text:p>
          </table:table-cell>
          <table:table-cell office:value-type="float" office:value="0.293412270094741" calcext:value-type="float">
            <text:p>0.293412270094741</text:p>
          </table:table-cell>
          <table:table-cell office:value-type="float" office:value="0.293419259995473" calcext:value-type="float">
            <text:p>0.293419259995473</text:p>
          </table:table-cell>
          <table:table-cell office:value-type="float" office:value="0.293381045670211" calcext:value-type="float">
            <text:p>0.293381045670211</text:p>
          </table:table-cell>
          <table:table-cell office:value-type="float" office:value="0.293393077752826" calcext:value-type="float">
            <text:p>0.293393077752826</text:p>
          </table:table-cell>
          <table:table-cell office:value-type="float" office:value="0.293410314229489" calcext:value-type="float">
            <text:p>0.293410314229489</text:p>
          </table:table-cell>
          <table:table-cell office:value-type="float" office:value="0.293399919002194" calcext:value-type="float">
            <text:p>0.293399919002194</text:p>
          </table:table-cell>
          <table:table-cell office:value-type="float" office:value="0.293405852766842" calcext:value-type="float">
            <text:p>0.293405852766842</text:p>
          </table:table-cell>
          <table:table-cell office:value-type="float" office:value="0.293418633509701" calcext:value-type="float">
            <text:p>0.293418633509701</text:p>
          </table:table-cell>
          <table:table-cell office:value-type="float" office:value="0.293390450661298" calcext:value-type="float">
            <text:p>0.293390450661298</text:p>
          </table:table-cell>
          <table:table-cell office:value-type="float" office:value="0.293398640530564" calcext:value-type="float">
            <text:p>0.293398640530564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09726982928184" calcext:value-type="float">
            <text:p>-0.409726982928184</text:p>
          </table:table-cell>
          <table:table-cell office:value-type="float" office:value="-0.411110410164793" calcext:value-type="float">
            <text:p>-0.411110410164793</text:p>
          </table:table-cell>
          <table:table-cell office:value-type="float" office:value="-0.409621569706608" calcext:value-type="float">
            <text:p>-0.409621569706608</text:p>
          </table:table-cell>
          <table:table-cell office:value-type="float" office:value="-0.410072071486818" calcext:value-type="float">
            <text:p>-0.410072071486818</text:p>
          </table:table-cell>
          <table:table-cell office:value-type="float" office:value="-0.410991507288696" calcext:value-type="float">
            <text:p>-0.410991507288696</text:p>
          </table:table-cell>
          <table:table-cell office:value-type="float" office:value="-0.414464035677581" calcext:value-type="float">
            <text:p>-0.414464035677581</text:p>
          </table:table-cell>
          <table:table-cell office:value-type="float" office:value="-0.409925689600712" calcext:value-type="float">
            <text:p>-0.409925689600712</text:p>
          </table:table-cell>
          <table:table-cell office:value-type="float" office:value="-0.410268885494268" calcext:value-type="float">
            <text:p>-0.410268885494268</text:p>
          </table:table-cell>
          <table:table-cell office:value-type="float" office:value="-0.410366253400002" calcext:value-type="float">
            <text:p>-0.410366253400002</text:p>
          </table:table-cell>
          <table:table-cell office:value-type="float" office:value="-0.410225449771031" calcext:value-type="float">
            <text:p>-0.410225449771031</text:p>
          </table:table-cell>
          <table:table-cell office:value-type="float" office:value="-0.411225524885137" calcext:value-type="float">
            <text:p>-0.411225524885137</text:p>
          </table:table-cell>
          <table:table-cell office:value-type="float" office:value="-0.409955864064962" calcext:value-type="float">
            <text:p>-0.409955864064962</text:p>
          </table:table-cell>
          <table:table-cell office:value-type="float" office:value="-0.410086143933409" calcext:value-type="float">
            <text:p>-0.410086143933409</text:p>
          </table:table-cell>
          <table:table-cell office:value-type="float" office:value="-0.41013663304007" calcext:value-type="float">
            <text:p>-0.41013663304007</text:p>
          </table:table-cell>
          <table:table-cell office:value-type="float" office:value="-0.411349560800189" calcext:value-type="float">
            <text:p>-0.411349560800189</text:p>
          </table:table-cell>
          <table:table-cell office:value-type="float" office:value="-0.40986174336276" calcext:value-type="float">
            <text:p>-0.40986174336276</text:p>
          </table:table-cell>
          <table:table-cell office:value-type="float" office:value="-0.41005360826257" calcext:value-type="float">
            <text:p>-0.41005360826257</text:p>
          </table:table-cell>
          <table:table-cell office:value-type="float" office:value="-0.410752825645418" calcext:value-type="float">
            <text:p>-0.410752825645418</text:p>
          </table:table-cell>
          <table:table-cell office:value-type="float" office:value="-0.4104127658779" calcext:value-type="float">
            <text:p>-0.4104127658779</text:p>
          </table:table-cell>
          <table:table-cell office:value-type="float" office:value="-0.41131860175771" calcext:value-type="float">
            <text:p>-0.41131860175771</text:p>
          </table:table-cell>
          <table:table-cell office:value-type="float" office:value="-0.410439586255923" calcext:value-type="float">
            <text:p>-0.410439586255923</text:p>
          </table:table-cell>
          <table:table-cell office:value-type="float" office:value="-0.410019964002311" calcext:value-type="float">
            <text:p>-0.410019964002311</text:p>
          </table:table-cell>
          <table:table-cell office:value-type="float" office:value="-0.41029668824462" calcext:value-type="float">
            <text:p>-0.41029668824462</text:p>
          </table:table-cell>
          <table:table-cell office:value-type="float" office:value="-0.410126947695779" calcext:value-type="float">
            <text:p>-0.410126947695779</text:p>
          </table:table-cell>
          <table:table-cell office:value-type="float" office:value="-0.411591299908818" calcext:value-type="float">
            <text:p>-0.411591299908818</text:p>
          </table:table-cell>
          <table:table-cell office:value-type="float" office:value="-0.410161645216229" calcext:value-type="float">
            <text:p>-0.410161645216229</text:p>
          </table:table-cell>
          <table:table-cell office:value-type="float" office:value="-0.410224890470631" calcext:value-type="float">
            <text:p>-0.410224890470631</text:p>
          </table:table-cell>
          <table:table-cell office:value-type="float" office:value="-0.410599072039529" calcext:value-type="float">
            <text:p>-0.410599072039529</text:p>
          </table:table-cell>
          <table:table-cell office:value-type="float" office:value="-0.410952528516236" calcext:value-type="float">
            <text:p>-0.410952528516236</text:p>
          </table:table-cell>
          <table:table-cell office:value-type="float" office:value="-0.410412785185411" calcext:value-type="float">
            <text:p>-0.410412785185411</text:p>
          </table:table-cell>
          <table:table-cell office:value-type="float" office:value="-0.410031127058292" calcext:value-type="float">
            <text:p>-0.410031127058292</text:p>
          </table:table-cell>
          <table:table-cell office:value-type="float" office:value="-0.41120447745126" calcext:value-type="float">
            <text:p>-0.41120447745126</text:p>
          </table:table-cell>
          <table:table-cell office:value-type="float" office:value="-0.409497360932403" calcext:value-type="float">
            <text:p>-0.409497360932403</text:p>
          </table:table-cell>
          <table:table-cell office:value-type="float" office:value="-0.410481712436662" calcext:value-type="float">
            <text:p>-0.410481712436662</text:p>
          </table:table-cell>
          <table:table-cell office:value-type="float" office:value="-0.410732485185847" calcext:value-type="float">
            <text:p>-0.410732485185847</text:p>
          </table:table-cell>
          <table:table-cell office:value-type="float" office:value="-0.410253022972286" calcext:value-type="float">
            <text:p>-0.410253022972286</text:p>
          </table:table-cell>
          <table:table-cell office:value-type="float" office:value="-0.410183059158973" calcext:value-type="float">
            <text:p>-0.410183059158973</text:p>
          </table:table-cell>
          <table:table-cell office:value-type="float" office:value="-0.410210872408548" calcext:value-type="float">
            <text:p>-0.410210872408548</text:p>
          </table:table-cell>
          <table:table-cell office:value-type="float" office:value="-0.410281753208509" calcext:value-type="float">
            <text:p>-0.410281753208509</text:p>
          </table:table-cell>
          <table:table-cell office:value-type="float" office:value="-0.410557429259125" calcext:value-type="float">
            <text:p>-0.410557429259125</text:p>
          </table:table-cell>
          <table:table-cell office:value-type="float" office:value="-0.410524304502738" calcext:value-type="float">
            <text:p>-0.410524304502738</text:p>
          </table:table-cell>
          <table:table-cell office:value-type="float" office:value="-0.410556666730175" calcext:value-type="float">
            <text:p>-0.410556666730175</text:p>
          </table:table-cell>
          <table:table-cell office:value-type="float" office:value="-0.409672442420337" calcext:value-type="float">
            <text:p>-0.409672442420337</text:p>
          </table:table-cell>
          <table:table-cell office:value-type="float" office:value="-0.410014677974926" calcext:value-type="float">
            <text:p>-0.410014677974926</text:p>
          </table:table-cell>
          <table:table-cell office:value-type="float" office:value="-0.410619997467886" calcext:value-type="float">
            <text:p>-0.410619997467886</text:p>
          </table:table-cell>
          <table:table-cell office:value-type="float" office:value="-0.411063324095092" calcext:value-type="float">
            <text:p>-0.411063324095092</text:p>
          </table:table-cell>
          <table:table-cell office:value-type="float" office:value="-0.411638053519459" calcext:value-type="float">
            <text:p>-0.411638053519459</text:p>
          </table:table-cell>
          <table:table-cell office:value-type="float" office:value="-0.41194352955876" calcext:value-type="float">
            <text:p>-0.41194352955876</text:p>
          </table:table-cell>
          <table:table-cell office:value-type="float" office:value="-0.413443315176009" calcext:value-type="float">
            <text:p>-0.413443315176009</text:p>
          </table:table-cell>
          <table:table-cell office:value-type="float" office:value="-0.412551017640007" calcext:value-type="float">
            <text:p>-0.412551017640007</text:p>
          </table:table-cell>
          <table:table-cell office:value-type="float" office:value="-0.419018139907869" calcext:value-type="float">
            <text:p>-0.419018139907869</text:p>
          </table:table-cell>
          <table:table-cell office:value-type="float" office:value="-0.423548375701367" calcext:value-type="float">
            <text:p>-0.423548375701367</text:p>
          </table:table-cell>
          <table:table-cell office:value-type="float" office:value="-0.42683068626247" calcext:value-type="float">
            <text:p>-0.42683068626247</text:p>
          </table:table-cell>
          <table:table-cell office:value-type="float" office:value="-0.44015875515942" calcext:value-type="float">
            <text:p>-0.44015875515942</text:p>
          </table:table-cell>
          <table:table-cell office:value-type="float" office:value="-0.447801506900493" calcext:value-type="float">
            <text:p>-0.447801506900493</text:p>
          </table:table-cell>
          <table:table-cell office:value-type="float" office:value="-0.401992854872114" calcext:value-type="float">
            <text:p>-0.401992854872114</text:p>
          </table:table-cell>
          <table:table-cell office:value-type="float" office:value="-0.445539070515952" calcext:value-type="float">
            <text:p>-0.445539070515952</text:p>
          </table:table-cell>
          <table:table-cell office:value-type="float" office:value="-0.491286829287907" calcext:value-type="float">
            <text:p>-0.491286829287907</text:p>
          </table:table-cell>
          <table:table-cell office:value-type="float" office:value="-0.398024963907296" calcext:value-type="float">
            <text:p>-0.398024963907296</text:p>
          </table:table-cell>
          <table:table-cell office:value-type="float" office:value="-0.402030827089263" calcext:value-type="float">
            <text:p>-0.402030827089263</text:p>
          </table:table-cell>
          <table:table-cell office:value-type="float" office:value="-0.39836680877862" calcext:value-type="float">
            <text:p>-0.39836680877862</text:p>
          </table:table-cell>
          <table:table-cell office:value-type="float" office:value="-0.377599667786608" calcext:value-type="float">
            <text:p>-0.377599667786608</text:p>
          </table:table-cell>
          <table:table-cell office:value-type="float" office:value="-0.364272583435175" calcext:value-type="float">
            <text:p>-0.364272583435175</text:p>
          </table:table-cell>
          <table:table-cell office:value-type="float" office:value="-0.35152734033721" calcext:value-type="float">
            <text:p>-0.35152734033721</text:p>
          </table:table-cell>
          <table:table-cell office:value-type="float" office:value="-0.328648589202374" calcext:value-type="float">
            <text:p>-0.328648589202374</text:p>
          </table:table-cell>
          <table:table-cell office:value-type="float" office:value="-0.333087770582731" calcext:value-type="float">
            <text:p>-0.333087770582731</text:p>
          </table:table-cell>
          <table:table-cell office:value-type="float" office:value="-0.342545297918204" calcext:value-type="float">
            <text:p>-0.342545297918204</text:p>
          </table:table-cell>
          <table:table-cell office:value-type="float" office:value="-0.37384445178524" calcext:value-type="float">
            <text:p>-0.37384445178524</text:p>
          </table:table-cell>
          <table:table-cell office:value-type="float" office:value="-0.396569794082961" calcext:value-type="float">
            <text:p>-0.396569794082961</text:p>
          </table:table-cell>
          <table:table-cell office:value-type="float" office:value="-0.403530909378872" calcext:value-type="float">
            <text:p>-0.403530909378872</text:p>
          </table:table-cell>
          <table:table-cell office:value-type="float" office:value="-0.40226289428131" calcext:value-type="float">
            <text:p>-0.40226289428131</text:p>
          </table:table-cell>
          <table:table-cell office:value-type="float" office:value="-0.401529059473935" calcext:value-type="float">
            <text:p>-0.401529059473935</text:p>
          </table:table-cell>
          <table:table-cell office:value-type="float" office:value="-0.415983240954118" calcext:value-type="float">
            <text:p>-0.415983240954118</text:p>
          </table:table-cell>
          <table:table-cell office:value-type="float" office:value="-0.448143448106717" calcext:value-type="float">
            <text:p>-0.448143448106717</text:p>
          </table:table-cell>
          <table:table-cell office:value-type="float" office:value="-0.397554745054962" calcext:value-type="float">
            <text:p>-0.397554745054962</text:p>
          </table:table-cell>
          <table:table-cell office:value-type="float" office:value="-0.389740054277712" calcext:value-type="float">
            <text:p>-0.389740054277712</text:p>
          </table:table-cell>
          <table:table-cell office:value-type="float" office:value="-0.385162597503745" calcext:value-type="float">
            <text:p>-0.385162597503745</text:p>
          </table:table-cell>
          <table:table-cell office:value-type="float" office:value="-0.342979082307402" calcext:value-type="float">
            <text:p>-0.342979082307402</text:p>
          </table:table-cell>
          <table:table-cell office:value-type="float" office:value="-0.337145408325403" calcext:value-type="float">
            <text:p>-0.337145408325403</text:p>
          </table:table-cell>
          <table:table-cell office:value-type="float" office:value="-0.331012869258948" calcext:value-type="float">
            <text:p>-0.331012869258948</text:p>
          </table:table-cell>
          <table:table-cell office:value-type="float" office:value="-0.344304561654006" calcext:value-type="float">
            <text:p>-0.344304561654006</text:p>
          </table:table-cell>
          <table:table-cell office:value-type="float" office:value="-0.363063968035341" calcext:value-type="float">
            <text:p>-0.363063968035341</text:p>
          </table:table-cell>
          <table:table-cell office:value-type="float" office:value="-0.367149967770549" calcext:value-type="float">
            <text:p>-0.367149967770549</text:p>
          </table:table-cell>
          <table:table-cell office:value-type="float" office:value="-0.369226193918538" calcext:value-type="float">
            <text:p>-0.369226193918538</text:p>
          </table:table-cell>
          <table:table-cell office:value-type="float" office:value="-0.376342835146519" calcext:value-type="float">
            <text:p>-0.376342835146519</text:p>
          </table:table-cell>
          <table:table-cell office:value-type="float" office:value="-0.390535546802333" calcext:value-type="float">
            <text:p>-0.390535546802333</text:p>
          </table:table-cell>
          <table:table-cell office:value-type="float" office:value="-0.405814514504064" calcext:value-type="float">
            <text:p>-0.405814514504064</text:p>
          </table:table-cell>
          <table:table-cell office:value-type="float" office:value="-0.411894567462136" calcext:value-type="float">
            <text:p>-0.411894567462136</text:p>
          </table:table-cell>
          <table:table-cell office:value-type="float" office:value="-0.397420229992286" calcext:value-type="float">
            <text:p>-0.397420229992286</text:p>
          </table:table-cell>
          <table:table-cell office:value-type="float" office:value="-0.406518419833054" calcext:value-type="float">
            <text:p>-0.406518419833054</text:p>
          </table:table-cell>
          <table:table-cell office:value-type="float" office:value="-0.406495677480747" calcext:value-type="float">
            <text:p>-0.406495677480747</text:p>
          </table:table-cell>
          <table:table-cell office:value-type="float" office:value="-0.383868438302367" calcext:value-type="float">
            <text:p>-0.383868438302367</text:p>
          </table:table-cell>
          <table:table-cell office:value-type="float" office:value="-0.372458637440739" calcext:value-type="float">
            <text:p>-0.372458637440739</text:p>
          </table:table-cell>
          <table:table-cell office:value-type="float" office:value="-0.371190054421354" calcext:value-type="float">
            <text:p>-0.371190054421354</text:p>
          </table:table-cell>
          <table:table-cell office:value-type="float" office:value="-0.440366581223823" calcext:value-type="float">
            <text:p>-0.440366581223823</text:p>
          </table:table-cell>
          <table:table-cell office:value-type="float" office:value="-0.452425356272601" calcext:value-type="float">
            <text:p>-0.452425356272601</text:p>
          </table:table-cell>
          <table:table-cell office:value-type="float" office:value="-0.404322753729464" calcext:value-type="float">
            <text:p>-0.404322753729464</text:p>
          </table:table-cell>
          <table:table-cell office:value-type="float" office:value="-0.403283286490549" calcext:value-type="float">
            <text:p>-0.403283286490549</text:p>
          </table:table-cell>
          <table:table-cell office:value-type="float" office:value="-0.429648614550649" calcext:value-type="float">
            <text:p>-0.429648614550649</text:p>
          </table:table-cell>
          <table:table-cell office:value-type="float" office:value="-0.403759925468597" calcext:value-type="float">
            <text:p>-0.403759925468597</text:p>
          </table:table-cell>
          <table:table-cell office:value-type="float" office:value="-0.380017023914836" calcext:value-type="float">
            <text:p>-0.380017023914836</text:p>
          </table:table-cell>
          <table:table-cell office:value-type="float" office:value="-0.370797822311822" calcext:value-type="float">
            <text:p>-0.370797822311822</text:p>
          </table:table-cell>
          <table:table-cell office:value-type="float" office:value="-0.359679058339706" calcext:value-type="float">
            <text:p>-0.359679058339706</text:p>
          </table:table-cell>
          <table:table-cell office:value-type="float" office:value="-0.376635505648095" calcext:value-type="float">
            <text:p>-0.376635505648095</text:p>
          </table:table-cell>
          <table:table-cell office:value-type="float" office:value="-0.400808096424562" calcext:value-type="float">
            <text:p>-0.400808096424562</text:p>
          </table:table-cell>
          <table:table-cell office:value-type="float" office:value="-0.427931749720734" calcext:value-type="float">
            <text:p>-0.427931749720734</text:p>
          </table:table-cell>
          <table:table-cell office:value-type="float" office:value="-0.426656042254219" calcext:value-type="float">
            <text:p>-0.426656042254219</text:p>
          </table:table-cell>
          <table:table-cell office:value-type="float" office:value="-0.438903151399064" calcext:value-type="float">
            <text:p>-0.438903151399064</text:p>
          </table:table-cell>
          <table:table-cell office:value-type="float" office:value="-0.441455822215483" calcext:value-type="float">
            <text:p>-0.441455822215483</text:p>
          </table:table-cell>
          <table:table-cell office:value-type="float" office:value="-0.440028849098668" calcext:value-type="float">
            <text:p>-0.440028849098668</text:p>
          </table:table-cell>
          <table:table-cell office:value-type="float" office:value="-0.444495025889276" calcext:value-type="float">
            <text:p>-0.444495025889276</text:p>
          </table:table-cell>
          <table:table-cell office:value-type="float" office:value="-0.4372366759995" calcext:value-type="float">
            <text:p>-0.4372366759995</text:p>
          </table:table-cell>
          <table:table-cell office:value-type="float" office:value="-0.409470982876671" calcext:value-type="float">
            <text:p>-0.409470982876671</text:p>
          </table:table-cell>
          <table:table-cell office:value-type="float" office:value="-0.402740316085052" calcext:value-type="float">
            <text:p>-0.402740316085052</text:p>
          </table:table-cell>
          <table:table-cell office:value-type="float" office:value="-0.466972086822261" calcext:value-type="float">
            <text:p>-0.466972086822261</text:p>
          </table:table-cell>
          <table:table-cell office:value-type="float" office:value="-0.360441907318032" calcext:value-type="float">
            <text:p>-0.360441907318032</text:p>
          </table:table-cell>
          <table:table-cell office:value-type="float" office:value="-0.349441772059412" calcext:value-type="float">
            <text:p>-0.349441772059412</text:p>
          </table:table-cell>
          <table:table-cell office:value-type="float" office:value="-0.346565619614514" calcext:value-type="float">
            <text:p>-0.346565619614514</text:p>
          </table:table-cell>
          <table:table-cell office:value-type="float" office:value="-0.358605687409136" calcext:value-type="float">
            <text:p>-0.358605687409136</text:p>
          </table:table-cell>
          <table:table-cell office:value-type="float" office:value="-0.353650385180101" calcext:value-type="float">
            <text:p>-0.353650385180101</text:p>
          </table:table-cell>
          <table:table-cell office:value-type="float" office:value="-0.371940519723611" calcext:value-type="float">
            <text:p>-0.371940519723611</text:p>
          </table:table-cell>
          <table:table-cell office:value-type="float" office:value="-0.403345957598871" calcext:value-type="float">
            <text:p>-0.403345957598871</text:p>
          </table:table-cell>
          <table:table-cell office:value-type="float" office:value="-0.409878092240151" calcext:value-type="float">
            <text:p>-0.409878092240151</text:p>
          </table:table-cell>
          <table:table-cell office:value-type="float" office:value="-0.423691524283187" calcext:value-type="float">
            <text:p>-0.423691524283187</text:p>
          </table:table-cell>
          <table:table-cell office:value-type="float" office:value="-0.428636895269386" calcext:value-type="float">
            <text:p>-0.428636895269386</text:p>
          </table:table-cell>
          <table:table-cell office:value-type="float" office:value="-0.437787828004397" calcext:value-type="float">
            <text:p>-0.437787828004397</text:p>
          </table:table-cell>
          <table:table-cell office:value-type="float" office:value="-0.433202451710415" calcext:value-type="float">
            <text:p>-0.433202451710415</text:p>
          </table:table-cell>
          <table:table-cell office:value-type="float" office:value="-0.423911928516462" calcext:value-type="float">
            <text:p>-0.423911928516462</text:p>
          </table:table-cell>
          <table:table-cell office:value-type="float" office:value="-0.392591561638675" calcext:value-type="float">
            <text:p>-0.392591561638675</text:p>
          </table:table-cell>
          <table:table-cell office:value-type="float" office:value="-0.396854549616642" calcext:value-type="float">
            <text:p>-0.396854549616642</text:p>
          </table:table-cell>
          <table:table-cell office:value-type="float" office:value="-0.407239929932386" calcext:value-type="float">
            <text:p>-0.407239929932386</text:p>
          </table:table-cell>
          <table:table-cell office:value-type="float" office:value="-0.403337317251239" calcext:value-type="float">
            <text:p>-0.403337317251239</text:p>
          </table:table-cell>
          <table:table-cell office:value-type="float" office:value="-0.398370682748876" calcext:value-type="float">
            <text:p>-0.398370682748876</text:p>
          </table:table-cell>
          <table:table-cell office:value-type="float" office:value="-0.392651611388099" calcext:value-type="float">
            <text:p>-0.392651611388099</text:p>
          </table:table-cell>
          <table:table-cell office:value-type="float" office:value="-0.394228316969043" calcext:value-type="float">
            <text:p>-0.394228316969043</text:p>
          </table:table-cell>
          <table:table-cell office:value-type="float" office:value="-0.406353194256719" calcext:value-type="float">
            <text:p>-0.406353194256719</text:p>
          </table:table-cell>
          <table:table-cell office:value-type="float" office:value="-0.358721078008184" calcext:value-type="float">
            <text:p>-0.358721078008184</text:p>
          </table:table-cell>
          <table:table-cell office:value-type="float" office:value="-0.345982944580284" calcext:value-type="float">
            <text:p>-0.345982944580284</text:p>
          </table:table-cell>
          <table:table-cell office:value-type="float" office:value="-0.343138064034348" calcext:value-type="float">
            <text:p>-0.343138064034348</text:p>
          </table:table-cell>
          <table:table-cell office:value-type="float" office:value="-0.36674733003136" calcext:value-type="float">
            <text:p>-0.36674733003136</text:p>
          </table:table-cell>
          <table:table-cell office:value-type="float" office:value="-0.353489334628579" calcext:value-type="float">
            <text:p>-0.353489334628579</text:p>
          </table:table-cell>
          <table:table-cell office:value-type="float" office:value="-0.386011614385373" calcext:value-type="float">
            <text:p>-0.386011614385373</text:p>
          </table:table-cell>
          <table:table-cell office:value-type="float" office:value="-0.405804695004476" calcext:value-type="float">
            <text:p>-0.405804695004476</text:p>
          </table:table-cell>
          <table:table-cell office:value-type="float" office:value="-0.408960469246945" calcext:value-type="float">
            <text:p>-0.408960469246945</text:p>
          </table:table-cell>
          <table:table-cell office:value-type="float" office:value="-0.423588975925408" calcext:value-type="float">
            <text:p>-0.423588975925408</text:p>
          </table:table-cell>
          <table:table-cell office:value-type="float" office:value="-0.426012998135812" calcext:value-type="float">
            <text:p>-0.426012998135812</text:p>
          </table:table-cell>
          <table:table-cell office:value-type="float" office:value="-0.436771268331453" calcext:value-type="float">
            <text:p>-0.436771268331453</text:p>
          </table:table-cell>
          <table:table-cell office:value-type="float" office:value="-0.436888685960043" calcext:value-type="float">
            <text:p>-0.436888685960043</text:p>
          </table:table-cell>
          <table:table-cell office:value-type="float" office:value="-0.452274397464705" calcext:value-type="float">
            <text:p>-0.452274397464705</text:p>
          </table:table-cell>
          <table:table-cell office:value-type="float" office:value="-0.413935616875847" calcext:value-type="float">
            <text:p>-0.413935616875847</text:p>
          </table:table-cell>
          <table:table-cell office:value-type="float" office:value="-0.411420671096186" calcext:value-type="float">
            <text:p>-0.411420671096186</text:p>
          </table:table-cell>
          <table:table-cell office:value-type="float" office:value="-0.403080770450775" calcext:value-type="float">
            <text:p>-0.403080770450775</text:p>
          </table:table-cell>
          <table:table-cell office:value-type="float" office:value="-0.409313306934669" calcext:value-type="float">
            <text:p>-0.409313306934669</text:p>
          </table:table-cell>
          <table:table-cell office:value-type="float" office:value="-0.402066699931683" calcext:value-type="float">
            <text:p>-0.402066699931683</text:p>
          </table:table-cell>
          <table:table-cell office:value-type="float" office:value="-0.40346337313589" calcext:value-type="float">
            <text:p>-0.40346337313589</text:p>
          </table:table-cell>
          <table:table-cell office:value-type="float" office:value="-0.404279598474163" calcext:value-type="float">
            <text:p>-0.404279598474163</text:p>
          </table:table-cell>
          <table:table-cell office:value-type="float" office:value="-0.396673475564978" calcext:value-type="float">
            <text:p>-0.396673475564978</text:p>
          </table:table-cell>
          <table:table-cell office:value-type="float" office:value="-0.392120195173855" calcext:value-type="float">
            <text:p>-0.392120195173855</text:p>
          </table:table-cell>
          <table:table-cell office:value-type="float" office:value="-0.397315202276716" calcext:value-type="float">
            <text:p>-0.397315202276716</text:p>
          </table:table-cell>
          <table:table-cell office:value-type="float" office:value="-0.365930958613799" calcext:value-type="float">
            <text:p>-0.365930958613799</text:p>
          </table:table-cell>
          <table:table-cell office:value-type="float" office:value="-0.359522785688616" calcext:value-type="float">
            <text:p>-0.359522785688616</text:p>
          </table:table-cell>
          <table:table-cell office:value-type="float" office:value="-0.37656413341494" calcext:value-type="float">
            <text:p>-0.37656413341494</text:p>
          </table:table-cell>
          <table:table-cell office:value-type="float" office:value="-0.37074107676441" calcext:value-type="float">
            <text:p>-0.37074107676441</text:p>
          </table:table-cell>
          <table:table-cell office:value-type="float" office:value="-0.406026510629214" calcext:value-type="float">
            <text:p>-0.406026510629214</text:p>
          </table:table-cell>
          <table:table-cell office:value-type="float" office:value="-0.41743540827352" calcext:value-type="float">
            <text:p>-0.41743540827352</text:p>
          </table:table-cell>
          <table:table-cell office:value-type="float" office:value="-0.41073063902254" calcext:value-type="float">
            <text:p>-0.41073063902254</text:p>
          </table:table-cell>
          <table:table-cell office:value-type="float" office:value="-0.422284068425372" calcext:value-type="float">
            <text:p>-0.422284068425372</text:p>
          </table:table-cell>
          <table:table-cell office:value-type="float" office:value="-0.421355448389917" calcext:value-type="float">
            <text:p>-0.421355448389917</text:p>
          </table:table-cell>
          <table:table-cell office:value-type="float" office:value="-0.419044471737569" calcext:value-type="float">
            <text:p>-0.419044471737569</text:p>
          </table:table-cell>
          <table:table-cell office:value-type="float" office:value="-0.424674207866219" calcext:value-type="float">
            <text:p>-0.424674207866219</text:p>
          </table:table-cell>
          <table:table-cell office:value-type="float" office:value="-0.429108110805653" calcext:value-type="float">
            <text:p>-0.429108110805653</text:p>
          </table:table-cell>
          <table:table-cell office:value-type="float" office:value="-0.410543878939486" calcext:value-type="float">
            <text:p>-0.410543878939486</text:p>
          </table:table-cell>
          <table:table-cell office:value-type="float" office:value="-0.40805783400084" calcext:value-type="float">
            <text:p>-0.40805783400084</text:p>
          </table:table-cell>
          <table:table-cell office:value-type="float" office:value="-0.374466732252526" calcext:value-type="float">
            <text:p>-0.374466732252526</text:p>
          </table:table-cell>
          <table:table-cell office:value-type="float" office:value="-0.372827110817427" calcext:value-type="float">
            <text:p>-0.372827110817427</text:p>
          </table:table-cell>
          <table:table-cell office:value-type="float" office:value="-0.359810940422174" calcext:value-type="float">
            <text:p>-0.359810940422174</text:p>
          </table:table-cell>
          <table:table-cell office:value-type="float" office:value="-0.35721904333696" calcext:value-type="float">
            <text:p>-0.35721904333696</text:p>
          </table:table-cell>
          <table:table-cell office:value-type="float" office:value="-0.361085245757527" calcext:value-type="float">
            <text:p>-0.361085245757527</text:p>
          </table:table-cell>
          <table:table-cell office:value-type="float" office:value="-0.360302372941375" calcext:value-type="float">
            <text:p>-0.360302372941375</text:p>
          </table:table-cell>
          <table:table-cell office:value-type="float" office:value="-0.362560535280797" calcext:value-type="float">
            <text:p>-0.362560535280797</text:p>
          </table:table-cell>
          <table:table-cell office:value-type="float" office:value="-0.364674788003831" calcext:value-type="float">
            <text:p>-0.364674788003831</text:p>
          </table:table-cell>
          <table:table-cell office:value-type="float" office:value="-0.363086784680629" calcext:value-type="float">
            <text:p>-0.363086784680629</text:p>
          </table:table-cell>
          <table:table-cell office:value-type="float" office:value="-0.363323696775247" calcext:value-type="float">
            <text:p>-0.363323696775247</text:p>
          </table:table-cell>
          <table:table-cell office:value-type="float" office:value="-0.3634141739183" calcext:value-type="float">
            <text:p>-0.3634141739183</text:p>
          </table:table-cell>
          <table:table-cell office:value-type="float" office:value="-0.363032241530569" calcext:value-type="float">
            <text:p>-0.363032241530569</text:p>
          </table:table-cell>
          <table:table-cell office:value-type="float" office:value="-0.3633505905852" calcext:value-type="float">
            <text:p>-0.3633505905852</text:p>
          </table:table-cell>
          <table:table-cell office:value-type="float" office:value="-0.362758624365479" calcext:value-type="float">
            <text:p>-0.362758624365479</text:p>
          </table:table-cell>
          <table:table-cell office:value-type="float" office:value="-0.362786994472131" calcext:value-type="float">
            <text:p>-0.362786994472131</text:p>
          </table:table-cell>
          <table:table-cell office:value-type="float" office:value="-0.362493474838893" calcext:value-type="float">
            <text:p>-0.362493474838893</text:p>
          </table:table-cell>
          <table:table-cell office:value-type="float" office:value="-0.362928003833665" calcext:value-type="float">
            <text:p>-0.362928003833665</text:p>
          </table:table-cell>
          <table:table-cell office:value-type="float" office:value="-0.363324827398445" calcext:value-type="float">
            <text:p>-0.363324827398445</text:p>
          </table:table-cell>
          <table:table-cell office:value-type="float" office:value="-0.362986532266305" calcext:value-type="float">
            <text:p>-0.362986532266305</text:p>
          </table:table-cell>
          <table:table-cell office:value-type="float" office:value="-0.363253557551679" calcext:value-type="float">
            <text:p>-0.363253557551679</text:p>
          </table:table-cell>
          <table:table-cell office:value-type="float" office:value="-0.363414973515849" calcext:value-type="float">
            <text:p>-0.363414973515849</text:p>
          </table:table-cell>
          <table:table-cell office:value-type="float" office:value="-0.363138295548759" calcext:value-type="float">
            <text:p>-0.363138295548759</text:p>
          </table:table-cell>
          <table:table-cell office:value-type="float" office:value="-0.363213621969094" calcext:value-type="float">
            <text:p>-0.363213621969094</text:p>
          </table:table-cell>
          <table:table-cell office:value-type="float" office:value="-0.36299012962937" calcext:value-type="float">
            <text:p>-0.36299012962937</text:p>
          </table:table-cell>
          <table:table-cell office:value-type="float" office:value="-0.362968073658028" calcext:value-type="float">
            <text:p>-0.362968073658028</text:p>
          </table:table-cell>
          <table:table-cell office:value-type="float" office:value="-0.363319060381818" calcext:value-type="float">
            <text:p>-0.363319060381818</text:p>
          </table:table-cell>
          <table:table-cell office:value-type="float" office:value="-0.363646357273231" calcext:value-type="float">
            <text:p>-0.363646357273231</text:p>
          </table:table-cell>
          <table:table-cell office:value-type="float" office:value="-0.362947052086001" calcext:value-type="float">
            <text:p>-0.362947052086001</text:p>
          </table:table-cell>
          <table:table-cell office:value-type="float" office:value="-0.362749971160523" calcext:value-type="float">
            <text:p>-0.362749971160523</text:p>
          </table:table-cell>
          <table:table-cell office:value-type="float" office:value="-0.362978277568471" calcext:value-type="float">
            <text:p>-0.362978277568471</text:p>
          </table:table-cell>
          <table:table-cell office:value-type="float" office:value="-0.36272594223293" calcext:value-type="float">
            <text:p>-0.36272594223293</text:p>
          </table:table-cell>
          <table:table-cell office:value-type="float" office:value="-0.363374505188404" calcext:value-type="float">
            <text:p>-0.363374505188404</text:p>
          </table:table-cell>
          <table:table-cell office:value-type="float" office:value="-0.363080742141296" calcext:value-type="float">
            <text:p>-0.363080742141296</text:p>
          </table:table-cell>
          <table:table-cell office:value-type="float" office:value="-0.363223500327727" calcext:value-type="float">
            <text:p>-0.363223500327727</text:p>
          </table:table-cell>
          <table:table-cell office:value-type="float" office:value="-0.36273535811184" calcext:value-type="float">
            <text:p>-0.36273535811184</text:p>
          </table:table-cell>
          <table:table-cell office:value-type="float" office:value="-0.36272073366161" calcext:value-type="float">
            <text:p>-0.36272073366161</text:p>
          </table:table-cell>
          <table:table-cell office:value-type="float" office:value="-0.363137509305059" calcext:value-type="float">
            <text:p>-0.363137509305059</text:p>
          </table:table-cell>
          <table:table-cell office:value-type="float" office:value="-0.36280304853149" calcext:value-type="float">
            <text:p>-0.36280304853149</text:p>
          </table:table-cell>
          <table:table-cell office:value-type="float" office:value="-0.36304005341058" calcext:value-type="float">
            <text:p>-0.36304005341058</text:p>
          </table:table-cell>
          <table:table-cell office:value-type="float" office:value="-0.362626658809161" calcext:value-type="float">
            <text:p>-0.362626658809161</text:p>
          </table:table-cell>
          <table:table-cell office:value-type="float" office:value="-0.362955823923456" calcext:value-type="float">
            <text:p>-0.362955823923456</text:p>
          </table:table-cell>
          <table:table-cell office:value-type="float" office:value="-0.362391879986009" calcext:value-type="float">
            <text:p>-0.362391879986009</text:p>
          </table:table-cell>
          <table:table-cell office:value-type="float" office:value="-0.362695910224658" calcext:value-type="float">
            <text:p>-0.362695910224658</text:p>
          </table:table-cell>
          <table:table-cell office:value-type="float" office:value="-0.362844439110276" calcext:value-type="float">
            <text:p>-0.362844439110276</text:p>
          </table:table-cell>
          <table:table-cell office:value-type="float" office:value="-0.363135373714683" calcext:value-type="float">
            <text:p>-0.363135373714683</text:p>
          </table:table-cell>
          <table:table-cell office:value-type="float" office:value="-0.362508571837055" calcext:value-type="float">
            <text:p>-0.362508571837055</text:p>
          </table:table-cell>
          <table:table-cell office:value-type="float" office:value="-0.362734312322851" calcext:value-type="float">
            <text:p>-0.362734312322851</text:p>
          </table:table-cell>
          <table:table-cell office:value-type="float" office:value="-0.362780395963273" calcext:value-type="float">
            <text:p>-0.362780395963273</text:p>
          </table:table-cell>
          <table:table-cell office:value-type="float" office:value="-0.362335144404723" calcext:value-type="float">
            <text:p>-0.362335144404723</text:p>
          </table:table-cell>
          <table:table-cell office:value-type="float" office:value="-0.362669469662268" calcext:value-type="float">
            <text:p>-0.362669469662268</text:p>
          </table:table-cell>
          <table:table-cell office:value-type="float" office:value="-0.362440152392675" calcext:value-type="float">
            <text:p>-0.362440152392675</text:p>
          </table:table-cell>
          <table:table-cell office:value-type="float" office:value="-0.362312103116774" calcext:value-type="float">
            <text:p>-0.362312103116774</text:p>
          </table:table-cell>
          <table:table-cell office:value-type="float" office:value="-0.362332635149119" calcext:value-type="float">
            <text:p>-0.362332635149119</text:p>
          </table:table-cell>
          <table:table-cell office:value-type="float" office:value="-0.362730542947575" calcext:value-type="float">
            <text:p>-0.362730542947575</text:p>
          </table:table-cell>
          <table:table-cell office:value-type="float" office:value="-0.362767290898973" calcext:value-type="float">
            <text:p>-0.362767290898973</text:p>
          </table:table-cell>
          <table:table-cell office:value-type="float" office:value="-0.362425811751753" calcext:value-type="float">
            <text:p>-0.362425811751753</text:p>
          </table:table-cell>
          <table:table-cell office:value-type="float" office:value="-0.362838041995849" calcext:value-type="float">
            <text:p>-0.362838041995849</text:p>
          </table:table-cell>
          <table:table-cell office:value-type="float" office:value="-0.362252424831645" calcext:value-type="float">
            <text:p>-0.362252424831645</text:p>
          </table:table-cell>
          <table:table-cell office:value-type="float" office:value="-0.362474517297233" calcext:value-type="float">
            <text:p>-0.362474517297233</text:p>
          </table:table-cell>
          <table:table-cell office:value-type="float" office:value="-0.363033243149634" calcext:value-type="float">
            <text:p>-0.363033243149634</text:p>
          </table:table-cell>
          <table:table-cell office:value-type="float" office:value="-0.362587678107161" calcext:value-type="float">
            <text:p>-0.362587678107161</text:p>
          </table:table-cell>
          <table:table-cell office:value-type="float" office:value="-0.362768426323266" calcext:value-type="float">
            <text:p>-0.362768426323266</text:p>
          </table:table-cell>
          <table:table-cell office:value-type="float" office:value="-0.362565372736028" calcext:value-type="float">
            <text:p>-0.362565372736028</text:p>
          </table:table-cell>
          <table:table-cell office:value-type="float" office:value="-0.362996853018082" calcext:value-type="float">
            <text:p>-0.362996853018082</text:p>
          </table:table-cell>
          <table:table-cell office:value-type="float" office:value="-0.361789231121046" calcext:value-type="float">
            <text:p>-0.361789231121046</text:p>
          </table:table-cell>
          <table:table-cell office:value-type="float" office:value="-0.362969719427008" calcext:value-type="float">
            <text:p>-0.362969719427008</text:p>
          </table:table-cell>
          <table:table-cell office:value-type="float" office:value="-0.363082868642172" calcext:value-type="float">
            <text:p>-0.363082868642172</text:p>
          </table:table-cell>
          <table:table-cell office:value-type="float" office:value="-0.362982842852775" calcext:value-type="float">
            <text:p>-0.362982842852775</text:p>
          </table:table-cell>
          <table:table-cell office:value-type="float" office:value="-0.362803174639215" calcext:value-type="float">
            <text:p>-0.362803174639215</text:p>
          </table:table-cell>
          <table:table-cell office:value-type="float" office:value="-0.362618684063666" calcext:value-type="float">
            <text:p>-0.362618684063666</text:p>
          </table:table-cell>
          <table:table-cell office:value-type="float" office:value="-0.362814009713361" calcext:value-type="float">
            <text:p>-0.362814009713361</text:p>
          </table:table-cell>
          <table:table-cell office:value-type="float" office:value="-0.362423453480066" calcext:value-type="float">
            <text:p>-0.362423453480066</text:p>
          </table:table-cell>
          <table:table-cell office:value-type="float" office:value="-0.362615857993619" calcext:value-type="float">
            <text:p>-0.362615857993619</text:p>
          </table:table-cell>
          <table:table-cell office:value-type="float" office:value="-0.362568172638323" calcext:value-type="float">
            <text:p>-0.362568172638323</text:p>
          </table:table-cell>
          <table:table-cell office:value-type="float" office:value="-0.362784192501144" calcext:value-type="float">
            <text:p>-0.362784192501144</text:p>
          </table:table-cell>
          <table:table-cell office:value-type="float" office:value="-0.362719350934765" calcext:value-type="float">
            <text:p>-0.362719350934765</text:p>
          </table:table-cell>
          <table:table-cell office:value-type="float" office:value="-0.362970953616183" calcext:value-type="float">
            <text:p>-0.362970953616183</text:p>
          </table:table-cell>
          <table:table-cell office:value-type="float" office:value="-0.362286860247547" calcext:value-type="float">
            <text:p>-0.362286860247547</text:p>
          </table:table-cell>
          <table:table-cell office:value-type="float" office:value="-0.362816500700759" calcext:value-type="float">
            <text:p>-0.362816500700759</text:p>
          </table:table-cell>
          <table:table-cell office:value-type="float" office:value="-0.362820097205513" calcext:value-type="float">
            <text:p>-0.362820097205513</text:p>
          </table:table-cell>
          <table:table-cell office:value-type="float" office:value="-0.363324483095658" calcext:value-type="float">
            <text:p>-0.363324483095658</text:p>
          </table:table-cell>
          <table:table-cell office:value-type="float" office:value="-0.362841814704475" calcext:value-type="float">
            <text:p>-0.362841814704475</text:p>
          </table:table-cell>
          <table:table-cell office:value-type="float" office:value="-0.36301925677722" calcext:value-type="float">
            <text:p>-0.36301925677722</text:p>
          </table:table-cell>
          <table:table-cell office:value-type="float" office:value="-0.362366169201408" calcext:value-type="float">
            <text:p>-0.362366169201408</text:p>
          </table:table-cell>
          <table:table-cell office:value-type="float" office:value="-0.362676622558003" calcext:value-type="float">
            <text:p>-0.362676622558003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871205194780123" calcext:value-type="float">
            <text:p>-8.71205194780123E-06</text:p>
          </table:table-cell>
          <table:table-cell office:value-type="float" office:value="0.0000167790373271082" calcext:value-type="float">
            <text:p>1.67790373271082E-05</text:p>
          </table:table-cell>
          <table:table-cell office:value-type="float" office:value="-0.0000179359856292138" calcext:value-type="float">
            <text:p>-1.79359856292138E-05</text:p>
          </table:table-cell>
          <table:table-cell office:value-type="float" office:value="0.0000105235620975752" calcext:value-type="float">
            <text:p>1.05235620975752E-05</text:p>
          </table:table-cell>
          <table:table-cell office:value-type="float" office:value="0.0000247107460519813" calcext:value-type="float">
            <text:p>2.47107460519813E-05</text:p>
          </table:table-cell>
          <table:table-cell office:value-type="float" office:value="0.0000265356321745847" calcext:value-type="float">
            <text:p>2.65356321745847E-05</text:p>
          </table:table-cell>
          <table:table-cell office:value-type="float" office:value="-0.0000537743381498479" calcext:value-type="float">
            <text:p>-5.37743381498479E-05</text:p>
          </table:table-cell>
          <table:table-cell office:value-type="float" office:value="-0.0000023079280515037" calcext:value-type="float">
            <text:p>-2.3079280515037E-06</text:p>
          </table:table-cell>
          <table:table-cell office:value-type="float" office:value="0.00000921136348785989" calcext:value-type="float">
            <text:p>9.21136348785989E-06</text:p>
          </table:table-cell>
          <table:table-cell office:value-type="float" office:value="-0.00000298060622683227" calcext:value-type="float">
            <text:p>-2.98060622683227E-06</text:p>
          </table:table-cell>
          <table:table-cell office:value-type="float" office:value="0.0000200758789095645" calcext:value-type="float">
            <text:p>2.00758789095645E-05</text:p>
          </table:table-cell>
          <table:table-cell office:value-type="float" office:value="-0.0000182699024680044" calcext:value-type="float">
            <text:p>-1.82699024680044E-05</text:p>
          </table:table-cell>
          <table:table-cell office:value-type="float" office:value="0.00000708546814098821" calcext:value-type="float">
            <text:p>7.08546814098821E-06</text:p>
          </table:table-cell>
          <table:table-cell office:value-type="float" office:value="0.00000826859701591465" calcext:value-type="float">
            <text:p>8.26859701591465E-06</text:p>
          </table:table-cell>
          <table:table-cell office:value-type="float" office:value="0.00000345008455965301" calcext:value-type="float">
            <text:p>3.45008455965301E-06</text:p>
          </table:table-cell>
          <table:table-cell office:value-type="float" office:value="-0.0000360744100584842" calcext:value-type="float">
            <text:p>-3.60744100584842E-05</text:p>
          </table:table-cell>
          <table:table-cell office:value-type="float" office:value="0.0000150571354511908" calcext:value-type="float">
            <text:p>1.50571354511908E-05</text:p>
          </table:table-cell>
          <table:table-cell office:value-type="float" office:value="-0.0000115907392426173" calcext:value-type="float">
            <text:p>-1.15907392426173E-05</text:p>
          </table:table-cell>
          <table:table-cell office:value-type="float" office:value="0.00000461941057616766" calcext:value-type="float">
            <text:p>4.61941057616766E-06</text:p>
          </table:table-cell>
          <table:table-cell office:value-type="float" office:value="0.00000843678526524228" calcext:value-type="float">
            <text:p>8.43678526524228E-06</text:p>
          </table:table-cell>
          <table:table-cell office:value-type="float" office:value="-0.0000114274708697404" calcext:value-type="float">
            <text:p>-1.14274708697404E-05</text:p>
          </table:table-cell>
          <table:table-cell office:value-type="float" office:value="0.00000366350614577904" calcext:value-type="float">
            <text:p>3.66350614577904E-06</text:p>
          </table:table-cell>
          <table:table-cell office:value-type="float" office:value="-0.00000319462232212242" calcext:value-type="float">
            <text:p>-3.19462232212242E-06</text:p>
          </table:table-cell>
          <table:table-cell office:value-type="float" office:value="-0.0000135037960682927" calcext:value-type="float">
            <text:p>-1.35037960682927E-05</text:p>
          </table:table-cell>
          <table:table-cell office:value-type="float" office:value="-0.00000797201504415535" calcext:value-type="float">
            <text:p>-7.97201504415535E-06</text:p>
          </table:table-cell>
          <table:table-cell office:value-type="float" office:value="0.0000170766492519347" calcext:value-type="float">
            <text:p>1.70766492519347E-05</text:p>
          </table:table-cell>
          <table:table-cell office:value-type="float" office:value="0.0000208871293871371" calcext:value-type="float">
            <text:p>2.08871293871371E-05</text:p>
          </table:table-cell>
          <table:table-cell office:value-type="float" office:value="-0.000000695257538652072" calcext:value-type="float">
            <text:p>-6.95257538652072E-07</text:p>
          </table:table-cell>
          <table:table-cell office:value-type="float" office:value="-0.00000145856202721228" calcext:value-type="float">
            <text:p>-1.45856202721228E-06</text:p>
          </table:table-cell>
          <table:table-cell office:value-type="float" office:value="-0.0000220368366570245" calcext:value-type="float">
            <text:p>-2.20368366570245E-05</text:p>
          </table:table-cell>
          <table:table-cell office:value-type="float" office:value="0.00000106599647187178" calcext:value-type="float">
            <text:p>1.06599647187178E-06</text:p>
          </table:table-cell>
          <table:table-cell office:value-type="float" office:value="0.0000267956591428753" calcext:value-type="float">
            <text:p>2.67956591428753E-05</text:p>
          </table:table-cell>
          <table:table-cell office:value-type="float" office:value="-0.0000292100607512391" calcext:value-type="float">
            <text:p>-2.92100607512391E-05</text:p>
          </table:table-cell>
          <table:table-cell office:value-type="float" office:value="0.0000101686691578173" calcext:value-type="float">
            <text:p>1.01686691578173E-05</text:p>
          </table:table-cell>
          <table:table-cell office:value-type="float" office:value="0.00000476349773231854" calcext:value-type="float">
            <text:p>4.76349773231854E-06</text:p>
          </table:table-cell>
          <table:table-cell office:value-type="float" office:value="0.0000119365051560738" calcext:value-type="float">
            <text:p>1.19365051560738E-05</text:p>
          </table:table-cell>
          <table:table-cell office:value-type="float" office:value="-0.0000197039400092192" calcext:value-type="float">
            <text:p>-1.97039400092192E-05</text:p>
          </table:table-cell>
          <table:table-cell office:value-type="float" office:value="0.00000937752722229845" calcext:value-type="float">
            <text:p>9.37752722229845E-06</text:p>
          </table:table-cell>
          <table:table-cell office:value-type="float" office:value="-0.00000338985256770341" calcext:value-type="float">
            <text:p>-3.38985256770341E-06</text:p>
          </table:table-cell>
          <table:table-cell office:value-type="float" office:value="0.00000324019973246825" calcext:value-type="float">
            <text:p>3.24019973246825E-06</text:p>
          </table:table-cell>
          <table:table-cell office:value-type="float" office:value="0.0000186581667424579" calcext:value-type="float">
            <text:p>1.86581667424579E-05</text:p>
          </table:table-cell>
          <table:table-cell office:value-type="float" office:value="-0.0000175147197429282" calcext:value-type="float">
            <text:p>-1.75147197429282E-05</text:p>
          </table:table-cell>
          <table:table-cell office:value-type="float" office:value="-0.00000602496954649201" calcext:value-type="float">
            <text:p>-6.02496954649201E-06</text:p>
          </table:table-cell>
          <table:table-cell office:value-type="float" office:value="0.0000147188189602021" calcext:value-type="float">
            <text:p>1.47188189602021E-05</text:p>
          </table:table-cell>
          <table:table-cell office:value-type="float" office:value="-0.000000654111091180631" calcext:value-type="float">
            <text:p>-6.54111091180631E-07</text:p>
          </table:table-cell>
          <table:table-cell office:value-type="float" office:value="0.0000164830457035636" calcext:value-type="float">
            <text:p>1.64830457035636E-05</text:p>
          </table:table-cell>
          <table:table-cell office:value-type="float" office:value="-0.000705014283486571" calcext:value-type="float">
            <text:p>-0.000705014283487</text:p>
          </table:table-cell>
          <table:table-cell office:value-type="float" office:value="-0.000388378006141221" calcext:value-type="float">
            <text:p>-0.000388378006141</text:p>
          </table:table-cell>
          <table:table-cell office:value-type="float" office:value="-0.0000688281096955512" calcext:value-type="float">
            <text:p>-6.88281096955512E-05</text:p>
          </table:table-cell>
          <table:table-cell office:value-type="float" office:value="0.000141343072822875" calcext:value-type="float">
            <text:p>0.000141343072823</text:p>
          </table:table-cell>
          <table:table-cell office:value-type="float" office:value="0.000398497485166571" calcext:value-type="float">
            <text:p>0.000398497485167</text:p>
          </table:table-cell>
          <table:table-cell office:value-type="float" office:value="0.00061570875028899" calcext:value-type="float">
            <text:p>0.000615708750289</text:p>
          </table:table-cell>
          <table:table-cell office:value-type="float" office:value="0.000452997183256254" calcext:value-type="float">
            <text:p>0.000452997183256</text:p>
          </table:table-cell>
          <table:table-cell office:value-type="float" office:value="0.00263669876348582" calcext:value-type="float">
            <text:p>0.002636698763486</text:p>
          </table:table-cell>
          <table:table-cell office:value-type="float" office:value="0.00625988699667635" calcext:value-type="float">
            <text:p>0.006259886996676</text:p>
          </table:table-cell>
          <table:table-cell office:value-type="float" office:value="0.0165139898122718" calcext:value-type="float">
            <text:p>0.016513989812272</text:p>
          </table:table-cell>
          <table:table-cell office:value-type="float" office:value="0.0108894884703017" calcext:value-type="float">
            <text:p>0.010889488470302</text:p>
          </table:table-cell>
          <table:table-cell office:value-type="float" office:value="-0.000202538950248854" calcext:value-type="float">
            <text:p>-0.000202538950249</text:p>
          </table:table-cell>
          <table:table-cell office:value-type="float" office:value="-0.0317584193938363" calcext:value-type="float">
            <text:p>-0.031758419393836</text:p>
          </table:table-cell>
          <table:table-cell office:value-type="float" office:value="0.00138369445770198" calcext:value-type="float">
            <text:p>0.001383694457702</text:p>
          </table:table-cell>
          <table:table-cell office:value-type="float" office:value="0.000947757147381989" calcext:value-type="float">
            <text:p>0.000947757147382</text:p>
          </table:table-cell>
          <table:table-cell office:value-type="float" office:value="-0.00223336476038016" calcext:value-type="float">
            <text:p>-0.00223336476038</text:p>
          </table:table-cell>
          <table:table-cell office:value-type="float" office:value="0.00062889485849732" calcext:value-type="float">
            <text:p>0.000628894858497</text:p>
          </table:table-cell>
          <table:table-cell office:value-type="float" office:value="-0.00837680014644182" calcext:value-type="float">
            <text:p>-0.008376800146442</text:p>
          </table:table-cell>
          <table:table-cell office:value-type="float" office:value="-0.00260063219359358" calcext:value-type="float">
            <text:p>-0.002600632193594</text:p>
          </table:table-cell>
          <table:table-cell office:value-type="float" office:value="-0.00123843471623447" calcext:value-type="float">
            <text:p>-0.001238434716234</text:p>
          </table:table-cell>
          <table:table-cell office:value-type="float" office:value="0.00719910179378702" calcext:value-type="float">
            <text:p>0.007199101793787</text:p>
          </table:table-cell>
          <table:table-cell office:value-type="float" office:value="0.0039376404816131" calcext:value-type="float">
            <text:p>0.003937640481613</text:p>
          </table:table-cell>
          <table:table-cell office:value-type="float" office:value="-0.000258417868281346" calcext:value-type="float">
            <text:p>-0.000258417868281</text:p>
          </table:table-cell>
          <table:table-cell office:value-type="float" office:value="-0.00154656444038564" calcext:value-type="float">
            <text:p>-0.001546564440386</text:p>
          </table:table-cell>
          <table:table-cell office:value-type="float" office:value="0.0002865800305068" calcext:value-type="float">
            <text:p>0.000286580030507</text:p>
          </table:table-cell>
          <table:table-cell office:value-type="float" office:value="0.00439246726166159" calcext:value-type="float">
            <text:p>0.004392467261662</text:p>
          </table:table-cell>
          <table:table-cell office:value-type="float" office:value="0.00845159635158371" calcext:value-type="float">
            <text:p>0.008451596351584</text:p>
          </table:table-cell>
          <table:table-cell office:value-type="float" office:value="0.014613965402183" calcext:value-type="float">
            <text:p>0.014613965402183</text:p>
          </table:table-cell>
          <table:table-cell office:value-type="float" office:value="-0.0221848384957864" calcext:value-type="float">
            <text:p>-0.022184838495786</text:p>
          </table:table-cell>
          <table:table-cell office:value-type="float" office:value="-0.00357176534372938" calcext:value-type="float">
            <text:p>-0.003571765343729</text:p>
          </table:table-cell>
          <table:table-cell office:value-type="float" office:value="0.00133256297997986" calcext:value-type="float">
            <text:p>0.00133256297998</text:p>
          </table:table-cell>
          <table:table-cell office:value-type="float" office:value="-0.0132826726836752" calcext:value-type="float">
            <text:p>-0.013282672683675</text:p>
          </table:table-cell>
          <table:table-cell office:value-type="float" office:value="-0.00117823978723608" calcext:value-type="float">
            <text:p>-0.001178239787236</text:p>
          </table:table-cell>
          <table:table-cell office:value-type="float" office:value="-0.00158611911025225" calcext:value-type="float">
            <text:p>-0.001586119110252</text:p>
          </table:table-cell>
          <table:table-cell office:value-type="float" office:value="0.00619461356156542" calcext:value-type="float">
            <text:p>0.006194613561565</text:p>
          </table:table-cell>
          <table:table-cell office:value-type="float" office:value="0.00541917561009869" calcext:value-type="float">
            <text:p>0.005419175610099</text:p>
          </table:table-cell>
          <table:table-cell office:value-type="float" office:value="0.00186170322712775" calcext:value-type="float">
            <text:p>0.001861703227128</text:p>
          </table:table-cell>
          <table:table-cell office:value-type="float" office:value="0.0021101615824104" calcext:value-type="float">
            <text:p>0.00211016158241</text:p>
          </table:table-cell>
          <table:table-cell office:value-type="float" office:value="-0.000934846008282086" calcext:value-type="float">
            <text:p>-0.000934846008282</text:p>
          </table:table-cell>
          <table:table-cell office:value-type="float" office:value="-0.00144717936331479" calcext:value-type="float">
            <text:p>-0.001447179363315</text:p>
          </table:table-cell>
          <table:table-cell office:value-type="float" office:value="-0.000355539270082306" calcext:value-type="float">
            <text:p>-0.000355539270082</text:p>
          </table:table-cell>
          <table:table-cell office:value-type="float" office:value="0.000577161749106159" calcext:value-type="float">
            <text:p>0.000577161749106</text:p>
          </table:table-cell>
          <table:table-cell office:value-type="float" office:value="0.000861666120832827" calcext:value-type="float">
            <text:p>0.000861666120833</text:p>
          </table:table-cell>
          <table:table-cell office:value-type="float" office:value="0.00567945476504006" calcext:value-type="float">
            <text:p>0.00567945476504</text:p>
          </table:table-cell>
          <table:table-cell office:value-type="float" office:value="0.00307858790273802" calcext:value-type="float">
            <text:p>0.003078587902738</text:p>
          </table:table-cell>
          <table:table-cell office:value-type="float" office:value="0.00449724449261735" calcext:value-type="float">
            <text:p>0.004497244492617</text:p>
          </table:table-cell>
          <table:table-cell office:value-type="float" office:value="0.000529624993415634" calcext:value-type="float">
            <text:p>0.000529624993416</text:p>
          </table:table-cell>
          <table:table-cell office:value-type="float" office:value="0.00749357983561905" calcext:value-type="float">
            <text:p>0.007493579835619</text:p>
          </table:table-cell>
          <table:table-cell office:value-type="float" office:value="0.00738530310659202" calcext:value-type="float">
            <text:p>0.007385303106592</text:p>
          </table:table-cell>
          <table:table-cell office:value-type="float" office:value="-0.00153710633981285" calcext:value-type="float">
            <text:p>-0.001537106339813</text:p>
          </table:table-cell>
          <table:table-cell office:value-type="float" office:value="-0.0347176047844917" calcext:value-type="float">
            <text:p>-0.034717604784492</text:p>
          </table:table-cell>
          <table:table-cell office:value-type="float" office:value="-0.00235426675477612" calcext:value-type="float">
            <text:p>-0.002354266754776</text:p>
          </table:table-cell>
          <table:table-cell office:value-type="float" office:value="0.020240613154131" calcext:value-type="float">
            <text:p>0.020240613154131</text:p>
          </table:table-cell>
          <table:table-cell office:value-type="float" office:value="-0.0128612702432236" calcext:value-type="float">
            <text:p>-0.012861270243224</text:p>
          </table:table-cell>
          <table:table-cell office:value-type="float" office:value="-0.0114487674258084" calcext:value-type="float">
            <text:p>-0.011448767425808</text:p>
          </table:table-cell>
          <table:table-cell office:value-type="float" office:value="0.000430212800991647" calcext:value-type="float">
            <text:p>0.000430212800992</text:p>
          </table:table-cell>
          <table:table-cell office:value-type="float" office:value="-0.00148617006191792" calcext:value-type="float">
            <text:p>-0.001486170061918</text:p>
          </table:table-cell>
          <table:table-cell office:value-type="float" office:value="0.010419365661294" calcext:value-type="float">
            <text:p>0.010419365661294</text:p>
          </table:table-cell>
          <table:table-cell office:value-type="float" office:value="0.00422249275318842" calcext:value-type="float">
            <text:p>0.004222492753188</text:p>
          </table:table-cell>
          <table:table-cell office:value-type="float" office:value="0.00188211686511697" calcext:value-type="float">
            <text:p>0.001882116865117</text:p>
          </table:table-cell>
          <table:table-cell office:value-type="float" office:value="-0.00122452218169483" calcext:value-type="float">
            <text:p>-0.001224522181695</text:p>
          </table:table-cell>
          <table:table-cell office:value-type="float" office:value="-0.000733911628822415" calcext:value-type="float">
            <text:p>-0.000733911628822</text:p>
          </table:table-cell>
          <table:table-cell office:value-type="float" office:value="-0.0012955243598774" calcext:value-type="float">
            <text:p>-0.001295524359877</text:p>
          </table:table-cell>
          <table:table-cell office:value-type="float" office:value="0.000617815336716954" calcext:value-type="float">
            <text:p>0.000617815336717</text:p>
          </table:table-cell>
          <table:table-cell office:value-type="float" office:value="0.00484758087899079" calcext:value-type="float">
            <text:p>0.004847580878991</text:p>
          </table:table-cell>
          <table:table-cell office:value-type="float" office:value="0.00587568094478724" calcext:value-type="float">
            <text:p>0.005875680944787</text:p>
          </table:table-cell>
          <table:table-cell office:value-type="float" office:value="0.00296445894232233" calcext:value-type="float">
            <text:p>0.002964458942322</text:p>
          </table:table-cell>
          <table:table-cell office:value-type="float" office:value="0.0113778752722987" calcext:value-type="float">
            <text:p>0.011377875272299</text:p>
          </table:table-cell>
          <table:table-cell office:value-type="float" office:value="0.0101677527586805" calcext:value-type="float">
            <text:p>0.010167752758681</text:p>
          </table:table-cell>
          <table:table-cell office:value-type="float" office:value="-0.0392242695489988" calcext:value-type="float">
            <text:p>-0.039224269548999</text:p>
          </table:table-cell>
          <table:table-cell office:value-type="float" office:value="-0.0017180885151829" calcext:value-type="float">
            <text:p>-0.001718088515183</text:p>
          </table:table-cell>
          <table:table-cell office:value-type="float" office:value="-0.00546987097795559" calcext:value-type="float">
            <text:p>-0.005469870977956</text:p>
          </table:table-cell>
          <table:table-cell office:value-type="float" office:value="0.00073970491294556" calcext:value-type="float">
            <text:p>0.000739704912946</text:p>
          </table:table-cell>
          <table:table-cell office:value-type="float" office:value="0.00310003380264956" calcext:value-type="float">
            <text:p>0.00310003380265</text:p>
          </table:table-cell>
          <table:table-cell office:value-type="float" office:value="0.00840466585117544" calcext:value-type="float">
            <text:p>0.008404665851175</text:p>
          </table:table-cell>
          <table:table-cell office:value-type="float" office:value="0.00166065981959179" calcext:value-type="float">
            <text:p>0.001660659819592</text:p>
          </table:table-cell>
          <table:table-cell office:value-type="float" office:value="-0.0000426509912919704" calcext:value-type="float">
            <text:p>-4.26509912919704E-05</text:p>
          </table:table-cell>
          <table:table-cell office:value-type="float" office:value="-0.0017681659204099" calcext:value-type="float">
            <text:p>-0.00176816592041</text:p>
          </table:table-cell>
          <table:table-cell office:value-type="float" office:value="-0.000703047975262994" calcext:value-type="float">
            <text:p>-0.000703047975263</text:p>
          </table:table-cell>
          <table:table-cell office:value-type="float" office:value="0.00157729129146084" calcext:value-type="float">
            <text:p>0.001577291291461</text:p>
          </table:table-cell>
          <table:table-cell office:value-type="float" office:value="0.00116527190001342" calcext:value-type="float">
            <text:p>0.001165271900013</text:p>
          </table:table-cell>
          <table:table-cell office:value-type="float" office:value="0.00725126599300191" calcext:value-type="float">
            <text:p>0.007251265993002</text:p>
          </table:table-cell>
          <table:table-cell office:value-type="float" office:value="0.0122202795137238" calcext:value-type="float">
            <text:p>0.012220279513724</text:p>
          </table:table-cell>
          <table:table-cell office:value-type="float" office:value="0.000752101745038813" calcext:value-type="float">
            <text:p>0.000752101745039</text:p>
          </table:table-cell>
          <table:table-cell office:value-type="float" office:value="-0.0237128603348502" calcext:value-type="float">
            <text:p>-0.02371286033485</text:p>
          </table:table-cell>
          <table:table-cell office:value-type="float" office:value="0.000107075604698248" calcext:value-type="float">
            <text:p>0.000107075604698</text:p>
          </table:table-cell>
          <table:table-cell office:value-type="float" office:value="-0.000173862729421548" calcext:value-type="float">
            <text:p>-0.000173862729422</text:p>
          </table:table-cell>
          <table:table-cell office:value-type="float" office:value="-0.00228445107024178" calcext:value-type="float">
            <text:p>-0.002284451070242</text:p>
          </table:table-cell>
          <table:table-cell office:value-type="float" office:value="-0.00620879813911485" calcext:value-type="float">
            <text:p>-0.006208798139115</text:p>
          </table:table-cell>
          <table:table-cell office:value-type="float" office:value="-0.000197922933839689" calcext:value-type="float">
            <text:p>-0.00019792293384</text:p>
          </table:table-cell>
          <table:table-cell office:value-type="float" office:value="-0.0103447183950088" calcext:value-type="float">
            <text:p>-0.010344718395009</text:p>
          </table:table-cell>
          <table:table-cell office:value-type="float" office:value="0.00100984928517828" calcext:value-type="float">
            <text:p>0.001009849285178</text:p>
          </table:table-cell>
          <table:table-cell office:value-type="float" office:value="0.000163678408766243" calcext:value-type="float">
            <text:p>0.000163678408766</text:p>
          </table:table-cell>
          <table:table-cell office:value-type="float" office:value="0.00616956421896664" calcext:value-type="float">
            <text:p>0.006169564218967</text:p>
          </table:table-cell>
          <table:table-cell office:value-type="float" office:value="0.00578494124564577" calcext:value-type="float">
            <text:p>0.005784941245646</text:p>
          </table:table-cell>
          <table:table-cell office:value-type="float" office:value="0.00481596673244805" calcext:value-type="float">
            <text:p>0.004815966732448</text:p>
          </table:table-cell>
          <table:table-cell office:value-type="float" office:value="0.00277869296168554" calcext:value-type="float">
            <text:p>0.002778692961686</text:p>
          </table:table-cell>
          <table:table-cell office:value-type="float" office:value="-0.000298034294418936" calcext:value-type="float">
            <text:p>-0.000298034294419</text:p>
          </table:table-cell>
          <table:table-cell office:value-type="float" office:value="-0.00163236819669205" calcext:value-type="float">
            <text:p>-0.001632368196692</text:p>
          </table:table-cell>
          <table:table-cell office:value-type="float" office:value="-0.000281582061340158" calcext:value-type="float">
            <text:p>-0.00028158206134</text:p>
          </table:table-cell>
          <table:table-cell office:value-type="float" office:value="-0.000675999214270862" calcext:value-type="float">
            <text:p>-0.000675999214271</text:p>
          </table:table-cell>
          <table:table-cell office:value-type="float" office:value="0.000139992746700401" calcext:value-type="float">
            <text:p>0.0001399927467</text:p>
          </table:table-cell>
          <table:table-cell office:value-type="float" office:value="0.0030846400251362" calcext:value-type="float">
            <text:p>0.003084640025136</text:p>
          </table:table-cell>
          <table:table-cell office:value-type="float" office:value="0.0212157004708277" calcext:value-type="float">
            <text:p>0.021215700470828</text:p>
          </table:table-cell>
          <table:table-cell office:value-type="float" office:value="0.000225677097336729" calcext:value-type="float">
            <text:p>0.000225677097337</text:p>
          </table:table-cell>
          <table:table-cell office:value-type="float" office:value="-0.00240308944494577" calcext:value-type="float">
            <text:p>-0.002403089444946</text:p>
          </table:table-cell>
          <table:table-cell office:value-type="float" office:value="-0.0147981498869098" calcext:value-type="float">
            <text:p>-0.01479814988691</text:p>
          </table:table-cell>
          <table:table-cell office:value-type="float" office:value="-0.00531738583443564" calcext:value-type="float">
            <text:p>-0.005317385834436</text:p>
          </table:table-cell>
          <table:table-cell office:value-type="float" office:value="-0.000160059684965685" calcext:value-type="float">
            <text:p>-0.000160059684966</text:p>
          </table:table-cell>
          <table:table-cell office:value-type="float" office:value="0.000552774287081281" calcext:value-type="float">
            <text:p>0.000552774287081</text:p>
          </table:table-cell>
          <table:table-cell office:value-type="float" office:value="0.000449037999895818" calcext:value-type="float">
            <text:p>0.000449037999896</text:p>
          </table:table-cell>
          <table:table-cell office:value-type="float" office:value="-0.000574162082245644" calcext:value-type="float">
            <text:p>-0.000574162082246</text:p>
          </table:table-cell>
          <table:table-cell office:value-type="float" office:value="-0.00412511303267815" calcext:value-type="float">
            <text:p>-0.004125113032678</text:p>
          </table:table-cell>
          <table:table-cell office:value-type="float" office:value="-0.0127486283997633" calcext:value-type="float">
            <text:p>-0.012748628399763</text:p>
          </table:table-cell>
          <table:table-cell office:value-type="float" office:value="0.000291428260169146" calcext:value-type="float">
            <text:p>0.000291428260169</text:p>
          </table:table-cell>
          <table:table-cell office:value-type="float" office:value="0.00780232317290408" calcext:value-type="float">
            <text:p>0.007802323172904</text:p>
          </table:table-cell>
          <table:table-cell office:value-type="float" office:value="0.00534110731999521" calcext:value-type="float">
            <text:p>0.005341107319995</text:p>
          </table:table-cell>
          <table:table-cell office:value-type="float" office:value="0.0045792387420201" calcext:value-type="float">
            <text:p>0.00457923874202</text:p>
          </table:table-cell>
          <table:table-cell office:value-type="float" office:value="0.000845580265217083" calcext:value-type="float">
            <text:p>0.000845580265217</text:p>
          </table:table-cell>
          <table:table-cell office:value-type="float" office:value="-0.00079478584200976" calcext:value-type="float">
            <text:p>-0.00079478584201</text:p>
          </table:table-cell>
          <table:table-cell office:value-type="float" office:value="-0.000324314761289413" calcext:value-type="float">
            <text:p>-0.000324314761289</text:p>
          </table:table-cell>
          <table:table-cell office:value-type="float" office:value="-0.00103932095259524" calcext:value-type="float">
            <text:p>-0.001039320952595</text:p>
          </table:table-cell>
          <table:table-cell office:value-type="float" office:value="0.000245823453420391" calcext:value-type="float">
            <text:p>0.00024582345342</text:p>
          </table:table-cell>
          <table:table-cell office:value-type="float" office:value="0.00455221108533971" calcext:value-type="float">
            <text:p>0.00455221108534</text:p>
          </table:table-cell>
          <table:table-cell office:value-type="float" office:value="0.00759553939979535" calcext:value-type="float">
            <text:p>0.007595539399795</text:p>
          </table:table-cell>
          <table:table-cell office:value-type="float" office:value="0.000278779947608776" calcext:value-type="float">
            <text:p>0.000278779947609</text:p>
          </table:table-cell>
          <table:table-cell office:value-type="float" office:value="-0.0105384363744028" calcext:value-type="float">
            <text:p>-0.010538436374403</text:p>
          </table:table-cell>
          <table:table-cell office:value-type="float" office:value="-0.00584732408792993" calcext:value-type="float">
            <text:p>-0.00584732408793</text:p>
          </table:table-cell>
          <table:table-cell office:value-type="float" office:value="-0.00198822748087757" calcext:value-type="float">
            <text:p>-0.001988227480878</text:p>
          </table:table-cell>
          <table:table-cell office:value-type="float" office:value="0.000460654135496896" calcext:value-type="float">
            <text:p>0.000460654135497</text:p>
          </table:table-cell>
          <table:table-cell office:value-type="float" office:value="-0.000113897037404609" calcext:value-type="float">
            <text:p>-0.000113897037405</text:p>
          </table:table-cell>
          <table:table-cell office:value-type="float" office:value="0.000382014839719835" calcext:value-type="float">
            <text:p>0.00038201483972</text:p>
          </table:table-cell>
          <table:table-cell office:value-type="float" office:value="0.0000992937716132736" calcext:value-type="float">
            <text:p>9.92937716132736E-05</text:p>
          </table:table-cell>
          <table:table-cell office:value-type="float" office:value="-0.000479376553186139" calcext:value-type="float">
            <text:p>-0.000479376553186</text:p>
          </table:table-cell>
          <table:table-cell office:value-type="float" office:value="-0.0000581593002084158" calcext:value-type="float">
            <text:p>-5.81593002084158E-05</text:p>
          </table:table-cell>
          <table:table-cell office:value-type="float" office:value="-0.0000191272701421941" calcext:value-type="float">
            <text:p>-1.91272701421941E-05</text:p>
          </table:table-cell>
          <table:table-cell office:value-type="float" office:value="0.0000345444623253699" calcext:value-type="float">
            <text:p>3.45444623253699E-05</text:p>
          </table:table-cell>
          <table:table-cell office:value-type="float" office:value="0.0000618633071667873" calcext:value-type="float">
            <text:p>6.18633071667873E-05</text:p>
          </table:table-cell>
          <table:table-cell office:value-type="float" office:value="0.0000100009856256467" calcext:value-type="float">
            <text:p>1.00009856256467E-05</text:p>
          </table:table-cell>
          <table:table-cell office:value-type="float" office:value="-0.0000508170418697107" calcext:value-type="float">
            <text:p>-5.08170418697107E-05</text:p>
          </table:table-cell>
          <table:table-cell office:value-type="float" office:value="0.0000075304711179558" calcext:value-type="float">
            <text:p>7.5304711179558E-06</text:p>
          </table:table-cell>
          <table:table-cell office:value-type="float" office:value="-0.0000089105018136193" calcext:value-type="float">
            <text:p>-8.9105018136193E-06</text:p>
          </table:table-cell>
          <table:table-cell office:value-type="float" office:value="-0.00000881178117728698" calcext:value-type="float">
            <text:p>-8.81178117728698E-06</text:p>
          </table:table-cell>
          <table:table-cell office:value-type="float" office:value="-0.0000202174081600504" calcext:value-type="float">
            <text:p>-2.02174081600504E-05</text:p>
          </table:table-cell>
          <table:table-cell office:value-type="float" office:value="0.0000324651174098411" calcext:value-type="float">
            <text:p>3.24651174098411E-05</text:p>
          </table:table-cell>
          <table:table-cell office:value-type="float" office:value="-0.0000155631151295132" calcext:value-type="float">
            <text:p>-1.55631151295132E-05</text:p>
          </table:table-cell>
          <table:table-cell office:value-type="float" office:value="0.0000179933616758499" calcext:value-type="float">
            <text:p>1.79933616758499E-05</text:p>
          </table:table-cell>
          <table:table-cell office:value-type="float" office:value="0.0000213202831004788" calcext:value-type="float">
            <text:p>2.13202831004788E-05</text:p>
          </table:table-cell>
          <table:table-cell office:value-type="float" office:value="-0.0000223512247412572" calcext:value-type="float">
            <text:p>-2.23512247412572E-05</text:p>
          </table:table-cell>
          <table:table-cell office:value-type="float" office:value="-0.00000853928793037584" calcext:value-type="float">
            <text:p>-8.53928793037584E-06</text:p>
          </table:table-cell>
          <table:table-cell office:value-type="float" office:value="-0.00000498426022693677" calcext:value-type="float">
            <text:p>-4.98426022693677E-06</text:p>
          </table:table-cell>
          <table:table-cell office:value-type="float" office:value="-0.00001276726133842" calcext:value-type="float">
            <text:p>-1.276726133842E-05</text:p>
          </table:table-cell>
          <table:table-cell office:value-type="float" office:value="0.0000172168237101422" calcext:value-type="float">
            <text:p>1.72168237101422E-05</text:p>
          </table:table-cell>
          <table:table-cell office:value-type="float" office:value="-0.000000506944539346854" calcext:value-type="float">
            <text:p>-5.06944539346854E-07</text:p>
          </table:table-cell>
          <table:table-cell office:value-type="float" office:value="0.0000458200523745234" calcext:value-type="float">
            <text:p>4.58200523745234E-05</text:p>
          </table:table-cell>
          <table:table-cell office:value-type="float" office:value="0.0000928362311258812" calcext:value-type="float">
            <text:p>9.28362311258812E-05</text:p>
          </table:table-cell>
          <table:table-cell office:value-type="float" office:value="-0.000180230927269709" calcext:value-type="float">
            <text:p>-0.00018023092727</text:p>
          </table:table-cell>
          <table:table-cell office:value-type="float" office:value="0.0000264685968245915" calcext:value-type="float">
            <text:p>2.64685968245915E-05</text:p>
          </table:table-cell>
          <table:table-cell office:value-type="float" office:value="0.0000214796619250057" calcext:value-type="float">
            <text:p>2.14796619250057E-05</text:p>
          </table:table-cell>
          <table:table-cell office:value-type="float" office:value="-0.000093136790938253" calcext:value-type="float">
            <text:p>-9.3136790938253E-05</text:p>
          </table:table-cell>
          <table:table-cell office:value-type="float" office:value="0.0000483537816969859" calcext:value-type="float">
            <text:p>4.83537816969859E-05</text:p>
          </table:table-cell>
          <table:table-cell office:value-type="float" office:value="0.0000346066694362213" calcext:value-type="float">
            <text:p>3.46066694362213E-05</text:p>
          </table:table-cell>
          <table:table-cell office:value-type="float" office:value="-0.0000133586774951344" calcext:value-type="float">
            <text:p>-1.33586774951344E-05</text:p>
          </table:table-cell>
          <table:table-cell office:value-type="float" office:value="-0.0000329271824722754" calcext:value-type="float">
            <text:p>-3.29271824722754E-05</text:p>
          </table:table-cell>
          <table:table-cell office:value-type="float" office:value="0.0000178728505123571" calcext:value-type="float">
            <text:p>1.78728505123571E-05</text:p>
          </table:table-cell>
          <table:table-cell office:value-type="float" office:value="0.00000334795821871348" calcext:value-type="float">
            <text:p>3.34795821871348E-06</text:p>
          </table:table-cell>
          <table:table-cell office:value-type="float" office:value="-0.0000223866381161564" calcext:value-type="float">
            <text:p>-2.23866381161564E-05</text:p>
          </table:table-cell>
          <table:table-cell office:value-type="float" office:value="0.0000221691390406842" calcext:value-type="float">
            <text:p>2.21691390406842E-05</text:p>
          </table:table-cell>
          <table:table-cell office:value-type="float" office:value="-0.0000227959804834921" calcext:value-type="float">
            <text:p>-2.27959804834921E-05</text:p>
          </table:table-cell>
          <table:table-cell office:value-type="float" office:value="0.0000146666402946472" calcext:value-type="float">
            <text:p>1.46666402946472E-05</text:p>
          </table:table-cell>
          <table:table-cell office:value-type="float" office:value="0.000000784623448379929" calcext:value-type="float">
            <text:p>7.84623448379929E-07</text:p>
          </table:table-cell>
          <table:table-cell office:value-type="float" office:value="-0.00000399171019976885" calcext:value-type="float">
            <text:p>-3.99171019976885E-06</text:p>
          </table:table-cell>
          <table:table-cell office:value-type="float" office:value="-0.0000090802253451816" calcext:value-type="float">
            <text:p>-9.0802253451816E-06</text:p>
          </table:table-cell>
          <table:table-cell office:value-type="float" office:value="-0.00000644259314891427" calcext:value-type="float">
            <text:p>-6.44259314891427E-06</text:p>
          </table:table-cell>
          <table:table-cell office:value-type="float" office:value="0.0000435872898830181" calcext:value-type="float">
            <text:p>4.35872898830181E-05</text:p>
          </table:table-cell>
          <table:table-cell office:value-type="float" office:value="-0.0000441811757778687" calcext:value-type="float">
            <text:p>-4.41811757778687E-05</text:p>
          </table:table-cell>
          <table:table-cell office:value-type="float" office:value="0.0000126002121282887" calcext:value-type="float">
            <text:p>1.26002121282887E-05</text:p>
          </table:table-cell>
          <table:table-cell office:value-type="float" office:value="-0.0000111811944160101" calcext:value-type="float">
            <text:p>-1.11811944160101E-05</text:p>
          </table:table-cell>
          <table:table-cell office:value-type="float" office:value="0.000000387808754664931" calcext:value-type="float">
            <text:p>3.87808754664931E-07</text:p>
          </table:table-cell>
          <table:table-cell office:value-type="float" office:value="0.00000713059411222572" calcext:value-type="float">
            <text:p>7.13059411222572E-06</text:p>
          </table:table-cell>
          <table:table-cell office:value-type="float" office:value="0.00000441248569771346" calcext:value-type="float">
            <text:p>4.41248569771346E-06</text:p>
          </table:table-cell>
          <table:table-cell office:value-type="float" office:value="-0.0000106241934755835" calcext:value-type="float">
            <text:p>-1.06241934755835E-05</text:p>
          </table:table-cell>
          <table:table-cell office:value-type="float" office:value="-0.00000154170389765618" calcext:value-type="float">
            <text:p>-1.54170389765618E-06</text:p>
          </table:table-cell>
          <table:table-cell office:value-type="float" office:value="0.0000142407620883356" calcext:value-type="float">
            <text:p>1.42407620883356E-05</text:p>
          </table:table-cell>
          <table:table-cell office:value-type="float" office:value="-0.0000161549398636773" calcext:value-type="float">
            <text:p>-1.61549398636773E-05</text:p>
          </table:table-cell>
          <table:table-cell office:value-type="float" office:value="0.00000610088758756788" calcext:value-type="float">
            <text:p>6.10088758756788E-06</text:p>
          </table:table-cell>
          <table:table-cell office:value-type="float" office:value="0.0000157015234114044" calcext:value-type="float">
            <text:p>1.57015234114044E-05</text:p>
          </table:table-cell>
          <table:table-cell office:value-type="float" office:value="0.00000703686704300877" calcext:value-type="float">
            <text:p>7.03686704300877E-06</text:p>
          </table:table-cell>
          <table:table-cell office:value-type="float" office:value="-0.000022581450120962" calcext:value-type="float">
            <text:p>-2.2581450120962E-05</text:p>
          </table:table-cell>
          <table:table-cell office:value-type="float" office:value="0.0000170105258510689" calcext:value-type="float">
            <text:p>1.70105258510689E-05</text:p>
          </table:table-cell>
          <table:table-cell office:value-type="float" office:value="0.00000129466545234491" calcext:value-type="float">
            <text:p>1.29466545234491E-06</text:p>
          </table:table-cell>
          <table:table-cell office:value-type="float" office:value="-0.0000342782063742497" calcext:value-type="float">
            <text:p>-3.42782063742497E-05</text:p>
          </table:table-cell>
          <table:table-cell office:value-type="float" office:value="0.0000366052671424422" calcext:value-type="float">
            <text:p>3.66052671424422E-05</text:p>
          </table:table-cell>
          <table:table-cell office:value-type="float" office:value="-0.0000123366139306302" calcext:value-type="float">
            <text:p>-1.23366139306302E-05</text:p>
          </table:table-cell>
          <table:table-cell office:value-type="float" office:value="0.0000299198488334929" calcext:value-type="float">
            <text:p>2.99198488334929E-05</text:p>
          </table:table-cell>
          <table:table-cell office:value-type="float" office:value="-0.0000377680124418744" calcext:value-type="float">
            <text:p>-3.77680124418744E-05</text:p>
          </table:table-cell>
          <table:table-cell office:value-type="float" office:value="0.00000601818497425466" calcext:value-type="float">
            <text:p>6.01818497425466E-06</text:p>
          </table:table-cell>
          <table:table-cell office:value-type="float" office:value="0.00000754570519440057" calcext:value-type="float">
            <text:p>7.54570519440057E-06</text:p>
          </table:table-cell>
          <table:table-cell office:value-type="float" office:value="-0.0000137634188728253" calcext:value-type="float">
            <text:p>-1.37634188728253E-05</text:p>
          </table:table-cell>
          <table:table-cell office:value-type="float" office:value="-0.00000802846246511502" calcext:value-type="float">
            <text:p>-8.02846246511502E-06</text:p>
          </table:table-cell>
          <table:table-cell office:value-type="float" office:value="-0.00000292663931339421" calcext:value-type="float">
            <text:p>-2.92663931339421E-06</text:p>
          </table:table-cell>
          <table:table-cell office:value-type="float" office:value="0.0000153976202054151" calcext:value-type="float">
            <text:p>1.53976202054151E-05</text:p>
          </table:table-cell>
          <table:table-cell office:value-type="float" office:value="0.0000156329954323353" calcext:value-type="float">
            <text:p>1.56329954323353E-05</text:p>
          </table:table-cell>
          <table:table-cell office:value-type="float" office:value="0.00000698990073216832" calcext:value-type="float">
            <text:p>6.98990073216832E-06</text:p>
          </table:table-cell>
          <table:table-cell office:value-type="float" office:value="-0.0000382143252622979" calcext:value-type="float">
            <text:p>-3.82143252622979E-05</text:p>
          </table:table-cell>
          <table:table-cell office:value-type="float" office:value="0.000012032082614799" calcext:value-type="float">
            <text:p>1.2032082614799E-05</text:p>
          </table:table-cell>
          <table:table-cell office:value-type="float" office:value="0.000017236476663185" calcext:value-type="float">
            <text:p>1.7236476663185E-05</text:p>
          </table:table-cell>
          <table:table-cell office:value-type="float" office:value="-0.0000103952272952901" calcext:value-type="float">
            <text:p>-1.03952272952901E-05</text:p>
          </table:table-cell>
          <table:table-cell office:value-type="float" office:value="0.00000593376464846918" calcext:value-type="float">
            <text:p>5.93376464846918E-06</text:p>
          </table:table-cell>
          <table:table-cell office:value-type="float" office:value="0.0000127807428589311" calcext:value-type="float">
            <text:p>1.27807428589311E-05</text:p>
          </table:table-cell>
          <table:table-cell office:value-type="float" office:value="-0.0000281828484031132" calcext:value-type="float">
            <text:p>-2.81828484031132E-05</text:p>
          </table:table-cell>
          <table:table-cell office:value-type="float" office:value="0.00000818986926581777" calcext:value-type="float">
            <text:p>8.18986926581777E-06</text:p>
          </table:table-cell>
          <table:table-cell table:number-columns-repeated="58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635571086267703" calcext:value-type="float">
            <text:p>0.635571086267703</text:p>
          </table:table-cell>
          <table:table-cell table:formula="of:=[.B9]*9.8" office:value-type="float" office:value="6.22859664542349" calcext:value-type="float">
            <text:p>6.2285966454234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193828665376486" calcext:value-type="float">
            <text:p>0.000193828665376</text:p>
          </table:table-cell>
          <table:table-cell table:formula="of:=0.5*[.D12]*(([.D5]-[.C5])/([.D1]-[.C1]))^2" office:value-type="float" office:value="0.0000583099844616044" calcext:value-type="float">
            <text:p>5.83099844616044E-05</text:p>
          </table:table-cell>
          <table:table-cell table:formula="of:=0.5*[.E12]*(([.E5]-[.D5])/([.E1]-[.D1]))^2" office:value-type="float" office:value="0.0000229271389321842" calcext:value-type="float">
            <text:p>2.29271389321842E-05</text:p>
          </table:table-cell>
          <table:table-cell table:formula="of:=0.5*[.F12]*(([.F5]-[.E5])/([.F1]-[.E1]))^2" office:value-type="float" office:value="0.000121656291463531" calcext:value-type="float">
            <text:p>0.000121656291464</text:p>
          </table:table-cell>
          <table:table-cell table:formula="of:=0.5*[.G12]*(([.G5]-[.F5])/([.G1]-[.F1]))^2" office:value-type="float" office:value="0.000182481666530252" calcext:value-type="float">
            <text:p>0.00018248166653</text:p>
          </table:table-cell>
          <table:table-cell table:formula="of:=0.5*[.H12]*(([.H5]-[.G5])/([.H1]-[.G1]))^2" office:value-type="float" office:value="0.00159119356340121" calcext:value-type="float">
            <text:p>0.001591193563401</text:p>
          </table:table-cell>
          <table:table-cell table:formula="of:=0.5*[.I12]*(([.I5]-[.H5])/([.I1]-[.H1]))^2" office:value-type="float" office:value="0.00000237556741997316" calcext:value-type="float">
            <text:p>2.37556741997316E-06</text:p>
          </table:table-cell>
          <table:table-cell table:formula="of:=0.5*[.J12]*(([.J5]-[.I5])/([.J1]-[.I1]))^2" office:value-type="float" office:value="0.000000282999573160531" calcext:value-type="float">
            <text:p>2.82999573160531E-07</text:p>
          </table:table-cell>
          <table:table-cell table:formula="of:=0.5*[.K12]*(([.K5]-[.J5])/([.K1]-[.J1]))^2" office:value-type="float" office:value="0.00000000747308673336586" calcext:value-type="float">
            <text:p>7.47308673336586E-09</text:p>
          </table:table-cell>
          <table:table-cell table:formula="of:=0.5*[.L12]*(([.L5]-[.K5])/([.L1]-[.K1]))^2" office:value-type="float" office:value="0.0000679576909747809" calcext:value-type="float">
            <text:p>6.79576909747809E-05</text:p>
          </table:table-cell>
          <table:table-cell table:formula="of:=0.5*[.M12]*(([.M5]-[.L5])/([.M1]-[.L1]))^2" office:value-type="float" office:value="0.0000261190588923557" calcext:value-type="float">
            <text:p>2.61190588923557E-05</text:p>
          </table:table-cell>
          <table:table-cell table:formula="of:=0.5*[.N12]*(([.N5]-[.M5])/([.N1]-[.M1]))^2" office:value-type="float" office:value="0.000000491152768758092" calcext:value-type="float">
            <text:p>4.91152768758092E-07</text:p>
          </table:table-cell>
          <table:table-cell table:formula="of:=0.5*[.O12]*(([.O5]-[.N5])/([.O1]-[.N1]))^2" office:value-type="float" office:value="0.000000403184812256894" calcext:value-type="float">
            <text:p>4.03184812256894E-07</text:p>
          </table:table-cell>
          <table:table-cell table:formula="of:=0.5*[.P12]*(([.P5]-[.O5])/([.P1]-[.O1]))^2" office:value-type="float" office:value="0.0000402748797488067" calcext:value-type="float">
            <text:p>4.02748797488067E-05</text:p>
          </table:table-cell>
          <table:table-cell table:formula="of:=0.5*[.Q12]*(([.Q5]-[.P5])/([.Q1]-[.P1]))^2" office:value-type="float" office:value="0.000244624866204849" calcext:value-type="float">
            <text:p>0.000244624866205</text:p>
          </table:table-cell>
          <table:table-cell table:formula="of:=0.5*[.R12]*(([.R5]-[.Q5])/([.R1]-[.Q1]))^2" office:value-type="float" office:value="0.00000510436236451482" calcext:value-type="float">
            <text:p>5.10436236451482E-06</text:p>
          </table:table-cell>
          <table:table-cell table:formula="of:=0.5*[.S12]*(([.S5]-[.R5])/([.S1]-[.R1]))^2" office:value-type="float" office:value="0.0000154307649488534" calcext:value-type="float">
            <text:p>1.54307649488534E-05</text:p>
          </table:table-cell>
          <table:table-cell table:formula="of:=0.5*[.T12]*(([.T5]-[.S5])/([.T1]-[.S1]))^2" office:value-type="float" office:value="0.0000164994772802242" calcext:value-type="float">
            <text:p>1.64994772802242E-05</text:p>
          </table:table-cell>
          <table:table-cell table:formula="of:=0.5*[.U12]*(([.U5]-[.T5])/([.U1]-[.T1]))^2" office:value-type="float" office:value="0.0000174586719534737" calcext:value-type="float">
            <text:p>1.74586719534737E-05</text:p>
          </table:table-cell>
          <table:table-cell table:formula="of:=0.5*[.V12]*(([.V5]-[.U5])/([.V1]-[.U1]))^2" office:value-type="float" office:value="0.0000187917684204156" calcext:value-type="float">
            <text:p>1.87917684204156E-05</text:p>
          </table:table-cell>
          <table:table-cell table:formula="of:=0.5*[.W12]*(([.W5]-[.V5])/([.W1]-[.V1]))^2" office:value-type="float" office:value="0.000024394897540764" calcext:value-type="float">
            <text:p>2.4394897540764E-05</text:p>
          </table:table-cell>
          <table:table-cell table:formula="of:=0.5*[.X12]*(([.X5]-[.W5])/([.X1]-[.W1]))^2" office:value-type="float" office:value="0.0000017595107217703" calcext:value-type="float">
            <text:p>1.7595107217703E-06</text:p>
          </table:table-cell>
          <table:table-cell table:formula="of:=0.5*[.Y12]*(([.Y5]-[.X5])/([.Y1]-[.X1]))^2" office:value-type="float" office:value="0.0000010086198825393" calcext:value-type="float">
            <text:p>1.0086198825393E-06</text:p>
          </table:table-cell>
          <table:table-cell table:formula="of:=0.5*[.Z12]*(([.Z5]-[.Y5])/([.Z1]-[.Y1]))^2" office:value-type="float" office:value="0.000025366438136143" calcext:value-type="float">
            <text:p>2.5366438136143E-05</text:p>
          </table:table-cell>
          <table:table-cell table:formula="of:=0.5*[.AA12]*(([.AA5]-[.Z5])/([.AA1]-[.Z1]))^2" office:value-type="float" office:value="0.0000509361757876763" calcext:value-type="float">
            <text:p>5.09361757876763E-05</text:p>
          </table:table-cell>
          <table:table-cell table:formula="of:=0.5*[.AB12]*(([.AB5]-[.AA5])/([.AB1]-[.AA1]))^2" office:value-type="float" office:value="0.000000677372912719784" calcext:value-type="float">
            <text:p>6.77372912719784E-07</text:p>
          </table:table-cell>
          <table:table-cell table:formula="of:=0.5*[.AC12]*(([.AC5]-[.AB5])/([.AC1]-[.AB1]))^2" office:value-type="float" office:value="0.00000482186084457474" calcext:value-type="float">
            <text:p>4.82186084457474E-06</text:p>
          </table:table-cell>
          <table:table-cell table:formula="of:=0.5*[.AD12]*(([.AD5]-[.AC5])/([.AD1]-[.AC1]))^2" office:value-type="float" office:value="0.00000720310748250866" calcext:value-type="float">
            <text:p>7.20310748250866E-06</text:p>
          </table:table-cell>
          <table:table-cell table:formula="of:=0.5*[.AE12]*(([.AE5]-[.AD5])/([.AE1]-[.AD1]))^2" office:value-type="float" office:value="0.00000731389096997457" calcext:value-type="float">
            <text:p>7.31389096997457E-06</text:p>
          </table:table-cell>
          <table:table-cell table:formula="of:=0.5*[.AF12]*(([.AF5]-[.AE5])/([.AF1]-[.AE1]))^2" office:value-type="float" office:value="0.000020381939386715" calcext:value-type="float">
            <text:p>2.0381939386715E-05</text:p>
          </table:table-cell>
          <table:table-cell table:formula="of:=0.5*[.AG12]*(([.AG5]-[.AF5])/([.AG1]-[.AF1]))^2" office:value-type="float" office:value="0.000128918957356453" calcext:value-type="float">
            <text:p>0.000128918957356</text:p>
          </table:table-cell>
          <table:table-cell table:formula="of:=0.5*[.AH12]*(([.AH5]-[.AG5])/([.AH1]-[.AG1]))^2" office:value-type="float" office:value="0.0000656463698015897" calcext:value-type="float">
            <text:p>6.56463698015897E-05</text:p>
          </table:table-cell>
          <table:table-cell table:formula="of:=0.5*[.AI12]*(([.AI5]-[.AH5])/([.AI1]-[.AH1]))^2" office:value-type="float" office:value="0.0000801322705594037" calcext:value-type="float">
            <text:p>8.01322705594037E-05</text:p>
          </table:table-cell>
          <table:table-cell table:formula="of:=0.5*[.AJ12]*(([.AJ5]-[.AI5])/([.AJ1]-[.AI1]))^2" office:value-type="float" office:value="0.0000031536969071729" calcext:value-type="float">
            <text:p>3.1536969071729E-06</text:p>
          </table:table-cell>
          <table:table-cell table:formula="of:=0.5*[.AK12]*(([.AK5]-[.AJ5])/([.AK1]-[.AJ1]))^2" office:value-type="float" office:value="0.000030089392440977" calcext:value-type="float">
            <text:p>3.0089392440977E-05</text:p>
          </table:table-cell>
          <table:table-cell table:formula="of:=0.5*[.AL12]*(([.AL5]-[.AK5])/([.AL1]-[.AK1]))^2" office:value-type="float" office:value="0.0000000102579736994176" calcext:value-type="float">
            <text:p>1.02579736994176E-08</text:p>
          </table:table-cell>
          <table:table-cell table:formula="of:=0.5*[.AM12]*(([.AM5]-[.AL5])/([.AM1]-[.AL1]))^2" office:value-type="float" office:value="0.000000220813614961596" calcext:value-type="float">
            <text:p>2.20813614961596E-07</text:p>
          </table:table-cell>
          <table:table-cell table:formula="of:=0.5*[.AN12]*(([.AN5]-[.AM5])/([.AN1]-[.AM1]))^2" office:value-type="float" office:value="0.00000260495662296661" calcext:value-type="float">
            <text:p>2.60495662296661E-06</text:p>
          </table:table-cell>
          <table:table-cell table:formula="of:=0.5*[.AO12]*(([.AO5]-[.AN5])/([.AO1]-[.AN1]))^2" office:value-type="float" office:value="0.000000824537607585369" calcext:value-type="float">
            <text:p>8.24537607585369E-07</text:p>
          </table:table-cell>
          <table:table-cell table:formula="of:=0.5*[.AP12]*(([.AP5]-[.AO5])/([.AP1]-[.AO1]))^2" office:value-type="float" office:value="0.0000000187955191615892" calcext:value-type="float">
            <text:p>1.87955191615892E-08</text:p>
          </table:table-cell>
          <table:table-cell table:formula="of:=0.5*[.AQ12]*(([.AQ5]-[.AP5])/([.AQ1]-[.AP1]))^2" office:value-type="float" office:value="0.000000320937670178229" calcext:value-type="float">
            <text:p>3.20937670178229E-07</text:p>
          </table:table-cell>
          <table:table-cell table:formula="of:=0.5*[.AR12]*(([.AR5]-[.AQ5])/([.AR1]-[.AQ1]))^2" office:value-type="float" office:value="0.0000439449517298254" calcext:value-type="float">
            <text:p>4.39449517298254E-05</text:p>
          </table:table-cell>
          <table:table-cell table:formula="of:=0.5*[.AS12]*(([.AS5]-[.AR5])/([.AS1]-[.AR1]))^2" office:value-type="float" office:value="0.00000518583264476565" calcext:value-type="float">
            <text:p>5.18583264476565E-06</text:p>
          </table:table-cell>
          <table:table-cell table:formula="of:=0.5*[.AT12]*(([.AT5]-[.AS5])/([.AT1]-[.AS1]))^2" office:value-type="float" office:value="0.0000084839468372014" calcext:value-type="float">
            <text:p>8.4839468372014E-06</text:p>
          </table:table-cell>
          <table:table-cell table:formula="of:=0.5*[.AU12]*(([.AU5]-[.AT5])/([.AU1]-[.AT1]))^2" office:value-type="float" office:value="0.0000506147809033722" calcext:value-type="float">
            <text:p>5.06147809033722E-05</text:p>
          </table:table-cell>
          <table:table-cell table:formula="of:=0.5*[.AV12]*(([.AV5]-[.AU5])/([.AV1]-[.AU1]))^2" office:value-type="float" office:value="0.00000395429165313444" calcext:value-type="float">
            <text:p>3.95429165313444E-06</text:p>
          </table:table-cell>
          <table:table-cell table:formula="of:=0.5*[.AW12]*(([.AW5]-[.AV5])/([.AW1]-[.AV1]))^2" office:value-type="float" office:value="0.000378430730564829" calcext:value-type="float">
            <text:p>0.000378430730565</text:p>
          </table:table-cell>
          <table:table-cell table:formula="of:=0.5*[.AX12]*(([.AX5]-[.AW5])/([.AX1]-[.AW1]))^2" office:value-type="float" office:value="0.0000536239485095471" calcext:value-type="float">
            <text:p>5.36239485095471E-05</text:p>
          </table:table-cell>
          <table:table-cell table:formula="of:=0.5*[.AY12]*(([.AY5]-[.AX5])/([.AY1]-[.AX1]))^2" office:value-type="float" office:value="0.000267352697821467" calcext:value-type="float">
            <text:p>0.000267352697821</text:p>
          </table:table-cell>
          <table:table-cell table:formula="of:=0.5*[.AZ12]*(([.AZ5]-[.AY5])/([.AZ1]-[.AY1]))^2" office:value-type="float" office:value="0.00148170434088397" calcext:value-type="float">
            <text:p>0.001481704340884</text:p>
          </table:table-cell>
          <table:table-cell table:formula="of:=0.5*[.BA12]*(([.BA5]-[.AZ5])/([.BA1]-[.AZ1]))^2" office:value-type="float" office:value="0.000817217941691914" calcext:value-type="float">
            <text:p>0.000817217941692</text:p>
          </table:table-cell>
          <table:table-cell table:formula="of:=0.5*[.BB12]*(([.BB5]-[.BA5])/([.BB1]-[.BA1]))^2" office:value-type="float" office:value="0.00030916447540564" calcext:value-type="float">
            <text:p>0.000309164475406</text:p>
          </table:table-cell>
          <table:table-cell table:formula="of:=0.5*[.BC12]*(([.BC5]-[.BB5])/([.BC1]-[.BB1]))^2" office:value-type="float" office:value="0.000572325731032974" calcext:value-type="float">
            <text:p>0.000572325731033</text:p>
          </table:table-cell>
          <table:table-cell table:formula="of:=0.5*[.BD12]*(([.BD5]-[.BC5])/([.BD1]-[.BC1]))^2" office:value-type="float" office:value="0.0141981292431382" calcext:value-type="float">
            <text:p>0.014198129243138</text:p>
          </table:table-cell>
          <table:table-cell table:formula="of:=0.5*[.BE12]*(([.BE5]-[.BD5])/([.BE1]-[.BD1]))^2" office:value-type="float" office:value="0.072425076937698" calcext:value-type="float">
            <text:p>0.072425076937698</text:p>
          </table:table-cell>
          <table:table-cell table:formula="of:=0.5*[.BF12]*(([.BF5]-[.BE5])/([.BF1]-[.BE1]))^2" office:value-type="float" office:value="0.114648198162165" calcext:value-type="float">
            <text:p>0.114648198162165</text:p>
          </table:table-cell>
          <table:table-cell table:formula="of:=0.5*[.BG12]*(([.BG5]-[.BF5])/([.BG1]-[.BF1]))^2" office:value-type="float" office:value="0.0752115423235415" calcext:value-type="float">
            <text:p>0.075211542323542</text:p>
          </table:table-cell>
          <table:table-cell table:formula="of:=0.5*[.BH12]*(([.BH5]-[.BG5])/([.BH1]-[.BG1]))^2" office:value-type="float" office:value="0.0000405614897042149" calcext:value-type="float">
            <text:p>4.05614897042149E-05</text:p>
          </table:table-cell>
          <table:table-cell table:formula="of:=0.5*[.BI12]*(([.BI5]-[.BH5])/([.BI1]-[.BH1]))^2" office:value-type="float" office:value="0.0280810071596909" calcext:value-type="float">
            <text:p>0.028081007159691</text:p>
          </table:table-cell>
          <table:table-cell table:formula="of:=0.5*[.BJ12]*(([.BJ5]-[.BI5])/([.BJ1]-[.BI1]))^2" office:value-type="float" office:value="0.00818985610942012" calcext:value-type="float">
            <text:p>0.00818985610942</text:p>
          </table:table-cell>
          <table:table-cell table:formula="of:=0.5*[.BK12]*(([.BK5]-[.BJ5])/([.BK1]-[.BJ1]))^2" office:value-type="float" office:value="0.00564715678528735" calcext:value-type="float">
            <text:p>0.005647156785287</text:p>
          </table:table-cell>
          <table:table-cell table:formula="of:=0.5*[.BL12]*(([.BL5]-[.BK5])/([.BL1]-[.BK1]))^2" office:value-type="float" office:value="0.113472979673865" calcext:value-type="float">
            <text:p>0.113472979673865</text:p>
          </table:table-cell>
          <table:table-cell table:formula="of:=0.5*[.BM12]*(([.BM5]-[.BL5])/([.BM1]-[.BL1]))^2" office:value-type="float" office:value="0.00624936214275968" calcext:value-type="float">
            <text:p>0.00624936214276</text:p>
          </table:table-cell>
          <table:table-cell table:formula="of:=0.5*[.BN12]*(([.BN5]-[.BM5])/([.BN1]-[.BM1]))^2" office:value-type="float" office:value="0.00474774083545583" calcext:value-type="float">
            <text:p>0.004747740835456</text:p>
          </table:table-cell>
          <table:table-cell table:formula="of:=0.5*[.BO12]*(([.BO5]-[.BN5])/([.BO1]-[.BN1]))^2" office:value-type="float" office:value="0.00642268351520494" calcext:value-type="float">
            <text:p>0.006422683515205</text:p>
          </table:table-cell>
          <table:table-cell table:formula="of:=0.5*[.BP12]*(([.BP5]-[.BO5])/([.BP1]-[.BO1]))^2" office:value-type="float" office:value="0.0118591076182946" calcext:value-type="float">
            <text:p>0.011859107618295</text:p>
          </table:table-cell>
          <table:table-cell table:formula="of:=0.5*[.BQ12]*(([.BQ5]-[.BP5])/([.BQ1]-[.BP1]))^2" office:value-type="float" office:value="0.0535643758141894" calcext:value-type="float">
            <text:p>0.05356437581419</text:p>
          </table:table-cell>
          <table:table-cell table:formula="of:=0.5*[.BR12]*(([.BR5]-[.BQ5])/([.BR1]-[.BQ1]))^2" office:value-type="float" office:value="0.0371308328851722" calcext:value-type="float">
            <text:p>0.037130832885172</text:p>
          </table:table-cell>
          <table:table-cell table:formula="of:=0.5*[.BS12]*(([.BS5]-[.BR5])/([.BS1]-[.BR1]))^2" office:value-type="float" office:value="0.00147051707262895" calcext:value-type="float">
            <text:p>0.001470517072629</text:p>
          </table:table-cell>
          <table:table-cell table:formula="of:=0.5*[.BT12]*(([.BT5]-[.BS5])/([.BT1]-[.BS1]))^2" office:value-type="float" office:value="0.00320470299368523" calcext:value-type="float">
            <text:p>0.003204702993685</text:p>
          </table:table-cell>
          <table:table-cell table:formula="of:=0.5*[.BU12]*(([.BU5]-[.BT5])/([.BU1]-[.BT1]))^2" office:value-type="float" office:value="0.00705514781669269" calcext:value-type="float">
            <text:p>0.007055147816693</text:p>
          </table:table-cell>
          <table:table-cell table:formula="of:=0.5*[.BV12]*(([.BV5]-[.BU5])/([.BV1]-[.BU1]))^2" office:value-type="float" office:value="0.0127420380229568" calcext:value-type="float">
            <text:p>0.012742038022957</text:p>
          </table:table-cell>
          <table:table-cell table:formula="of:=0.5*[.BW12]*(([.BW5]-[.BV5])/([.BW1]-[.BV1]))^2" office:value-type="float" office:value="0.0403284130787612" calcext:value-type="float">
            <text:p>0.040328413078761</text:p>
          </table:table-cell>
          <table:table-cell table:formula="of:=0.5*[.BX12]*(([.BX5]-[.BW5])/([.BX1]-[.BW1]))^2" office:value-type="float" office:value="0.000120584485546336" calcext:value-type="float">
            <text:p>0.000120584485546</text:p>
          </table:table-cell>
          <table:table-cell table:formula="of:=0.5*[.BY12]*(([.BY5]-[.BX5])/([.BY1]-[.BX1]))^2" office:value-type="float" office:value="0.0179344904419364" calcext:value-type="float">
            <text:p>0.017934490441936</text:p>
          </table:table-cell>
          <table:table-cell table:formula="of:=0.5*[.BZ12]*(([.BZ5]-[.BY5])/([.BZ1]-[.BY1]))^2" office:value-type="float" office:value="0.0248992631013949" calcext:value-type="float">
            <text:p>0.024899263101395</text:p>
          </table:table-cell>
          <table:table-cell table:formula="of:=0.5*[.CA12]*(([.CA5]-[.BZ5])/([.CA1]-[.BZ1]))^2" office:value-type="float" office:value="0.0393822326134016" calcext:value-type="float">
            <text:p>0.039382232613402</text:p>
          </table:table-cell>
          <table:table-cell table:formula="of:=0.5*[.CB12]*(([.CB5]-[.CA5])/([.CB1]-[.CA1]))^2" office:value-type="float" office:value="0.00323045833522331" calcext:value-type="float">
            <text:p>0.003230458335223</text:p>
          </table:table-cell>
          <table:table-cell table:formula="of:=0.5*[.CC12]*(([.CC5]-[.CB5])/([.CC1]-[.CB1]))^2" office:value-type="float" office:value="0.0021739705354361" calcext:value-type="float">
            <text:p>0.002173970535436</text:p>
          </table:table-cell>
          <table:table-cell table:formula="of:=0.5*[.CD12]*(([.CD5]-[.CC5])/([.CD1]-[.CC1]))^2" office:value-type="float" office:value="0.0357295550361246" calcext:value-type="float">
            <text:p>0.035729555036125</text:p>
          </table:table-cell>
          <table:table-cell table:formula="of:=0.5*[.CE12]*(([.CE5]-[.CD5])/([.CE1]-[.CD1]))^2" office:value-type="float" office:value="0.0744345053181247" calcext:value-type="float">
            <text:p>0.074434505318125</text:p>
          </table:table-cell>
          <table:table-cell table:formula="of:=0.5*[.CF12]*(([.CF5]-[.CE5])/([.CF1]-[.CE1]))^2" office:value-type="float" office:value="0.0458690917478435" calcext:value-type="float">
            <text:p>0.045869091747844</text:p>
          </table:table-cell>
          <table:table-cell table:formula="of:=0.5*[.CG12]*(([.CG5]-[.CF5])/([.CG1]-[.CF1]))^2" office:value-type="float" office:value="0.0177760783495964" calcext:value-type="float">
            <text:p>0.017776078349597</text:p>
          </table:table-cell>
          <table:table-cell table:formula="of:=0.5*[.CH12]*(([.CH5]-[.CG5])/([.CH1]-[.CG1]))^2" office:value-type="float" office:value="0.00160255285710414" calcext:value-type="float">
            <text:p>0.001602552857104</text:p>
          </table:table-cell>
          <table:table-cell table:formula="of:=0.5*[.CI12]*(([.CI5]-[.CH5])/([.CI1]-[.CH1]))^2" office:value-type="float" office:value="0.00518998496367275" calcext:value-type="float">
            <text:p>0.005189984963673</text:p>
          </table:table-cell>
          <table:table-cell table:formula="of:=0.5*[.CJ12]*(([.CJ5]-[.CI5])/([.CJ1]-[.CI1]))^2" office:value-type="float" office:value="0.00323967771724144" calcext:value-type="float">
            <text:p>0.003239677717241</text:p>
          </table:table-cell>
          <table:table-cell table:formula="of:=0.5*[.CK12]*(([.CK5]-[.CJ5])/([.CK1]-[.CJ1]))^2" office:value-type="float" office:value="0.00226119197727244" calcext:value-type="float">
            <text:p>0.002261191977272</text:p>
          </table:table-cell>
          <table:table-cell table:formula="of:=0.5*[.CL12]*(([.CL5]-[.CK5])/([.CL1]-[.CK1]))^2" office:value-type="float" office:value="0.0538312452443432" calcext:value-type="float">
            <text:p>0.053831245244343</text:p>
          </table:table-cell>
          <table:table-cell table:formula="of:=0.5*[.CM12]*(([.CM5]-[.CL5])/([.CM1]-[.CL1]))^2" office:value-type="float" office:value="0.0055426623770318" calcext:value-type="float">
            <text:p>0.005542662377032</text:p>
          </table:table-cell>
          <table:table-cell table:formula="of:=0.5*[.CN12]*(([.CN5]-[.CM5])/([.CN1]-[.CM1]))^2" office:value-type="float" office:value="0.014193108832271" calcext:value-type="float">
            <text:p>0.014193108832271</text:p>
          </table:table-cell>
          <table:table-cell table:formula="of:=0.5*[.CO12]*(([.CO5]-[.CN5])/([.CO1]-[.CN1]))^2" office:value-type="float" office:value="0.113754782420911" calcext:value-type="float">
            <text:p>0.113754782420911</text:p>
          </table:table-cell>
          <table:table-cell table:formula="of:=0.5*[.CP12]*(([.CP5]-[.CO5])/([.CP1]-[.CO1]))^2" office:value-type="float" office:value="0.0806212206766287" calcext:value-type="float">
            <text:p>0.080621220676629</text:p>
          </table:table-cell>
          <table:table-cell table:formula="of:=0.5*[.CQ12]*(([.CQ5]-[.CP5])/([.CQ1]-[.CP1]))^2" office:value-type="float" office:value="0.0799881252130913" calcext:value-type="float">
            <text:p>0.079988125213091</text:p>
          </table:table-cell>
          <table:table-cell table:formula="of:=0.5*[.CR12]*(([.CR5]-[.CQ5])/([.CR1]-[.CQ1]))^2" office:value-type="float" office:value="0.200225095812824" calcext:value-type="float">
            <text:p>0.200225095812824</text:p>
          </table:table-cell>
          <table:table-cell table:formula="of:=0.5*[.CS12]*(([.CS5]-[.CR5])/([.CS1]-[.CR1]))^2" office:value-type="float" office:value="0.010442226014055" calcext:value-type="float">
            <text:p>0.010442226014055</text:p>
          </table:table-cell>
          <table:table-cell table:formula="of:=0.5*[.CT12]*(([.CT5]-[.CS5])/([.CT1]-[.CS1]))^2" office:value-type="float" office:value="0.000509435883332735" calcext:value-type="float">
            <text:p>0.000509435883333</text:p>
          </table:table-cell>
          <table:table-cell table:formula="of:=0.5*[.CU12]*(([.CU5]-[.CT5])/([.CU1]-[.CT1]))^2" office:value-type="float" office:value="0.00225590288671815" calcext:value-type="float">
            <text:p>0.002255902886718</text:p>
          </table:table-cell>
          <table:table-cell table:formula="of:=0.5*[.CV12]*(([.CV5]-[.CU5])/([.CV1]-[.CU1]))^2" office:value-type="float" office:value="0.124631458611258" calcext:value-type="float">
            <text:p>0.124631458611258</text:p>
          </table:table-cell>
          <table:table-cell table:formula="of:=0.5*[.CW12]*(([.CW5]-[.CV5])/([.CW1]-[.CV1]))^2" office:value-type="float" office:value="0.0392735924195782" calcext:value-type="float">
            <text:p>0.039273592419578</text:p>
          </table:table-cell>
          <table:table-cell table:formula="of:=0.5*[.CX12]*(([.CX5]-[.CW5])/([.CX1]-[.CW1]))^2" office:value-type="float" office:value="0.00257832911710918" calcext:value-type="float">
            <text:p>0.002578329117109</text:p>
          </table:table-cell>
          <table:table-cell table:formula="of:=0.5*[.CY12]*(([.CY5]-[.CX5])/([.CY1]-[.CX1]))^2" office:value-type="float" office:value="0.0176592256775029" calcext:value-type="float">
            <text:p>0.017659225677503</text:p>
          </table:table-cell>
          <table:table-cell table:formula="of:=0.5*[.CZ12]*(([.CZ5]-[.CY5])/([.CZ1]-[.CY1]))^2" office:value-type="float" office:value="0.000142500905736895" calcext:value-type="float">
            <text:p>0.000142500905737</text:p>
          </table:table-cell>
          <table:table-cell table:formula="of:=0.5*[.DA12]*(([.DA5]-[.CZ5])/([.DA1]-[.CZ1]))^2" office:value-type="float" office:value="0.00684932233357488" calcext:value-type="float">
            <text:p>0.006849322333575</text:p>
          </table:table-cell>
          <table:table-cell table:formula="of:=0.5*[.DB12]*(([.DB5]-[.DA5])/([.DB1]-[.DA1]))^2" office:value-type="float" office:value="0.0619867650001967" calcext:value-type="float">
            <text:p>0.061986765000197</text:p>
          </table:table-cell>
          <table:table-cell table:formula="of:=0.5*[.DC12]*(([.DC5]-[.DB5])/([.DC1]-[.DB1]))^2" office:value-type="float" office:value="0.0429484727919014" calcext:value-type="float">
            <text:p>0.042948472791901</text:p>
          </table:table-cell>
          <table:table-cell table:formula="of:=0.5*[.DD12]*(([.DD5]-[.DC5])/([.DD1]-[.DC1]))^2" office:value-type="float" office:value="0.0154373245258521" calcext:value-type="float">
            <text:p>0.015437324525852</text:p>
          </table:table-cell>
          <table:table-cell table:formula="of:=0.5*[.DE12]*(([.DE5]-[.DD5])/([.DE1]-[.DD1]))^2" office:value-type="float" office:value="0.00738447133834345" calcext:value-type="float">
            <text:p>0.007384471338343</text:p>
          </table:table-cell>
          <table:table-cell table:formula="of:=0.5*[.DF12]*(([.DF5]-[.DE5])/([.DF1]-[.DE1]))^2" office:value-type="float" office:value="0.00019996706761477" calcext:value-type="float">
            <text:p>0.000199967067615</text:p>
          </table:table-cell>
          <table:table-cell table:formula="of:=0.5*[.DG12]*(([.DG5]-[.DF5])/([.DG1]-[.DF1]))^2" office:value-type="float" office:value="0.0192526611000593" calcext:value-type="float">
            <text:p>0.019252661100059</text:p>
          </table:table-cell>
          <table:table-cell table:formula="of:=0.5*[.DH12]*(([.DH5]-[.DG5])/([.DH1]-[.DG1]))^2" office:value-type="float" office:value="0.0078937040891942" calcext:value-type="float">
            <text:p>0.007893704089194</text:p>
          </table:table-cell>
          <table:table-cell table:formula="of:=0.5*[.DI12]*(([.DI5]-[.DH5])/([.DI1]-[.DH1]))^2" office:value-type="float" office:value="0.0371529612134782" calcext:value-type="float">
            <text:p>0.037152961213478</text:p>
          </table:table-cell>
          <table:table-cell table:formula="of:=0.5*[.DJ12]*(([.DJ5]-[.DI5])/([.DJ1]-[.DI1]))^2" office:value-type="float" office:value="0.132753718944898" calcext:value-type="float">
            <text:p>0.132753718944898</text:p>
          </table:table-cell>
          <table:table-cell table:formula="of:=0.5*[.DK12]*(([.DK5]-[.DJ5])/([.DK1]-[.DJ1]))^2" office:value-type="float" office:value="0.00183119752078063" calcext:value-type="float">
            <text:p>0.001831197520781</text:p>
          </table:table-cell>
          <table:table-cell table:formula="of:=0.5*[.DL12]*(([.DL5]-[.DK5])/([.DL1]-[.DK1]))^2" office:value-type="float" office:value="0.140719979708982" calcext:value-type="float">
            <text:p>0.140719979708982</text:p>
          </table:table-cell>
          <table:table-cell table:formula="of:=0.5*[.DM12]*(([.DM5]-[.DL5])/([.DM1]-[.DL1]))^2" office:value-type="float" office:value="0.00744566180933691" calcext:value-type="float">
            <text:p>0.007445661809337</text:p>
          </table:table-cell>
          <table:table-cell table:formula="of:=0.5*[.DN12]*(([.DN5]-[.DM5])/([.DN1]-[.DM1]))^2" office:value-type="float" office:value="0.00419249801116533" calcext:value-type="float">
            <text:p>0.004192498011165</text:p>
          </table:table-cell>
          <table:table-cell table:formula="of:=0.5*[.DO12]*(([.DO5]-[.DN5])/([.DO1]-[.DN1]))^2" office:value-type="float" office:value="0.000000000789576408072922" calcext:value-type="float">
            <text:p>7.89576408072922E-10</text:p>
          </table:table-cell>
          <table:table-cell table:formula="of:=0.5*[.DP12]*(([.DP5]-[.DO5])/([.DP1]-[.DO1]))^2" office:value-type="float" office:value="0.0140786300905411" calcext:value-type="float">
            <text:p>0.014078630090541</text:p>
          </table:table-cell>
          <table:table-cell table:formula="of:=0.5*[.DQ12]*(([.DQ5]-[.DP5])/([.DQ1]-[.DP1]))^2" office:value-type="float" office:value="0.00171234393762616" calcext:value-type="float">
            <text:p>0.001712343937626</text:p>
          </table:table-cell>
          <table:table-cell table:formula="of:=0.5*[.DR12]*(([.DR5]-[.DQ5])/([.DR1]-[.DQ1]))^2" office:value-type="float" office:value="0.0262707637757372" calcext:value-type="float">
            <text:p>0.026270763775737</text:p>
          </table:table-cell>
          <table:table-cell table:formula="of:=0.5*[.DS12]*(([.DS5]-[.DR5])/([.DS1]-[.DR1]))^2" office:value-type="float" office:value="0.0929090760948435" calcext:value-type="float">
            <text:p>0.092909076094844</text:p>
          </table:table-cell>
          <table:table-cell table:formula="of:=0.5*[.DT12]*(([.DT5]-[.DS5])/([.DT1]-[.DS1]))^2" office:value-type="float" office:value="0.0334166162566315" calcext:value-type="float">
            <text:p>0.033416616256632</text:p>
          </table:table-cell>
          <table:table-cell table:formula="of:=0.5*[.DU12]*(([.DU5]-[.DT5])/([.DU1]-[.DT1]))^2" office:value-type="float" office:value="0.00000151008642072505" calcext:value-type="float">
            <text:p>1.51008642072505E-06</text:p>
          </table:table-cell>
          <table:table-cell table:formula="of:=0.5*[.DV12]*(([.DV5]-[.DU5])/([.DV1]-[.DU1]))^2" office:value-type="float" office:value="0.00232746427455629" calcext:value-type="float">
            <text:p>0.002327464274556</text:p>
          </table:table-cell>
          <table:table-cell table:formula="of:=0.5*[.DW12]*(([.DW5]-[.DV5])/([.DW1]-[.DV1]))^2" office:value-type="float" office:value="0.000226972981645396" calcext:value-type="float">
            <text:p>0.000226972981645</text:p>
          </table:table-cell>
          <table:table-cell table:formula="of:=0.5*[.DX12]*(([.DX5]-[.DW5])/([.DX1]-[.DW1]))^2" office:value-type="float" office:value="0.00132031258498054" calcext:value-type="float">
            <text:p>0.001320312584981</text:p>
          </table:table-cell>
          <table:table-cell table:formula="of:=0.5*[.DY12]*(([.DY5]-[.DX5])/([.DY1]-[.DX1]))^2" office:value-type="float" office:value="0.0155213288907024" calcext:value-type="float">
            <text:p>0.015521328890702</text:p>
          </table:table-cell>
          <table:table-cell table:formula="of:=0.5*[.DZ12]*(([.DZ5]-[.DY5])/([.DZ1]-[.DY1]))^2" office:value-type="float" office:value="0.0427694064840207" calcext:value-type="float">
            <text:p>0.042769406484021</text:p>
          </table:table-cell>
          <table:table-cell table:formula="of:=0.5*[.EA12]*(([.EA5]-[.DZ5])/([.EA1]-[.DZ1]))^2" office:value-type="float" office:value="0.00790682394142746" calcext:value-type="float">
            <text:p>0.007906823941427</text:p>
          </table:table-cell>
          <table:table-cell table:formula="of:=0.5*[.EB12]*(([.EB5]-[.EA5])/([.EB1]-[.EA1]))^2" office:value-type="float" office:value="0.0208697676698751" calcext:value-type="float">
            <text:p>0.020869767669875</text:p>
          </table:table-cell>
          <table:table-cell table:formula="of:=0.5*[.EC12]*(([.EC5]-[.EB5])/([.EC1]-[.EB1]))^2" office:value-type="float" office:value="0.000255859534703211" calcext:value-type="float">
            <text:p>0.000255859534703</text:p>
          </table:table-cell>
          <table:table-cell table:formula="of:=0.5*[.ED12]*(([.ED5]-[.EC5])/([.ED1]-[.EC1]))^2" office:value-type="float" office:value="0.00192635056601433" calcext:value-type="float">
            <text:p>0.001926350566014</text:p>
          </table:table-cell>
          <table:table-cell table:formula="of:=0.5*[.EE12]*(([.EE5]-[.ED5])/([.EE1]-[.ED1]))^2" office:value-type="float" office:value="0.00037129398413468" calcext:value-type="float">
            <text:p>0.000371293984135</text:p>
          </table:table-cell>
          <table:table-cell table:formula="of:=0.5*[.EF12]*(([.EF5]-[.EE5])/([.EF1]-[.EE1]))^2" office:value-type="float" office:value="0.000276551210310746" calcext:value-type="float">
            <text:p>0.000276551210311</text:p>
          </table:table-cell>
          <table:table-cell table:formula="of:=0.5*[.EG12]*(([.EG5]-[.EF5])/([.EG1]-[.EF1]))^2" office:value-type="float" office:value="0.0291240850250533" calcext:value-type="float">
            <text:p>0.029124085025053</text:p>
          </table:table-cell>
          <table:table-cell table:formula="of:=0.5*[.EH12]*(([.EH5]-[.EG5])/([.EH1]-[.EG1]))^2" office:value-type="float" office:value="0.127736878254111" calcext:value-type="float">
            <text:p>0.127736878254111</text:p>
          </table:table-cell>
          <table:table-cell table:formula="of:=0.5*[.EI12]*(([.EI5]-[.EH5])/([.EI1]-[.EH1]))^2" office:value-type="float" office:value="0.00443866208338994" calcext:value-type="float">
            <text:p>0.00443866208339</text:p>
          </table:table-cell>
          <table:table-cell table:formula="of:=0.5*[.EJ12]*(([.EJ5]-[.EI5])/([.EJ1]-[.EI1]))^2" office:value-type="float" office:value="0.00600464537137689" calcext:value-type="float">
            <text:p>0.006004645371377</text:p>
          </table:table-cell>
          <table:table-cell table:formula="of:=0.5*[.EK12]*(([.EK5]-[.EJ5])/([.EK1]-[.EJ1]))^2" office:value-type="float" office:value="0.0282188425555002" calcext:value-type="float">
            <text:p>0.0282188425555</text:p>
          </table:table-cell>
          <table:table-cell table:formula="of:=0.5*[.EL12]*(([.EL5]-[.EK5])/([.EL1]-[.EK1]))^2" office:value-type="float" office:value="0.00528587267445232" calcext:value-type="float">
            <text:p>0.005285872674452</text:p>
          </table:table-cell>
          <table:table-cell table:formula="of:=0.5*[.EM12]*(([.EM5]-[.EL5])/([.EM1]-[.EL1]))^2" office:value-type="float" office:value="0.101350998762144" calcext:value-type="float">
            <text:p>0.101350998762144</text:p>
          </table:table-cell>
          <table:table-cell table:formula="of:=0.5*[.EN12]*(([.EN5]-[.EM5])/([.EN1]-[.EM1]))^2" office:value-type="float" office:value="0.0382938277911907" calcext:value-type="float">
            <text:p>0.038293827791191</text:p>
          </table:table-cell>
          <table:table-cell table:formula="of:=0.5*[.EO12]*(([.EO5]-[.EN5])/([.EO1]-[.EN1]))^2" office:value-type="float" office:value="0.0206063981283814" calcext:value-type="float">
            <text:p>0.020606398128382</text:p>
          </table:table-cell>
          <table:table-cell table:formula="of:=0.5*[.EP12]*(([.EP5]-[.EO5])/([.EP1]-[.EO1]))^2" office:value-type="float" office:value="0.0100120907187959" calcext:value-type="float">
            <text:p>0.010012090718796</text:p>
          </table:table-cell>
          <table:table-cell table:formula="of:=0.5*[.EQ12]*(([.EQ5]-[.EP5])/([.EQ1]-[.EP1]))^2" office:value-type="float" office:value="0.000890409816566343" calcext:value-type="float">
            <text:p>0.000890409816566</text:p>
          </table:table-cell>
          <table:table-cell table:formula="of:=0.5*[.ER12]*(([.ER5]-[.EQ5])/([.ER1]-[.EQ1]))^2" office:value-type="float" office:value="0.00012905196881485" calcext:value-type="float">
            <text:p>0.000129051968815</text:p>
          </table:table-cell>
          <table:table-cell table:formula="of:=0.5*[.ES12]*(([.ES5]-[.ER5])/([.ES1]-[.ER1]))^2" office:value-type="float" office:value="0.0147269959754692" calcext:value-type="float">
            <text:p>0.014726995975469</text:p>
          </table:table-cell>
          <table:table-cell table:formula="of:=0.5*[.ET12]*(([.ET5]-[.ES5])/([.ET1]-[.ES1]))^2" office:value-type="float" office:value="0.00389156257317074" calcext:value-type="float">
            <text:p>0.003891562573171</text:p>
          </table:table-cell>
          <table:table-cell table:formula="of:=0.5*[.EU12]*(([.EU5]-[.ET5])/([.EU1]-[.ET1]))^2" office:value-type="float" office:value="0.0426450176575576" calcext:value-type="float">
            <text:p>0.042645017657558</text:p>
          </table:table-cell>
          <table:table-cell table:formula="of:=0.5*[.EV12]*(([.EV5]-[.EU5])/([.EV1]-[.EU1]))^2" office:value-type="float" office:value="0.0262515878777197" calcext:value-type="float">
            <text:p>0.02625158787772</text:p>
          </table:table-cell>
          <table:table-cell table:formula="of:=0.5*[.EW12]*(([.EW5]-[.EV5])/([.EW1]-[.EV1]))^2" office:value-type="float" office:value="0.0211962208839434" calcext:value-type="float">
            <text:p>0.021196220883943</text:p>
          </table:table-cell>
          <table:table-cell table:formula="of:=0.5*[.EX12]*(([.EX5]-[.EW5])/([.EX1]-[.EW1]))^2" office:value-type="float" office:value="0.0388022915330556" calcext:value-type="float">
            <text:p>0.038802291533056</text:p>
          </table:table-cell>
          <table:table-cell table:formula="of:=0.5*[.EY12]*(([.EY5]-[.EX5])/([.EY1]-[.EX1]))^2" office:value-type="float" office:value="0.0000167000748289569" calcext:value-type="float">
            <text:p>1.67000748289569E-05</text:p>
          </table:table-cell>
          <table:table-cell table:formula="of:=0.5*[.EZ12]*(([.EZ5]-[.EY5])/([.EZ1]-[.EY1]))^2" office:value-type="float" office:value="0.0142770957021817" calcext:value-type="float">
            <text:p>0.014277095702182</text:p>
          </table:table-cell>
          <table:table-cell table:formula="of:=0.5*[.FA12]*(([.FA5]-[.EZ5])/([.FA1]-[.EZ1]))^2" office:value-type="float" office:value="0.00187434569628511" calcext:value-type="float">
            <text:p>0.001874345696285</text:p>
          </table:table-cell>
          <table:table-cell table:formula="of:=0.5*[.FB12]*(([.FB5]-[.FA5])/([.FB1]-[.FA1]))^2" office:value-type="float" office:value="0.000544601599971714" calcext:value-type="float">
            <text:p>0.000544601599972</text:p>
          </table:table-cell>
          <table:table-cell table:formula="of:=0.5*[.FC12]*(([.FC5]-[.FB5])/([.FC1]-[.FB1]))^2" office:value-type="float" office:value="0.00200798230849093" calcext:value-type="float">
            <text:p>0.002007982308491</text:p>
          </table:table-cell>
          <table:table-cell table:formula="of:=0.5*[.FD12]*(([.FD5]-[.FC5])/([.FD1]-[.FC1]))^2" office:value-type="float" office:value="0.00841919716393811" calcext:value-type="float">
            <text:p>0.008419197163938</text:p>
          </table:table-cell>
          <table:table-cell table:formula="of:=0.5*[.FE12]*(([.FE5]-[.FD5])/([.FE1]-[.FD1]))^2" office:value-type="float" office:value="0.08193106736852" calcext:value-type="float">
            <text:p>0.08193106736852</text:p>
          </table:table-cell>
          <table:table-cell table:formula="of:=0.5*[.FF12]*(([.FF5]-[.FE5])/([.FF1]-[.FE1]))^2" office:value-type="float" office:value="0.00685893973369361" calcext:value-type="float">
            <text:p>0.006858939733694</text:p>
          </table:table-cell>
          <table:table-cell table:formula="of:=0.5*[.FG12]*(([.FG5]-[.FF5])/([.FG1]-[.FF1]))^2" office:value-type="float" office:value="0.0260547069123629" calcext:value-type="float">
            <text:p>0.026054706912363</text:p>
          </table:table-cell>
          <table:table-cell table:formula="of:=0.5*[.FH12]*(([.FH5]-[.FG5])/([.FH1]-[.FG1]))^2" office:value-type="float" office:value="0.000127753878136755" calcext:value-type="float">
            <text:p>0.000127753878137</text:p>
          </table:table-cell>
          <table:table-cell table:formula="of:=0.5*[.FI12]*(([.FI5]-[.FH5])/([.FI1]-[.FH1]))^2" office:value-type="float" office:value="0.0813966995473794" calcext:value-type="float">
            <text:p>0.081396699547379</text:p>
          </table:table-cell>
          <table:table-cell table:formula="of:=0.5*[.FJ12]*(([.FJ5]-[.FI5])/([.FJ1]-[.FI1]))^2" office:value-type="float" office:value="0.0628090982327491" calcext:value-type="float">
            <text:p>0.062809098232749</text:p>
          </table:table-cell>
          <table:table-cell table:formula="of:=0.5*[.FK12]*(([.FK5]-[.FJ5])/([.FK1]-[.FJ1]))^2" office:value-type="float" office:value="0.00652689040291737" calcext:value-type="float">
            <text:p>0.006526890402917</text:p>
          </table:table-cell>
          <table:table-cell table:formula="of:=0.5*[.FL12]*(([.FL5]-[.FK5])/([.FL1]-[.FK1]))^2" office:value-type="float" office:value="0.00408324118875443" calcext:value-type="float">
            <text:p>0.004083241188754</text:p>
          </table:table-cell>
          <table:table-cell table:formula="of:=0.5*[.FM12]*(([.FM5]-[.FL5])/([.FM1]-[.FL1]))^2" office:value-type="float" office:value="0.000630282691239272" calcext:value-type="float">
            <text:p>0.000630282691239</text:p>
          </table:table-cell>
          <table:table-cell table:formula="of:=0.5*[.FN12]*(([.FN5]-[.FM5])/([.FN1]-[.FM1]))^2" office:value-type="float" office:value="0.000793296341762081" calcext:value-type="float">
            <text:p>0.000793296341762</text:p>
          </table:table-cell>
          <table:table-cell table:formula="of:=0.5*[.FO12]*(([.FO5]-[.FN5])/([.FO1]-[.FN1]))^2" office:value-type="float" office:value="0.00202038122249573" calcext:value-type="float">
            <text:p>0.002020381222496</text:p>
          </table:table-cell>
          <table:table-cell table:formula="of:=0.5*[.FP12]*(([.FP5]-[.FO5])/([.FP1]-[.FO1]))^2" office:value-type="float" office:value="0.0185177002419148" calcext:value-type="float">
            <text:p>0.018517700241915</text:p>
          </table:table-cell>
          <table:table-cell table:formula="of:=0.5*[.FQ12]*(([.FQ5]-[.FP5])/([.FQ1]-[.FP1]))^2" office:value-type="float" office:value="0.114853508176643" calcext:value-type="float">
            <text:p>0.114853508176643</text:p>
          </table:table-cell>
          <table:table-cell table:formula="of:=0.5*[.FR12]*(([.FR5]-[.FQ5])/([.FR1]-[.FQ1]))^2" office:value-type="float" office:value="0.0721984518572951" calcext:value-type="float">
            <text:p>0.072198451857295</text:p>
          </table:table-cell>
          <table:table-cell table:formula="of:=0.5*[.FS12]*(([.FS5]-[.FR5])/([.FS1]-[.FR1]))^2" office:value-type="float" office:value="0.0151763684619086" calcext:value-type="float">
            <text:p>0.015176368461909</text:p>
          </table:table-cell>
          <table:table-cell table:formula="of:=0.5*[.FT12]*(([.FT5]-[.FS5])/([.FT1]-[.FS1]))^2" office:value-type="float" office:value="0.0191724569475713" calcext:value-type="float">
            <text:p>0.019172456947571</text:p>
          </table:table-cell>
          <table:table-cell table:formula="of:=0.5*[.FU12]*(([.FU5]-[.FT5])/([.FU1]-[.FT1]))^2" office:value-type="float" office:value="0.00133257483371541" calcext:value-type="float">
            <text:p>0.001332574833715</text:p>
          </table:table-cell>
          <table:table-cell table:formula="of:=0.5*[.FV12]*(([.FV5]-[.FU5])/([.FV1]-[.FU1]))^2" office:value-type="float" office:value="0.00165101164965612" calcext:value-type="float">
            <text:p>0.001651011649656</text:p>
          </table:table-cell>
          <table:table-cell table:formula="of:=0.5*[.FW12]*(([.FW5]-[.FV5])/([.FW1]-[.FV1]))^2" office:value-type="float" office:value="0.00029948781575782" calcext:value-type="float">
            <text:p>0.000299487815758</text:p>
          </table:table-cell>
          <table:table-cell table:formula="of:=0.5*[.FX12]*(([.FX5]-[.FW5])/([.FX1]-[.FW1]))^2" office:value-type="float" office:value="0.00190355078305746" calcext:value-type="float">
            <text:p>0.001903550783057</text:p>
          </table:table-cell>
          <table:table-cell table:formula="of:=0.5*[.FY12]*(([.FY5]-[.FX5])/([.FY1]-[.FX1]))^2" office:value-type="float" office:value="0.00273907226882247" calcext:value-type="float">
            <text:p>0.002739072268822</text:p>
          </table:table-cell>
          <table:table-cell table:formula="of:=0.5*[.FZ12]*(([.FZ5]-[.FY5])/([.FZ1]-[.FY1]))^2" office:value-type="float" office:value="0.000145489320999413" calcext:value-type="float">
            <text:p>0.000145489320999</text:p>
          </table:table-cell>
          <table:table-cell table:formula="of:=0.5*[.GA12]*(([.GA5]-[.FZ5])/([.GA1]-[.FZ1]))^2" office:value-type="float" office:value="0.0000776338435778192" calcext:value-type="float">
            <text:p>7.76338435778192E-05</text:p>
          </table:table-cell>
          <table:table-cell table:formula="of:=0.5*[.GB12]*(([.GB5]-[.GA5])/([.GB1]-[.GA1]))^2" office:value-type="float" office:value="0.0000210849862978957" calcext:value-type="float">
            <text:p>2.10849862978957E-05</text:p>
          </table:table-cell>
          <table:table-cell table:formula="of:=0.5*[.GC12]*(([.GC5]-[.GB5])/([.GC1]-[.GB1]))^2" office:value-type="float" office:value="0.0000699918980874736" calcext:value-type="float">
            <text:p>6.99918980874736E-05</text:p>
          </table:table-cell>
          <table:table-cell table:formula="of:=0.5*[.GD12]*(([.GD5]-[.GC5])/([.GD1]-[.GC1]))^2" office:value-type="float" office:value="0.000000563880409805759" calcext:value-type="float">
            <text:p>5.63880409805759E-07</text:p>
          </table:table-cell>
          <table:table-cell table:formula="of:=0.5*[.GE12]*(([.GE5]-[.GD5])/([.GE1]-[.GD1]))^2" office:value-type="float" office:value="0.000000146512409807685" calcext:value-type="float">
            <text:p>1.46512409807685E-07</text:p>
          </table:table-cell>
          <table:table-cell table:formula="of:=0.5*[.GF12]*(([.GF5]-[.GE5])/([.GF1]-[.GE1]))^2" office:value-type="float" office:value="0.0000104097005501475" calcext:value-type="float">
            <text:p>1.04097005501475E-05</text:p>
          </table:table-cell>
          <table:table-cell table:formula="of:=0.5*[.GG12]*(([.GG5]-[.GF5])/([.GG1]-[.GF1]))^2" office:value-type="float" office:value="0.000000678675068366122" calcext:value-type="float">
            <text:p>6.78675068366122E-07</text:p>
          </table:table-cell>
          <table:table-cell table:formula="of:=0.5*[.GH12]*(([.GH5]-[.GG5])/([.GH1]-[.GG1]))^2" office:value-type="float" office:value="0.000000465059545851692" calcext:value-type="float">
            <text:p>4.65059545851692E-07</text:p>
          </table:table-cell>
          <table:table-cell table:formula="of:=0.5*[.GI12]*(([.GI5]-[.GH5])/([.GI1]-[.GH1]))^2" office:value-type="float" office:value="0.000000387065326536292" calcext:value-type="float">
            <text:p>3.87065326536292E-07</text:p>
          </table:table-cell>
          <table:table-cell table:formula="of:=0.5*[.GJ12]*(([.GJ5]-[.GI5])/([.GJ1]-[.GI1]))^2" office:value-type="float" office:value="0.00000321394221168416" calcext:value-type="float">
            <text:p>3.21394221168416E-06</text:p>
          </table:table-cell>
          <table:table-cell table:formula="of:=0.5*[.GK12]*(([.GK5]-[.GJ5])/([.GK1]-[.GJ1]))^2" office:value-type="float" office:value="0.00000262117007582044" calcext:value-type="float">
            <text:p>2.62117007582044E-06</text:p>
          </table:table-cell>
          <table:table-cell table:formula="of:=0.5*[.GL12]*(([.GL5]-[.GK5])/([.GL1]-[.GK1]))^2" office:value-type="float" office:value="0.00000159531591537694" calcext:value-type="float">
            <text:p>1.59531591537694E-06</text:p>
          </table:table-cell>
          <table:table-cell table:formula="of:=0.5*[.GM12]*(([.GM5]-[.GL5])/([.GM1]-[.GL1]))^2" office:value-type="float" office:value="0.0000241387425812686" calcext:value-type="float">
            <text:p>2.41387425812686E-05</text:p>
          </table:table-cell>
          <table:table-cell table:formula="of:=0.5*[.GN12]*(([.GN5]-[.GM5])/([.GN1]-[.GM1]))^2" office:value-type="float" office:value="0.000000107788700725645" calcext:value-type="float">
            <text:p>1.07788700725645E-07</text:p>
          </table:table-cell>
          <table:table-cell table:formula="of:=0.5*[.GO12]*(([.GO5]-[.GN5])/([.GO1]-[.GN1]))^2" office:value-type="float" office:value="0.00000249603146952694" calcext:value-type="float">
            <text:p>2.49603146952694E-06</text:p>
          </table:table-cell>
          <table:table-cell table:formula="of:=0.5*[.GP12]*(([.GP5]-[.GO5])/([.GP1]-[.GO1]))^2" office:value-type="float" office:value="0.00000310299325281063" calcext:value-type="float">
            <text:p>3.10299325281063E-06</text:p>
          </table:table-cell>
          <table:table-cell table:formula="of:=0.5*[.GQ12]*(([.GQ5]-[.GP5])/([.GQ1]-[.GP1]))^2" office:value-type="float" office:value="0.000000152701833983413" calcext:value-type="float">
            <text:p>1.52701833983413E-07</text:p>
          </table:table-cell>
          <table:table-cell table:formula="of:=0.5*[.GR12]*(([.GR5]-[.GQ5])/([.GR1]-[.GQ1]))^2" office:value-type="float" office:value="0.0000094795149650906" calcext:value-type="float">
            <text:p>9.4795149650906E-06</text:p>
          </table:table-cell>
          <table:table-cell table:formula="of:=0.5*[.GS12]*(([.GS5]-[.GR5])/([.GS1]-[.GR1]))^2" office:value-type="float" office:value="0.00000847917395919892" calcext:value-type="float">
            <text:p>8.47917395919892E-06</text:p>
          </table:table-cell>
          <table:table-cell table:formula="of:=0.5*[.GT12]*(([.GT5]-[.GS5])/([.GT1]-[.GS1]))^2" office:value-type="float" office:value="0.00000364106872953284" calcext:value-type="float">
            <text:p>3.64106872953284E-06</text:p>
          </table:table-cell>
          <table:table-cell table:formula="of:=0.5*[.GU12]*(([.GU5]-[.GT5])/([.GU1]-[.GT1]))^2" office:value-type="float" office:value="0.000000233043797384464" calcext:value-type="float">
            <text:p>2.33043797384464E-07</text:p>
          </table:table-cell>
          <table:table-cell table:formula="of:=0.5*[.GV12]*(([.GV5]-[.GU5])/([.GV1]-[.GU1]))^2" office:value-type="float" office:value="0.00000303693833901299" calcext:value-type="float">
            <text:p>3.03693833901299E-06</text:p>
          </table:table-cell>
          <table:table-cell table:formula="of:=0.5*[.GW12]*(([.GW5]-[.GV5])/([.GW1]-[.GV1]))^2" office:value-type="float" office:value="0.000000249277973834302" calcext:value-type="float">
            <text:p>2.49277973834302E-07</text:p>
          </table:table-cell>
          <table:table-cell table:formula="of:=0.5*[.GX12]*(([.GX5]-[.GW5])/([.GX1]-[.GW1]))^2" office:value-type="float" office:value="0.00000058890410089191" calcext:value-type="float">
            <text:p>5.8890410089191E-07</text:p>
          </table:table-cell>
          <table:table-cell table:formula="of:=0.5*[.GY12]*(([.GY5]-[.GX5])/([.GY1]-[.GX1]))^2" office:value-type="float" office:value="0.000026622256325467" calcext:value-type="float">
            <text:p>2.6622256325467E-05</text:p>
          </table:table-cell>
          <table:table-cell table:formula="of:=0.5*[.GZ12]*(([.GZ5]-[.GY5])/([.GZ1]-[.GY1]))^2" office:value-type="float" office:value="0.00000230616737072689" calcext:value-type="float">
            <text:p>2.30616737072689E-06</text:p>
          </table:table-cell>
          <table:table-cell table:formula="of:=0.5*[.HA12]*(([.HA5]-[.GZ5])/([.HA1]-[.GZ1]))^2" office:value-type="float" office:value="0.00000235996895042875" calcext:value-type="float">
            <text:p>2.35996895042875E-06</text:p>
          </table:table-cell>
          <table:table-cell table:formula="of:=0.5*[.HB12]*(([.HB5]-[.HA5])/([.HB1]-[.HA1]))^2" office:value-type="float" office:value="0.00000103567585924275" calcext:value-type="float">
            <text:p>1.03567585924275E-06</text:p>
          </table:table-cell>
          <table:table-cell table:formula="of:=0.5*[.HC12]*(([.HC5]-[.HB5])/([.HC1]-[.HB1]))^2" office:value-type="float" office:value="0.000000113411851387484" calcext:value-type="float">
            <text:p>1.13411851387484E-07</text:p>
          </table:table-cell>
          <table:table-cell table:formula="of:=0.5*[.HD12]*(([.HD5]-[.HC5])/([.HD1]-[.HC1]))^2" office:value-type="float" office:value="0.00000103562893207599" calcext:value-type="float">
            <text:p>1.03562893207599E-06</text:p>
          </table:table-cell>
          <table:table-cell table:formula="of:=0.5*[.HE12]*(([.HE5]-[.HD5])/([.HE1]-[.HD1]))^2" office:value-type="float" office:value="0.00000195738196178676" calcext:value-type="float">
            <text:p>1.95738196178676E-06</text:p>
          </table:table-cell>
          <table:table-cell table:formula="of:=0.5*[.HF12]*(([.HF5]-[.HE5])/([.HF1]-[.HE1]))^2" office:value-type="float" office:value="0.000000913438017066978" calcext:value-type="float">
            <text:p>9.13438017066978E-07</text:p>
          </table:table-cell>
          <table:table-cell table:formula="of:=0.5*[.HG12]*(([.HG5]-[.HF5])/([.HG1]-[.HF1]))^2" office:value-type="float" office:value="0.000000092084297629156" calcext:value-type="float">
            <text:p>9.2084297629156E-08</text:p>
          </table:table-cell>
          <table:table-cell table:formula="of:=0.5*[.HH12]*(([.HH5]-[.HG5])/([.HH1]-[.HG1]))^2" office:value-type="float" office:value="0.00000168463812888868" calcext:value-type="float">
            <text:p>1.68463812888868E-06</text:p>
          </table:table-cell>
          <table:table-cell table:formula="of:=0.5*[.HI12]*(([.HI5]-[.HH5])/([.HI1]-[.HH1]))^2" office:value-type="float" office:value="0.00000147066035075434" calcext:value-type="float">
            <text:p>1.47066035075434E-06</text:p>
          </table:table-cell>
          <table:table-cell table:formula="of:=0.5*[.HJ12]*(([.HJ5]-[.HI5])/([.HJ1]-[.HI1]))^2" office:value-type="float" office:value="0.00000167376711714707" calcext:value-type="float">
            <text:p>1.67376711714707E-06</text:p>
          </table:table-cell>
          <table:table-cell table:formula="of:=0.5*[.HK12]*(([.HK5]-[.HJ5])/([.HK1]-[.HJ1]))^2" office:value-type="float" office:value="0.000000878715130331941" calcext:value-type="float">
            <text:p>8.78715130331941E-07</text:p>
          </table:table-cell>
          <table:table-cell table:formula="of:=0.5*[.HL12]*(([.HL5]-[.HK5])/([.HL1]-[.HK1]))^2" office:value-type="float" office:value="0.00000584584904260012" calcext:value-type="float">
            <text:p>5.84584904260012E-06</text:p>
          </table:table-cell>
          <table:table-cell table:formula="of:=0.5*[.HM12]*(([.HM5]-[.HL5])/([.HM1]-[.HL1]))^2" office:value-type="float" office:value="0.000000359027993622347" calcext:value-type="float">
            <text:p>3.59027993622347E-07</text:p>
          </table:table-cell>
          <table:table-cell table:formula="of:=0.5*[.HN12]*(([.HN5]-[.HM5])/([.HN1]-[.HM1]))^2" office:value-type="float" office:value="0.000000614614940203178" calcext:value-type="float">
            <text:p>6.14614940203178E-07</text:p>
          </table:table-cell>
          <table:table-cell table:formula="of:=0.5*[.HO12]*(([.HO5]-[.HN5])/([.HO1]-[.HN1]))^2" office:value-type="float" office:value="0.00000685147742433847" calcext:value-type="float">
            <text:p>6.85147742433847E-06</text:p>
          </table:table-cell>
          <table:table-cell table:formula="of:=0.5*[.HP12]*(([.HP5]-[.HO5])/([.HP1]-[.HO1]))^2" office:value-type="float" office:value="0.000015619645812095" calcext:value-type="float">
            <text:p>1.5619645812095E-05</text:p>
          </table:table-cell>
          <table:table-cell table:formula="of:=0.5*[.HQ12]*(([.HQ5]-[.HP5])/([.HQ1]-[.HP1]))^2" office:value-type="float" office:value="0.00000105656835229262" calcext:value-type="float">
            <text:p>1.05656835229262E-06</text:p>
          </table:table-cell>
          <table:table-cell table:formula="of:=0.5*[.HR12]*(([.HR5]-[.HQ5])/([.HR1]-[.HQ1]))^2" office:value-type="float" office:value="0.00000124468901456307" calcext:value-type="float">
            <text:p>1.24468901456307E-06</text:p>
          </table:table-cell>
          <table:table-cell table:formula="of:=0.5*[.HS12]*(([.HS5]-[.HR5])/([.HS1]-[.HR1]))^2" office:value-type="float" office:value="0.00000000827406887004691" calcext:value-type="float">
            <text:p>8.27406887004691E-09</text:p>
          </table:table-cell>
          <table:table-cell table:formula="of:=0.5*[.HT12]*(([.HT5]-[.HS5])/([.HT1]-[.HS1]))^2" office:value-type="float" office:value="0.000000984730459732178" calcext:value-type="float">
            <text:p>9.84730459732178E-07</text:p>
          </table:table-cell>
          <table:table-cell table:formula="of:=0.5*[.HU12]*(([.HU5]-[.HT5])/([.HU1]-[.HT1]))^2" office:value-type="float" office:value="0.0000000203832125325745" calcext:value-type="float">
            <text:p>2.03832125325745E-08</text:p>
          </table:table-cell>
          <table:table-cell table:formula="of:=0.5*[.HV12]*(([.HV5]-[.HU5])/([.HV1]-[.HU1]))^2" office:value-type="float" office:value="0.0000045489034511971" calcext:value-type="float">
            <text:p>4.5489034511971E-06</text:p>
          </table:table-cell>
          <table:table-cell table:formula="of:=0.5*[.HW12]*(([.HW5]-[.HV5])/([.HW1]-[.HV1]))^2" office:value-type="float" office:value="0.0000021084872136092" calcext:value-type="float">
            <text:p>2.1084872136092E-06</text:p>
          </table:table-cell>
          <table:table-cell table:formula="of:=0.5*[.HX12]*(([.HX5]-[.HW5])/([.HX1]-[.HW1]))^2" office:value-type="float" office:value="0.00000261363026079986" calcext:value-type="float">
            <text:p>2.61363026079986E-06</text:p>
          </table:table-cell>
          <table:table-cell table:formula="of:=0.5*[.HY12]*(([.HY5]-[.HX5])/([.HY1]-[.HX1]))^2" office:value-type="float" office:value="0.000000494657593627203" calcext:value-type="float">
            <text:p>4.94657593627203E-07</text:p>
          </table:table-cell>
          <table:table-cell table:formula="of:=0.5*[.HZ12]*(([.HZ5]-[.HY5])/([.HZ1]-[.HY1]))^2" office:value-type="float" office:value="0.00000228023660502324" calcext:value-type="float">
            <text:p>2.28023660502324E-06</text:p>
          </table:table-cell>
          <table:table-cell table:formula="of:=0.5*[.IA12]*(([.IA5]-[.HZ5])/([.IA1]-[.HZ1]))^2" office:value-type="float" office:value="0.00000605895784926148" calcext:value-type="float">
            <text:p>6.05895784926148E-06</text:p>
          </table:table-cell>
          <table:table-cell table:formula="of:=0.5*[.IB12]*(([.IB5]-[.IA5])/([.IB1]-[.IA1]))^2" office:value-type="float" office:value="0.000000118190221339346" calcext:value-type="float">
            <text:p>1.18190221339346E-07</text:p>
          </table:table-cell>
          <table:table-cell table:formula="of:=0.5*[.IC12]*(([.IC5]-[.IB5])/([.IC1]-[.IB1]))^2" office:value-type="float" office:value="0.000000293047483023682" calcext:value-type="float">
            <text:p>2.93047483023682E-07</text:p>
          </table:table-cell>
          <table:table-cell table:formula="of:=0.5*[.ID12]*(([.ID5]-[.IC5])/([.ID1]-[.IC1]))^2" office:value-type="float" office:value="0.00000203668303946989" calcext:value-type="float">
            <text:p>2.03668303946989E-06</text:p>
          </table:table-cell>
          <table:table-cell table:formula="of:=0.5*[.IE12]*(([.IE5]-[.ID5])/([.IE1]-[.ID1]))^2" office:value-type="float" office:value="0.0000194247997364462" calcext:value-type="float">
            <text:p>1.94247997364462E-05</text:p>
          </table:table-cell>
          <table:table-cell table:formula="of:=0.5*[.IF12]*(([.IF5]-[.IE5])/([.IF1]-[.IE1]))^2" office:value-type="float" office:value="0.00000864137505660712" calcext:value-type="float">
            <text:p>8.64137505660712E-06</text:p>
          </table:table-cell>
          <table:table-cell table:formula="of:=0.5*[.IG12]*(([.IG5]-[.IF5])/([.IG1]-[.IF1]))^2" office:value-type="float" office:value="0.0000000146020619225058" calcext:value-type="float">
            <text:p>1.46020619225058E-08</text:p>
          </table:table-cell>
          <table:table-cell table:formula="of:=0.5*[.IH12]*(([.IH5]-[.IG5])/([.IH1]-[.IG1]))^2" office:value-type="float" office:value="0.000000321941069004445" calcext:value-type="float">
            <text:p>3.21941069004445E-07</text:p>
          </table:table-cell>
          <table:table-cell table:formula="of:=0.5*[.II12]*(([.II5]-[.IH5])/([.II1]-[.IH1]))^2" office:value-type="float" office:value="0.00000758085595741071" calcext:value-type="float">
            <text:p>7.58085595741071E-06</text:p>
          </table:table-cell>
          <table:table-cell table:formula="of:=0.5*[.IJ12]*(([.IJ5]-[.II5])/([.IJ1]-[.II1]))^2" office:value-type="float" office:value="0.00000017358087559285" calcext:value-type="float">
            <text:p>1.7358087559285E-07</text:p>
          </table:table-cell>
          <table:table-cell table:formula="of:=0.5*[.IK12]*(([.IK5]-[.IJ5])/([.IK1]-[.IJ1]))^2" office:value-type="float" office:value="0.00000101296269515212" calcext:value-type="float">
            <text:p>1.01296269515212E-06</text:p>
          </table:table-cell>
          <table:table-cell table:formula="of:=0.5*[.IL12]*(([.IL5]-[.IK5])/([.IL1]-[.IK1]))^2" office:value-type="float" office:value="0.0000070689564694473" calcext:value-type="float">
            <text:p>7.0689564694473E-06</text:p>
          </table:table-cell>
          <table:table-cell table:formula="of:=0.5*[.IM12]*(([.IM5]-[.IL5])/([.IM1]-[.IL1]))^2" office:value-type="float" office:value="0.0000000381573269307746" calcext:value-type="float">
            <text:p>3.81573269307746E-08</text:p>
          </table:table-cell>
          <table:table-cell table:formula="of:=0.5*[.IN12]*(([.IN5]-[.IM5])/([.IN1]-[.IM1]))^2" office:value-type="float" office:value="0.000000180638274422731" calcext:value-type="float">
            <text:p>1.80638274422731E-07</text:p>
          </table:table-cell>
          <table:table-cell table:formula="of:=0.5*[.IO12]*(([.IO5]-[.IN5])/([.IO1]-[.IN1]))^2" office:value-type="float" office:value="0.000000666067545356368" calcext:value-type="float">
            <text:p>6.66067545356368E-07</text:p>
          </table:table-cell>
          <table:table-cell table:formula="of:=0.5*[.IP12]*(([.IP5]-[.IO5])/([.IP1]-[.IO1]))^2" office:value-type="float" office:value="0.0000000369262461150248" calcext:value-type="float">
            <text:p>3.69262461150248E-08</text:p>
          </table:table-cell>
          <table:table-cell table:formula="of:=0.5*[.IQ12]*(([.IQ5]-[.IP5])/([.IQ1]-[.IP1]))^2" office:value-type="float" office:value="0.00000312105497516821" calcext:value-type="float">
            <text:p>3.12105497516821E-06</text:p>
          </table:table-cell>
          <table:table-cell table:formula="of:=0.5*[.IR12]*(([.IR5]-[.IQ5])/([.IR1]-[.IQ1]))^2" office:value-type="float" office:value="0.00000809192506986069" calcext:value-type="float">
            <text:p>8.09192506986069E-06</text:p>
          </table:table-cell>
          <table:table-cell table:formula="of:=0.5*[.IS12]*(([.IS5]-[.IR5])/([.IS1]-[.IR1]))^2" office:value-type="float" office:value="0.0000149017038852447" calcext:value-type="float">
            <text:p>1.49017038852447E-05</text:p>
          </table:table-cell>
          <table:table-cell table:formula="of:=0.5*[.IT12]*(([.IT5]-[.IS5])/([.IT1]-[.IS1]))^2" office:value-type="float" office:value="0.000000100493160440988" calcext:value-type="float">
            <text:p>1.00493160440988E-07</text:p>
          </table:table-cell>
          <table:table-cell table:formula="of:=0.5*[.IU12]*(([.IU5]-[.IT5])/([.IU1]-[.IT1]))^2" office:value-type="float" office:value="0.00000293215871730122" calcext:value-type="float">
            <text:p>2.93215871730122E-06</text:p>
          </table:table-cell>
          <table:table-cell table:formula="of:=0.5*[.IV12]*(([.IV5]-[.IU5])/([.IV1]-[.IU1]))^2" office:value-type="float" office:value="0.000000581881769104575" calcext:value-type="float">
            <text:p>5.81881769104575E-07</text:p>
          </table:table-cell>
          <table:table-cell table:formula="of:=0.5*[.IW12]*(([.IW5]-[.IV5])/([.IW1]-[.IV1]))^2" office:value-type="float" office:value="0.000000950424155629594" calcext:value-type="float">
            <text:p>9.50424155629594E-07</text:p>
          </table:table-cell>
          <table:table-cell table:formula="of:=0.5*[.IX12]*(([.IX5]-[.IW5])/([.IX1]-[.IW1]))^2" office:value-type="float" office:value="0.00000501613705237102" calcext:value-type="float">
            <text:p>5.01613705237102E-06</text:p>
          </table:table-cell>
          <table:table-cell table:formula="of:=0.5*[.IY12]*(([.IY5]-[.IX5])/([.IY1]-[.IX1]))^2" office:value-type="float" office:value="0.00000457052820177926" calcext:value-type="float">
            <text:p>4.57052820177926E-06</text:p>
          </table:table-cell>
          <table:table-cell table:formula="of:=0.5*[.IZ12]*(([.IZ5]-[.IY5])/([.IZ1]-[.IY1]))^2" office:value-type="float" office:value="0.0000839982985139172" calcext:value-type="float">
            <text:p>8.39982985139172E-05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442824534825157" calcext:value-type="float">
            <text:p>4.42824534825157E-07</text:p>
          </table:table-cell>
          <table:table-cell table:formula="of:=0.5*[.D12]*(([.D6]-[.C6])/([.D1]-[.C1]))^2" office:value-type="float" office:value="0.000000126498388723366" calcext:value-type="float">
            <text:p>1.26498388723366E-07</text:p>
          </table:table-cell>
          <table:table-cell table:formula="of:=0.5*[.E12]*(([.E6]-[.D6])/([.E1]-[.D1]))^2" office:value-type="float" office:value="0.000000174184984415707" calcext:value-type="float">
            <text:p>1.74184984415707E-07</text:p>
          </table:table-cell>
          <table:table-cell table:formula="of:=0.5*[.F12]*(([.F6]-[.E6])/([.F1]-[.E1]))^2" office:value-type="float" office:value="0.000000960424215153997" calcext:value-type="float">
            <text:p>9.60424215153997E-07</text:p>
          </table:table-cell>
          <table:table-cell table:formula="of:=0.5*[.G12]*(([.G6]-[.F6])/([.G1]-[.F1]))^2" office:value-type="float" office:value="0.000000276879162126102" calcext:value-type="float">
            <text:p>2.76879162126102E-07</text:p>
          </table:table-cell>
          <table:table-cell table:formula="of:=0.5*[.H12]*(([.H6]-[.G6])/([.H1]-[.G1]))^2" office:value-type="float" office:value="0.00000454822073658452" calcext:value-type="float">
            <text:p>4.54822073658452E-06</text:p>
          </table:table-cell>
          <table:table-cell table:formula="of:=0.5*[.I12]*(([.I6]-[.H6])/([.I1]-[.H1]))^2" office:value-type="float" office:value="0.00000000209447859483114" calcext:value-type="float">
            <text:p>2.09447859483114E-09</text:p>
          </table:table-cell>
          <table:table-cell table:formula="of:=0.5*[.J12]*(([.J6]-[.I6])/([.J1]-[.I1]))^2" office:value-type="float" office:value="0.000000133456345072027" calcext:value-type="float">
            <text:p>1.33456345072027E-07</text:p>
          </table:table-cell>
          <table:table-cell table:formula="of:=0.5*[.K12]*(([.K6]-[.J6])/([.K1]-[.J1]))^2" office:value-type="float" office:value="0.00000000349331299627748" calcext:value-type="float">
            <text:p>3.49331299627748E-09</text:p>
          </table:table-cell>
          <table:table-cell table:formula="of:=0.5*[.L12]*(([.L6]-[.K6])/([.L1]-[.K1]))^2" office:value-type="float" office:value="0.000000633928856376168" calcext:value-type="float">
            <text:p>6.33928856376168E-07</text:p>
          </table:table-cell>
          <table:table-cell table:formula="of:=0.5*[.M12]*(([.M6]-[.L6])/([.M1]-[.L1]))^2" office:value-type="float" office:value="0.000000131251372272528" calcext:value-type="float">
            <text:p>1.31251372272528E-07</text:p>
          </table:table-cell>
          <table:table-cell table:formula="of:=0.5*[.N12]*(([.N6]-[.M6])/([.N1]-[.M1]))^2" office:value-type="float" office:value="0.0000000789650098604609" calcext:value-type="float">
            <text:p>7.89650098604609E-08</text:p>
          </table:table-cell>
          <table:table-cell table:formula="of:=0.5*[.O12]*(([.O6]-[.N6])/([.O1]-[.N1]))^2" office:value-type="float" office:value="0.000000107536287465464" calcext:value-type="float">
            <text:p>1.07536287465464E-07</text:p>
          </table:table-cell>
          <table:table-cell table:formula="of:=0.5*[.P12]*(([.P6]-[.O6])/([.P1]-[.O1]))^2" office:value-type="float" office:value="0.0000000046805186307818" calcext:value-type="float">
            <text:p>4.6805186307818E-09</text:p>
          </table:table-cell>
          <table:table-cell table:formula="of:=0.5*[.Q12]*(([.Q6]-[.P6])/([.Q1]-[.P1]))^2" office:value-type="float" office:value="0.00000204686811801253" calcext:value-type="float">
            <text:p>2.04686811801253E-06</text:p>
          </table:table-cell>
          <table:table-cell table:formula="of:=0.5*[.R12]*(([.R6]-[.Q6])/([.R1]-[.Q1]))^2" office:value-type="float" office:value="0.000000356595699075176" calcext:value-type="float">
            <text:p>3.56595699075176E-07</text:p>
          </table:table-cell>
          <table:table-cell table:formula="of:=0.5*[.S12]*(([.S6]-[.R6])/([.S1]-[.R1]))^2" office:value-type="float" office:value="0.0000000528271000112495" calcext:value-type="float">
            <text:p>5.28271000112495E-08</text:p>
          </table:table-cell>
          <table:table-cell table:formula="of:=0.5*[.T12]*(([.T6]-[.S6])/([.T1]-[.S1]))^2" office:value-type="float" office:value="0.0000000335637689930569" calcext:value-type="float">
            <text:p>3.35637689930569E-08</text:p>
          </table:table-cell>
          <table:table-cell table:formula="of:=0.5*[.U12]*(([.U6]-[.T6])/([.U1]-[.T1]))^2" office:value-type="float" office:value="0.0000000279890714069874" calcext:value-type="float">
            <text:p>2.79890714069874E-08</text:p>
          </table:table-cell>
          <table:table-cell table:formula="of:=0.5*[.V12]*(([.V6]-[.U6])/([.V1]-[.U1]))^2" office:value-type="float" office:value="0.0000000513496927197178" calcext:value-type="float">
            <text:p>5.13496927197178E-08</text:p>
          </table:table-cell>
          <table:table-cell table:formula="of:=0.5*[.W12]*(([.W6]-[.V6])/([.W1]-[.V1]))^2" office:value-type="float" office:value="0.0000000211101560348832" calcext:value-type="float">
            <text:p>2.11101560348832E-08</text:p>
          </table:table-cell>
          <table:table-cell table:formula="of:=0.5*[.X12]*(([.X6]-[.W6])/([.X1]-[.W1]))^2" office:value-type="float" office:value="0.00000000401304050255646" calcext:value-type="float">
            <text:p>4.01304050255646E-09</text:p>
          </table:table-cell>
          <table:table-cell table:formula="of:=0.5*[.Y12]*(([.Y6]-[.X6])/([.Y1]-[.X1]))^2" office:value-type="float" office:value="0.0000000717029341764581" calcext:value-type="float">
            <text:p>7.17029341764581E-08</text:p>
          </table:table-cell>
          <table:table-cell table:formula="of:=0.5*[.Z12]*(([.Z6]-[.Y6])/([.Z1]-[.Y1]))^2" office:value-type="float" office:value="0.0000000111061192440711" calcext:value-type="float">
            <text:p>1.11061192440711E-08</text:p>
          </table:table-cell>
          <table:table-cell table:formula="of:=0.5*[.AA12]*(([.AA6]-[.Z6])/([.AA1]-[.Z1]))^2" office:value-type="float" office:value="0.000000114660803882304" calcext:value-type="float">
            <text:p>1.14660803882304E-07</text:p>
          </table:table-cell>
          <table:table-cell table:formula="of:=0.5*[.AB12]*(([.AB6]-[.AA6])/([.AB1]-[.AA1]))^2" office:value-type="float" office:value="0.000000171539474634998" calcext:value-type="float">
            <text:p>1.71539474634998E-07</text:p>
          </table:table-cell>
          <table:table-cell table:formula="of:=0.5*[.AC12]*(([.AC6]-[.AB6])/([.AC1]-[.AB1]))^2" office:value-type="float" office:value="0.000000000190065889954472" calcext:value-type="float">
            <text:p>1.90065889954472E-10</text:p>
          </table:table-cell>
          <table:table-cell table:formula="of:=0.5*[.AD12]*(([.AD6]-[.AC6])/([.AD1]-[.AC1]))^2" office:value-type="float" office:value="0.00000000334592620582547" calcext:value-type="float">
            <text:p>3.34592620582547E-09</text:p>
          </table:table-cell>
          <table:table-cell table:formula="of:=0.5*[.AE12]*(([.AE6]-[.AD6])/([.AE1]-[.AD1]))^2" office:value-type="float" office:value="0.000000190946312142362" calcext:value-type="float">
            <text:p>1.90946312142362E-07</text:p>
          </table:table-cell>
          <table:table-cell table:formula="of:=0.5*[.AF12]*(([.AF6]-[.AE6])/([.AF1]-[.AE1]))^2" office:value-type="float" office:value="0.00000000178724584427446" calcext:value-type="float">
            <text:p>1.78724584427446E-09</text:p>
          </table:table-cell>
          <table:table-cell table:formula="of:=0.5*[.AG12]*(([.AG6]-[.AF6])/([.AG1]-[.AF1]))^2" office:value-type="float" office:value="0.00000112926389302122" calcext:value-type="float">
            <text:p>1.12926389302122E-06</text:p>
          </table:table-cell>
          <table:table-cell table:formula="of:=0.5*[.AH12]*(([.AH6]-[.AG6])/([.AH1]-[.AG1]))^2" office:value-type="float" office:value="0.00000033548614263953" calcext:value-type="float">
            <text:p>3.3548614263953E-07</text:p>
          </table:table-cell>
          <table:table-cell table:formula="of:=0.5*[.AI12]*(([.AI6]-[.AH6])/([.AI1]-[.AH1]))^2" office:value-type="float" office:value="0.000000162630125229379" calcext:value-type="float">
            <text:p>1.62630125229379E-07</text:p>
          </table:table-cell>
          <table:table-cell table:formula="of:=0.5*[.AJ12]*(([.AJ6]-[.AI6])/([.AJ1]-[.AI1]))^2" office:value-type="float" office:value="0.00000000892198711024113" calcext:value-type="float">
            <text:p>8.92198711024113E-09</text:p>
          </table:table-cell>
          <table:table-cell table:formula="of:=0.5*[.AK12]*(([.AK6]-[.AJ6])/([.AK1]-[.AJ1]))^2" office:value-type="float" office:value="0.000000224092406853669" calcext:value-type="float">
            <text:p>2.24092406853669E-07</text:p>
          </table:table-cell>
          <table:table-cell table:formula="of:=0.5*[.AL12]*(([.AL6]-[.AK6])/([.AL1]-[.AK1]))^2" office:value-type="float" office:value="0.000000610631092760677" calcext:value-type="float">
            <text:p>6.10631092760677E-07</text:p>
          </table:table-cell>
          <table:table-cell table:formula="of:=0.5*[.AM12]*(([.AM6]-[.AL6])/([.AM1]-[.AL1]))^2" office:value-type="float" office:value="0.0000000345771693535625" calcext:value-type="float">
            <text:p>3.45771693535625E-08</text:p>
          </table:table-cell>
          <table:table-cell table:formula="of:=0.5*[.AN12]*(([.AN6]-[.AM6])/([.AN1]-[.AM1]))^2" office:value-type="float" office:value="0.0000000180731719957522" calcext:value-type="float">
            <text:p>1.80731719957522E-08</text:p>
          </table:table-cell>
          <table:table-cell table:formula="of:=0.5*[.AO12]*(([.AO6]-[.AN6])/([.AO1]-[.AN1]))^2" office:value-type="float" office:value="0.00000000412812870935606" calcext:value-type="float">
            <text:p>4.12812870935606E-09</text:p>
          </table:table-cell>
          <table:table-cell table:formula="of:=0.5*[.AP12]*(([.AP6]-[.AO6])/([.AP1]-[.AO1]))^2" office:value-type="float" office:value="0.000000136883376591479" calcext:value-type="float">
            <text:p>1.36883376591479E-07</text:p>
          </table:table-cell>
          <table:table-cell table:formula="of:=0.5*[.AQ12]*(([.AQ6]-[.AP6])/([.AQ1]-[.AP1]))^2" office:value-type="float" office:value="0.000000482479811886775" calcext:value-type="float">
            <text:p>4.82479811886775E-07</text:p>
          </table:table-cell>
          <table:table-cell table:formula="of:=0.5*[.AR12]*(([.AR6]-[.AQ6])/([.AR1]-[.AQ1]))^2" office:value-type="float" office:value="0.0000000570937648011699" calcext:value-type="float">
            <text:p>5.70937648011699E-08</text:p>
          </table:table-cell>
          <table:table-cell table:formula="of:=0.5*[.AS12]*(([.AS6]-[.AR6])/([.AS1]-[.AR1]))^2" office:value-type="float" office:value="0.0000000851853486595104" calcext:value-type="float">
            <text:p>8.51853486595104E-08</text:p>
          </table:table-cell>
          <table:table-cell table:formula="of:=0.5*[.AT12]*(([.AT6]-[.AS6])/([.AT1]-[.AS1]))^2" office:value-type="float" office:value="0.000000000672948757339295" calcext:value-type="float">
            <text:p>6.72948757339295E-10</text:p>
          </table:table-cell>
          <table:table-cell table:formula="of:=0.5*[.AU12]*(([.AU6]-[.AT6])/([.AU1]-[.AT1]))^2" office:value-type="float" office:value="0.000000427320664565555" calcext:value-type="float">
            <text:p>4.27320664565555E-07</text:p>
          </table:table-cell>
          <table:table-cell table:formula="of:=0.5*[.AV12]*(([.AV6]-[.AU6])/([.AV1]-[.AU1]))^2" office:value-type="float" office:value="0.000195442007104054" calcext:value-type="float">
            <text:p>0.000195442007104</text:p>
          </table:table-cell>
          <table:table-cell table:formula="of:=0.5*[.AW12]*(([.AW6]-[.AV6])/([.AW1]-[.AV1]))^2" office:value-type="float" office:value="0.000237240169232048" calcext:value-type="float">
            <text:p>0.000237240169232</text:p>
          </table:table-cell>
          <table:table-cell table:formula="of:=0.5*[.AX12]*(([.AX6]-[.AW6])/([.AX1]-[.AW1]))^2" office:value-type="float" office:value="0.00000186273323167906" calcext:value-type="float">
            <text:p>1.86273323167906E-06</text:p>
          </table:table-cell>
          <table:table-cell table:formula="of:=0.5*[.AY12]*(([.AY6]-[.AX6])/([.AY1]-[.AX1]))^2" office:value-type="float" office:value="0.00000785539513877571" calcext:value-type="float">
            <text:p>7.85539513877571E-06</text:p>
          </table:table-cell>
          <table:table-cell table:formula="of:=0.5*[.AZ12]*(([.AZ6]-[.AY6])/([.AZ1]-[.AY1]))^2" office:value-type="float" office:value="0.0000624414892177935" calcext:value-type="float">
            <text:p>6.24414892177935E-05</text:p>
          </table:table-cell>
          <table:table-cell table:formula="of:=0.5*[.BA12]*(([.BA6]-[.AZ6])/([.BA1]-[.AZ1]))^2" office:value-type="float" office:value="0.0000662505031509849" calcext:value-type="float">
            <text:p>6.62505031509849E-05</text:p>
          </table:table-cell>
          <table:table-cell table:formula="of:=0.5*[.BB12]*(([.BB6]-[.BA6])/([.BB1]-[.BA1]))^2" office:value-type="float" office:value="0.000080688768190596" calcext:value-type="float">
            <text:p>8.0688768190596E-05</text:p>
          </table:table-cell>
          <table:table-cell table:formula="of:=0.5*[.BC12]*(([.BC6]-[.BB6])/([.BC1]-[.BB1]))^2" office:value-type="float" office:value="0.00273365128438647" calcext:value-type="float">
            <text:p>0.002733651284386</text:p>
          </table:table-cell>
          <table:table-cell table:formula="of:=0.5*[.BD12]*(([.BD6]-[.BC6])/([.BD1]-[.BC1]))^2" office:value-type="float" office:value="0.0154083121900407" calcext:value-type="float">
            <text:p>0.015408312190041</text:p>
          </table:table-cell>
          <table:table-cell table:formula="of:=0.5*[.BE12]*(([.BE6]-[.BD6])/([.BE1]-[.BD1]))^2" office:value-type="float" office:value="0.0171572117211487" calcext:value-type="float">
            <text:p>0.017157211721149</text:p>
          </table:table-cell>
          <table:table-cell table:formula="of:=0.5*[.BF12]*(([.BF6]-[.BE6])/([.BF1]-[.BE1]))^2" office:value-type="float" office:value="0.00230246137847723" calcext:value-type="float">
            <text:p>0.002302461378477</text:p>
          </table:table-cell>
          <table:table-cell table:formula="of:=0.5*[.BG12]*(([.BG6]-[.BF6])/([.BG1]-[.BF1]))^2" office:value-type="float" office:value="0.0000161292568818137" calcext:value-type="float">
            <text:p>1.61292568818137E-05</text:p>
          </table:table-cell>
          <table:table-cell table:formula="of:=0.5*[.BH12]*(([.BH6]-[.BG6])/([.BH1]-[.BG1]))^2" office:value-type="float" office:value="0.00396562171116184" calcext:value-type="float">
            <text:p>0.003965621711162</text:p>
          </table:table-cell>
          <table:table-cell table:formula="of:=0.5*[.BI12]*(([.BI6]-[.BH6])/([.BI1]-[.BH1]))^2" office:value-type="float" office:value="0.000752764323186074" calcext:value-type="float">
            <text:p>0.000752764323186</text:p>
          </table:table-cell>
          <table:table-cell table:formula="of:=0.5*[.BJ12]*(([.BJ6]-[.BI6])/([.BJ1]-[.BI1]))^2" office:value-type="float" office:value="0.00141261378777119" calcext:value-type="float">
            <text:p>0.001412613787771</text:p>
          </table:table-cell>
          <table:table-cell table:formula="of:=0.5*[.BK12]*(([.BK6]-[.BJ6])/([.BK1]-[.BJ1]))^2" office:value-type="float" office:value="0.000313766180409463" calcext:value-type="float">
            <text:p>0.000313766180409</text:p>
          </table:table-cell>
          <table:table-cell table:formula="of:=0.5*[.BL12]*(([.BL6]-[.BK6])/([.BL1]-[.BK1]))^2" office:value-type="float" office:value="0.00000368037036499232" calcext:value-type="float">
            <text:p>3.68037036499232E-06</text:p>
          </table:table-cell>
          <table:table-cell table:formula="of:=0.5*[.BM12]*(([.BM6]-[.BL6])/([.BM1]-[.BL1]))^2" office:value-type="float" office:value="0.0122611937916268" calcext:value-type="float">
            <text:p>0.012261193791627</text:p>
          </table:table-cell>
          <table:table-cell table:formula="of:=0.5*[.BN12]*(([.BN6]-[.BM6])/([.BN1]-[.BM1]))^2" office:value-type="float" office:value="0.010635912536675" calcext:value-type="float">
            <text:p>0.010635912536675</text:p>
          </table:table-cell>
          <table:table-cell table:formula="of:=0.5*[.BO12]*(([.BO6]-[.BN6])/([.BO1]-[.BN1]))^2" office:value-type="float" office:value="0.000602980312756757" calcext:value-type="float">
            <text:p>0.000602980312757</text:p>
          </table:table-cell>
          <table:table-cell table:formula="of:=0.5*[.BP12]*(([.BP6]-[.BO6])/([.BP1]-[.BO1]))^2" office:value-type="float" office:value="0.0203756007400217" calcext:value-type="float">
            <text:p>0.020375600740022</text:p>
          </table:table-cell>
          <table:table-cell table:formula="of:=0.5*[.BQ12]*(([.BQ6]-[.BP6])/([.BQ1]-[.BP1]))^2" office:value-type="float" office:value="0.00609581984565776" calcext:value-type="float">
            <text:p>0.006095819845658</text:p>
          </table:table-cell>
          <table:table-cell table:formula="of:=0.5*[.BR12]*(([.BR6]-[.BQ6])/([.BR1]-[.BQ1]))^2" office:value-type="float" office:value="0.0000116693973702947" calcext:value-type="float">
            <text:p>1.16693973702947E-05</text:p>
          </table:table-cell>
          <table:table-cell table:formula="of:=0.5*[.BS12]*(([.BS6]-[.BR6])/([.BS1]-[.BR1]))^2" office:value-type="float" office:value="0.000940417871538341" calcext:value-type="float">
            <text:p>0.000940417871538</text:p>
          </table:table-cell>
          <table:table-cell table:formula="of:=0.5*[.BT12]*(([.BT6]-[.BS6])/([.BT1]-[.BS1]))^2" office:value-type="float" office:value="0.0000322906421835874" calcext:value-type="float">
            <text:p>3.22906421835874E-05</text:p>
          </table:table-cell>
          <table:table-cell table:formula="of:=0.5*[.BU12]*(([.BU6]-[.BT6])/([.BU1]-[.BT1]))^2" office:value-type="float" office:value="0.00758580892957832" calcext:value-type="float">
            <text:p>0.007585808929578</text:p>
          </table:table-cell>
          <table:table-cell table:formula="of:=0.5*[.BV12]*(([.BV6]-[.BU6])/([.BV1]-[.BU1]))^2" office:value-type="float" office:value="0.028084217445942" calcext:value-type="float">
            <text:p>0.028084217445942</text:p>
          </table:table-cell>
          <table:table-cell table:formula="of:=0.5*[.BW12]*(([.BW6]-[.BV6])/([.BW1]-[.BV1]))^2" office:value-type="float" office:value="0.00116219774179975" calcext:value-type="float">
            <text:p>0.0011621977418</text:p>
          </table:table-cell>
          <table:table-cell table:formula="of:=0.5*[.BX12]*(([.BX6]-[.BW6])/([.BX1]-[.BW1]))^2" office:value-type="float" office:value="0.00537549120659594" calcext:value-type="float">
            <text:p>0.005375491206596</text:p>
          </table:table-cell>
          <table:table-cell table:formula="of:=0.5*[.BY12]*(([.BY6]-[.BX6])/([.BY1]-[.BX1]))^2" office:value-type="float" office:value="0.00222944154539336" calcext:value-type="float">
            <text:p>0.002229441545393</text:p>
          </table:table-cell>
          <table:table-cell table:formula="of:=0.5*[.BZ12]*(([.BZ6]-[.BY6])/([.BZ1]-[.BY1]))^2" office:value-type="float" office:value="0.00000484870215260407" calcext:value-type="float">
            <text:p>4.84870215260407E-06</text:p>
          </table:table-cell>
          <table:table-cell table:formula="of:=0.5*[.CA12]*(([.CA6]-[.BZ6])/([.CA1]-[.BZ1]))^2" office:value-type="float" office:value="0.0693709278142437" calcext:value-type="float">
            <text:p>0.069370927814244</text:p>
          </table:table-cell>
          <table:table-cell table:formula="of:=0.5*[.CB12]*(([.CB6]-[.CA6])/([.CB1]-[.CA1]))^2" office:value-type="float" office:value="0.000545854674587886" calcext:value-type="float">
            <text:p>0.000545854674588</text:p>
          </table:table-cell>
          <table:table-cell table:formula="of:=0.5*[.CC12]*(([.CC6]-[.CB6])/([.CC1]-[.CB1]))^2" office:value-type="float" office:value="0.00395674578498986" calcext:value-type="float">
            <text:p>0.00395674578499</text:p>
          </table:table-cell>
          <table:table-cell table:formula="of:=0.5*[.CD12]*(([.CD6]-[.CC6])/([.CD1]-[.CC1]))^2" office:value-type="float" office:value="0.0150880076449364" calcext:value-type="float">
            <text:p>0.015088007644936</text:p>
          </table:table-cell>
          <table:table-cell table:formula="of:=0.5*[.CE12]*(([.CE6]-[.CD6])/([.CE1]-[.CD1]))^2" office:value-type="float" office:value="0.0461884089435281" calcext:value-type="float">
            <text:p>0.046188408943528</text:p>
          </table:table-cell>
          <table:table-cell table:formula="of:=0.5*[.CF12]*(([.CF6]-[.CE6])/([.CF1]-[.CE1]))^2" office:value-type="float" office:value="0.00545114150684714" calcext:value-type="float">
            <text:p>0.005451141506847</text:p>
          </table:table-cell>
          <table:table-cell table:formula="of:=0.5*[.CG12]*(([.CG6]-[.CF6])/([.CG1]-[.CF1]))^2" office:value-type="float" office:value="0.0017508183501379" calcext:value-type="float">
            <text:p>0.001750818350138</text:p>
          </table:table-cell>
          <table:table-cell table:formula="of:=0.5*[.CH12]*(([.CH6]-[.CG6])/([.CH1]-[.CG1]))^2" office:value-type="float" office:value="0.00137450621812003" calcext:value-type="float">
            <text:p>0.00137450621812</text:p>
          </table:table-cell>
          <table:table-cell table:formula="of:=0.5*[.CI12]*(([.CI6]-[.CH6])/([.CI1]-[.CH1]))^2" office:value-type="float" office:value="0.000823476639172234" calcext:value-type="float">
            <text:p>0.000823476639172</text:p>
          </table:table-cell>
          <table:table-cell table:formula="of:=0.5*[.CJ12]*(([.CJ6]-[.CI6])/([.CJ1]-[.CI1]))^2" office:value-type="float" office:value="0.000198811593340733" calcext:value-type="float">
            <text:p>0.000198811593341</text:p>
          </table:table-cell>
          <table:table-cell table:formula="of:=0.5*[.CK12]*(([.CK6]-[.CJ6])/([.CK1]-[.CJ1]))^2" office:value-type="float" office:value="0.000130978991867394" calcext:value-type="float">
            <text:p>0.000130978991867</text:p>
          </table:table-cell>
          <table:table-cell table:formula="of:=0.5*[.CL12]*(([.CL6]-[.CK6])/([.CL1]-[.CK1]))^2" office:value-type="float" office:value="0.00116773578197115" calcext:value-type="float">
            <text:p>0.001167735781971</text:p>
          </table:table-cell>
          <table:table-cell table:formula="of:=0.5*[.CM12]*(([.CM6]-[.CL6])/([.CM1]-[.CL1]))^2" office:value-type="float" office:value="0.012683028124733" calcext:value-type="float">
            <text:p>0.012683028124733</text:p>
          </table:table-cell>
          <table:table-cell table:formula="of:=0.5*[.CN12]*(([.CN6]-[.CM6])/([.CN1]-[.CM1]))^2" office:value-type="float" office:value="0.0149062935626489" calcext:value-type="float">
            <text:p>0.014906293562649</text:p>
          </table:table-cell>
          <table:table-cell table:formula="of:=0.5*[.CO12]*(([.CO6]-[.CN6])/([.CO1]-[.CN1]))^2" office:value-type="float" office:value="0.00795248141776252" calcext:value-type="float">
            <text:p>0.007952481417763</text:p>
          </table:table-cell>
          <table:table-cell table:formula="of:=0.5*[.CP12]*(([.CP6]-[.CO6])/([.CP1]-[.CO1]))^2" office:value-type="float" office:value="0.000441135953881917" calcext:value-type="float">
            <text:p>0.000441135953882</text:p>
          </table:table-cell>
          <table:table-cell table:formula="of:=0.5*[.CQ12]*(([.CQ6]-[.CP6])/([.CQ1]-[.CP1]))^2" office:value-type="float" office:value="0.00245312662487368" calcext:value-type="float">
            <text:p>0.002453126624874</text:p>
          </table:table-cell>
          <table:table-cell table:formula="of:=0.5*[.CR12]*(([.CR6]-[.CQ6])/([.CR1]-[.CQ1]))^2" office:value-type="float" office:value="0.00238273567963966" calcext:value-type="float">
            <text:p>0.00238273567964</text:p>
          </table:table-cell>
          <table:table-cell table:formula="of:=0.5*[.CS12]*(([.CS6]-[.CR6])/([.CS1]-[.CR1]))^2" office:value-type="float" office:value="0.00371577619380798" calcext:value-type="float">
            <text:p>0.003715776193808</text:p>
          </table:table-cell>
          <table:table-cell table:formula="of:=0.5*[.CT12]*(([.CT6]-[.CS6])/([.CT1]-[.CS1]))^2" office:value-type="float" office:value="0.00303292526959312" calcext:value-type="float">
            <text:p>0.003032925269593</text:p>
          </table:table-cell>
          <table:table-cell table:formula="of:=0.5*[.CU12]*(([.CU6]-[.CT6])/([.CU1]-[.CT1]))^2" office:value-type="float" office:value="0.00871671928453907" calcext:value-type="float">
            <text:p>0.008716719284539</text:p>
          </table:table-cell>
          <table:table-cell table:formula="of:=0.5*[.CV12]*(([.CV6]-[.CU6])/([.CV1]-[.CU1]))^2" office:value-type="float" office:value="0.00447436298359169" calcext:value-type="float">
            <text:p>0.004474362983592</text:p>
          </table:table-cell>
          <table:table-cell table:formula="of:=0.5*[.CW12]*(([.CW6]-[.CV6])/([.CW1]-[.CV1]))^2" office:value-type="float" office:value="0.0650353462214035" calcext:value-type="float">
            <text:p>0.065035346221404</text:p>
          </table:table-cell>
          <table:table-cell table:formula="of:=0.5*[.CX12]*(([.CX6]-[.CW6])/([.CX1]-[.CW1]))^2" office:value-type="float" office:value="0.051535370565474" calcext:value-type="float">
            <text:p>0.051535370565474</text:p>
          </table:table-cell>
          <table:table-cell table:formula="of:=0.5*[.CY12]*(([.CY6]-[.CX6])/([.CY1]-[.CX1]))^2" office:value-type="float" office:value="0.000291077326739518" calcext:value-type="float">
            <text:p>0.00029107732674</text:p>
          </table:table-cell>
          <table:table-cell table:formula="of:=0.5*[.CZ12]*(([.CZ6]-[.CY6])/([.CZ1]-[.CY1]))^2" office:value-type="float" office:value="0.000868404069364333" calcext:value-type="float">
            <text:p>0.000868404069364</text:p>
          </table:table-cell>
          <table:table-cell table:formula="of:=0.5*[.DA12]*(([.DA6]-[.CZ6])/([.DA1]-[.CZ1]))^2" office:value-type="float" office:value="0.0189703595404499" calcext:value-type="float">
            <text:p>0.01897035954045</text:p>
          </table:table-cell>
          <table:table-cell table:formula="of:=0.5*[.DB12]*(([.DB6]-[.DA6])/([.DB1]-[.DA1]))^2" office:value-type="float" office:value="0.0280392975969832" calcext:value-type="float">
            <text:p>0.028039297596983</text:p>
          </table:table-cell>
          <table:table-cell table:formula="of:=0.5*[.DC12]*(([.DC6]-[.DB6])/([.DC1]-[.DB1]))^2" office:value-type="float" office:value="0.00139271574545431" calcext:value-type="float">
            <text:p>0.001392715745454</text:p>
          </table:table-cell>
          <table:table-cell table:formula="of:=0.5*[.DD12]*(([.DD6]-[.DC6])/([.DD1]-[.DC1]))^2" office:value-type="float" office:value="0.0023581021674454" calcext:value-type="float">
            <text:p>0.002358102167445</text:p>
          </table:table-cell>
          <table:table-cell table:formula="of:=0.5*[.DE12]*(([.DE6]-[.DD6])/([.DE1]-[.DD1]))^2" office:value-type="float" office:value="0.0000941183561194045" calcext:value-type="float">
            <text:p>9.41183561194045E-05</text:p>
          </table:table-cell>
          <table:table-cell table:formula="of:=0.5*[.DF12]*(([.DF6]-[.DE6])/([.DF1]-[.DE1]))^2" office:value-type="float" office:value="0.000659868467946825" calcext:value-type="float">
            <text:p>0.000659868467947</text:p>
          </table:table-cell>
          <table:table-cell table:formula="of:=0.5*[.DG12]*(([.DG6]-[.DF6])/([.DG1]-[.DF1]))^2" office:value-type="float" office:value="0.000600270049056411" calcext:value-type="float">
            <text:p>0.000600270049056</text:p>
          </table:table-cell>
          <table:table-cell table:formula="of:=0.5*[.DH12]*(([.DH6]-[.DG6])/([.DH1]-[.DG1]))^2" office:value-type="float" office:value="0.00923888242928211" calcext:value-type="float">
            <text:p>0.009238882429282</text:p>
          </table:table-cell>
          <table:table-cell table:formula="of:=0.5*[.DI12]*(([.DI6]-[.DH6])/([.DI1]-[.DH1]))^2" office:value-type="float" office:value="0.013573211589685" calcext:value-type="float">
            <text:p>0.013573211589685</text:p>
          </table:table-cell>
          <table:table-cell table:formula="of:=0.5*[.DJ12]*(([.DJ6]-[.DI6])/([.DJ1]-[.DI1]))^2" office:value-type="float" office:value="0.00345509658632215" calcext:value-type="float">
            <text:p>0.003455096586322</text:p>
          </table:table-cell>
          <table:table-cell table:formula="of:=0.5*[.DK12]*(([.DK6]-[.DJ6])/([.DK1]-[.DJ1]))^2" office:value-type="float" office:value="0.0508965735889075" calcext:value-type="float">
            <text:p>0.050896573588908</text:p>
          </table:table-cell>
          <table:table-cell table:formula="of:=0.5*[.DL12]*(([.DL6]-[.DK6])/([.DL1]-[.DK1]))^2" office:value-type="float" office:value="0.00162583150161401" calcext:value-type="float">
            <text:p>0.001625831501614</text:p>
          </table:table-cell>
          <table:table-cell table:formula="of:=0.5*[.DM12]*(([.DM6]-[.DL6])/([.DM1]-[.DL1]))^2" office:value-type="float" office:value="0.00130867995909461" calcext:value-type="float">
            <text:p>0.001308679959095</text:p>
          </table:table-cell>
          <table:table-cell table:formula="of:=0.5*[.DN12]*(([.DN6]-[.DM6])/([.DN1]-[.DM1]))^2" office:value-type="float" office:value="0.00464242831087161" calcext:value-type="float">
            <text:p>0.004642428310872</text:p>
          </table:table-cell>
          <table:table-cell table:formula="of:=0.5*[.DO12]*(([.DO6]-[.DN6])/([.DO1]-[.DN1]))^2" office:value-type="float" office:value="0.0117637342774665" calcext:value-type="float">
            <text:p>0.011763734277467</text:p>
          </table:table-cell>
          <table:table-cell table:formula="of:=0.5*[.DP12]*(([.DP6]-[.DO6])/([.DP1]-[.DO1]))^2" office:value-type="float" office:value="0.000860527858843962" calcext:value-type="float">
            <text:p>0.000860527858844</text:p>
          </table:table-cell>
          <table:table-cell table:formula="of:=0.5*[.DQ12]*(([.DQ6]-[.DP6])/([.DQ1]-[.DP1]))^2" office:value-type="float" office:value="0.0151140476539392" calcext:value-type="float">
            <text:p>0.015114047653939</text:p>
          </table:table-cell>
          <table:table-cell table:formula="of:=0.5*[.DR12]*(([.DR6]-[.DQ6])/([.DR1]-[.DQ1]))^2" office:value-type="float" office:value="0.0277735851629876" calcext:value-type="float">
            <text:p>0.027773585162988</text:p>
          </table:table-cell>
          <table:table-cell table:formula="of:=0.5*[.DS12]*(([.DS6]-[.DR6])/([.DS1]-[.DR1]))^2" office:value-type="float" office:value="0.00108429958803691" calcext:value-type="float">
            <text:p>0.001084299588037</text:p>
          </table:table-cell>
          <table:table-cell table:formula="of:=0.5*[.DT12]*(([.DT6]-[.DS6])/([.DT1]-[.DS1]))^2" office:value-type="float" office:value="0.000000715230779910235" calcext:value-type="float">
            <text:p>7.15230779910235E-07</text:p>
          </table:table-cell>
          <table:table-cell table:formula="of:=0.5*[.DU12]*(([.DU6]-[.DT6])/([.DU1]-[.DT1]))^2" office:value-type="float" office:value="0.00122924110009305" calcext:value-type="float">
            <text:p>0.001229241100093</text:p>
          </table:table-cell>
          <table:table-cell table:formula="of:=0.5*[.DV12]*(([.DV6]-[.DU6])/([.DV1]-[.DU1]))^2" office:value-type="float" office:value="0.0007773522359352" calcext:value-type="float">
            <text:p>0.000777352235935</text:p>
          </table:table-cell>
          <table:table-cell table:formula="of:=0.5*[.DW12]*(([.DW6]-[.DV6])/([.DW1]-[.DV1]))^2" office:value-type="float" office:value="0.000978164164246054" calcext:value-type="float">
            <text:p>0.000978164164246</text:p>
          </table:table-cell>
          <table:table-cell table:formula="of:=0.5*[.DX12]*(([.DX6]-[.DW6])/([.DX1]-[.DW1]))^2" office:value-type="float" office:value="0.00213551426080525" calcext:value-type="float">
            <text:p>0.002135514260805</text:p>
          </table:table-cell>
          <table:table-cell table:formula="of:=0.5*[.DY12]*(([.DY6]-[.DX6])/([.DY1]-[.DX1]))^2" office:value-type="float" office:value="0.0206740195188233" calcext:value-type="float">
            <text:p>0.020674019518823</text:p>
          </table:table-cell>
          <table:table-cell table:formula="of:=0.5*[.DZ12]*(([.DZ6]-[.DY6])/([.DZ1]-[.DY1]))^2" office:value-type="float" office:value="0.0093945591916844" calcext:value-type="float">
            <text:p>0.009394559191684</text:p>
          </table:table-cell>
          <table:table-cell table:formula="of:=0.5*[.EA12]*(([.EA6]-[.DZ6])/([.EA1]-[.DZ1]))^2" office:value-type="float" office:value="0.000222408019069873" calcext:value-type="float">
            <text:p>0.00022240801907</text:p>
          </table:table-cell>
          <table:table-cell table:formula="of:=0.5*[.EB12]*(([.EB6]-[.EA6])/([.EB1]-[.EA1]))^2" office:value-type="float" office:value="0.000982596398911875" calcext:value-type="float">
            <text:p>0.000982596398912</text:p>
          </table:table-cell>
          <table:table-cell table:formula="of:=0.5*[.EC12]*(([.EC6]-[.EB6])/([.EC1]-[.EB1]))^2" office:value-type="float" office:value="0.0000020034581839715" calcext:value-type="float">
            <text:p>2.0034581839715E-06</text:p>
          </table:table-cell>
          <table:table-cell table:formula="of:=0.5*[.ED12]*(([.ED6]-[.EC6])/([.ED1]-[.EC1]))^2" office:value-type="float" office:value="0.000047539510622884" calcext:value-type="float">
            <text:p>4.7539510622884E-05</text:p>
          </table:table-cell>
          <table:table-cell table:formula="of:=0.5*[.EE12]*(([.EE6]-[.ED6])/([.EE1]-[.ED1]))^2" office:value-type="float" office:value="0.00820716236507545" calcext:value-type="float">
            <text:p>0.008207162365075</text:p>
          </table:table-cell>
          <table:table-cell table:formula="of:=0.5*[.EF12]*(([.EF6]-[.EE6])/([.EF1]-[.EE1]))^2" office:value-type="float" office:value="0.0151564262122822" calcext:value-type="float">
            <text:p>0.015156426212282</text:p>
          </table:table-cell>
          <table:table-cell table:formula="of:=0.5*[.EG12]*(([.EG6]-[.EF6])/([.EG1]-[.EF1]))^2" office:value-type="float" office:value="0.0000616066724788794" calcext:value-type="float">
            <text:p>6.16066724788794E-05</text:p>
          </table:table-cell>
          <table:table-cell table:formula="of:=0.5*[.EH12]*(([.EH6]-[.EG6])/([.EH1]-[.EG1]))^2" office:value-type="float" office:value="0.000995837647935669" calcext:value-type="float">
            <text:p>0.000995837647936</text:p>
          </table:table-cell>
          <table:table-cell table:formula="of:=0.5*[.EI12]*(([.EI6]-[.EH6])/([.EI1]-[.EH1]))^2" office:value-type="float" office:value="0.000400971475052138" calcext:value-type="float">
            <text:p>0.000400971475052</text:p>
          </table:table-cell>
          <table:table-cell table:formula="of:=0.5*[.EJ12]*(([.EJ6]-[.EI6])/([.EJ1]-[.EI1]))^2" office:value-type="float" office:value="0.0000421350131044696" calcext:value-type="float">
            <text:p>4.21350131044696E-05</text:p>
          </table:table-cell>
          <table:table-cell table:formula="of:=0.5*[.EK12]*(([.EK6]-[.EJ6])/([.EK1]-[.EJ1]))^2" office:value-type="float" office:value="0.0149663376835661" calcext:value-type="float">
            <text:p>0.014966337683566</text:p>
          </table:table-cell>
          <table:table-cell table:formula="of:=0.5*[.EL12]*(([.EL6]-[.EK6])/([.EL1]-[.EK1]))^2" office:value-type="float" office:value="0.0526330151171651" calcext:value-type="float">
            <text:p>0.052633015117165</text:p>
          </table:table-cell>
          <table:table-cell table:formula="of:=0.5*[.EM12]*(([.EM6]-[.EL6])/([.EM1]-[.EL1]))^2" office:value-type="float" office:value="0.0364782091832308" calcext:value-type="float">
            <text:p>0.036478209183231</text:p>
          </table:table-cell>
          <table:table-cell table:formula="of:=0.5*[.EN12]*(([.EN6]-[.EM6])/([.EN1]-[.EM1]))^2" office:value-type="float" office:value="0.00303590154833361" calcext:value-type="float">
            <text:p>0.003035901548334</text:p>
          </table:table-cell>
          <table:table-cell table:formula="of:=0.5*[.EO12]*(([.EO6]-[.EN6])/([.EO1]-[.EN1]))^2" office:value-type="float" office:value="0.000139696851434552" calcext:value-type="float">
            <text:p>0.000139696851435</text:p>
          </table:table-cell>
          <table:table-cell table:formula="of:=0.5*[.EP12]*(([.EP6]-[.EO6])/([.EP1]-[.EO1]))^2" office:value-type="float" office:value="0.00104771415475336" calcext:value-type="float">
            <text:p>0.001047714154753</text:p>
          </table:table-cell>
          <table:table-cell table:formula="of:=0.5*[.EQ12]*(([.EQ6]-[.EP6])/([.EQ1]-[.EP1]))^2" office:value-type="float" office:value="0.000124702890664069" calcext:value-type="float">
            <text:p>0.000124702890664</text:p>
          </table:table-cell>
          <table:table-cell table:formula="of:=0.5*[.ER12]*(([.ER6]-[.EQ6])/([.ER1]-[.EQ1]))^2" office:value-type="float" office:value="0.000179678386831576" calcext:value-type="float">
            <text:p>0.000179678386832</text:p>
          </table:table-cell>
          <table:table-cell table:formula="of:=0.5*[.ES12]*(([.ES6]-[.ER6])/([.ES1]-[.ER1]))^2" office:value-type="float" office:value="0.00000770579818836509" calcext:value-type="float">
            <text:p>7.70579818836509E-06</text:p>
          </table:table-cell>
          <table:table-cell table:formula="of:=0.5*[.ET12]*(([.ET6]-[.ES6])/([.ET1]-[.ES1]))^2" office:value-type="float" office:value="0.0149645311841081" calcext:value-type="float">
            <text:p>0.014964531184108</text:p>
          </table:table-cell>
          <table:table-cell table:formula="of:=0.5*[.EU12]*(([.EU6]-[.ET6])/([.EU1]-[.ET1]))^2" office:value-type="float" office:value="0.0144472216755846" calcext:value-type="float">
            <text:p>0.014447221675585</text:p>
          </table:table-cell>
          <table:table-cell table:formula="of:=0.5*[.EV12]*(([.EV6]-[.EU6])/([.EV1]-[.EU1]))^2" office:value-type="float" office:value="0.0000801005170140393" calcext:value-type="float">
            <text:p>8.01005170140393E-05</text:p>
          </table:table-cell>
          <table:table-cell table:formula="of:=0.5*[.EW12]*(([.EW6]-[.EV6])/([.EW1]-[.EV1]))^2" office:value-type="float" office:value="0.00227063032348892" calcext:value-type="float">
            <text:p>0.002270630323489</text:p>
          </table:table-cell>
          <table:table-cell table:formula="of:=0.5*[.EX12]*(([.EX6]-[.EW6])/([.EX1]-[.EW1]))^2" office:value-type="float" office:value="0.000780924603915949" calcext:value-type="float">
            <text:p>0.000780924603916</text:p>
          </table:table-cell>
          <table:table-cell table:formula="of:=0.5*[.EY12]*(([.EY6]-[.EX6])/([.EY1]-[.EX1]))^2" office:value-type="float" office:value="0.000907458791022817" calcext:value-type="float">
            <text:p>0.000907458791023</text:p>
          </table:table-cell>
          <table:table-cell table:formula="of:=0.5*[.EZ12]*(([.EZ6]-[.EY6])/([.EZ1]-[.EY1]))^2" office:value-type="float" office:value="0.0000402896245043375" calcext:value-type="float">
            <text:p>4.02896245043375E-05</text:p>
          </table:table-cell>
          <table:table-cell table:formula="of:=0.5*[.FA12]*(([.FA6]-[.EZ6])/([.FA1]-[.EZ1]))^2" office:value-type="float" office:value="0.00048053493954361" calcext:value-type="float">
            <text:p>0.000480534939544</text:p>
          </table:table-cell>
          <table:table-cell table:formula="of:=0.5*[.FB12]*(([.FB6]-[.FA6])/([.FB1]-[.FA1]))^2" office:value-type="float" office:value="0.0000792742968398333" calcext:value-type="float">
            <text:p>7.92742968398333E-05</text:p>
          </table:table-cell>
          <table:table-cell table:formula="of:=0.5*[.FC12]*(([.FC6]-[.FB6])/([.FC1]-[.FB1]))^2" office:value-type="float" office:value="0.000518491663061089" calcext:value-type="float">
            <text:p>0.000518491663061</text:p>
          </table:table-cell>
          <table:table-cell table:formula="of:=0.5*[.FD12]*(([.FD6]-[.FC6])/([.FD1]-[.FC1]))^2" office:value-type="float" office:value="0.00669085120875813" calcext:value-type="float">
            <text:p>0.006690851208758</text:p>
          </table:table-cell>
          <table:table-cell table:formula="of:=0.5*[.FE12]*(([.FE6]-[.FD6])/([.FE1]-[.FD1]))^2" office:value-type="float" office:value="0.000998522327943283" calcext:value-type="float">
            <text:p>0.000998522327943</text:p>
          </table:table-cell>
          <table:table-cell table:formula="of:=0.5*[.FF12]*(([.FF6]-[.FE6])/([.FF1]-[.FE1]))^2" office:value-type="float" office:value="0.000133578354216475" calcext:value-type="float">
            <text:p>0.000133578354216</text:p>
          </table:table-cell>
          <table:table-cell table:formula="of:=0.5*[.FG12]*(([.FG6]-[.FF6])/([.FG1]-[.FF1]))^2" office:value-type="float" office:value="0.0106384442367397" calcext:value-type="float">
            <text:p>0.01063844423674</text:p>
          </table:table-cell>
          <table:table-cell table:formula="of:=0.5*[.FH12]*(([.FH6]-[.FG6])/([.FH1]-[.FG1]))^2" office:value-type="float" office:value="0.0448678614434416" calcext:value-type="float">
            <text:p>0.044867861443442</text:p>
          </table:table-cell>
          <table:table-cell table:formula="of:=0.5*[.FI12]*(([.FI6]-[.FH6])/([.FI1]-[.FH1]))^2" office:value-type="float" office:value="0.00824516484041208" calcext:value-type="float">
            <text:p>0.008245164840412</text:p>
          </table:table-cell>
          <table:table-cell table:formula="of:=0.5*[.FJ12]*(([.FJ6]-[.FI6])/([.FJ1]-[.FI1]))^2" office:value-type="float" office:value="0.00112454342326625" calcext:value-type="float">
            <text:p>0.001124543423266</text:p>
          </table:table-cell>
          <table:table-cell table:formula="of:=0.5*[.FK12]*(([.FK6]-[.FJ6])/([.FK1]-[.FJ1]))^2" office:value-type="float" office:value="0.000993511744895969" calcext:value-type="float">
            <text:p>0.000993511744896</text:p>
          </table:table-cell>
          <table:table-cell table:formula="of:=0.5*[.FL12]*(([.FL6]-[.FK6])/([.FL1]-[.FK1]))^2" office:value-type="float" office:value="0.000165426923671585" calcext:value-type="float">
            <text:p>0.000165426923672</text:p>
          </table:table-cell>
          <table:table-cell table:formula="of:=0.5*[.FM12]*(([.FM6]-[.FL6])/([.FM1]-[.FL1]))^2" office:value-type="float" office:value="0.000424726179553004" calcext:value-type="float">
            <text:p>0.000424726179553</text:p>
          </table:table-cell>
          <table:table-cell table:formula="of:=0.5*[.FN12]*(([.FN6]-[.FM6])/([.FN1]-[.FM1]))^2" office:value-type="float" office:value="0.0000237603696375151" calcext:value-type="float">
            <text:p>2.37603696375151E-05</text:p>
          </table:table-cell>
          <table:table-cell table:formula="of:=0.5*[.FO12]*(([.FO6]-[.FN6])/([.FO1]-[.FN1]))^2" office:value-type="float" office:value="0.00814806434191642" calcext:value-type="float">
            <text:p>0.008148064341916</text:p>
          </table:table-cell>
          <table:table-cell table:formula="of:=0.5*[.FP12]*(([.FP6]-[.FO6])/([.FP1]-[.FO1]))^2" office:value-type="float" office:value="0.0226842175322543" calcext:value-type="float">
            <text:p>0.022684217532254</text:p>
          </table:table-cell>
          <table:table-cell table:formula="of:=0.5*[.FQ12]*(([.FQ6]-[.FP6])/([.FQ1]-[.FP1]))^2" office:value-type="float" office:value="0.000122233322631252" calcext:value-type="float">
            <text:p>0.000122233322631</text:p>
          </table:table-cell>
          <table:table-cell table:formula="of:=0.5*[.FR12]*(([.FR6]-[.FQ6])/([.FR1]-[.FQ1]))^2" office:value-type="float" office:value="0.0194078965484027" calcext:value-type="float">
            <text:p>0.019407896548403</text:p>
          </table:table-cell>
          <table:table-cell table:formula="of:=0.5*[.FS12]*(([.FS6]-[.FR6])/([.FS1]-[.FR1]))^2" office:value-type="float" office:value="0.0134438604665577" calcext:value-type="float">
            <text:p>0.013443860466558</text:p>
          </table:table-cell>
          <table:table-cell table:formula="of:=0.5*[.FT12]*(([.FT6]-[.FS6])/([.FT1]-[.FS1]))^2" office:value-type="float" office:value="0.00621725524527201" calcext:value-type="float">
            <text:p>0.006217255245272</text:p>
          </table:table-cell>
          <table:table-cell table:formula="of:=0.5*[.FU12]*(([.FU6]-[.FT6])/([.FU1]-[.FT1]))^2" office:value-type="float" office:value="0.0000834365830665908" calcext:value-type="float">
            <text:p>8.34365830665908E-05</text:p>
          </table:table-cell>
          <table:table-cell table:formula="of:=0.5*[.FV12]*(([.FV6]-[.FU6])/([.FV1]-[.FU1]))^2" office:value-type="float" office:value="0.0000204028768579641" calcext:value-type="float">
            <text:p>2.04028768579641E-05</text:p>
          </table:table-cell>
          <table:table-cell table:formula="of:=0.5*[.FW12]*(([.FW6]-[.FV6])/([.FW1]-[.FV1]))^2" office:value-type="float" office:value="0.000229526708522969" calcext:value-type="float">
            <text:p>0.000229526708523</text:p>
          </table:table-cell>
          <table:table-cell table:formula="of:=0.5*[.FX12]*(([.FX6]-[.FW6])/([.FX1]-[.FW1]))^2" office:value-type="float" office:value="0.0000155063851834434" calcext:value-type="float">
            <text:p>1.55063851834434E-05</text:p>
          </table:table-cell>
          <table:table-cell table:formula="of:=0.5*[.FY12]*(([.FY6]-[.FX6])/([.FY1]-[.FX1]))^2" office:value-type="float" office:value="0.0000903572994678064" calcext:value-type="float">
            <text:p>9.03572994678064E-05</text:p>
          </table:table-cell>
          <table:table-cell table:formula="of:=0.5*[.FZ12]*(([.FZ6]-[.FY6])/([.FZ1]-[.FY1]))^2" office:value-type="float" office:value="0.00000531991750188654" calcext:value-type="float">
            <text:p>5.31991750188654E-06</text:p>
          </table:table-cell>
          <table:table-cell table:formula="of:=0.5*[.GA12]*(([.GA6]-[.FZ6])/([.GA1]-[.FZ1]))^2" office:value-type="float" office:value="0.000000575411774440584" calcext:value-type="float">
            <text:p>5.75411774440584E-07</text:p>
          </table:table-cell>
          <table:table-cell table:formula="of:=0.5*[.GB12]*(([.GB6]-[.GA6])/([.GB1]-[.GA1]))^2" office:value-type="float" office:value="0.000000469205869693034" calcext:value-type="float">
            <text:p>4.69205869693034E-07</text:p>
          </table:table-cell>
          <table:table-cell table:formula="of:=0.5*[.GC12]*(([.GC6]-[.GB6])/([.GC1]-[.GB1]))^2" office:value-type="float" office:value="0.00000601911747647771" calcext:value-type="float">
            <text:p>6.01911747647771E-06</text:p>
          </table:table-cell>
          <table:table-cell table:formula="of:=0.5*[.GD12]*(([.GD6]-[.GC6])/([.GD1]-[.GC1]))^2" office:value-type="float" office:value="0.0000000393274033038507" calcext:value-type="float">
            <text:p>3.93274033038507E-08</text:p>
          </table:table-cell>
          <table:table-cell table:formula="of:=0.5*[.GE12]*(([.GE6]-[.GD6])/([.GE1]-[.GD1]))^2" office:value-type="float" office:value="0.00000101537958395337" calcext:value-type="float">
            <text:p>1.01537958395337E-06</text:p>
          </table:table-cell>
          <table:table-cell table:formula="of:=0.5*[.GF12]*(([.GF6]-[.GE6])/([.GF1]-[.GE1]))^2" office:value-type="float" office:value="0.0000000222970676682405" calcext:value-type="float">
            <text:p>2.22970676682405E-08</text:p>
          </table:table-cell>
          <table:table-cell table:formula="of:=0.5*[.GG12]*(([.GG6]-[.GF6])/([.GG1]-[.GF1]))^2" office:value-type="float" office:value="0.000000124870100812864" calcext:value-type="float">
            <text:p>1.24870100812864E-07</text:p>
          </table:table-cell>
          <table:table-cell table:formula="of:=0.5*[.GH12]*(([.GH6]-[.GG6])/([.GH1]-[.GG1]))^2" office:value-type="float" office:value="0.0000000305302854706321" calcext:value-type="float">
            <text:p>3.05302854706321E-08</text:p>
          </table:table-cell>
          <table:table-cell table:formula="of:=0.5*[.GI12]*(([.GI6]-[.GH6])/([.GI1]-[.GH1]))^2" office:value-type="float" office:value="0.000000642852448853043" calcext:value-type="float">
            <text:p>6.42852448853043E-07</text:p>
          </table:table-cell>
          <table:table-cell table:formula="of:=0.5*[.GJ12]*(([.GJ6]-[.GI6])/([.GJ1]-[.GI1]))^2" office:value-type="float" office:value="0.000000414416857498707" calcext:value-type="float">
            <text:p>4.14416857498707E-07</text:p>
          </table:table-cell>
          <table:table-cell table:formula="of:=0.5*[.GK12]*(([.GK6]-[.GJ6])/([.GK1]-[.GJ1]))^2" office:value-type="float" office:value="0.0000000952343043437354" calcext:value-type="float">
            <text:p>9.52343043437354E-08</text:p>
          </table:table-cell>
          <table:table-cell table:formula="of:=0.5*[.GL12]*(([.GL6]-[.GK6])/([.GL1]-[.GK1]))^2" office:value-type="float" office:value="0.000000127299904157144" calcext:value-type="float">
            <text:p>1.27299904157144E-07</text:p>
          </table:table-cell>
          <table:table-cell table:formula="of:=0.5*[.GM12]*(([.GM6]-[.GL6])/([.GM1]-[.GL1]))^2" office:value-type="float" office:value="0.000000714901616397092" calcext:value-type="float">
            <text:p>7.14901616397092E-07</text:p>
          </table:table-cell>
          <table:table-cell table:formula="of:=0.5*[.GN12]*(([.GN6]-[.GM6])/([.GN1]-[.GM1]))^2" office:value-type="float" office:value="0.000000196429227317619" calcext:value-type="float">
            <text:p>1.96429227317619E-07</text:p>
          </table:table-cell>
          <table:table-cell table:formula="of:=0.5*[.GO12]*(([.GO6]-[.GN6])/([.GO1]-[.GN1]))^2" office:value-type="float" office:value="0.0000000286712595678972" calcext:value-type="float">
            <text:p>2.86712595678972E-08</text:p>
          </table:table-cell>
          <table:table-cell table:formula="of:=0.5*[.GP12]*(([.GP6]-[.GO6])/([.GP1]-[.GO1]))^2" office:value-type="float" office:value="0.0000000390710923896624" calcext:value-type="float">
            <text:p>3.90710923896624E-08</text:p>
          </table:table-cell>
          <table:table-cell table:formula="of:=0.5*[.GQ12]*(([.GQ6]-[.GP6])/([.GQ1]-[.GP1]))^2" office:value-type="float" office:value="0.0000000640912812891353" calcext:value-type="float">
            <text:p>6.40912812891353E-08</text:p>
          </table:table-cell>
          <table:table-cell table:formula="of:=0.5*[.GR12]*(([.GR6]-[.GQ6])/([.GR1]-[.GQ1]))^2" office:value-type="float" office:value="0.000000466200374533602" calcext:value-type="float">
            <text:p>4.66200374533602E-07</text:p>
          </table:table-cell>
          <table:table-cell table:formula="of:=0.5*[.GS12]*(([.GS6]-[.GR6])/([.GS1]-[.GR1]))^2" office:value-type="float" office:value="0.000000000404185977894087" calcext:value-type="float">
            <text:p>4.04185977894087E-10</text:p>
          </table:table-cell>
          <table:table-cell table:formula="of:=0.5*[.GT12]*(([.GT6]-[.GS6])/([.GT1]-[.GS1]))^2" office:value-type="float" office:value="0.000000825495328713242" calcext:value-type="float">
            <text:p>8.25495328713242E-07</text:p>
          </table:table-cell>
          <table:table-cell table:formula="of:=0.5*[.GU12]*(([.GU6]-[.GT6])/([.GU1]-[.GT1]))^2" office:value-type="float" office:value="0.0000033887416436691" calcext:value-type="float">
            <text:p>3.3887416436691E-06</text:p>
          </table:table-cell>
          <table:table-cell table:formula="of:=0.5*[.GV12]*(([.GV6]-[.GU6])/([.GV1]-[.GU1]))^2" office:value-type="float" office:value="0.0000127720935740236" calcext:value-type="float">
            <text:p>1.27720935740236E-05</text:p>
          </table:table-cell>
          <table:table-cell table:formula="of:=0.5*[.GW12]*(([.GW6]-[.GV6])/([.GW1]-[.GV1]))^2" office:value-type="float" office:value="0.00000027546428248889" calcext:value-type="float">
            <text:p>2.7546428248889E-07</text:p>
          </table:table-cell>
          <table:table-cell table:formula="of:=0.5*[.GX12]*(([.GX6]-[.GW6])/([.GX1]-[.GW1]))^2" office:value-type="float" office:value="0.000000181408795884853" calcext:value-type="float">
            <text:p>1.81408795884853E-07</text:p>
          </table:table-cell>
          <table:table-cell table:formula="of:=0.5*[.GY12]*(([.GY6]-[.GX6])/([.GY1]-[.GX1]))^2" office:value-type="float" office:value="0.00000341069507079497" calcext:value-type="float">
            <text:p>3.41069507079497E-06</text:p>
          </table:table-cell>
          <table:table-cell table:formula="of:=0.5*[.GZ12]*(([.GZ6]-[.GY6])/([.GZ1]-[.GY1]))^2" office:value-type="float" office:value="0.00000367723373441814" calcext:value-type="float">
            <text:p>3.67723373441814E-06</text:p>
          </table:table-cell>
          <table:table-cell table:formula="of:=0.5*[.HA12]*(([.HA6]-[.GZ6])/([.HA1]-[.GZ1]))^2" office:value-type="float" office:value="0.00000188358907181995" calcext:value-type="float">
            <text:p>1.88358907181995E-06</text:p>
          </table:table-cell>
          <table:table-cell table:formula="of:=0.5*[.HB12]*(([.HB6]-[.HA6])/([.HB1]-[.HA1]))^2" office:value-type="float" office:value="0.0000000701665927569839" calcext:value-type="float">
            <text:p>7.01665927569839E-08</text:p>
          </table:table-cell>
          <table:table-cell table:formula="of:=0.5*[.HC12]*(([.HC6]-[.HB6])/([.HC1]-[.HB1]))^2" office:value-type="float" office:value="0.00000170517707619748" calcext:value-type="float">
            <text:p>1.70517707619748E-06</text:p>
          </table:table-cell>
          <table:table-cell table:formula="of:=0.5*[.HD12]*(([.HD6]-[.HC6])/([.HD1]-[.HC1]))^2" office:value-type="float" office:value="0.000000125599525675436" calcext:value-type="float">
            <text:p>1.25599525675436E-07</text:p>
          </table:table-cell>
          <table:table-cell table:formula="of:=0.5*[.HE12]*(([.HE6]-[.HD6])/([.HE1]-[.HD1]))^2" office:value-type="float" office:value="0.0000000176289567408494" calcext:value-type="float">
            <text:p>1.76289567408494E-08</text:p>
          </table:table-cell>
          <table:table-cell table:formula="of:=0.5*[.HF12]*(([.HF6]-[.HE6])/([.HF1]-[.HE1]))^2" office:value-type="float" office:value="0.000000197052167017201" calcext:value-type="float">
            <text:p>1.97052167017201E-07</text:p>
          </table:table-cell>
          <table:table-cell table:formula="of:=0.5*[.HG12]*(([.HG6]-[.HF6])/([.HG1]-[.HF1]))^2" office:value-type="float" office:value="0.00000019324181677726" calcext:value-type="float">
            <text:p>1.9324181677726E-07</text:p>
          </table:table-cell>
          <table:table-cell table:formula="of:=0.5*[.HH12]*(([.HH6]-[.HG6])/([.HH1]-[.HG1]))^2" office:value-type="float" office:value="0.000000204322835237191" calcext:value-type="float">
            <text:p>2.04322835237191E-07</text:p>
          </table:table-cell>
          <table:table-cell table:formula="of:=0.5*[.HI12]*(([.HI6]-[.HH6])/([.HI1]-[.HH1]))^2" office:value-type="float" office:value="0.000000338320126585002" calcext:value-type="float">
            <text:p>3.38320126585002E-07</text:p>
          </table:table-cell>
          <table:table-cell table:formula="of:=0.5*[.HJ12]*(([.HJ6]-[.HI6])/([.HJ1]-[.HI1]))^2" office:value-type="float" office:value="0.000000000242061669240025" calcext:value-type="float">
            <text:p>2.42061669240025E-10</text:p>
          </table:table-cell>
          <table:table-cell table:formula="of:=0.5*[.HK12]*(([.HK6]-[.HJ6])/([.HK1]-[.HJ1]))^2" office:value-type="float" office:value="0.000000025059843373256" calcext:value-type="float">
            <text:p>2.5059843373256E-08</text:p>
          </table:table-cell>
          <table:table-cell table:formula="of:=0.5*[.HL12]*(([.HL6]-[.HK6])/([.HL1]-[.HK1]))^2" office:value-type="float" office:value="0.000000032419014957301" calcext:value-type="float">
            <text:p>3.2419014957301E-08</text:p>
          </table:table-cell>
          <table:table-cell table:formula="of:=0.5*[.HM12]*(([.HM6]-[.HL6])/([.HM1]-[.HL1]))^2" office:value-type="float" office:value="0.0000000163200605702134" calcext:value-type="float">
            <text:p>1.63200605702134E-08</text:p>
          </table:table-cell>
          <table:table-cell table:formula="of:=0.5*[.HN12]*(([.HN6]-[.HM6])/([.HN1]-[.HM1]))^2" office:value-type="float" office:value="0.000000747004453755229" calcext:value-type="float">
            <text:p>7.47004453755229E-07</text:p>
          </table:table-cell>
          <table:table-cell table:formula="of:=0.5*[.HO12]*(([.HO6]-[.HN6])/([.HO1]-[.HN1]))^2" office:value-type="float" office:value="0.000000767499314625878" calcext:value-type="float">
            <text:p>7.67499314625878E-07</text:p>
          </table:table-cell>
          <table:table-cell table:formula="of:=0.5*[.HP12]*(([.HP6]-[.HO6])/([.HP1]-[.HO1]))^2" office:value-type="float" office:value="0.000000249691432937184" calcext:value-type="float">
            <text:p>2.49691432937184E-07</text:p>
          </table:table-cell>
          <table:table-cell table:formula="of:=0.5*[.HQ12]*(([.HQ6]-[.HP6])/([.HQ1]-[.HP1]))^2" office:value-type="float" office:value="0.0000000491542677643079" calcext:value-type="float">
            <text:p>4.91542677643079E-08</text:p>
          </table:table-cell>
          <table:table-cell table:formula="of:=0.5*[.HR12]*(([.HR6]-[.HQ6])/([.HR1]-[.HQ1]))^2" office:value-type="float" office:value="0.000000000236528319935735" calcext:value-type="float">
            <text:p>2.36528319935735E-10</text:p>
          </table:table-cell>
          <table:table-cell table:formula="of:=0.5*[.HS12]*(([.HS6]-[.HR6])/([.HS1]-[.HR1]))^2" office:value-type="float" office:value="0.00000000888503045550809" calcext:value-type="float">
            <text:p>8.88503045550809E-09</text:p>
          </table:table-cell>
          <table:table-cell table:formula="of:=0.5*[.HT12]*(([.HT6]-[.HS6])/([.HT1]-[.HS1]))^2" office:value-type="float" office:value="0.00000000765511033213806" calcext:value-type="float">
            <text:p>7.65511033213806E-09</text:p>
          </table:table-cell>
          <table:table-cell table:formula="of:=0.5*[.HU12]*(([.HU6]-[.HT6])/([.HU1]-[.HT1]))^2" office:value-type="float" office:value="0.0000000443792418846984" calcext:value-type="float">
            <text:p>4.43792418846984E-08</text:p>
          </table:table-cell>
          <table:table-cell table:formula="of:=0.5*[.HV12]*(([.HV6]-[.HU6])/([.HV1]-[.HU1]))^2" office:value-type="float" office:value="0.00000000373809099264045" calcext:value-type="float">
            <text:p>3.73809099264045E-09</text:p>
          </table:table-cell>
          <table:table-cell table:formula="of:=0.5*[.HW12]*(([.HW6]-[.HV6])/([.HW1]-[.HV1]))^2" office:value-type="float" office:value="0.0000000797354216247537" calcext:value-type="float">
            <text:p>7.97354216247537E-08</text:p>
          </table:table-cell>
          <table:table-cell table:formula="of:=0.5*[.HX12]*(([.HX6]-[.HW6])/([.HX1]-[.HW1]))^2" office:value-type="float" office:value="0.000000102612112474527" calcext:value-type="float">
            <text:p>1.02612112474527E-07</text:p>
          </table:table-cell>
          <table:table-cell table:formula="of:=0.5*[.HY12]*(([.HY6]-[.HX6])/([.HY1]-[.HX1]))^2" office:value-type="float" office:value="0.0000000146342637841121" calcext:value-type="float">
            <text:p>1.46342637841121E-08</text:p>
          </table:table-cell>
          <table:table-cell table:formula="of:=0.5*[.HZ12]*(([.HZ6]-[.HY6])/([.HZ1]-[.HY1]))^2" office:value-type="float" office:value="0.0000000969329699128681" calcext:value-type="float">
            <text:p>9.69329699128681E-08</text:p>
          </table:table-cell>
          <table:table-cell table:formula="of:=0.5*[.IA12]*(([.IA6]-[.HZ6])/([.IA1]-[.HZ1]))^2" office:value-type="float" office:value="0.0000000778765348581064" calcext:value-type="float">
            <text:p>7.78765348581064E-08</text:p>
          </table:table-cell>
          <table:table-cell table:formula="of:=0.5*[.IB12]*(([.IB6]-[.IA6])/([.IB1]-[.IA1]))^2" office:value-type="float" office:value="0.000000200488048472614" calcext:value-type="float">
            <text:p>2.00488048472614E-07</text:p>
          </table:table-cell>
          <table:table-cell table:formula="of:=0.5*[.IC12]*(([.IC6]-[.IB6])/([.IC1]-[.IB1]))^2" office:value-type="float" office:value="0.000000455075449759748" calcext:value-type="float">
            <text:p>4.55075449759748E-07</text:p>
          </table:table-cell>
          <table:table-cell table:formula="of:=0.5*[.ID12]*(([.ID6]-[.IC6])/([.ID1]-[.IC1]))^2" office:value-type="float" office:value="0.000000000659026769490665" calcext:value-type="float">
            <text:p>6.59026769490665E-10</text:p>
          </table:table-cell>
          <table:table-cell table:formula="of:=0.5*[.IE12]*(([.IE6]-[.ID6])/([.IE1]-[.ID1]))^2" office:value-type="float" office:value="0.00000046198100083954" calcext:value-type="float">
            <text:p>4.6198100083954E-07</text:p>
          </table:table-cell>
          <table:table-cell table:formula="of:=0.5*[.IF12]*(([.IF6]-[.IE6])/([.IF1]-[.IE1]))^2" office:value-type="float" office:value="0.000000234152494270811" calcext:value-type="float">
            <text:p>2.34152494270811E-07</text:p>
          </table:table-cell>
          <table:table-cell table:formula="of:=0.5*[.IG12]*(([.IG6]-[.IF6])/([.IG1]-[.IF1]))^2" office:value-type="float" office:value="0.0000000598413818319765" calcext:value-type="float">
            <text:p>5.98413818319765E-08</text:p>
          </table:table-cell>
          <table:table-cell table:formula="of:=0.5*[.IH12]*(([.IH6]-[.IG6])/([.IH1]-[.IG1]))^2" office:value-type="float" office:value="0.00000140796400204527" calcext:value-type="float">
            <text:p>1.40796400204527E-06</text:p>
          </table:table-cell>
          <table:table-cell table:formula="of:=0.5*[.II12]*(([.II6]-[.IH6])/([.II1]-[.IH1]))^2" office:value-type="float" office:value="0.00000224344183359929" calcext:value-type="float">
            <text:p>2.24344183359929E-06</text:p>
          </table:table-cell>
          <table:table-cell table:formula="of:=0.5*[.IJ12]*(([.IJ6]-[.II6])/([.IJ1]-[.II1]))^2" office:value-type="float" office:value="0.0000000142410079791097" calcext:value-type="float">
            <text:p>1.42410079791097E-08</text:p>
          </table:table-cell>
          <table:table-cell table:formula="of:=0.5*[.IK12]*(([.IK6]-[.IJ6])/([.IK1]-[.IJ1]))^2" office:value-type="float" office:value="0.0000000895501299112294" calcext:value-type="float">
            <text:p>8.95501299112294E-08</text:p>
          </table:table-cell>
          <table:table-cell table:formula="of:=0.5*[.IL12]*(([.IL6]-[.IK6])/([.IL1]-[.IK1]))^2" office:value-type="float" office:value="0.000000297937669133064" calcext:value-type="float">
            <text:p>2.97937669133064E-07</text:p>
          </table:table-cell>
          <table:table-cell table:formula="of:=0.5*[.IM12]*(([.IM6]-[.IL6])/([.IM1]-[.IL1]))^2" office:value-type="float" office:value="0.0000000253441384534901" calcext:value-type="float">
            <text:p>2.53441384534901E-08</text:p>
          </table:table-cell>
          <table:table-cell table:formula="of:=0.5*[.IN12]*(([.IN6]-[.IM6])/([.IN1]-[.IM1]))^2" office:value-type="float" office:value="0.0000000134711588538822" calcext:value-type="float">
            <text:p>1.34711588538822E-08</text:p>
          </table:table-cell>
          <table:table-cell table:formula="of:=0.5*[.IO12]*(([.IO6]-[.IN6])/([.IO1]-[.IN1]))^2" office:value-type="float" office:value="0.000000093222334900355" calcext:value-type="float">
            <text:p>9.3222334900355E-08</text:p>
          </table:table-cell>
          <table:table-cell table:formula="of:=0.5*[.IP12]*(([.IP6]-[.IO6])/([.IP1]-[.IO1]))^2" office:value-type="float" office:value="0.0000000960941991790687" calcext:value-type="float">
            <text:p>9.60941991790687E-08</text:p>
          </table:table-cell>
          <table:table-cell table:formula="of:=0.5*[.IQ12]*(([.IQ6]-[.IP6])/([.IQ1]-[.IP1]))^2" office:value-type="float" office:value="0.0000000768437533123349" calcext:value-type="float">
            <text:p>7.68437533123349E-08</text:p>
          </table:table-cell>
          <table:table-cell table:formula="of:=0.5*[.IR12]*(([.IR6]-[.IQ6])/([.IR1]-[.IQ1]))^2" office:value-type="float" office:value="0.000000574198504869812" calcext:value-type="float">
            <text:p>5.74198504869812E-07</text:p>
          </table:table-cell>
          <table:table-cell table:formula="of:=0.5*[.IS12]*(([.IS6]-[.IR6])/([.IS1]-[.IR1]))^2" office:value-type="float" office:value="0.000000227695460162388" calcext:value-type="float">
            <text:p>2.27695460162388E-07</text:p>
          </table:table-cell>
          <table:table-cell table:formula="of:=0.5*[.IT12]*(([.IT6]-[.IS6])/([.IT1]-[.IS1]))^2" office:value-type="float" office:value="0.000000116817998578065" calcext:value-type="float">
            <text:p>1.16817998578065E-07</text:p>
          </table:table-cell>
          <table:table-cell table:formula="of:=0.5*[.IU12]*(([.IU6]-[.IT6])/([.IU1]-[.IT1]))^2" office:value-type="float" office:value="0.000000169957659096544" calcext:value-type="float">
            <text:p>1.69957659096544E-07</text:p>
          </table:table-cell>
          <table:table-cell table:formula="of:=0.5*[.IV12]*(([.IV6]-[.IU6])/([.IV1]-[.IU1]))^2" office:value-type="float" office:value="0.0000000138443765645457" calcext:value-type="float">
            <text:p>1.38443765645457E-08</text:p>
          </table:table-cell>
          <table:table-cell table:formula="of:=0.5*[.IW12]*(([.IW6]-[.IV6])/([.IW1]-[.IV1]))^2" office:value-type="float" office:value="0.000000256912334558467" calcext:value-type="float">
            <text:p>2.56912334558467E-07</text:p>
          </table:table-cell>
          <table:table-cell table:formula="of:=0.5*[.IX12]*(([.IX6]-[.IW6])/([.IX1]-[.IW1]))^2" office:value-type="float" office:value="0.000000312307589992609" calcext:value-type="float">
            <text:p>3.12307589992609E-07</text:p>
          </table:table-cell>
          <table:table-cell table:formula="of:=0.5*[.IY12]*(([.IY6]-[.IX6])/([.IY1]-[.IX1]))^2" office:value-type="float" office:value="0.000000105493742498587" calcext:value-type="float">
            <text:p>1.05493742498587E-07</text:p>
          </table:table-cell>
          <table:table-cell table:formula="of:=0.5*[.IZ12]*(([.IZ6]-[.IY6])/([.IZ1]-[.IY1]))^2" office:value-type="float" office:value="0.000282722794240786" calcext:value-type="float">
            <text:p>0.000282722794241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Y13])" office:value-type="float" office:value="3.45985840488133" calcext:value-type="float">
            <text:p>3.4598584048813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Y14])" office:value-type="float" office:value="1.00743357664672" calcext:value-type="float">
            <text:p>1.0074335766467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46729198152806" calcext:value-type="float">
            <text:p>4.46729198152806</text:p>
          </table:table-cell>
          <table:table-cell table:formula="of:=[.B17]+[.C9]" office:value-type="float" office:value="10.6958886269515" calcext:value-type="float">
            <text:p>10.6958886269515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3:23.508257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3:32.856028509</dc:date>
    <meta:editing-duration>PT2M22S</meta:editing-duration>
    <meta:editing-cycles>3</meta:editing-cycles>
    <meta:generator>LibreOffice/6.4.7.2$Linux_X86_64 LibreOffice_project/40$Build-2</meta:generator>
    <meta:document-statistic meta:table-count="1" meta:cell-count="46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row-mapping="0 1" chart:style-name="ch1">
        <chart:legend chart:legend-position="end" svg:x="12.718cm" svg:y="3.954cm" style:legend-expansion="high" chart:style-name="ch2"/>
        <chart:plot-area chart:style-name="ch3" table:cell-range-address="flatDgait4.B1:flatDgait4.IY1 flatDgait4.A6:flatDgait4.IY6 flatDgait4.A8:flatDgait4.IY8" chart:data-source-has-labels="both" svg:x="0.319cm" svg:y="0.18cm" svg:width="12.08cm" svg:height="8.645cm">
          <chartooo:coordinate-region svg:x="1.337cm" svg:y="0.379cm" svg:width="10.875cm" svg:height="8.247cm"/>
          <chart:axis chart:dimension="x" chart:name="primary-x" chart:style-name="ch4" chartooo:axis-type="auto">
            <chart:categories table:cell-range-address="flatDgait4.B1:flatDgait4.I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4.B6:flatDgait4.IY6" chart:label-cell-address="flatDgait4.A6:flatDgait4.A6" chart:class="chart:scatter">
            <chart:domain table:cell-range-address="flatDgait4.B1:flatDgait4.IY1"/>
            <chart:data-point chart:repeated="258"/>
          </chart:series>
          <chart:series chart:style-name="ch7" chart:values-cell-range-address="flatDgait4.B8:flatDgait4.IY8" chart:label-cell-address="flatDgait4.A8:flatDgait4.A8" chart:class="chart:scatter">
            <chart:data-point chart:repeated="2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4.B1:flatDgait4.IY1</svg:desc>
                </draw:g>
              </table:table-cell>
              <table:table-cell office:value-type="float" office:value="0.033355712890625">
                <text:p>0.033355712890625</text:p>
              </table:table-cell>
              <table:table-cell office:value-type="float" office:value="0.100067377090454">
                <text:p>0.100067377090454</text:p>
              </table:table-cell>
              <table:table-cell office:value-type="float" office:value="0.133423566818237">
                <text:p>0.133423566818237</text:p>
              </table:table-cell>
              <table:table-cell office:value-type="float" office:value="0.166779518127441">
                <text:p>0.166779518127441</text:p>
              </table:table-cell>
              <table:table-cell office:value-type="float" office:value="0.23349142074585">
                <text:p>0.23349142074585</text:p>
              </table:table-cell>
              <table:table-cell office:value-type="float" office:value="0.266847372055054">
                <text:p>0.266847372055054</text:p>
              </table:table-cell>
              <table:table-cell office:value-type="float" office:value="0.333559274673462">
                <text:p>0.333559274673462</text:p>
              </table:table-cell>
              <table:table-cell office:value-type="float" office:value="0.366915225982666">
                <text:p>0.366915225982666</text:p>
              </table:table-cell>
              <table:table-cell office:value-type="float" office:value="0.433627367019653">
                <text:p>0.433627367019653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567050933837891">
                <text:p>0.567050933837891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00474500656128">
                <text:p>0.700474500656128</text:p>
              </table:table-cell>
              <table:table-cell office:value-type="float" office:value="0.733830451965332">
                <text:p>0.733830451965332</text:p>
              </table:table-cell>
              <table:table-cell office:value-type="float" office:value="0.800542116165161">
                <text:p>0.800542116165161</text:p>
              </table:table-cell>
              <table:table-cell office:value-type="float" office:value="0.833897829055786">
                <text:p>0.833897829055786</text:p>
              </table:table-cell>
              <table:table-cell office:value-type="float" office:value="0.900609493255615">
                <text:p>0.900609493255615</text:p>
              </table:table-cell>
              <table:table-cell office:value-type="float" office:value="0.967320919036865">
                <text:p>0.967320919036865</text:p>
              </table:table-cell>
              <table:table-cell office:value-type="float" office:value="1.00067663192749">
                <text:p>1.00067663192749</text:p>
              </table:table-cell>
              <table:table-cell office:value-type="float" office:value="1.06738829612732">
                <text:p>1.06738829612732</text:p>
              </table:table-cell>
              <table:table-cell office:value-type="float" office:value="1.13410067558289">
                <text:p>1.13410067558289</text:p>
              </table:table-cell>
              <table:table-cell office:value-type="float" office:value="1.23417115211487">
                <text:p>1.23417115211487</text:p>
              </table:table-cell>
              <table:table-cell office:value-type="float" office:value="1.30088472366333">
                <text:p>1.30088472366333</text:p>
              </table:table-cell>
              <table:table-cell office:value-type="float" office:value="1.36759853363037">
                <text:p>1.36759853363037</text:p>
              </table:table-cell>
              <table:table-cell office:value-type="float" office:value="1.43431186676025">
                <text:p>1.43431186676025</text:p>
              </table:table-cell>
              <table:table-cell office:value-type="float" office:value="1.46766877174377">
                <text:p>1.46766877174377</text:p>
              </table:table-cell>
              <table:table-cell office:value-type="float" office:value="1.53438210487366">
                <text:p>1.53438210487366</text:p>
              </table:table-cell>
              <table:table-cell office:value-type="float" office:value="1.5677387714386">
                <text:p>1.5677387714386</text:p>
              </table:table-cell>
              <table:table-cell office:value-type="float" office:value="1.60109567642212">
                <text:p>1.60109567642212</text:p>
              </table:table-cell>
              <table:table-cell office:value-type="float" office:value="1.66780924797058">
                <text:p>1.66780924797058</text:p>
              </table:table-cell>
              <table:table-cell office:value-type="float" office:value="1.70116591453552">
                <text:p>1.70116591453552</text:p>
              </table:table-cell>
              <table:table-cell office:value-type="float" office:value="1.76787948608398">
                <text:p>1.76787948608398</text:p>
              </table:table-cell>
              <table:table-cell office:value-type="float" office:value="1.80123615264893">
                <text:p>1.80123615264893</text:p>
              </table:table-cell>
              <table:table-cell office:value-type="float" office:value="1.83459281921387">
                <text:p>1.83459281921387</text:p>
              </table:table-cell>
              <table:table-cell office:value-type="float" office:value="1.90130615234375">
                <text:p>1.90130615234375</text:p>
              </table:table-cell>
              <table:table-cell office:value-type="float" office:value="1.93466281890869">
                <text:p>1.93466281890869</text:p>
              </table:table-cell>
              <table:table-cell office:value-type="float" office:value="2.00137639045715">
                <text:p>2.00137639045715</text:p>
              </table:table-cell>
              <table:table-cell office:value-type="float" office:value="2.06808972358704">
                <text:p>2.06808972358704</text:p>
              </table:table-cell>
              <table:table-cell office:value-type="float" office:value="2.10144639015198">
                <text:p>2.10144639015198</text:p>
              </table:table-cell>
              <table:table-cell office:value-type="float" office:value="2.13480281829834">
                <text:p>2.13480281829834</text:p>
              </table:table-cell>
              <table:table-cell office:value-type="float" office:value="2.20151567459106">
                <text:p>2.20151567459106</text:p>
              </table:table-cell>
              <table:table-cell office:value-type="float" office:value="2.23487210273743">
                <text:p>2.23487210273743</text:p>
              </table:table-cell>
              <table:table-cell office:value-type="float" office:value="2.26822853088379">
                <text:p>2.26822853088379</text:p>
              </table:table-cell>
              <table:table-cell office:value-type="float" office:value="2.33494114875793">
                <text:p>2.33494114875793</text:p>
              </table:table-cell>
              <table:table-cell office:value-type="float" office:value="2.3682975769043">
                <text:p>2.3682975769043</text:p>
              </table:table-cell>
              <table:table-cell office:value-type="float" office:value="2.43501043319702">
                <text:p>2.43501043319702</text:p>
              </table:table-cell>
              <table:table-cell office:value-type="float" office:value="2.50172328948975">
                <text:p>2.50172328948975</text:p>
              </table:table-cell>
              <table:table-cell office:value-type="float" office:value="2.56843590736389">
                <text:p>2.56843590736389</text:p>
              </table:table-cell>
              <table:table-cell office:value-type="float" office:value="2.6685049533844">
                <text:p>2.6685049533844</text:p>
              </table:table-cell>
              <table:table-cell office:value-type="float" office:value="2.73521757125854">
                <text:p>2.73521757125854</text:p>
              </table:table-cell>
              <table:table-cell office:value-type="float" office:value="2.80193018913269">
                <text:p>2.80193018913269</text:p>
              </table:table-cell>
              <table:table-cell office:value-type="float" office:value="2.86864280700684">
                <text:p>2.86864280700684</text:p>
              </table:table-cell>
              <table:table-cell office:value-type="float" office:value="3.03542423248291">
                <text:p>3.03542423248291</text:p>
              </table:table-cell>
              <table:table-cell office:value-type="float" office:value="3.33563780784607">
                <text:p>3.33563780784607</text:p>
              </table:table-cell>
              <table:table-cell office:value-type="float" office:value="3.40235233306885">
                <text:p>3.40235233306885</text:p>
              </table:table-cell>
              <table:table-cell office:value-type="float" office:value="4.06950044631958">
                <text:p>4.06950044631958</text:p>
              </table:table-cell>
              <table:table-cell office:value-type="float" office:value="4.13621640205383">
                <text:p>4.13621640205383</text:p>
              </table:table-cell>
              <table:table-cell office:value-type="float" office:value="4.16957473754883">
                <text:p>4.16957473754883</text:p>
              </table:table-cell>
              <table:table-cell office:value-type="float" office:value="4.33636689186096">
                <text:p>4.33636689186096</text:p>
              </table:table-cell>
              <table:table-cell office:value-type="float" office:value="4.77002882957459">
                <text:p>4.77002882957459</text:p>
              </table:table-cell>
              <table:table-cell office:value-type="float" office:value="4.87010502815247">
                <text:p>4.87010502815247</text:p>
              </table:table-cell>
              <table:table-cell office:value-type="float" office:value="4.90346384048462">
                <text:p>4.90346384048462</text:p>
              </table:table-cell>
              <table:table-cell office:value-type="float" office:value="4.97018146514893">
                <text:p>4.97018146514893</text:p>
              </table:table-cell>
              <table:table-cell office:value-type="float" office:value="5.03689932823181">
                <text:p>5.03689932823181</text:p>
              </table:table-cell>
              <table:table-cell office:value-type="float" office:value="5.10361671447754">
                <text:p>5.10361671447754</text:p>
              </table:table-cell>
              <table:table-cell office:value-type="float" office:value="5.20368981361389">
                <text:p>5.20368981361389</text:p>
              </table:table-cell>
              <table:table-cell office:value-type="float" office:value="5.27040529251099">
                <text:p>5.27040529251099</text:p>
              </table:table-cell>
              <table:table-cell office:value-type="float" office:value="5.33712077140808">
                <text:p>5.33712077140808</text:p>
              </table:table-cell>
              <table:table-cell office:value-type="float" office:value="5.40383625030518">
                <text:p>5.40383625030518</text:p>
              </table:table-cell>
              <table:table-cell office:value-type="float" office:value="5.47055172920227">
                <text:p>5.47055172920227</text:p>
              </table:table-cell>
              <table:table-cell office:value-type="float" office:value="6.0376353263855">
                <text:p>6.0376353263855</text:p>
              </table:table-cell>
              <table:table-cell office:value-type="float" office:value="6.43791747093201">
                <text:p>6.43791747093201</text:p>
              </table:table-cell>
              <table:table-cell office:value-type="float" office:value="6.53798747062683">
                <text:p>6.53798747062683</text:p>
              </table:table-cell>
              <table:table-cell office:value-type="float" office:value="7.338547706604">
                <text:p>7.338547706604</text:p>
              </table:table-cell>
              <table:table-cell office:value-type="float" office:value="7.40526151657105">
                <text:p>7.40526151657105</text:p>
              </table:table-cell>
              <table:table-cell office:value-type="float" office:value="7.47197508811951">
                <text:p>7.47197508811951</text:p>
              </table:table-cell>
              <table:table-cell office:value-type="float" office:value="7.50533199310303">
                <text:p>7.50533199310303</text:p>
              </table:table-cell>
              <table:table-cell office:value-type="float" office:value="7.57204604148865">
                <text:p>7.57204604148865</text:p>
              </table:table-cell>
              <table:table-cell office:value-type="float" office:value="7.60540294647217">
                <text:p>7.60540294647217</text:p>
              </table:table-cell>
              <table:table-cell office:value-type="float" office:value="7.63875985145569">
                <text:p>7.63875985145569</text:p>
              </table:table-cell>
              <table:table-cell office:value-type="float" office:value="7.70547342300415">
                <text:p>7.70547342300415</text:p>
              </table:table-cell>
              <table:table-cell office:value-type="float" office:value="7.73883032798767">
                <text:p>7.73883032798767</text:p>
              </table:table-cell>
              <table:table-cell office:value-type="float" office:value="7.80554413795471">
                <text:p>7.80554413795471</text:p>
              </table:table-cell>
              <table:table-cell office:value-type="float" office:value="7.83890104293823">
                <text:p>7.83890104293823</text:p>
              </table:table-cell>
              <table:table-cell office:value-type="float" office:value="7.90561485290527">
                <text:p>7.90561485290527</text:p>
              </table:table-cell>
              <table:table-cell office:value-type="float" office:value="7.93897175788879">
                <text:p>7.93897175788879</text:p>
              </table:table-cell>
              <table:table-cell office:value-type="float" office:value="8.00568532943726">
                <text:p>8.00568532943726</text:p>
              </table:table-cell>
              <table:table-cell office:value-type="float" office:value="8.03904223442078">
                <text:p>8.03904223442078</text:p>
              </table:table-cell>
              <table:table-cell office:value-type="float" office:value="8.10575580596924">
                <text:p>8.10575580596924</text:p>
              </table:table-cell>
              <table:table-cell office:value-type="float" office:value="8.13911390304565">
                <text:p>8.13911390304565</text:p>
              </table:table-cell>
              <table:table-cell office:value-type="float" office:value="8.33926057815552">
                <text:p>8.33926057815552</text:p>
              </table:table-cell>
              <table:table-cell office:value-type="float" office:value="8.53940773010254">
                <text:p>8.53940773010254</text:p>
              </table:table-cell>
              <table:table-cell office:value-type="float" office:value="8.57276558876038">
                <text:p>8.57276558876038</text:p>
              </table:table-cell>
              <table:table-cell office:value-type="float" office:value="9.40671157836914">
                <text:p>9.40671157836914</text:p>
              </table:table-cell>
              <table:table-cell office:value-type="float" office:value="9.44006943702698">
                <text:p>9.44006943702698</text:p>
              </table:table-cell>
              <table:table-cell office:value-type="float" office:value="9.84036159515381">
                <text:p>9.84036159515381</text:p>
              </table:table-cell>
              <table:table-cell office:value-type="float" office:value="9.90707731246948">
                <text:p>9.90707731246948</text:p>
              </table:table-cell>
              <table:table-cell office:value-type="float" office:value="9.973792552948">
                <text:p>9.973792552948</text:p>
              </table:table-cell>
              <table:table-cell office:value-type="float" office:value="10.0071504116058">
                <text:p>10.0071504116058</text:p>
              </table:table-cell>
              <table:table-cell office:value-type="float" office:value="10.0738658905029">
                <text:p>10.0738658905029</text:p>
              </table:table-cell>
              <table:table-cell office:value-type="float" office:value="10.1739401817322">
                <text:p>10.1739401817322</text:p>
              </table:table-cell>
              <table:table-cell office:value-type="float" office:value="10.2072985172272">
                <text:p>10.2072985172272</text:p>
              </table:table-cell>
              <table:table-cell office:value-type="float" office:value="10.2740151882172">
                <text:p>10.2740151882172</text:p>
              </table:table-cell>
              <table:table-cell office:value-type="float" office:value="10.3073735237122">
                <text:p>10.3073735237122</text:p>
              </table:table-cell>
              <table:table-cell office:value-type="float" office:value="10.4074485301971">
                <text:p>10.4074485301971</text:p>
              </table:table-cell>
              <table:table-cell office:value-type="float" office:value="10.4741654396057">
                <text:p>10.4741654396057</text:p>
              </table:table-cell>
              <table:table-cell office:value-type="float" office:value="10.5075237751007">
                <text:p>10.5075237751007</text:p>
              </table:table-cell>
              <table:table-cell office:value-type="float" office:value="10.5742404460907">
                <text:p>10.5742404460907</text:p>
              </table:table-cell>
              <table:table-cell office:value-type="float" office:value="10.6409573554993">
                <text:p>10.6409573554993</text:p>
              </table:table-cell>
              <table:table-cell office:value-type="float" office:value="10.7076740264893">
                <text:p>10.7076740264893</text:p>
              </table:table-cell>
              <table:table-cell office:value-type="float" office:value="10.7743909358978">
                <text:p>10.7743909358978</text:p>
              </table:table-cell>
              <table:table-cell office:value-type="float" office:value="11.1079757213593">
                <text:p>11.1079757213593</text:p>
              </table:table-cell>
              <table:table-cell office:value-type="float" office:value="12.5423324108124">
                <text:p>12.5423324108124</text:p>
              </table:table-cell>
              <table:table-cell office:value-type="float" office:value="12.5756897926331">
                <text:p>12.5756897926331</text:p>
              </table:table-cell>
              <table:table-cell office:value-type="float" office:value="12.642404794693">
                <text:p>12.642404794693</text:p>
              </table:table-cell>
              <table:table-cell office:value-type="float" office:value="12.6757624149323">
                <text:p>12.6757624149323</text:p>
              </table:table-cell>
              <table:table-cell office:value-type="float" office:value="12.7091200351715">
                <text:p>12.7091200351715</text:p>
              </table:table-cell>
              <table:table-cell office:value-type="float" office:value="12.7758350372314">
                <text:p>12.7758350372314</text:p>
              </table:table-cell>
              <table:table-cell office:value-type="float" office:value="12.84255027771">
                <text:p>12.84255027771</text:p>
              </table:table-cell>
              <table:table-cell office:value-type="float" office:value="12.9092655181885">
                <text:p>12.9092655181885</text:p>
              </table:table-cell>
              <table:table-cell office:value-type="float" office:value="12.9759805202484">
                <text:p>12.9759805202484</text:p>
              </table:table-cell>
              <table:table-cell office:value-type="float" office:value="13.0093381404877">
                <text:p>13.0093381404877</text:p>
              </table:table-cell>
              <table:table-cell office:value-type="float" office:value="13.0760533809662">
                <text:p>13.0760533809662</text:p>
              </table:table-cell>
              <table:table-cell office:value-type="float" office:value="13.1094110012054">
                <text:p>13.1094110012054</text:p>
              </table:table-cell>
              <table:table-cell office:value-type="float" office:value="13.1761255264282">
                <text:p>13.1761255264282</text:p>
              </table:table-cell>
              <table:table-cell office:value-type="float" office:value="13.3429124355316">
                <text:p>13.3429124355316</text:p>
              </table:table-cell>
              <table:table-cell office:value-type="float" office:value="13.4096269607544">
                <text:p>13.4096269607544</text:p>
              </table:table-cell>
              <table:table-cell office:value-type="float" office:value="14.4103534221649">
                <text:p>14.4103534221649</text:p>
              </table:table-cell>
              <table:table-cell office:value-type="float" office:value="14.5104269981384">
                <text:p>14.5104269981384</text:p>
              </table:table-cell>
              <table:table-cell office:value-type="float" office:value="14.5437848567963">
                <text:p>14.5437848567963</text:p>
              </table:table-cell>
              <table:table-cell office:value-type="float" office:value="14.5771431922913">
                <text:p>14.5771431922913</text:p>
              </table:table-cell>
              <table:table-cell office:value-type="float" office:value="14.6438589096069">
                <text:p>14.6438589096069</text:p>
              </table:table-cell>
              <table:table-cell office:value-type="float" office:value="14.6772170066834">
                <text:p>14.6772170066834</text:p>
              </table:table-cell>
              <table:table-cell office:value-type="float" office:value="15.1108710765839">
                <text:p>15.1108710765839</text:p>
              </table:table-cell>
              <table:table-cell office:value-type="float" office:value="15.1775853633881">
                <text:p>15.1775853633881</text:p>
              </table:table-cell>
              <table:table-cell office:value-type="float" office:value="15.2109425067902">
                <text:p>15.2109425067902</text:p>
              </table:table-cell>
              <table:table-cell office:value-type="float" office:value="15.2776563167572">
                <text:p>15.2776563167572</text:p>
              </table:table-cell>
              <table:table-cell office:value-type="float" office:value="15.3110134601593">
                <text:p>15.3110134601593</text:p>
              </table:table-cell>
              <table:table-cell office:value-type="float" office:value="15.3443703651428">
                <text:p>15.3443703651428</text:p>
              </table:table-cell>
              <table:table-cell office:value-type="float" office:value="15.4110841751099">
                <text:p>15.4110841751099</text:p>
              </table:table-cell>
              <table:table-cell office:value-type="float" office:value="15.4444415569305">
                <text:p>15.4444415569305</text:p>
              </table:table-cell>
              <table:table-cell office:value-type="float" office:value="15.5111553668976">
                <text:p>15.5111553668976</text:p>
              </table:table-cell>
              <table:table-cell office:value-type="float" office:value="15.5445122718811">
                <text:p>15.5445122718811</text:p>
              </table:table-cell>
              <table:table-cell office:value-type="float" office:value="15.6112263202667">
                <text:p>15.6112263202667</text:p>
              </table:table-cell>
              <table:table-cell office:value-type="float" office:value="15.6779401302338">
                <text:p>15.6779401302338</text:p>
              </table:table-cell>
              <table:table-cell office:value-type="float" office:value="15.7112975120544">
                <text:p>15.7112975120544</text:p>
              </table:table-cell>
              <table:table-cell office:value-type="float" office:value="15.9447960853577">
                <text:p>15.9447960853577</text:p>
              </table:table-cell>
              <table:table-cell office:value-type="float" office:value="15.9781532287598">
                <text:p>15.9781532287598</text:p>
              </table:table-cell>
              <table:table-cell office:value-type="float" office:value="16.0448670387268">
                <text:p>16.0448670387268</text:p>
              </table:table-cell>
              <table:table-cell office:value-type="float" office:value="16.7453892230988">
                <text:p>16.7453892230988</text:p>
              </table:table-cell>
              <table:table-cell office:value-type="float" office:value="16.9788982868195">
                <text:p>16.9788982868195</text:p>
              </table:table-cell>
              <table:table-cell office:value-type="float" office:value="17.0122566223145">
                <text:p>17.0122566223145</text:p>
              </table:table-cell>
              <table:table-cell office:value-type="float" office:value="17.0456149578094">
                <text:p>17.0456149578094</text:p>
              </table:table-cell>
              <table:table-cell office:value-type="float" office:value="17.112331867218">
                <text:p>17.112331867218</text:p>
              </table:table-cell>
              <table:table-cell office:value-type="float" office:value="17.145688533783">
                <text:p>17.145688533783</text:p>
              </table:table-cell>
              <table:table-cell office:value-type="float" office:value="17.2124021053314">
                <text:p>17.2124021053314</text:p>
              </table:table-cell>
              <table:table-cell office:value-type="float" office:value="17.7461099624634">
                <text:p>17.7461099624634</text:p>
              </table:table-cell>
              <table:table-cell office:value-type="float" office:value="17.7794666290283">
                <text:p>17.7794666290283</text:p>
              </table:table-cell>
              <table:table-cell office:value-type="float" office:value="17.8795366287231">
                <text:p>17.8795366287231</text:p>
              </table:table-cell>
              <table:table-cell office:value-type="float" office:value="17.9128932952881">
                <text:p>17.9128932952881</text:p>
              </table:table-cell>
              <table:table-cell office:value-type="float" office:value="17.979606628418">
                <text:p>17.979606628418</text:p>
              </table:table-cell>
              <table:table-cell office:value-type="float" office:value="18.0129635334015">
                <text:p>18.0129635334015</text:p>
              </table:table-cell>
              <table:table-cell office:value-type="float" office:value="18.0463201999664">
                <text:p>18.0463201999664</text:p>
              </table:table-cell>
              <table:table-cell office:value-type="float" office:value="18.0796768665314">
                <text:p>18.0796768665314</text:p>
              </table:table-cell>
              <table:table-cell office:value-type="float" office:value="18.1463904380798">
                <text:p>18.1463904380798</text:p>
              </table:table-cell>
              <table:table-cell office:value-type="float" office:value="18.2131042480469">
                <text:p>18.2131042480469</text:p>
              </table:table-cell>
              <table:table-cell office:value-type="float" office:value="18.2798178195953">
                <text:p>18.2798178195953</text:p>
              </table:table-cell>
              <table:table-cell office:value-type="float" office:value="18.3465316295624">
                <text:p>18.3465316295624</text:p>
              </table:table-cell>
              <table:table-cell office:value-type="float" office:value="18.3798885345459">
                <text:p>18.3798885345459</text:p>
              </table:table-cell>
              <table:table-cell office:value-type="float" office:value="18.4799590110779">
                <text:p>18.4799590110779</text:p>
              </table:table-cell>
              <table:table-cell office:value-type="float" office:value="18.5466725826263">
                <text:p>18.5466725826263</text:p>
              </table:table-cell>
              <table:table-cell office:value-type="float" office:value="18.5800294876099">
                <text:p>18.5800294876099</text:p>
              </table:table-cell>
              <table:table-cell office:value-type="float" office:value="18.6467432975769">
                <text:p>18.6467432975769</text:p>
              </table:table-cell>
              <table:table-cell office:value-type="float" office:value="18.6801002025604">
                <text:p>18.6801002025604</text:p>
              </table:table-cell>
              <table:table-cell office:value-type="float" office:value="18.7134568691254">
                <text:p>18.7134568691254</text:p>
              </table:table-cell>
              <table:table-cell office:value-type="float" office:value="18.7468137741089">
                <text:p>18.7468137741089</text:p>
              </table:table-cell>
              <table:table-cell office:value-type="float" office:value="18.8135273456573">
                <text:p>18.8135273456573</text:p>
              </table:table-cell>
              <table:table-cell office:value-type="float" office:value="18.8468842506409">
                <text:p>18.8468842506409</text:p>
              </table:table-cell>
              <table:table-cell office:value-type="float" office:value="18.8802409172058">
                <text:p>18.8802409172058</text:p>
              </table:table-cell>
              <table:table-cell office:value-type="float" office:value="18.9469547271729">
                <text:p>18.9469547271729</text:p>
              </table:table-cell>
              <table:table-cell office:value-type="float" office:value="18.9803116321564">
                <text:p>18.9803116321564</text:p>
              </table:table-cell>
              <table:table-cell office:value-type="float" office:value="19.0470252037048">
                <text:p>19.0470252037048</text:p>
              </table:table-cell>
              <table:table-cell office:value-type="float" office:value="19.1137387752533">
                <text:p>19.1137387752533</text:p>
              </table:table-cell>
              <table:table-cell office:value-type="float" office:value="19.1804528236389">
                <text:p>19.1804528236389</text:p>
              </table:table-cell>
              <table:table-cell office:value-type="float" office:value="19.2138102054596">
                <text:p>19.2138102054596</text:p>
              </table:table-cell>
              <table:table-cell office:value-type="float" office:value="19.2805242538452">
                <text:p>19.2805242538452</text:p>
              </table:table-cell>
              <table:table-cell office:value-type="float" office:value="19.3138813972473">
                <text:p>19.3138813972473</text:p>
              </table:table-cell>
              <table:table-cell office:value-type="float" office:value="19.3805954456329">
                <text:p>19.3805954456329</text:p>
              </table:table-cell>
              <table:table-cell office:value-type="float" office:value="19.4473097324371">
                <text:p>19.4473097324371</text:p>
              </table:table-cell>
              <table:table-cell office:value-type="float" office:value="19.5140237808228">
                <text:p>19.5140237808228</text:p>
              </table:table-cell>
              <table:table-cell office:value-type="float" office:value="19.5473809242249">
                <text:p>19.5473809242249</text:p>
              </table:table-cell>
              <table:table-cell office:value-type="float" office:value="19.6140949726105">
                <text:p>19.6140949726105</text:p>
              </table:table-cell>
              <table:table-cell office:value-type="float" office:value="19.6808090209961">
                <text:p>19.6808090209961</text:p>
              </table:table-cell>
              <table:table-cell office:value-type="float" office:value="19.7141664028168">
                <text:p>19.7141664028168</text:p>
              </table:table-cell>
              <table:table-cell office:value-type="float" office:value="19.7808804512024">
                <text:p>19.7808804512024</text:p>
              </table:table-cell>
              <table:table-cell office:value-type="float" office:value="19.8142373561859">
                <text:p>19.8142373561859</text:p>
              </table:table-cell>
              <table:table-cell office:value-type="float" office:value="19.847594499588">
                <text:p>19.847594499588</text:p>
              </table:table-cell>
              <table:table-cell office:value-type="float" office:value="19.9143085479736">
                <text:p>19.9143085479736</text:p>
              </table:table-cell>
              <table:table-cell office:value-type="float" office:value="19.9810225963593">
                <text:p>19.9810225963593</text:p>
              </table:table-cell>
              <table:table-cell office:value-type="float" office:value="20.0477366447449">
                <text:p>20.0477366447449</text:p>
              </table:table-cell>
              <table:table-cell office:value-type="float" office:value="20.1144506931305">
                <text:p>20.1144506931305</text:p>
              </table:table-cell>
              <table:table-cell office:value-type="float" office:value="20.1811647415161">
                <text:p>20.1811647415161</text:p>
              </table:table-cell>
              <table:table-cell office:value-type="float" office:value="20.2478790283203">
                <text:p>20.2478790283203</text:p>
              </table:table-cell>
              <table:table-cell office:value-type="float" office:value="20.2812361717224">
                <text:p>20.2812361717224</text:p>
              </table:table-cell>
              <table:table-cell office:value-type="float" office:value="20.3145930767059">
                <text:p>20.3145930767059</text:p>
              </table:table-cell>
              <table:table-cell office:value-type="float" office:value="20.3813071250916">
                <text:p>20.3813071250916</text:p>
              </table:table-cell>
              <table:table-cell office:value-type="float" office:value="20.4146642684937">
                <text:p>20.4146642684937</text:p>
              </table:table-cell>
              <table:table-cell office:value-type="float" office:value="20.4813785552979">
                <text:p>20.4813785552979</text:p>
              </table:table-cell>
              <table:table-cell office:value-type="float" office:value="20.5147354602814">
                <text:p>20.5147354602814</text:p>
              </table:table-cell>
              <table:table-cell office:value-type="float" office:value="20.581449508667">
                <text:p>20.581449508667</text:p>
              </table:table-cell>
              <table:table-cell office:value-type="float" office:value="20.6481635570526">
                <text:p>20.6481635570526</text:p>
              </table:table-cell>
              <table:table-cell office:value-type="float" office:value="20.7148778438568">
                <text:p>20.7148778438568</text:p>
              </table:table-cell>
              <table:table-cell office:value-type="float" office:value="20.7482347488403">
                <text:p>20.7482347488403</text:p>
              </table:table-cell>
              <table:table-cell office:value-type="float" office:value="20.814948797226">
                <text:p>20.814948797226</text:p>
              </table:table-cell>
              <table:table-cell office:value-type="float" office:value="20.8483059406281">
                <text:p>20.8483059406281</text:p>
              </table:table-cell>
              <table:table-cell office:value-type="float" office:value="20.9150197505951">
                <text:p>20.9150197505951</text:p>
              </table:table-cell>
              <table:table-cell office:value-type="float" office:value="20.9817340373993">
                <text:p>20.9817340373993</text:p>
              </table:table-cell>
              <table:table-cell office:value-type="float" office:value="21.0484480857849">
                <text:p>21.0484480857849</text:p>
              </table:table-cell>
              <table:table-cell office:value-type="float" office:value="21.1151621341705">
                <text:p>21.1151621341705</text:p>
              </table:table-cell>
              <table:table-cell office:value-type="float" office:value="21.1485197544098">
                <text:p>21.1485197544098</text:p>
              </table:table-cell>
              <table:table-cell office:value-type="float" office:value="21.2152352333069">
                <text:p>21.2152352333069</text:p>
              </table:table-cell>
              <table:table-cell office:value-type="float" office:value="21.2485928535461">
                <text:p>21.2485928535461</text:p>
              </table:table-cell>
              <table:table-cell office:value-type="float" office:value="21.3486654758453">
                <text:p>21.3486654758453</text:p>
              </table:table-cell>
              <table:table-cell office:value-type="float" office:value="21.4153809547424">
                <text:p>21.4153809547424</text:p>
              </table:table-cell>
              <table:table-cell office:value-type="float" office:value="21.4820961952209">
                <text:p>21.4820961952209</text:p>
              </table:table-cell>
              <table:table-cell office:value-type="float" office:value="21.5154538154602">
                <text:p>21.5154538154602</text:p>
              </table:table-cell>
              <table:table-cell office:value-type="float" office:value="21.5821692943573">
                <text:p>21.5821692943573</text:p>
              </table:table-cell>
              <table:table-cell office:value-type="float" office:value="21.6488845348358">
                <text:p>21.6488845348358</text:p>
              </table:table-cell>
              <table:table-cell office:value-type="float" office:value="21.7156000137329">
                <text:p>21.7156000137329</text:p>
              </table:table-cell>
              <table:table-cell office:value-type="float" office:value="21.7823152542114">
                <text:p>21.7823152542114</text:p>
              </table:table-cell>
              <table:table-cell office:value-type="float" office:value="21.8156728744507">
                <text:p>21.8156728744507</text:p>
              </table:table-cell>
              <table:table-cell office:value-type="float" office:value="21.8823883533478">
                <text:p>21.8823883533478</text:p>
              </table:table-cell>
              <table:table-cell office:value-type="float" office:value="21.915745973587">
                <text:p>21.915745973587</text:p>
              </table:table-cell>
              <table:table-cell office:value-type="float" office:value="21.9824612140656">
                <text:p>21.9824612140656</text:p>
              </table:table-cell>
              <table:table-cell office:value-type="float" office:value="22.0491764545441">
                <text:p>22.0491764545441</text:p>
              </table:table-cell>
              <table:table-cell office:value-type="float" office:value="22.1492486000061">
                <text:p>22.1492486000061</text:p>
              </table:table-cell>
              <table:table-cell office:value-type="float" office:value="22.2159621715546">
                <text:p>22.2159621715546</text:p>
              </table:table-cell>
              <table:table-cell office:value-type="float" office:value="22.2493188381195">
                <text:p>22.2493188381195</text:p>
              </table:table-cell>
              <table:table-cell office:value-type="float" office:value="22.282675743103">
                <text:p>22.282675743103</text:p>
              </table:table-cell>
              <table:table-cell office:value-type="float" office:value="22.3493893146515">
                <text:p>22.3493893146515</text:p>
              </table:table-cell>
              <table:table-cell office:value-type="float" office:value="22.382746219635">
                <text:p>22.382746219635</text:p>
              </table:table-cell>
              <table:table-cell office:value-type="float" office:value="22.4161028862">
                <text:p>22.4161028862</text:p>
              </table:table-cell>
              <table:table-cell office:value-type="float" office:value="22.4828162193298">
                <text:p>22.4828162193298</text:p>
              </table:table-cell>
              <table:table-cell office:value-type="float" office:value="22.5161731243134">
                <text:p>22.5161731243134</text:p>
              </table:table-cell>
              <table:table-cell office:value-type="float" office:value="22.5828864574432">
                <text:p>22.5828864574432</text:p>
              </table:table-cell>
              <table:table-cell office:value-type="float" office:value="22.6495997905731">
                <text:p>22.6495997905731</text:p>
              </table:table-cell>
              <table:table-cell office:value-type="float" office:value="22.6829566955566">
                <text:p>22.6829566955566</text:p>
              </table:table-cell>
              <table:table-cell office:value-type="float" office:value="22.7496702671051">
                <text:p>22.7496702671051</text:p>
              </table:table-cell>
              <table:table-cell office:value-type="float" office:value="22.78302693367">
                <text:p>22.78302693367</text:p>
              </table:table-cell>
              <table:table-cell office:value-type="float" office:value="22.8497402667999">
                <text:p>22.8497402667999</text:p>
              </table:table-cell>
              <table:table-cell office:value-type="float" office:value="22.8830969333649">
                <text:p>22.8830969333649</text:p>
              </table:table-cell>
              <table:table-cell office:value-type="float" office:value="22.9498102664947">
                <text:p>22.9498102664947</text:p>
              </table:table-cell>
              <table:table-cell office:value-type="float" office:value="22.9831669330597">
                <text:p>22.9831669330597</text:p>
              </table:table-cell>
              <table:table-cell office:value-type="float" office:value="23.0498802661896">
                <text:p>23.0498802661896</text:p>
              </table:table-cell>
              <table:table-cell office:value-type="float" office:value="23.0832369327545">
                <text:p>23.083236932754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Dgait4.B1:flatDgait4.IY1</svg:desc>
                </draw:g>
              </table:table-cell>
              <table:table-cell office:value-type="float" office:value="0.033355712890625">
                <text:p>0.033355712890625</text:p>
              </table:table-cell>
              <table:table-cell office:value-type="float" office:value="0.100067377090454">
                <text:p>0.100067377090454</text:p>
              </table:table-cell>
              <table:table-cell office:value-type="float" office:value="0.133423566818237">
                <text:p>0.133423566818237</text:p>
              </table:table-cell>
              <table:table-cell office:value-type="float" office:value="0.166779518127441">
                <text:p>0.166779518127441</text:p>
              </table:table-cell>
              <table:table-cell office:value-type="float" office:value="0.23349142074585">
                <text:p>0.23349142074585</text:p>
              </table:table-cell>
              <table:table-cell office:value-type="float" office:value="0.266847372055054">
                <text:p>0.266847372055054</text:p>
              </table:table-cell>
              <table:table-cell office:value-type="float" office:value="0.333559274673462">
                <text:p>0.333559274673462</text:p>
              </table:table-cell>
              <table:table-cell office:value-type="float" office:value="0.366915225982666">
                <text:p>0.366915225982666</text:p>
              </table:table-cell>
              <table:table-cell office:value-type="float" office:value="0.433627367019653">
                <text:p>0.433627367019653</text:p>
              </table:table-cell>
              <table:table-cell office:value-type="float" office:value="0.466983318328857">
                <text:p>0.466983318328857</text:p>
              </table:table-cell>
              <table:table-cell office:value-type="float" office:value="0.533695220947266">
                <text:p>0.533695220947266</text:p>
              </table:table-cell>
              <table:table-cell office:value-type="float" office:value="0.567050933837891">
                <text:p>0.567050933837891</text:p>
              </table:table-cell>
              <table:table-cell office:value-type="float" office:value="0.600406885147095">
                <text:p>0.600406885147095</text:p>
              </table:table-cell>
              <table:table-cell office:value-type="float" office:value="0.667118549346924">
                <text:p>0.667118549346924</text:p>
              </table:table-cell>
              <table:table-cell office:value-type="float" office:value="0.700474500656128">
                <text:p>0.700474500656128</text:p>
              </table:table-cell>
              <table:table-cell office:value-type="float" office:value="0.733830451965332">
                <text:p>0.733830451965332</text:p>
              </table:table-cell>
              <table:table-cell office:value-type="float" office:value="0.800542116165161">
                <text:p>0.800542116165161</text:p>
              </table:table-cell>
              <table:table-cell office:value-type="float" office:value="0.833897829055786">
                <text:p>0.833897829055786</text:p>
              </table:table-cell>
              <table:table-cell office:value-type="float" office:value="0.900609493255615">
                <text:p>0.900609493255615</text:p>
              </table:table-cell>
              <table:table-cell office:value-type="float" office:value="0.967320919036865">
                <text:p>0.967320919036865</text:p>
              </table:table-cell>
              <table:table-cell office:value-type="float" office:value="1.00067663192749">
                <text:p>1.00067663192749</text:p>
              </table:table-cell>
              <table:table-cell office:value-type="float" office:value="1.06738829612732">
                <text:p>1.06738829612732</text:p>
              </table:table-cell>
              <table:table-cell office:value-type="float" office:value="1.13410067558289">
                <text:p>1.13410067558289</text:p>
              </table:table-cell>
              <table:table-cell office:value-type="float" office:value="1.23417115211487">
                <text:p>1.23417115211487</text:p>
              </table:table-cell>
              <table:table-cell office:value-type="float" office:value="1.30088472366333">
                <text:p>1.30088472366333</text:p>
              </table:table-cell>
              <table:table-cell office:value-type="float" office:value="1.36759853363037">
                <text:p>1.36759853363037</text:p>
              </table:table-cell>
              <table:table-cell office:value-type="float" office:value="1.43431186676025">
                <text:p>1.43431186676025</text:p>
              </table:table-cell>
              <table:table-cell office:value-type="float" office:value="1.46766877174377">
                <text:p>1.46766877174377</text:p>
              </table:table-cell>
              <table:table-cell office:value-type="float" office:value="1.53438210487366">
                <text:p>1.53438210487366</text:p>
              </table:table-cell>
              <table:table-cell office:value-type="float" office:value="1.5677387714386">
                <text:p>1.5677387714386</text:p>
              </table:table-cell>
              <table:table-cell office:value-type="float" office:value="1.60109567642212">
                <text:p>1.60109567642212</text:p>
              </table:table-cell>
              <table:table-cell office:value-type="float" office:value="1.66780924797058">
                <text:p>1.66780924797058</text:p>
              </table:table-cell>
              <table:table-cell office:value-type="float" office:value="1.70116591453552">
                <text:p>1.70116591453552</text:p>
              </table:table-cell>
              <table:table-cell office:value-type="float" office:value="1.76787948608398">
                <text:p>1.76787948608398</text:p>
              </table:table-cell>
              <table:table-cell office:value-type="float" office:value="1.80123615264893">
                <text:p>1.80123615264893</text:p>
              </table:table-cell>
              <table:table-cell office:value-type="float" office:value="1.83459281921387">
                <text:p>1.83459281921387</text:p>
              </table:table-cell>
              <table:table-cell office:value-type="float" office:value="1.90130615234375">
                <text:p>1.90130615234375</text:p>
              </table:table-cell>
              <table:table-cell office:value-type="float" office:value="1.93466281890869">
                <text:p>1.93466281890869</text:p>
              </table:table-cell>
              <table:table-cell office:value-type="float" office:value="2.00137639045715">
                <text:p>2.00137639045715</text:p>
              </table:table-cell>
              <table:table-cell office:value-type="float" office:value="2.06808972358704">
                <text:p>2.06808972358704</text:p>
              </table:table-cell>
              <table:table-cell office:value-type="float" office:value="2.10144639015198">
                <text:p>2.10144639015198</text:p>
              </table:table-cell>
              <table:table-cell office:value-type="float" office:value="2.13480281829834">
                <text:p>2.13480281829834</text:p>
              </table:table-cell>
              <table:table-cell office:value-type="float" office:value="2.20151567459106">
                <text:p>2.20151567459106</text:p>
              </table:table-cell>
              <table:table-cell office:value-type="float" office:value="2.23487210273743">
                <text:p>2.23487210273743</text:p>
              </table:table-cell>
              <table:table-cell office:value-type="float" office:value="2.26822853088379">
                <text:p>2.26822853088379</text:p>
              </table:table-cell>
              <table:table-cell office:value-type="float" office:value="2.33494114875793">
                <text:p>2.33494114875793</text:p>
              </table:table-cell>
              <table:table-cell office:value-type="float" office:value="2.3682975769043">
                <text:p>2.3682975769043</text:p>
              </table:table-cell>
              <table:table-cell office:value-type="float" office:value="2.43501043319702">
                <text:p>2.43501043319702</text:p>
              </table:table-cell>
              <table:table-cell office:value-type="float" office:value="2.50172328948975">
                <text:p>2.50172328948975</text:p>
              </table:table-cell>
              <table:table-cell office:value-type="float" office:value="2.56843590736389">
                <text:p>2.56843590736389</text:p>
              </table:table-cell>
              <table:table-cell office:value-type="float" office:value="2.6685049533844">
                <text:p>2.6685049533844</text:p>
              </table:table-cell>
              <table:table-cell office:value-type="float" office:value="2.73521757125854">
                <text:p>2.73521757125854</text:p>
              </table:table-cell>
              <table:table-cell office:value-type="float" office:value="2.80193018913269">
                <text:p>2.80193018913269</text:p>
              </table:table-cell>
              <table:table-cell office:value-type="float" office:value="2.86864280700684">
                <text:p>2.86864280700684</text:p>
              </table:table-cell>
              <table:table-cell office:value-type="float" office:value="3.03542423248291">
                <text:p>3.03542423248291</text:p>
              </table:table-cell>
              <table:table-cell office:value-type="float" office:value="3.33563780784607">
                <text:p>3.33563780784607</text:p>
              </table:table-cell>
              <table:table-cell office:value-type="float" office:value="3.40235233306885">
                <text:p>3.40235233306885</text:p>
              </table:table-cell>
              <table:table-cell office:value-type="float" office:value="4.06950044631958">
                <text:p>4.06950044631958</text:p>
              </table:table-cell>
              <table:table-cell office:value-type="float" office:value="4.13621640205383">
                <text:p>4.13621640205383</text:p>
              </table:table-cell>
              <table:table-cell office:value-type="float" office:value="4.16957473754883">
                <text:p>4.16957473754883</text:p>
              </table:table-cell>
              <table:table-cell office:value-type="float" office:value="4.33636689186096">
                <text:p>4.33636689186096</text:p>
              </table:table-cell>
              <table:table-cell office:value-type="float" office:value="4.77002882957459">
                <text:p>4.77002882957459</text:p>
              </table:table-cell>
              <table:table-cell office:value-type="float" office:value="4.87010502815247">
                <text:p>4.87010502815247</text:p>
              </table:table-cell>
              <table:table-cell office:value-type="float" office:value="4.90346384048462">
                <text:p>4.90346384048462</text:p>
              </table:table-cell>
              <table:table-cell office:value-type="float" office:value="4.97018146514893">
                <text:p>4.97018146514893</text:p>
              </table:table-cell>
              <table:table-cell office:value-type="float" office:value="5.03689932823181">
                <text:p>5.03689932823181</text:p>
              </table:table-cell>
              <table:table-cell office:value-type="float" office:value="5.10361671447754">
                <text:p>5.10361671447754</text:p>
              </table:table-cell>
              <table:table-cell office:value-type="float" office:value="5.20368981361389">
                <text:p>5.20368981361389</text:p>
              </table:table-cell>
              <table:table-cell office:value-type="float" office:value="5.27040529251099">
                <text:p>5.27040529251099</text:p>
              </table:table-cell>
              <table:table-cell office:value-type="float" office:value="5.33712077140808">
                <text:p>5.33712077140808</text:p>
              </table:table-cell>
              <table:table-cell office:value-type="float" office:value="5.40383625030518">
                <text:p>5.40383625030518</text:p>
              </table:table-cell>
              <table:table-cell office:value-type="float" office:value="5.47055172920227">
                <text:p>5.47055172920227</text:p>
              </table:table-cell>
              <table:table-cell office:value-type="float" office:value="6.0376353263855">
                <text:p>6.0376353263855</text:p>
              </table:table-cell>
              <table:table-cell office:value-type="float" office:value="6.43791747093201">
                <text:p>6.43791747093201</text:p>
              </table:table-cell>
              <table:table-cell office:value-type="float" office:value="6.53798747062683">
                <text:p>6.53798747062683</text:p>
              </table:table-cell>
              <table:table-cell office:value-type="float" office:value="7.338547706604">
                <text:p>7.338547706604</text:p>
              </table:table-cell>
              <table:table-cell office:value-type="float" office:value="7.40526151657105">
                <text:p>7.40526151657105</text:p>
              </table:table-cell>
              <table:table-cell office:value-type="float" office:value="7.47197508811951">
                <text:p>7.47197508811951</text:p>
              </table:table-cell>
              <table:table-cell office:value-type="float" office:value="7.50533199310303">
                <text:p>7.50533199310303</text:p>
              </table:table-cell>
              <table:table-cell office:value-type="float" office:value="7.57204604148865">
                <text:p>7.57204604148865</text:p>
              </table:table-cell>
              <table:table-cell office:value-type="float" office:value="7.60540294647217">
                <text:p>7.60540294647217</text:p>
              </table:table-cell>
              <table:table-cell office:value-type="float" office:value="7.63875985145569">
                <text:p>7.63875985145569</text:p>
              </table:table-cell>
              <table:table-cell office:value-type="float" office:value="7.70547342300415">
                <text:p>7.70547342300415</text:p>
              </table:table-cell>
              <table:table-cell office:value-type="float" office:value="7.73883032798767">
                <text:p>7.73883032798767</text:p>
              </table:table-cell>
              <table:table-cell office:value-type="float" office:value="7.80554413795471">
                <text:p>7.80554413795471</text:p>
              </table:table-cell>
              <table:table-cell office:value-type="float" office:value="7.83890104293823">
                <text:p>7.83890104293823</text:p>
              </table:table-cell>
              <table:table-cell office:value-type="float" office:value="7.90561485290527">
                <text:p>7.90561485290527</text:p>
              </table:table-cell>
              <table:table-cell office:value-type="float" office:value="7.93897175788879">
                <text:p>7.93897175788879</text:p>
              </table:table-cell>
              <table:table-cell office:value-type="float" office:value="8.00568532943726">
                <text:p>8.00568532943726</text:p>
              </table:table-cell>
              <table:table-cell office:value-type="float" office:value="8.03904223442078">
                <text:p>8.03904223442078</text:p>
              </table:table-cell>
              <table:table-cell office:value-type="float" office:value="8.10575580596924">
                <text:p>8.10575580596924</text:p>
              </table:table-cell>
              <table:table-cell office:value-type="float" office:value="8.13911390304565">
                <text:p>8.13911390304565</text:p>
              </table:table-cell>
              <table:table-cell office:value-type="float" office:value="8.33926057815552">
                <text:p>8.33926057815552</text:p>
              </table:table-cell>
              <table:table-cell office:value-type="float" office:value="8.53940773010254">
                <text:p>8.53940773010254</text:p>
              </table:table-cell>
              <table:table-cell office:value-type="float" office:value="8.57276558876038">
                <text:p>8.57276558876038</text:p>
              </table:table-cell>
              <table:table-cell office:value-type="float" office:value="9.40671157836914">
                <text:p>9.40671157836914</text:p>
              </table:table-cell>
              <table:table-cell office:value-type="float" office:value="9.44006943702698">
                <text:p>9.44006943702698</text:p>
              </table:table-cell>
              <table:table-cell office:value-type="float" office:value="9.84036159515381">
                <text:p>9.84036159515381</text:p>
              </table:table-cell>
              <table:table-cell office:value-type="float" office:value="9.90707731246948">
                <text:p>9.90707731246948</text:p>
              </table:table-cell>
              <table:table-cell office:value-type="float" office:value="9.973792552948">
                <text:p>9.973792552948</text:p>
              </table:table-cell>
              <table:table-cell office:value-type="float" office:value="10.0071504116058">
                <text:p>10.0071504116058</text:p>
              </table:table-cell>
              <table:table-cell office:value-type="float" office:value="10.0738658905029">
                <text:p>10.0738658905029</text:p>
              </table:table-cell>
              <table:table-cell office:value-type="float" office:value="10.1739401817322">
                <text:p>10.1739401817322</text:p>
              </table:table-cell>
              <table:table-cell office:value-type="float" office:value="10.2072985172272">
                <text:p>10.2072985172272</text:p>
              </table:table-cell>
              <table:table-cell office:value-type="float" office:value="10.2740151882172">
                <text:p>10.2740151882172</text:p>
              </table:table-cell>
              <table:table-cell office:value-type="float" office:value="10.3073735237122">
                <text:p>10.3073735237122</text:p>
              </table:table-cell>
              <table:table-cell office:value-type="float" office:value="10.4074485301971">
                <text:p>10.4074485301971</text:p>
              </table:table-cell>
              <table:table-cell office:value-type="float" office:value="10.4741654396057">
                <text:p>10.4741654396057</text:p>
              </table:table-cell>
              <table:table-cell office:value-type="float" office:value="10.5075237751007">
                <text:p>10.5075237751007</text:p>
              </table:table-cell>
              <table:table-cell office:value-type="float" office:value="10.5742404460907">
                <text:p>10.5742404460907</text:p>
              </table:table-cell>
              <table:table-cell office:value-type="float" office:value="10.6409573554993">
                <text:p>10.6409573554993</text:p>
              </table:table-cell>
              <table:table-cell office:value-type="float" office:value="10.7076740264893">
                <text:p>10.7076740264893</text:p>
              </table:table-cell>
              <table:table-cell office:value-type="float" office:value="10.7743909358978">
                <text:p>10.7743909358978</text:p>
              </table:table-cell>
              <table:table-cell office:value-type="float" office:value="11.1079757213593">
                <text:p>11.1079757213593</text:p>
              </table:table-cell>
              <table:table-cell office:value-type="float" office:value="12.5423324108124">
                <text:p>12.5423324108124</text:p>
              </table:table-cell>
              <table:table-cell office:value-type="float" office:value="12.5756897926331">
                <text:p>12.5756897926331</text:p>
              </table:table-cell>
              <table:table-cell office:value-type="float" office:value="12.642404794693">
                <text:p>12.642404794693</text:p>
              </table:table-cell>
              <table:table-cell office:value-type="float" office:value="12.6757624149323">
                <text:p>12.6757624149323</text:p>
              </table:table-cell>
              <table:table-cell office:value-type="float" office:value="12.7091200351715">
                <text:p>12.7091200351715</text:p>
              </table:table-cell>
              <table:table-cell office:value-type="float" office:value="12.7758350372314">
                <text:p>12.7758350372314</text:p>
              </table:table-cell>
              <table:table-cell office:value-type="float" office:value="12.84255027771">
                <text:p>12.84255027771</text:p>
              </table:table-cell>
              <table:table-cell office:value-type="float" office:value="12.9092655181885">
                <text:p>12.9092655181885</text:p>
              </table:table-cell>
              <table:table-cell office:value-type="float" office:value="12.9759805202484">
                <text:p>12.9759805202484</text:p>
              </table:table-cell>
              <table:table-cell office:value-type="float" office:value="13.0093381404877">
                <text:p>13.0093381404877</text:p>
              </table:table-cell>
              <table:table-cell office:value-type="float" office:value="13.0760533809662">
                <text:p>13.0760533809662</text:p>
              </table:table-cell>
              <table:table-cell office:value-type="float" office:value="13.1094110012054">
                <text:p>13.1094110012054</text:p>
              </table:table-cell>
              <table:table-cell office:value-type="float" office:value="13.1761255264282">
                <text:p>13.1761255264282</text:p>
              </table:table-cell>
              <table:table-cell office:value-type="float" office:value="13.3429124355316">
                <text:p>13.3429124355316</text:p>
              </table:table-cell>
              <table:table-cell office:value-type="float" office:value="13.4096269607544">
                <text:p>13.4096269607544</text:p>
              </table:table-cell>
              <table:table-cell office:value-type="float" office:value="14.4103534221649">
                <text:p>14.4103534221649</text:p>
              </table:table-cell>
              <table:table-cell office:value-type="float" office:value="14.5104269981384">
                <text:p>14.5104269981384</text:p>
              </table:table-cell>
              <table:table-cell office:value-type="float" office:value="14.5437848567963">
                <text:p>14.5437848567963</text:p>
              </table:table-cell>
              <table:table-cell office:value-type="float" office:value="14.5771431922913">
                <text:p>14.5771431922913</text:p>
              </table:table-cell>
              <table:table-cell office:value-type="float" office:value="14.6438589096069">
                <text:p>14.6438589096069</text:p>
              </table:table-cell>
              <table:table-cell office:value-type="float" office:value="14.6772170066834">
                <text:p>14.6772170066834</text:p>
              </table:table-cell>
              <table:table-cell office:value-type="float" office:value="15.1108710765839">
                <text:p>15.1108710765839</text:p>
              </table:table-cell>
              <table:table-cell office:value-type="float" office:value="15.1775853633881">
                <text:p>15.1775853633881</text:p>
              </table:table-cell>
              <table:table-cell office:value-type="float" office:value="15.2109425067902">
                <text:p>15.2109425067902</text:p>
              </table:table-cell>
              <table:table-cell office:value-type="float" office:value="15.2776563167572">
                <text:p>15.2776563167572</text:p>
              </table:table-cell>
              <table:table-cell office:value-type="float" office:value="15.3110134601593">
                <text:p>15.3110134601593</text:p>
              </table:table-cell>
              <table:table-cell office:value-type="float" office:value="15.3443703651428">
                <text:p>15.3443703651428</text:p>
              </table:table-cell>
              <table:table-cell office:value-type="float" office:value="15.4110841751099">
                <text:p>15.4110841751099</text:p>
              </table:table-cell>
              <table:table-cell office:value-type="float" office:value="15.4444415569305">
                <text:p>15.4444415569305</text:p>
              </table:table-cell>
              <table:table-cell office:value-type="float" office:value="15.5111553668976">
                <text:p>15.5111553668976</text:p>
              </table:table-cell>
              <table:table-cell office:value-type="float" office:value="15.5445122718811">
                <text:p>15.5445122718811</text:p>
              </table:table-cell>
              <table:table-cell office:value-type="float" office:value="15.6112263202667">
                <text:p>15.6112263202667</text:p>
              </table:table-cell>
              <table:table-cell office:value-type="float" office:value="15.6779401302338">
                <text:p>15.6779401302338</text:p>
              </table:table-cell>
              <table:table-cell office:value-type="float" office:value="15.7112975120544">
                <text:p>15.7112975120544</text:p>
              </table:table-cell>
              <table:table-cell office:value-type="float" office:value="15.9447960853577">
                <text:p>15.9447960853577</text:p>
              </table:table-cell>
              <table:table-cell office:value-type="float" office:value="15.9781532287598">
                <text:p>15.9781532287598</text:p>
              </table:table-cell>
              <table:table-cell office:value-type="float" office:value="16.0448670387268">
                <text:p>16.0448670387268</text:p>
              </table:table-cell>
              <table:table-cell office:value-type="float" office:value="16.7453892230988">
                <text:p>16.7453892230988</text:p>
              </table:table-cell>
              <table:table-cell office:value-type="float" office:value="16.9788982868195">
                <text:p>16.9788982868195</text:p>
              </table:table-cell>
              <table:table-cell office:value-type="float" office:value="17.0122566223145">
                <text:p>17.0122566223145</text:p>
              </table:table-cell>
              <table:table-cell office:value-type="float" office:value="17.0456149578094">
                <text:p>17.0456149578094</text:p>
              </table:table-cell>
              <table:table-cell office:value-type="float" office:value="17.112331867218">
                <text:p>17.112331867218</text:p>
              </table:table-cell>
              <table:table-cell office:value-type="float" office:value="17.145688533783">
                <text:p>17.145688533783</text:p>
              </table:table-cell>
              <table:table-cell office:value-type="float" office:value="17.2124021053314">
                <text:p>17.2124021053314</text:p>
              </table:table-cell>
              <table:table-cell office:value-type="float" office:value="17.7461099624634">
                <text:p>17.7461099624634</text:p>
              </table:table-cell>
              <table:table-cell office:value-type="float" office:value="17.7794666290283">
                <text:p>17.7794666290283</text:p>
              </table:table-cell>
              <table:table-cell office:value-type="float" office:value="17.8795366287231">
                <text:p>17.8795366287231</text:p>
              </table:table-cell>
              <table:table-cell office:value-type="float" office:value="17.9128932952881">
                <text:p>17.9128932952881</text:p>
              </table:table-cell>
              <table:table-cell office:value-type="float" office:value="17.979606628418">
                <text:p>17.979606628418</text:p>
              </table:table-cell>
              <table:table-cell office:value-type="float" office:value="18.0129635334015">
                <text:p>18.0129635334015</text:p>
              </table:table-cell>
              <table:table-cell office:value-type="float" office:value="18.0463201999664">
                <text:p>18.0463201999664</text:p>
              </table:table-cell>
              <table:table-cell office:value-type="float" office:value="18.0796768665314">
                <text:p>18.0796768665314</text:p>
              </table:table-cell>
              <table:table-cell office:value-type="float" office:value="18.1463904380798">
                <text:p>18.1463904380798</text:p>
              </table:table-cell>
              <table:table-cell office:value-type="float" office:value="18.2131042480469">
                <text:p>18.2131042480469</text:p>
              </table:table-cell>
              <table:table-cell office:value-type="float" office:value="18.2798178195953">
                <text:p>18.2798178195953</text:p>
              </table:table-cell>
              <table:table-cell office:value-type="float" office:value="18.3465316295624">
                <text:p>18.3465316295624</text:p>
              </table:table-cell>
              <table:table-cell office:value-type="float" office:value="18.3798885345459">
                <text:p>18.3798885345459</text:p>
              </table:table-cell>
              <table:table-cell office:value-type="float" office:value="18.4799590110779">
                <text:p>18.4799590110779</text:p>
              </table:table-cell>
              <table:table-cell office:value-type="float" office:value="18.5466725826263">
                <text:p>18.5466725826263</text:p>
              </table:table-cell>
              <table:table-cell office:value-type="float" office:value="18.5800294876099">
                <text:p>18.5800294876099</text:p>
              </table:table-cell>
              <table:table-cell office:value-type="float" office:value="18.6467432975769">
                <text:p>18.6467432975769</text:p>
              </table:table-cell>
              <table:table-cell office:value-type="float" office:value="18.6801002025604">
                <text:p>18.6801002025604</text:p>
              </table:table-cell>
              <table:table-cell office:value-type="float" office:value="18.7134568691254">
                <text:p>18.7134568691254</text:p>
              </table:table-cell>
              <table:table-cell office:value-type="float" office:value="18.7468137741089">
                <text:p>18.7468137741089</text:p>
              </table:table-cell>
              <table:table-cell office:value-type="float" office:value="18.8135273456573">
                <text:p>18.8135273456573</text:p>
              </table:table-cell>
              <table:table-cell office:value-type="float" office:value="18.8468842506409">
                <text:p>18.8468842506409</text:p>
              </table:table-cell>
              <table:table-cell office:value-type="float" office:value="18.8802409172058">
                <text:p>18.8802409172058</text:p>
              </table:table-cell>
              <table:table-cell office:value-type="float" office:value="18.9469547271729">
                <text:p>18.9469547271729</text:p>
              </table:table-cell>
              <table:table-cell office:value-type="float" office:value="18.9803116321564">
                <text:p>18.9803116321564</text:p>
              </table:table-cell>
              <table:table-cell office:value-type="float" office:value="19.0470252037048">
                <text:p>19.0470252037048</text:p>
              </table:table-cell>
              <table:table-cell office:value-type="float" office:value="19.1137387752533">
                <text:p>19.1137387752533</text:p>
              </table:table-cell>
              <table:table-cell office:value-type="float" office:value="19.1804528236389">
                <text:p>19.1804528236389</text:p>
              </table:table-cell>
              <table:table-cell office:value-type="float" office:value="19.2138102054596">
                <text:p>19.2138102054596</text:p>
              </table:table-cell>
              <table:table-cell office:value-type="float" office:value="19.2805242538452">
                <text:p>19.2805242538452</text:p>
              </table:table-cell>
              <table:table-cell office:value-type="float" office:value="19.3138813972473">
                <text:p>19.3138813972473</text:p>
              </table:table-cell>
              <table:table-cell office:value-type="float" office:value="19.3805954456329">
                <text:p>19.3805954456329</text:p>
              </table:table-cell>
              <table:table-cell office:value-type="float" office:value="19.4473097324371">
                <text:p>19.4473097324371</text:p>
              </table:table-cell>
              <table:table-cell office:value-type="float" office:value="19.5140237808228">
                <text:p>19.5140237808228</text:p>
              </table:table-cell>
              <table:table-cell office:value-type="float" office:value="19.5473809242249">
                <text:p>19.5473809242249</text:p>
              </table:table-cell>
              <table:table-cell office:value-type="float" office:value="19.6140949726105">
                <text:p>19.6140949726105</text:p>
              </table:table-cell>
              <table:table-cell office:value-type="float" office:value="19.6808090209961">
                <text:p>19.6808090209961</text:p>
              </table:table-cell>
              <table:table-cell office:value-type="float" office:value="19.7141664028168">
                <text:p>19.7141664028168</text:p>
              </table:table-cell>
              <table:table-cell office:value-type="float" office:value="19.7808804512024">
                <text:p>19.7808804512024</text:p>
              </table:table-cell>
              <table:table-cell office:value-type="float" office:value="19.8142373561859">
                <text:p>19.8142373561859</text:p>
              </table:table-cell>
              <table:table-cell office:value-type="float" office:value="19.847594499588">
                <text:p>19.847594499588</text:p>
              </table:table-cell>
              <table:table-cell office:value-type="float" office:value="19.9143085479736">
                <text:p>19.9143085479736</text:p>
              </table:table-cell>
              <table:table-cell office:value-type="float" office:value="19.9810225963593">
                <text:p>19.9810225963593</text:p>
              </table:table-cell>
              <table:table-cell office:value-type="float" office:value="20.0477366447449">
                <text:p>20.0477366447449</text:p>
              </table:table-cell>
              <table:table-cell office:value-type="float" office:value="20.1144506931305">
                <text:p>20.1144506931305</text:p>
              </table:table-cell>
              <table:table-cell office:value-type="float" office:value="20.1811647415161">
                <text:p>20.1811647415161</text:p>
              </table:table-cell>
              <table:table-cell office:value-type="float" office:value="20.2478790283203">
                <text:p>20.2478790283203</text:p>
              </table:table-cell>
              <table:table-cell office:value-type="float" office:value="20.2812361717224">
                <text:p>20.2812361717224</text:p>
              </table:table-cell>
              <table:table-cell office:value-type="float" office:value="20.3145930767059">
                <text:p>20.3145930767059</text:p>
              </table:table-cell>
              <table:table-cell office:value-type="float" office:value="20.3813071250916">
                <text:p>20.3813071250916</text:p>
              </table:table-cell>
              <table:table-cell office:value-type="float" office:value="20.4146642684937">
                <text:p>20.4146642684937</text:p>
              </table:table-cell>
              <table:table-cell office:value-type="float" office:value="20.4813785552979">
                <text:p>20.4813785552979</text:p>
              </table:table-cell>
              <table:table-cell office:value-type="float" office:value="20.5147354602814">
                <text:p>20.5147354602814</text:p>
              </table:table-cell>
              <table:table-cell office:value-type="float" office:value="20.581449508667">
                <text:p>20.581449508667</text:p>
              </table:table-cell>
              <table:table-cell office:value-type="float" office:value="20.6481635570526">
                <text:p>20.6481635570526</text:p>
              </table:table-cell>
              <table:table-cell office:value-type="float" office:value="20.7148778438568">
                <text:p>20.7148778438568</text:p>
              </table:table-cell>
              <table:table-cell office:value-type="float" office:value="20.7482347488403">
                <text:p>20.7482347488403</text:p>
              </table:table-cell>
              <table:table-cell office:value-type="float" office:value="20.814948797226">
                <text:p>20.814948797226</text:p>
              </table:table-cell>
              <table:table-cell office:value-type="float" office:value="20.8483059406281">
                <text:p>20.8483059406281</text:p>
              </table:table-cell>
              <table:table-cell office:value-type="float" office:value="20.9150197505951">
                <text:p>20.9150197505951</text:p>
              </table:table-cell>
              <table:table-cell office:value-type="float" office:value="20.9817340373993">
                <text:p>20.9817340373993</text:p>
              </table:table-cell>
              <table:table-cell office:value-type="float" office:value="21.0484480857849">
                <text:p>21.0484480857849</text:p>
              </table:table-cell>
              <table:table-cell office:value-type="float" office:value="21.1151621341705">
                <text:p>21.1151621341705</text:p>
              </table:table-cell>
              <table:table-cell office:value-type="float" office:value="21.1485197544098">
                <text:p>21.1485197544098</text:p>
              </table:table-cell>
              <table:table-cell office:value-type="float" office:value="21.2152352333069">
                <text:p>21.2152352333069</text:p>
              </table:table-cell>
              <table:table-cell office:value-type="float" office:value="21.2485928535461">
                <text:p>21.2485928535461</text:p>
              </table:table-cell>
              <table:table-cell office:value-type="float" office:value="21.3486654758453">
                <text:p>21.3486654758453</text:p>
              </table:table-cell>
              <table:table-cell office:value-type="float" office:value="21.4153809547424">
                <text:p>21.4153809547424</text:p>
              </table:table-cell>
              <table:table-cell office:value-type="float" office:value="21.4820961952209">
                <text:p>21.4820961952209</text:p>
              </table:table-cell>
              <table:table-cell office:value-type="float" office:value="21.5154538154602">
                <text:p>21.5154538154602</text:p>
              </table:table-cell>
              <table:table-cell office:value-type="float" office:value="21.5821692943573">
                <text:p>21.5821692943573</text:p>
              </table:table-cell>
              <table:table-cell office:value-type="float" office:value="21.6488845348358">
                <text:p>21.6488845348358</text:p>
              </table:table-cell>
              <table:table-cell office:value-type="float" office:value="21.7156000137329">
                <text:p>21.7156000137329</text:p>
              </table:table-cell>
              <table:table-cell office:value-type="float" office:value="21.7823152542114">
                <text:p>21.7823152542114</text:p>
              </table:table-cell>
              <table:table-cell office:value-type="float" office:value="21.8156728744507">
                <text:p>21.8156728744507</text:p>
              </table:table-cell>
              <table:table-cell office:value-type="float" office:value="21.8823883533478">
                <text:p>21.8823883533478</text:p>
              </table:table-cell>
              <table:table-cell office:value-type="float" office:value="21.915745973587">
                <text:p>21.915745973587</text:p>
              </table:table-cell>
              <table:table-cell office:value-type="float" office:value="21.9824612140656">
                <text:p>21.9824612140656</text:p>
              </table:table-cell>
              <table:table-cell office:value-type="float" office:value="22.0491764545441">
                <text:p>22.0491764545441</text:p>
              </table:table-cell>
              <table:table-cell office:value-type="float" office:value="22.1492486000061">
                <text:p>22.1492486000061</text:p>
              </table:table-cell>
              <table:table-cell office:value-type="float" office:value="22.2159621715546">
                <text:p>22.2159621715546</text:p>
              </table:table-cell>
              <table:table-cell office:value-type="float" office:value="22.2493188381195">
                <text:p>22.2493188381195</text:p>
              </table:table-cell>
              <table:table-cell office:value-type="float" office:value="22.282675743103">
                <text:p>22.282675743103</text:p>
              </table:table-cell>
              <table:table-cell office:value-type="float" office:value="22.3493893146515">
                <text:p>22.3493893146515</text:p>
              </table:table-cell>
              <table:table-cell office:value-type="float" office:value="22.382746219635">
                <text:p>22.382746219635</text:p>
              </table:table-cell>
              <table:table-cell office:value-type="float" office:value="22.4161028862">
                <text:p>22.4161028862</text:p>
              </table:table-cell>
              <table:table-cell office:value-type="float" office:value="22.4828162193298">
                <text:p>22.4828162193298</text:p>
              </table:table-cell>
              <table:table-cell office:value-type="float" office:value="22.5161731243134">
                <text:p>22.5161731243134</text:p>
              </table:table-cell>
              <table:table-cell office:value-type="float" office:value="22.5828864574432">
                <text:p>22.5828864574432</text:p>
              </table:table-cell>
              <table:table-cell office:value-type="float" office:value="22.6495997905731">
                <text:p>22.6495997905731</text:p>
              </table:table-cell>
              <table:table-cell office:value-type="float" office:value="22.6829566955566">
                <text:p>22.6829566955566</text:p>
              </table:table-cell>
              <table:table-cell office:value-type="float" office:value="22.7496702671051">
                <text:p>22.7496702671051</text:p>
              </table:table-cell>
              <table:table-cell office:value-type="float" office:value="22.78302693367">
                <text:p>22.78302693367</text:p>
              </table:table-cell>
              <table:table-cell office:value-type="float" office:value="22.8497402667999">
                <text:p>22.8497402667999</text:p>
              </table:table-cell>
              <table:table-cell office:value-type="float" office:value="22.8830969333649">
                <text:p>22.8830969333649</text:p>
              </table:table-cell>
              <table:table-cell office:value-type="float" office:value="22.9498102664947">
                <text:p>22.9498102664947</text:p>
              </table:table-cell>
              <table:table-cell office:value-type="float" office:value="22.9831669330597">
                <text:p>22.9831669330597</text:p>
              </table:table-cell>
              <table:table-cell office:value-type="float" office:value="23.0498802661896">
                <text:p>23.0498802661896</text:p>
              </table:table-cell>
              <table:table-cell office:value-type="float" office:value="23.0832369327545">
                <text:p>23.0832369327545</text:p>
              </table:table-cell>
            </table:table-row>
            <table:table-row>
              <table:table-cell office:value-type="string">
                <text:p>y_disp-axis</text:p>
                <draw:g>
                  <svg:desc>flatDgait4.A6:flatDgait4.A6</svg:desc>
                </draw:g>
              </table:table-cell>
              <table:table-cell office:value-type="float" office:value="0.295343634563146">
                <text:p>0.295343634563146</text:p>
                <draw:g>
                  <svg:desc>flatDgait4.B6:flatDgait4.IY6</svg:desc>
                </draw:g>
              </table:table-cell>
              <table:table-cell office:value-type="float" office:value="0.295360413600473">
                <text:p>0.295360413600473</text:p>
              </table:table-cell>
              <table:table-cell office:value-type="float" office:value="0.295342477614844">
                <text:p>0.295342477614844</text:p>
              </table:table-cell>
              <table:table-cell office:value-type="float" office:value="0.295353001176941">
                <text:p>0.295353001176941</text:p>
              </table:table-cell>
              <table:table-cell office:value-type="float" office:value="0.295377711922993">
                <text:p>0.295377711922993</text:p>
              </table:table-cell>
              <table:table-cell office:value-type="float" office:value="0.295404247555168">
                <text:p>0.295404247555168</text:p>
              </table:table-cell>
              <table:table-cell office:value-type="float" office:value="0.295350473217018">
                <text:p>0.295350473217018</text:p>
              </table:table-cell>
              <table:table-cell office:value-type="float" office:value="0.295348165288967">
                <text:p>0.295348165288967</text:p>
              </table:table-cell>
              <table:table-cell office:value-type="float" office:value="0.295357376652455">
                <text:p>0.295357376652455</text:p>
              </table:table-cell>
              <table:table-cell office:value-type="float" office:value="0.295354396046228">
                <text:p>0.295354396046228</text:p>
              </table:table-cell>
              <table:table-cell office:value-type="float" office:value="0.295374471925137">
                <text:p>0.295374471925137</text:p>
              </table:table-cell>
              <table:table-cell office:value-type="float" office:value="0.295356202022669">
                <text:p>0.295356202022669</text:p>
              </table:table-cell>
              <table:table-cell office:value-type="float" office:value="0.29536328749081">
                <text:p>0.29536328749081</text:p>
              </table:table-cell>
              <table:table-cell office:value-type="float" office:value="0.295371556087826">
                <text:p>0.295371556087826</text:p>
              </table:table-cell>
              <table:table-cell office:value-type="float" office:value="0.295375006172386">
                <text:p>0.295375006172386</text:p>
              </table:table-cell>
              <table:table-cell office:value-type="float" office:value="0.295338931762327">
                <text:p>0.295338931762327</text:p>
              </table:table-cell>
              <table:table-cell office:value-type="float" office:value="0.295353988897779">
                <text:p>0.295353988897779</text:p>
              </table:table-cell>
              <table:table-cell office:value-type="float" office:value="0.295342398158536">
                <text:p>0.295342398158536</text:p>
              </table:table-cell>
              <table:table-cell office:value-type="float" office:value="0.295347017569112">
                <text:p>0.295347017569112</text:p>
              </table:table-cell>
              <table:table-cell office:value-type="float" office:value="0.295355454354377">
                <text:p>0.295355454354377</text:p>
              </table:table-cell>
              <table:table-cell office:value-type="float" office:value="0.295344026883508">
                <text:p>0.295344026883508</text:p>
              </table:table-cell>
              <table:table-cell office:value-type="float" office:value="0.295347690389653">
                <text:p>0.295347690389653</text:p>
              </table:table-cell>
              <table:table-cell office:value-type="float" office:value="0.295344495767331">
                <text:p>0.295344495767331</text:p>
              </table:table-cell>
              <table:table-cell office:value-type="float" office:value="0.295330991971263">
                <text:p>0.295330991971263</text:p>
              </table:table-cell>
              <table:table-cell office:value-type="float" office:value="0.295323019956219">
                <text:p>0.295323019956219</text:p>
              </table:table-cell>
              <table:table-cell office:value-type="float" office:value="0.295340096605471">
                <text:p>0.295340096605471</text:p>
              </table:table-cell>
              <table:table-cell office:value-type="float" office:value="0.295360983734858">
                <text:p>0.295360983734858</text:p>
              </table:table-cell>
              <table:table-cell office:value-type="float" office:value="0.295360288477319">
                <text:p>0.295360288477319</text:p>
              </table:table-cell>
              <table:table-cell office:value-type="float" office:value="0.295358829915292">
                <text:p>0.295358829915292</text:p>
              </table:table-cell>
              <table:table-cell office:value-type="float" office:value="0.295336793078635">
                <text:p>0.295336793078635</text:p>
              </table:table-cell>
              <table:table-cell office:value-type="float" office:value="0.295337859075107">
                <text:p>0.295337859075107</text:p>
              </table:table-cell>
              <table:table-cell office:value-type="float" office:value="0.29536465473425">
                <text:p>0.29536465473425</text:p>
              </table:table-cell>
              <table:table-cell office:value-type="float" office:value="0.295335444673498">
                <text:p>0.295335444673498</text:p>
              </table:table-cell>
              <table:table-cell office:value-type="float" office:value="0.295345613342656">
                <text:p>0.295345613342656</text:p>
              </table:table-cell>
              <table:table-cell office:value-type="float" office:value="0.295350376840389">
                <text:p>0.295350376840389</text:p>
              </table:table-cell>
              <table:table-cell office:value-type="float" office:value="0.295362313345545">
                <text:p>0.295362313345545</text:p>
              </table:table-cell>
              <table:table-cell office:value-type="float" office:value="0.295342609405535">
                <text:p>0.295342609405535</text:p>
              </table:table-cell>
              <table:table-cell office:value-type="float" office:value="0.295351986932758">
                <text:p>0.295351986932758</text:p>
              </table:table-cell>
              <table:table-cell office:value-type="float" office:value="0.29534859708019">
                <text:p>0.29534859708019</text:p>
              </table:table-cell>
              <table:table-cell office:value-type="float" office:value="0.295351837279923">
                <text:p>0.295351837279923</text:p>
              </table:table-cell>
              <table:table-cell office:value-type="float" office:value="0.295370495446665">
                <text:p>0.295370495446665</text:p>
              </table:table-cell>
              <table:table-cell office:value-type="float" office:value="0.295352980726922">
                <text:p>0.295352980726922</text:p>
              </table:table-cell>
              <table:table-cell office:value-type="float" office:value="0.295346955757376">
                <text:p>0.295346955757376</text:p>
              </table:table-cell>
              <table:table-cell office:value-type="float" office:value="0.295361674576336">
                <text:p>0.295361674576336</text:p>
              </table:table-cell>
              <table:table-cell office:value-type="float" office:value="0.295361020465245">
                <text:p>0.295361020465245</text:p>
              </table:table-cell>
              <table:table-cell office:value-type="float" office:value="0.295377503510948">
                <text:p>0.295377503510948</text:p>
              </table:table-cell>
              <table:table-cell office:value-type="float" office:value="0.294672489227462">
                <text:p>0.294672489227462</text:p>
              </table:table-cell>
              <table:table-cell office:value-type="float" office:value="0.29428411122132">
                <text:p>0.29428411122132</text:p>
              </table:table-cell>
              <table:table-cell office:value-type="float" office:value="0.294215283111625">
                <text:p>0.294215283111625</text:p>
              </table:table-cell>
              <table:table-cell office:value-type="float" office:value="0.294356626184448">
                <text:p>0.294356626184448</text:p>
              </table:table-cell>
              <table:table-cell office:value-type="float" office:value="0.294755123669614">
                <text:p>0.294755123669614</text:p>
              </table:table-cell>
              <table:table-cell office:value-type="float" office:value="0.295370832419903">
                <text:p>0.295370832419903</text:p>
              </table:table-cell>
              <table:table-cell office:value-type="float" office:value="0.295823829603159">
                <text:p>0.295823829603159</text:p>
              </table:table-cell>
              <table:table-cell office:value-type="float" office:value="0.298460528366645">
                <text:p>0.298460528366645</text:p>
              </table:table-cell>
              <table:table-cell office:value-type="float" office:value="0.304720415363322">
                <text:p>0.304720415363322</text:p>
              </table:table-cell>
              <table:table-cell office:value-type="float" office:value="0.321234405175593">
                <text:p>0.321234405175593</text:p>
              </table:table-cell>
              <table:table-cell office:value-type="float" office:value="0.332123893645895">
                <text:p>0.332123893645895</text:p>
              </table:table-cell>
              <table:table-cell office:value-type="float" office:value="0.331921354695646">
                <text:p>0.331921354695646</text:p>
              </table:table-cell>
              <table:table-cell office:value-type="float" office:value="0.30016293530181">
                <text:p>0.30016293530181</text:p>
              </table:table-cell>
              <table:table-cell office:value-type="float" office:value="0.301546629759512">
                <text:p>0.301546629759512</text:p>
              </table:table-cell>
              <table:table-cell office:value-type="float" office:value="0.302494386906894">
                <text:p>0.302494386906894</text:p>
              </table:table-cell>
              <table:table-cell office:value-type="float" office:value="0.300261022146514">
                <text:p>0.300261022146514</text:p>
              </table:table-cell>
              <table:table-cell office:value-type="float" office:value="0.300889917005011">
                <text:p>0.300889917005011</text:p>
              </table:table-cell>
              <table:table-cell office:value-type="float" office:value="0.292513116858569">
                <text:p>0.292513116858569</text:p>
              </table:table-cell>
              <table:table-cell office:value-type="float" office:value="0.289912484664976">
                <text:p>0.289912484664976</text:p>
              </table:table-cell>
              <table:table-cell office:value-type="float" office:value="0.288674049948741">
                <text:p>0.288674049948741</text:p>
              </table:table-cell>
              <table:table-cell office:value-type="float" office:value="0.295873151742528">
                <text:p>0.295873151742528</text:p>
              </table:table-cell>
              <table:table-cell office:value-type="float" office:value="0.299810792224141">
                <text:p>0.299810792224141</text:p>
              </table:table-cell>
              <table:table-cell office:value-type="float" office:value="0.29955237435586">
                <text:p>0.29955237435586</text:p>
              </table:table-cell>
              <table:table-cell office:value-type="float" office:value="0.298005809915474">
                <text:p>0.298005809915474</text:p>
              </table:table-cell>
              <table:table-cell office:value-type="float" office:value="0.298292389945981">
                <text:p>0.298292389945981</text:p>
              </table:table-cell>
              <table:table-cell office:value-type="float" office:value="0.302684857207643">
                <text:p>0.302684857207643</text:p>
              </table:table-cell>
              <table:table-cell office:value-type="float" office:value="0.311136453559227">
                <text:p>0.311136453559227</text:p>
              </table:table-cell>
              <table:table-cell office:value-type="float" office:value="0.32575041896141">
                <text:p>0.32575041896141</text:p>
              </table:table-cell>
              <table:table-cell office:value-type="float" office:value="0.303565580465623">
                <text:p>0.303565580465623</text:p>
              </table:table-cell>
              <table:table-cell office:value-type="float" office:value="0.299993815121894">
                <text:p>0.299993815121894</text:p>
              </table:table-cell>
              <table:table-cell office:value-type="float" office:value="0.301326378101874">
                <text:p>0.301326378101874</text:p>
              </table:table-cell>
              <table:table-cell office:value-type="float" office:value="0.288043705418198">
                <text:p>0.288043705418198</text:p>
              </table:table-cell>
              <table:table-cell office:value-type="float" office:value="0.286865465630962">
                <text:p>0.286865465630962</text:p>
              </table:table-cell>
              <table:table-cell office:value-type="float" office:value="0.28527934652071">
                <text:p>0.28527934652071</text:p>
              </table:table-cell>
              <table:table-cell office:value-type="float" office:value="0.291473960082275">
                <text:p>0.291473960082275</text:p>
              </table:table-cell>
              <table:table-cell office:value-type="float" office:value="0.296893135692374">
                <text:p>0.296893135692374</text:p>
              </table:table-cell>
              <table:table-cell office:value-type="float" office:value="0.298754838919502">
                <text:p>0.298754838919502</text:p>
              </table:table-cell>
              <table:table-cell office:value-type="float" office:value="0.300865000501912">
                <text:p>0.300865000501912</text:p>
              </table:table-cell>
              <table:table-cell office:value-type="float" office:value="0.29993015449363">
                <text:p>0.29993015449363</text:p>
              </table:table-cell>
              <table:table-cell office:value-type="float" office:value="0.298482975130315">
                <text:p>0.298482975130315</text:p>
              </table:table-cell>
              <table:table-cell office:value-type="float" office:value="0.298127435860233">
                <text:p>0.298127435860233</text:p>
              </table:table-cell>
              <table:table-cell office:value-type="float" office:value="0.298704597609339">
                <text:p>0.298704597609339</text:p>
              </table:table-cell>
              <table:table-cell office:value-type="float" office:value="0.299566263730172">
                <text:p>0.299566263730172</text:p>
              </table:table-cell>
              <table:table-cell office:value-type="float" office:value="0.305245718495212">
                <text:p>0.305245718495212</text:p>
              </table:table-cell>
              <table:table-cell office:value-type="float" office:value="0.30832430639795">
                <text:p>0.30832430639795</text:p>
              </table:table-cell>
              <table:table-cell office:value-type="float" office:value="0.312821550890568">
                <text:p>0.312821550890568</text:p>
              </table:table-cell>
              <table:table-cell office:value-type="float" office:value="0.313351175883983">
                <text:p>0.313351175883983</text:p>
              </table:table-cell>
              <table:table-cell office:value-type="float" office:value="0.320844755719602">
                <text:p>0.320844755719602</text:p>
              </table:table-cell>
              <table:table-cell office:value-type="float" office:value="0.328230058826194">
                <text:p>0.328230058826194</text:p>
              </table:table-cell>
              <table:table-cell office:value-type="float" office:value="0.326692952486381">
                <text:p>0.326692952486381</text:p>
              </table:table-cell>
              <table:table-cell office:value-type="float" office:value="0.29197534770189">
                <text:p>0.29197534770189</text:p>
              </table:table-cell>
              <table:table-cell office:value-type="float" office:value="0.289621080947114">
                <text:p>0.289621080947114</text:p>
              </table:table-cell>
              <table:table-cell office:value-type="float" office:value="0.309861694101244">
                <text:p>0.309861694101244</text:p>
              </table:table-cell>
              <table:table-cell office:value-type="float" office:value="0.297000423858021">
                <text:p>0.297000423858021</text:p>
              </table:table-cell>
              <table:table-cell office:value-type="float" office:value="0.285551656432213">
                <text:p>0.285551656432213</text:p>
              </table:table-cell>
              <table:table-cell office:value-type="float" office:value="0.285981869233204">
                <text:p>0.285981869233204</text:p>
              </table:table-cell>
              <table:table-cell office:value-type="float" office:value="0.284495699171286">
                <text:p>0.284495699171286</text:p>
              </table:table-cell>
              <table:table-cell office:value-type="float" office:value="0.29491506483258">
                <text:p>0.29491506483258</text:p>
              </table:table-cell>
              <table:table-cell office:value-type="float" office:value="0.299137557585769">
                <text:p>0.299137557585769</text:p>
              </table:table-cell>
              <table:table-cell office:value-type="float" office:value="0.301019674450886">
                <text:p>0.301019674450886</text:p>
              </table:table-cell>
              <table:table-cell office:value-type="float" office:value="0.299795152269191">
                <text:p>0.299795152269191</text:p>
              </table:table-cell>
              <table:table-cell office:value-type="float" office:value="0.299061240640368">
                <text:p>0.299061240640368</text:p>
              </table:table-cell>
              <table:table-cell office:value-type="float" office:value="0.297765716280491">
                <text:p>0.297765716280491</text:p>
              </table:table-cell>
              <table:table-cell office:value-type="float" office:value="0.298383531617208">
                <text:p>0.298383531617208</text:p>
              </table:table-cell>
              <table:table-cell office:value-type="float" office:value="0.303231112496199">
                <text:p>0.303231112496199</text:p>
              </table:table-cell>
              <table:table-cell office:value-type="float" office:value="0.309106793440986">
                <text:p>0.309106793440986</text:p>
              </table:table-cell>
              <table:table-cell office:value-type="float" office:value="0.312071252383308">
                <text:p>0.312071252383308</text:p>
              </table:table-cell>
              <table:table-cell office:value-type="float" office:value="0.323449127655607">
                <text:p>0.323449127655607</text:p>
              </table:table-cell>
              <table:table-cell office:value-type="float" office:value="0.333616880414287">
                <text:p>0.333616880414287</text:p>
              </table:table-cell>
              <table:table-cell office:value-type="float" office:value="0.294392610865289">
                <text:p>0.294392610865289</text:p>
              </table:table-cell>
              <table:table-cell office:value-type="float" office:value="0.292674522350106">
                <text:p>0.292674522350106</text:p>
              </table:table-cell>
              <table:table-cell office:value-type="float" office:value="0.28720465137215">
                <text:p>0.28720465137215</text:p>
              </table:table-cell>
              <table:table-cell office:value-type="float" office:value="0.287944356285096">
                <text:p>0.287944356285096</text:p>
              </table:table-cell>
              <table:table-cell office:value-type="float" office:value="0.291044390087745">
                <text:p>0.291044390087745</text:p>
              </table:table-cell>
              <table:table-cell office:value-type="float" office:value="0.299449055938921">
                <text:p>0.299449055938921</text:p>
              </table:table-cell>
              <table:table-cell office:value-type="float" office:value="0.301109715758513">
                <text:p>0.301109715758513</text:p>
              </table:table-cell>
              <table:table-cell office:value-type="float" office:value="0.301067064767221">
                <text:p>0.301067064767221</text:p>
              </table:table-cell>
              <table:table-cell office:value-type="float" office:value="0.299298898846811">
                <text:p>0.299298898846811</text:p>
              </table:table-cell>
              <table:table-cell office:value-type="float" office:value="0.298595850871548">
                <text:p>0.298595850871548</text:p>
              </table:table-cell>
              <table:table-cell office:value-type="float" office:value="0.300173142163009">
                <text:p>0.300173142163009</text:p>
              </table:table-cell>
              <table:table-cell office:value-type="float" office:value="0.301338414063022">
                <text:p>0.301338414063022</text:p>
              </table:table-cell>
              <table:table-cell office:value-type="float" office:value="0.308589680056024">
                <text:p>0.308589680056024</text:p>
              </table:table-cell>
              <table:table-cell office:value-type="float" office:value="0.320809959569748">
                <text:p>0.320809959569748</text:p>
              </table:table-cell>
              <table:table-cell office:value-type="float" office:value="0.321562061314786">
                <text:p>0.321562061314786</text:p>
              </table:table-cell>
              <table:table-cell office:value-type="float" office:value="0.297849200979936">
                <text:p>0.297849200979936</text:p>
              </table:table-cell>
              <table:table-cell office:value-type="float" office:value="0.297956276584634">
                <text:p>0.297956276584634</text:p>
              </table:table-cell>
              <table:table-cell office:value-type="float" office:value="0.297782413855213">
                <text:p>0.297782413855213</text:p>
              </table:table-cell>
              <table:table-cell office:value-type="float" office:value="0.295497962784971">
                <text:p>0.295497962784971</text:p>
              </table:table-cell>
              <table:table-cell office:value-type="float" office:value="0.289289164645856">
                <text:p>0.289289164645856</text:p>
              </table:table-cell>
              <table:table-cell office:value-type="float" office:value="0.289091241712017">
                <text:p>0.289091241712017</text:p>
              </table:table-cell>
              <table:table-cell office:value-type="float" office:value="0.278746523317008">
                <text:p>0.278746523317008</text:p>
              </table:table-cell>
              <table:table-cell office:value-type="float" office:value="0.279756372602186">
                <text:p>0.279756372602186</text:p>
              </table:table-cell>
              <table:table-cell office:value-type="float" office:value="0.279920051010952">
                <text:p>0.279920051010952</text:p>
              </table:table-cell>
              <table:table-cell office:value-type="float" office:value="0.286089615229919">
                <text:p>0.286089615229919</text:p>
              </table:table-cell>
              <table:table-cell office:value-type="float" office:value="0.291874556475565">
                <text:p>0.291874556475565</text:p>
              </table:table-cell>
              <table:table-cell office:value-type="float" office:value="0.296690523208013">
                <text:p>0.296690523208013</text:p>
              </table:table-cell>
              <table:table-cell office:value-type="float" office:value="0.299469216169698">
                <text:p>0.299469216169698</text:p>
              </table:table-cell>
              <table:table-cell office:value-type="float" office:value="0.299171181875279">
                <text:p>0.299171181875279</text:p>
              </table:table-cell>
              <table:table-cell office:value-type="float" office:value="0.297538813678587">
                <text:p>0.297538813678587</text:p>
              </table:table-cell>
              <table:table-cell office:value-type="float" office:value="0.297257231617247">
                <text:p>0.297257231617247</text:p>
              </table:table-cell>
              <table:table-cell office:value-type="float" office:value="0.296581232402976">
                <text:p>0.296581232402976</text:p>
              </table:table-cell>
              <table:table-cell office:value-type="float" office:value="0.296721225149677">
                <text:p>0.296721225149677</text:p>
              </table:table-cell>
              <table:table-cell office:value-type="float" office:value="0.299805865174813">
                <text:p>0.299805865174813</text:p>
              </table:table-cell>
              <table:table-cell office:value-type="float" office:value="0.321021565645641">
                <text:p>0.321021565645641</text:p>
              </table:table-cell>
              <table:table-cell office:value-type="float" office:value="0.321247242742977">
                <text:p>0.321247242742977</text:p>
              </table:table-cell>
              <table:table-cell office:value-type="float" office:value="0.318844153298032">
                <text:p>0.318844153298032</text:p>
              </table:table-cell>
              <table:table-cell office:value-type="float" office:value="0.304046003411122">
                <text:p>0.304046003411122</text:p>
              </table:table-cell>
              <table:table-cell office:value-type="float" office:value="0.298728617576686">
                <text:p>0.298728617576686</text:p>
              </table:table-cell>
              <table:table-cell office:value-type="float" office:value="0.29856855789172">
                <text:p>0.29856855789172</text:p>
              </table:table-cell>
              <table:table-cell office:value-type="float" office:value="0.299121332178802">
                <text:p>0.299121332178802</text:p>
              </table:table-cell>
              <table:table-cell office:value-type="float" office:value="0.299570370178698">
                <text:p>0.299570370178698</text:p>
              </table:table-cell>
              <table:table-cell office:value-type="float" office:value="0.298996208096452">
                <text:p>0.298996208096452</text:p>
              </table:table-cell>
              <table:table-cell office:value-type="float" office:value="0.294871095063774">
                <text:p>0.294871095063774</text:p>
              </table:table-cell>
              <table:table-cell office:value-type="float" office:value="0.282122466664011">
                <text:p>0.282122466664011</text:p>
              </table:table-cell>
              <table:table-cell office:value-type="float" office:value="0.28241389492418">
                <text:p>0.28241389492418</text:p>
              </table:table-cell>
              <table:table-cell office:value-type="float" office:value="0.290216218097084">
                <text:p>0.290216218097084</text:p>
              </table:table-cell>
              <table:table-cell office:value-type="float" office:value="0.295557325417079">
                <text:p>0.295557325417079</text:p>
              </table:table-cell>
              <table:table-cell office:value-type="float" office:value="0.300136564159099">
                <text:p>0.300136564159099</text:p>
              </table:table-cell>
              <table:table-cell office:value-type="float" office:value="0.300982144424316">
                <text:p>0.300982144424316</text:p>
              </table:table-cell>
              <table:table-cell office:value-type="float" office:value="0.300187358582306">
                <text:p>0.300187358582306</text:p>
              </table:table-cell>
              <table:table-cell office:value-type="float" office:value="0.299863043821017">
                <text:p>0.299863043821017</text:p>
              </table:table-cell>
              <table:table-cell office:value-type="float" office:value="0.298823722868422">
                <text:p>0.298823722868422</text:p>
              </table:table-cell>
              <table:table-cell office:value-type="float" office:value="0.299069546321842">
                <text:p>0.299069546321842</text:p>
              </table:table-cell>
              <table:table-cell office:value-type="float" office:value="0.303621757407182">
                <text:p>0.303621757407182</text:p>
              </table:table-cell>
              <table:table-cell office:value-type="float" office:value="0.311217296806977">
                <text:p>0.311217296806977</text:p>
              </table:table-cell>
              <table:table-cell office:value-type="float" office:value="0.311496076754586">
                <text:p>0.311496076754586</text:p>
              </table:table-cell>
              <table:table-cell office:value-type="float" office:value="0.300957640380183">
                <text:p>0.300957640380183</text:p>
              </table:table-cell>
              <table:table-cell office:value-type="float" office:value="0.295110316292253">
                <text:p>0.295110316292253</text:p>
              </table:table-cell>
              <table:table-cell office:value-type="float" office:value="0.293122088811376">
                <text:p>0.293122088811376</text:p>
              </table:table-cell>
              <table:table-cell office:value-type="float" office:value="0.293582742946873">
                <text:p>0.293582742946873</text:p>
              </table:table-cell>
              <table:table-cell office:value-type="float" office:value="0.293468845909468">
                <text:p>0.293468845909468</text:p>
              </table:table-cell>
              <table:table-cell office:value-type="float" office:value="0.293850860749188">
                <text:p>0.293850860749188</text:p>
              </table:table-cell>
              <table:table-cell office:value-type="float" office:value="0.293950154520801">
                <text:p>0.293950154520801</text:p>
              </table:table-cell>
              <table:table-cell office:value-type="float" office:value="0.293470777967615">
                <text:p>0.293470777967615</text:p>
              </table:table-cell>
              <table:table-cell office:value-type="float" office:value="0.293412618667406">
                <text:p>0.293412618667406</text:p>
              </table:table-cell>
              <table:table-cell office:value-type="float" office:value="0.293393491397264">
                <text:p>0.293393491397264</text:p>
              </table:table-cell>
              <table:table-cell office:value-type="float" office:value="0.29342803585959">
                <text:p>0.29342803585959</text:p>
              </table:table-cell>
              <table:table-cell office:value-type="float" office:value="0.293489899166756">
                <text:p>0.293489899166756</text:p>
              </table:table-cell>
              <table:table-cell office:value-type="float" office:value="0.293499900152382">
                <text:p>0.293499900152382</text:p>
              </table:table-cell>
              <table:table-cell office:value-type="float" office:value="0.293449083110512">
                <text:p>0.293449083110512</text:p>
              </table:table-cell>
              <table:table-cell office:value-type="float" office:value="0.29345661358163">
                <text:p>0.29345661358163</text:p>
              </table:table-cell>
              <table:table-cell office:value-type="float" office:value="0.293447703079817">
                <text:p>0.293447703079817</text:p>
              </table:table-cell>
              <table:table-cell office:value-type="float" office:value="0.293438891298639">
                <text:p>0.293438891298639</text:p>
              </table:table-cell>
              <table:table-cell office:value-type="float" office:value="0.293418673890479">
                <text:p>0.293418673890479</text:p>
              </table:table-cell>
              <table:table-cell office:value-type="float" office:value="0.293451139007889">
                <text:p>0.293451139007889</text:p>
              </table:table-cell>
              <table:table-cell office:value-type="float" office:value="0.29343557589276">
                <text:p>0.29343557589276</text:p>
              </table:table-cell>
              <table:table-cell office:value-type="float" office:value="0.293453569254436">
                <text:p>0.293453569254436</text:p>
              </table:table-cell>
              <table:table-cell office:value-type="float" office:value="0.293474889537536">
                <text:p>0.293474889537536</text:p>
              </table:table-cell>
              <table:table-cell office:value-type="float" office:value="0.293452538312795">
                <text:p>0.293452538312795</text:p>
              </table:table-cell>
              <table:table-cell office:value-type="float" office:value="0.293443999024864">
                <text:p>0.293443999024864</text:p>
              </table:table-cell>
              <table:table-cell office:value-type="float" office:value="0.293439014764637">
                <text:p>0.293439014764637</text:p>
              </table:table-cell>
              <table:table-cell office:value-type="float" office:value="0.293426247503299">
                <text:p>0.293426247503299</text:p>
              </table:table-cell>
              <table:table-cell office:value-type="float" office:value="0.293443464327009">
                <text:p>0.293443464327009</text:p>
              </table:table-cell>
              <table:table-cell office:value-type="float" office:value="0.29344295738247">
                <text:p>0.29344295738247</text:p>
              </table:table-cell>
              <table:table-cell office:value-type="float" office:value="0.293488777434844">
                <text:p>0.293488777434844</text:p>
              </table:table-cell>
              <table:table-cell office:value-type="float" office:value="0.29358161366597">
                <text:p>0.29358161366597</text:p>
              </table:table-cell>
              <table:table-cell office:value-type="float" office:value="0.293401382738701">
                <text:p>0.293401382738701</text:p>
              </table:table-cell>
              <table:table-cell office:value-type="float" office:value="0.293427851335525">
                <text:p>0.293427851335525</text:p>
              </table:table-cell>
              <table:table-cell office:value-type="float" office:value="0.29344933099745">
                <text:p>0.29344933099745</text:p>
              </table:table-cell>
              <table:table-cell office:value-type="float" office:value="0.293356194206512">
                <text:p>0.293356194206512</text:p>
              </table:table-cell>
              <table:table-cell office:value-type="float" office:value="0.293404547988209">
                <text:p>0.293404547988209</text:p>
              </table:table-cell>
              <table:table-cell office:value-type="float" office:value="0.293439154657645">
                <text:p>0.293439154657645</text:p>
              </table:table-cell>
              <table:table-cell office:value-type="float" office:value="0.29342579598015">
                <text:p>0.29342579598015</text:p>
              </table:table-cell>
              <table:table-cell office:value-type="float" office:value="0.293392868797678">
                <text:p>0.293392868797678</text:p>
              </table:table-cell>
              <table:table-cell office:value-type="float" office:value="0.29341074164819">
                <text:p>0.29341074164819</text:p>
              </table:table-cell>
              <table:table-cell office:value-type="float" office:value="0.293414089606409">
                <text:p>0.293414089606409</text:p>
              </table:table-cell>
              <table:table-cell office:value-type="float" office:value="0.293391702968293">
                <text:p>0.293391702968293</text:p>
              </table:table-cell>
              <table:table-cell office:value-type="float" office:value="0.293413872107333">
                <text:p>0.293413872107333</text:p>
              </table:table-cell>
              <table:table-cell office:value-type="float" office:value="0.29339107612685">
                <text:p>0.29339107612685</text:p>
              </table:table-cell>
              <table:table-cell office:value-type="float" office:value="0.293405742767144">
                <text:p>0.293405742767144</text:p>
              </table:table-cell>
              <table:table-cell office:value-type="float" office:value="0.293406527390593">
                <text:p>0.293406527390593</text:p>
              </table:table-cell>
              <table:table-cell office:value-type="float" office:value="0.293402535680393">
                <text:p>0.293402535680393</text:p>
              </table:table-cell>
              <table:table-cell office:value-type="float" office:value="0.293393455455048">
                <text:p>0.293393455455048</text:p>
              </table:table-cell>
              <table:table-cell office:value-type="float" office:value="0.293387012861899">
                <text:p>0.293387012861899</text:p>
              </table:table-cell>
              <table:table-cell office:value-type="float" office:value="0.293430600151782">
                <text:p>0.293430600151782</text:p>
              </table:table-cell>
              <table:table-cell office:value-type="float" office:value="0.293386418976004">
                <text:p>0.293386418976004</text:p>
              </table:table-cell>
              <table:table-cell office:value-type="float" office:value="0.293399019188132">
                <text:p>0.293399019188132</text:p>
              </table:table-cell>
              <table:table-cell office:value-type="float" office:value="0.293387837993716">
                <text:p>0.293387837993716</text:p>
              </table:table-cell>
              <table:table-cell office:value-type="float" office:value="0.293388225802471">
                <text:p>0.293388225802471</text:p>
              </table:table-cell>
              <table:table-cell office:value-type="float" office:value="0.293395356396583">
                <text:p>0.293395356396583</text:p>
              </table:table-cell>
              <table:table-cell office:value-type="float" office:value="0.293399768882281">
                <text:p>0.293399768882281</text:p>
              </table:table-cell>
              <table:table-cell office:value-type="float" office:value="0.293389144688805">
                <text:p>0.293389144688805</text:p>
              </table:table-cell>
              <table:table-cell office:value-type="float" office:value="0.293387602984908">
                <text:p>0.293387602984908</text:p>
              </table:table-cell>
              <table:table-cell office:value-type="float" office:value="0.293401843746996">
                <text:p>0.293401843746996</text:p>
              </table:table-cell>
              <table:table-cell office:value-type="float" office:value="0.293385688807132">
                <text:p>0.293385688807132</text:p>
              </table:table-cell>
              <table:table-cell office:value-type="float" office:value="0.29339178969472">
                <text:p>0.29339178969472</text:p>
              </table:table-cell>
              <table:table-cell office:value-type="float" office:value="0.293407491218131">
                <text:p>0.293407491218131</text:p>
              </table:table-cell>
              <table:table-cell office:value-type="float" office:value="0.293414528085174">
                <text:p>0.293414528085174</text:p>
              </table:table-cell>
              <table:table-cell office:value-type="float" office:value="0.293391946635053">
                <text:p>0.293391946635053</text:p>
              </table:table-cell>
              <table:table-cell office:value-type="float" office:value="0.293408957160904">
                <text:p>0.293408957160904</text:p>
              </table:table-cell>
              <table:table-cell office:value-type="float" office:value="0.293410251826357">
                <text:p>0.293410251826357</text:p>
              </table:table-cell>
              <table:table-cell office:value-type="float" office:value="0.293375973619983">
                <text:p>0.293375973619983</text:p>
              </table:table-cell>
              <table:table-cell office:value-type="float" office:value="0.293412578887125">
                <text:p>0.293412578887125</text:p>
              </table:table-cell>
              <table:table-cell office:value-type="float" office:value="0.293400242273194">
                <text:p>0.293400242273194</text:p>
              </table:table-cell>
              <table:table-cell office:value-type="float" office:value="0.293430162122028">
                <text:p>0.293430162122028</text:p>
              </table:table-cell>
              <table:table-cell office:value-type="float" office:value="0.293392394109586">
                <text:p>0.293392394109586</text:p>
              </table:table-cell>
              <table:table-cell office:value-type="float" office:value="0.29339841229456">
                <text:p>0.29339841229456</text:p>
              </table:table-cell>
              <table:table-cell office:value-type="float" office:value="0.293405957999755">
                <text:p>0.293405957999755</text:p>
              </table:table-cell>
              <table:table-cell office:value-type="float" office:value="0.293392194580882">
                <text:p>0.293392194580882</text:p>
              </table:table-cell>
              <table:table-cell office:value-type="float" office:value="0.293384166118417">
                <text:p>0.293384166118417</text:p>
              </table:table-cell>
              <table:table-cell office:value-type="float" office:value="0.293381239479103">
                <text:p>0.293381239479103</text:p>
              </table:table-cell>
              <table:table-cell office:value-type="float" office:value="0.293396637099309">
                <text:p>0.293396637099309</text:p>
              </table:table-cell>
              <table:table-cell office:value-type="float" office:value="0.293412270094741">
                <text:p>0.293412270094741</text:p>
              </table:table-cell>
              <table:table-cell office:value-type="float" office:value="0.293419259995473">
                <text:p>0.293419259995473</text:p>
              </table:table-cell>
              <table:table-cell office:value-type="float" office:value="0.293381045670211">
                <text:p>0.293381045670211</text:p>
              </table:table-cell>
              <table:table-cell office:value-type="float" office:value="0.293393077752826">
                <text:p>0.293393077752826</text:p>
              </table:table-cell>
              <table:table-cell office:value-type="float" office:value="0.293410314229489">
                <text:p>0.293410314229489</text:p>
              </table:table-cell>
              <table:table-cell office:value-type="float" office:value="0.293399919002194">
                <text:p>0.293399919002194</text:p>
              </table:table-cell>
              <table:table-cell office:value-type="float" office:value="0.293405852766842">
                <text:p>0.293405852766842</text:p>
              </table:table-cell>
              <table:table-cell office:value-type="float" office:value="0.293418633509701">
                <text:p>0.293418633509701</text:p>
              </table:table-cell>
              <table:table-cell office:value-type="float" office:value="0.293390450661298">
                <text:p>0.293390450661298</text:p>
              </table:table-cell>
              <table:table-cell office:value-type="float" office:value="0.293398640530564">
                <text:p>0.293398640530564</text:p>
              </table:table-cell>
            </table:table-row>
            <table:table-row>
              <table:table-cell office:value-type="string">
                <text:p>Potential diff</text:p>
                <draw:g>
                  <svg:desc>flatDgait4.A8:flatDgait4.A8</svg:desc>
                </draw:g>
              </table:table-cell>
              <table:table-cell office:value-type="float" office:value="-0.00000871205194780123">
                <text:p>-0.00000871205194780123</text:p>
                <draw:g>
                  <svg:desc>flatDgait4.B8:flatDgait4.IY8</svg:desc>
                </draw:g>
              </table:table-cell>
              <table:table-cell office:value-type="float" office:value="0.0000167790373271082">
                <text:p>0.0000167790373271082</text:p>
              </table:table-cell>
              <table:table-cell office:value-type="float" office:value="-0.0000179359856292138">
                <text:p>-0.0000179359856292138</text:p>
              </table:table-cell>
              <table:table-cell office:value-type="float" office:value="0.0000105235620975752">
                <text:p>0.0000105235620975752</text:p>
              </table:table-cell>
              <table:table-cell office:value-type="float" office:value="0.0000247107460519813">
                <text:p>0.0000247107460519813</text:p>
              </table:table-cell>
              <table:table-cell office:value-type="float" office:value="0.0000265356321745847">
                <text:p>0.0000265356321745847</text:p>
              </table:table-cell>
              <table:table-cell office:value-type="float" office:value="-0.0000537743381498479">
                <text:p>-0.0000537743381498479</text:p>
              </table:table-cell>
              <table:table-cell office:value-type="float" office:value="-0.0000023079280515037">
                <text:p>-0.0000023079280515037</text:p>
              </table:table-cell>
              <table:table-cell office:value-type="float" office:value="0.00000921136348785989">
                <text:p>0.00000921136348785989</text:p>
              </table:table-cell>
              <table:table-cell office:value-type="float" office:value="-0.00000298060622683227">
                <text:p>-0.00000298060622683227</text:p>
              </table:table-cell>
              <table:table-cell office:value-type="float" office:value="0.0000200758789095645">
                <text:p>0.0000200758789095645</text:p>
              </table:table-cell>
              <table:table-cell office:value-type="float" office:value="-0.0000182699024680044">
                <text:p>-0.0000182699024680044</text:p>
              </table:table-cell>
              <table:table-cell office:value-type="float" office:value="0.00000708546814098821">
                <text:p>0.00000708546814098821</text:p>
              </table:table-cell>
              <table:table-cell office:value-type="float" office:value="0.00000826859701591465">
                <text:p>0.00000826859701591465</text:p>
              </table:table-cell>
              <table:table-cell office:value-type="float" office:value="0.00000345008455965301">
                <text:p>0.00000345008455965301</text:p>
              </table:table-cell>
              <table:table-cell office:value-type="float" office:value="-0.0000360744100584842">
                <text:p>-0.0000360744100584842</text:p>
              </table:table-cell>
              <table:table-cell office:value-type="float" office:value="0.0000150571354511908">
                <text:p>0.0000150571354511908</text:p>
              </table:table-cell>
              <table:table-cell office:value-type="float" office:value="-0.0000115907392426173">
                <text:p>-0.0000115907392426173</text:p>
              </table:table-cell>
              <table:table-cell office:value-type="float" office:value="0.00000461941057616766">
                <text:p>0.00000461941057616766</text:p>
              </table:table-cell>
              <table:table-cell office:value-type="float" office:value="0.00000843678526524228">
                <text:p>0.00000843678526524228</text:p>
              </table:table-cell>
              <table:table-cell office:value-type="float" office:value="-0.0000114274708697404">
                <text:p>-0.0000114274708697404</text:p>
              </table:table-cell>
              <table:table-cell office:value-type="float" office:value="0.00000366350614577904">
                <text:p>0.00000366350614577904</text:p>
              </table:table-cell>
              <table:table-cell office:value-type="float" office:value="-0.00000319462232212242">
                <text:p>-0.00000319462232212242</text:p>
              </table:table-cell>
              <table:table-cell office:value-type="float" office:value="-0.0000135037960682927">
                <text:p>-0.0000135037960682927</text:p>
              </table:table-cell>
              <table:table-cell office:value-type="float" office:value="-0.00000797201504415535">
                <text:p>-0.00000797201504415535</text:p>
              </table:table-cell>
              <table:table-cell office:value-type="float" office:value="0.0000170766492519347">
                <text:p>0.0000170766492519347</text:p>
              </table:table-cell>
              <table:table-cell office:value-type="float" office:value="0.0000208871293871371">
                <text:p>0.0000208871293871371</text:p>
              </table:table-cell>
              <table:table-cell office:value-type="float" office:value="-0.000000695257538652072">
                <text:p>-0.000000695257538652072</text:p>
              </table:table-cell>
              <table:table-cell office:value-type="float" office:value="-0.00000145856202721228">
                <text:p>-0.00000145856202721228</text:p>
              </table:table-cell>
              <table:table-cell office:value-type="float" office:value="-0.0000220368366570245">
                <text:p>-0.0000220368366570245</text:p>
              </table:table-cell>
              <table:table-cell office:value-type="float" office:value="0.00000106599647187178">
                <text:p>0.00000106599647187178</text:p>
              </table:table-cell>
              <table:table-cell office:value-type="float" office:value="0.0000267956591428753">
                <text:p>0.0000267956591428753</text:p>
              </table:table-cell>
              <table:table-cell office:value-type="float" office:value="-0.0000292100607512391">
                <text:p>-0.0000292100607512391</text:p>
              </table:table-cell>
              <table:table-cell office:value-type="float" office:value="0.0000101686691578173">
                <text:p>0.0000101686691578173</text:p>
              </table:table-cell>
              <table:table-cell office:value-type="float" office:value="0.00000476349773231854">
                <text:p>0.00000476349773231854</text:p>
              </table:table-cell>
              <table:table-cell office:value-type="float" office:value="0.0000119365051560738">
                <text:p>0.0000119365051560738</text:p>
              </table:table-cell>
              <table:table-cell office:value-type="float" office:value="-0.0000197039400092192">
                <text:p>-0.0000197039400092192</text:p>
              </table:table-cell>
              <table:table-cell office:value-type="float" office:value="0.00000937752722229845">
                <text:p>0.00000937752722229845</text:p>
              </table:table-cell>
              <table:table-cell office:value-type="float" office:value="-0.00000338985256770341">
                <text:p>-0.00000338985256770341</text:p>
              </table:table-cell>
              <table:table-cell office:value-type="float" office:value="0.00000324019973246825">
                <text:p>0.00000324019973246825</text:p>
              </table:table-cell>
              <table:table-cell office:value-type="float" office:value="0.0000186581667424579">
                <text:p>0.0000186581667424579</text:p>
              </table:table-cell>
              <table:table-cell office:value-type="float" office:value="-0.0000175147197429282">
                <text:p>-0.0000175147197429282</text:p>
              </table:table-cell>
              <table:table-cell office:value-type="float" office:value="-0.00000602496954649201">
                <text:p>-0.00000602496954649201</text:p>
              </table:table-cell>
              <table:table-cell office:value-type="float" office:value="0.0000147188189602021">
                <text:p>0.0000147188189602021</text:p>
              </table:table-cell>
              <table:table-cell office:value-type="float" office:value="-0.000000654111091180631">
                <text:p>-0.000000654111091180631</text:p>
              </table:table-cell>
              <table:table-cell office:value-type="float" office:value="0.0000164830457035636">
                <text:p>0.0000164830457035636</text:p>
              </table:table-cell>
              <table:table-cell office:value-type="float" office:value="-0.000705014283486571">
                <text:p>-0.000705014283486571</text:p>
              </table:table-cell>
              <table:table-cell office:value-type="float" office:value="-0.000388378006141221">
                <text:p>-0.000388378006141221</text:p>
              </table:table-cell>
              <table:table-cell office:value-type="float" office:value="-0.0000688281096955512">
                <text:p>-0.0000688281096955512</text:p>
              </table:table-cell>
              <table:table-cell office:value-type="float" office:value="0.000141343072822875">
                <text:p>0.000141343072822875</text:p>
              </table:table-cell>
              <table:table-cell office:value-type="float" office:value="0.000398497485166571">
                <text:p>0.000398497485166571</text:p>
              </table:table-cell>
              <table:table-cell office:value-type="float" office:value="0.00061570875028899">
                <text:p>0.00061570875028899</text:p>
              </table:table-cell>
              <table:table-cell office:value-type="float" office:value="0.000452997183256254">
                <text:p>0.000452997183256254</text:p>
              </table:table-cell>
              <table:table-cell office:value-type="float" office:value="0.00263669876348582">
                <text:p>0.00263669876348582</text:p>
              </table:table-cell>
              <table:table-cell office:value-type="float" office:value="0.00625988699667635">
                <text:p>0.00625988699667635</text:p>
              </table:table-cell>
              <table:table-cell office:value-type="float" office:value="0.0165139898122718">
                <text:p>0.0165139898122718</text:p>
              </table:table-cell>
              <table:table-cell office:value-type="float" office:value="0.0108894884703017">
                <text:p>0.0108894884703017</text:p>
              </table:table-cell>
              <table:table-cell office:value-type="float" office:value="-0.000202538950248854">
                <text:p>-0.000202538950248854</text:p>
              </table:table-cell>
              <table:table-cell office:value-type="float" office:value="-0.0317584193938363">
                <text:p>-0.0317584193938363</text:p>
              </table:table-cell>
              <table:table-cell office:value-type="float" office:value="0.00138369445770198">
                <text:p>0.00138369445770198</text:p>
              </table:table-cell>
              <table:table-cell office:value-type="float" office:value="0.000947757147381989">
                <text:p>0.000947757147381989</text:p>
              </table:table-cell>
              <table:table-cell office:value-type="float" office:value="-0.00223336476038016">
                <text:p>-0.00223336476038016</text:p>
              </table:table-cell>
              <table:table-cell office:value-type="float" office:value="0.00062889485849732">
                <text:p>0.00062889485849732</text:p>
              </table:table-cell>
              <table:table-cell office:value-type="float" office:value="-0.00837680014644182">
                <text:p>-0.00837680014644182</text:p>
              </table:table-cell>
              <table:table-cell office:value-type="float" office:value="-0.00260063219359358">
                <text:p>-0.00260063219359358</text:p>
              </table:table-cell>
              <table:table-cell office:value-type="float" office:value="-0.00123843471623447">
                <text:p>-0.00123843471623447</text:p>
              </table:table-cell>
              <table:table-cell office:value-type="float" office:value="0.00719910179378702">
                <text:p>0.00719910179378702</text:p>
              </table:table-cell>
              <table:table-cell office:value-type="float" office:value="0.0039376404816131">
                <text:p>0.0039376404816131</text:p>
              </table:table-cell>
              <table:table-cell office:value-type="float" office:value="-0.000258417868281346">
                <text:p>-0.000258417868281346</text:p>
              </table:table-cell>
              <table:table-cell office:value-type="float" office:value="-0.00154656444038564">
                <text:p>-0.00154656444038564</text:p>
              </table:table-cell>
              <table:table-cell office:value-type="float" office:value="0.0002865800305068">
                <text:p>0.0002865800305068</text:p>
              </table:table-cell>
              <table:table-cell office:value-type="float" office:value="0.00439246726166159">
                <text:p>0.00439246726166159</text:p>
              </table:table-cell>
              <table:table-cell office:value-type="float" office:value="0.00845159635158371">
                <text:p>0.00845159635158371</text:p>
              </table:table-cell>
              <table:table-cell office:value-type="float" office:value="0.014613965402183">
                <text:p>0.014613965402183</text:p>
              </table:table-cell>
              <table:table-cell office:value-type="float" office:value="-0.0221848384957864">
                <text:p>-0.0221848384957864</text:p>
              </table:table-cell>
              <table:table-cell office:value-type="float" office:value="-0.00357176534372938">
                <text:p>-0.00357176534372938</text:p>
              </table:table-cell>
              <table:table-cell office:value-type="float" office:value="0.00133256297997986">
                <text:p>0.00133256297997986</text:p>
              </table:table-cell>
              <table:table-cell office:value-type="float" office:value="-0.0132826726836752">
                <text:p>-0.0132826726836752</text:p>
              </table:table-cell>
              <table:table-cell office:value-type="float" office:value="-0.00117823978723608">
                <text:p>-0.00117823978723608</text:p>
              </table:table-cell>
              <table:table-cell office:value-type="float" office:value="-0.00158611911025225">
                <text:p>-0.00158611911025225</text:p>
              </table:table-cell>
              <table:table-cell office:value-type="float" office:value="0.00619461356156542">
                <text:p>0.00619461356156542</text:p>
              </table:table-cell>
              <table:table-cell office:value-type="float" office:value="0.00541917561009869">
                <text:p>0.00541917561009869</text:p>
              </table:table-cell>
              <table:table-cell office:value-type="float" office:value="0.00186170322712775">
                <text:p>0.00186170322712775</text:p>
              </table:table-cell>
              <table:table-cell office:value-type="float" office:value="0.0021101615824104">
                <text:p>0.0021101615824104</text:p>
              </table:table-cell>
              <table:table-cell office:value-type="float" office:value="-0.000934846008282086">
                <text:p>-0.000934846008282086</text:p>
              </table:table-cell>
              <table:table-cell office:value-type="float" office:value="-0.00144717936331479">
                <text:p>-0.00144717936331479</text:p>
              </table:table-cell>
              <table:table-cell office:value-type="float" office:value="-0.000355539270082306">
                <text:p>-0.000355539270082306</text:p>
              </table:table-cell>
              <table:table-cell office:value-type="float" office:value="0.000577161749106159">
                <text:p>0.000577161749106159</text:p>
              </table:table-cell>
              <table:table-cell office:value-type="float" office:value="0.000861666120832827">
                <text:p>0.000861666120832827</text:p>
              </table:table-cell>
              <table:table-cell office:value-type="float" office:value="0.00567945476504006">
                <text:p>0.00567945476504006</text:p>
              </table:table-cell>
              <table:table-cell office:value-type="float" office:value="0.00307858790273802">
                <text:p>0.00307858790273802</text:p>
              </table:table-cell>
              <table:table-cell office:value-type="float" office:value="0.00449724449261735">
                <text:p>0.00449724449261735</text:p>
              </table:table-cell>
              <table:table-cell office:value-type="float" office:value="0.000529624993415634">
                <text:p>0.000529624993415634</text:p>
              </table:table-cell>
              <table:table-cell office:value-type="float" office:value="0.00749357983561905">
                <text:p>0.00749357983561905</text:p>
              </table:table-cell>
              <table:table-cell office:value-type="float" office:value="0.00738530310659202">
                <text:p>0.00738530310659202</text:p>
              </table:table-cell>
              <table:table-cell office:value-type="float" office:value="-0.00153710633981285">
                <text:p>-0.00153710633981285</text:p>
              </table:table-cell>
              <table:table-cell office:value-type="float" office:value="-0.0347176047844917">
                <text:p>-0.0347176047844917</text:p>
              </table:table-cell>
              <table:table-cell office:value-type="float" office:value="-0.00235426675477612">
                <text:p>-0.00235426675477612</text:p>
              </table:table-cell>
              <table:table-cell office:value-type="float" office:value="0.020240613154131">
                <text:p>0.020240613154131</text:p>
              </table:table-cell>
              <table:table-cell office:value-type="float" office:value="-0.0128612702432236">
                <text:p>-0.0128612702432236</text:p>
              </table:table-cell>
              <table:table-cell office:value-type="float" office:value="-0.0114487674258084">
                <text:p>-0.0114487674258084</text:p>
              </table:table-cell>
              <table:table-cell office:value-type="float" office:value="0.000430212800991647">
                <text:p>0.000430212800991647</text:p>
              </table:table-cell>
              <table:table-cell office:value-type="float" office:value="-0.00148617006191792">
                <text:p>-0.00148617006191792</text:p>
              </table:table-cell>
              <table:table-cell office:value-type="float" office:value="0.010419365661294">
                <text:p>0.010419365661294</text:p>
              </table:table-cell>
              <table:table-cell office:value-type="float" office:value="0.00422249275318842">
                <text:p>0.00422249275318842</text:p>
              </table:table-cell>
              <table:table-cell office:value-type="float" office:value="0.00188211686511697">
                <text:p>0.00188211686511697</text:p>
              </table:table-cell>
              <table:table-cell office:value-type="float" office:value="-0.00122452218169483">
                <text:p>-0.00122452218169483</text:p>
              </table:table-cell>
              <table:table-cell office:value-type="float" office:value="-0.000733911628822415">
                <text:p>-0.000733911628822415</text:p>
              </table:table-cell>
              <table:table-cell office:value-type="float" office:value="-0.0012955243598774">
                <text:p>-0.0012955243598774</text:p>
              </table:table-cell>
              <table:table-cell office:value-type="float" office:value="0.000617815336716954">
                <text:p>0.000617815336716954</text:p>
              </table:table-cell>
              <table:table-cell office:value-type="float" office:value="0.00484758087899079">
                <text:p>0.00484758087899079</text:p>
              </table:table-cell>
              <table:table-cell office:value-type="float" office:value="0.00587568094478724">
                <text:p>0.00587568094478724</text:p>
              </table:table-cell>
              <table:table-cell office:value-type="float" office:value="0.00296445894232233">
                <text:p>0.00296445894232233</text:p>
              </table:table-cell>
              <table:table-cell office:value-type="float" office:value="0.0113778752722987">
                <text:p>0.0113778752722987</text:p>
              </table:table-cell>
              <table:table-cell office:value-type="float" office:value="0.0101677527586805">
                <text:p>0.0101677527586805</text:p>
              </table:table-cell>
              <table:table-cell office:value-type="float" office:value="-0.0392242695489988">
                <text:p>-0.0392242695489988</text:p>
              </table:table-cell>
              <table:table-cell office:value-type="float" office:value="-0.0017180885151829">
                <text:p>-0.0017180885151829</text:p>
              </table:table-cell>
              <table:table-cell office:value-type="float" office:value="-0.00546987097795559">
                <text:p>-0.00546987097795559</text:p>
              </table:table-cell>
              <table:table-cell office:value-type="float" office:value="0.00073970491294556">
                <text:p>0.00073970491294556</text:p>
              </table:table-cell>
              <table:table-cell office:value-type="float" office:value="0.00310003380264956">
                <text:p>0.00310003380264956</text:p>
              </table:table-cell>
              <table:table-cell office:value-type="float" office:value="0.00840466585117544">
                <text:p>0.00840466585117544</text:p>
              </table:table-cell>
              <table:table-cell office:value-type="float" office:value="0.00166065981959179">
                <text:p>0.00166065981959179</text:p>
              </table:table-cell>
              <table:table-cell office:value-type="float" office:value="-0.0000426509912919704">
                <text:p>-0.0000426509912919704</text:p>
              </table:table-cell>
              <table:table-cell office:value-type="float" office:value="-0.0017681659204099">
                <text:p>-0.0017681659204099</text:p>
              </table:table-cell>
              <table:table-cell office:value-type="float" office:value="-0.000703047975262994">
                <text:p>-0.000703047975262994</text:p>
              </table:table-cell>
              <table:table-cell office:value-type="float" office:value="0.00157729129146084">
                <text:p>0.00157729129146084</text:p>
              </table:table-cell>
              <table:table-cell office:value-type="float" office:value="0.00116527190001342">
                <text:p>0.00116527190001342</text:p>
              </table:table-cell>
              <table:table-cell office:value-type="float" office:value="0.00725126599300191">
                <text:p>0.00725126599300191</text:p>
              </table:table-cell>
              <table:table-cell office:value-type="float" office:value="0.0122202795137238">
                <text:p>0.0122202795137238</text:p>
              </table:table-cell>
              <table:table-cell office:value-type="float" office:value="0.000752101745038813">
                <text:p>0.000752101745038813</text:p>
              </table:table-cell>
              <table:table-cell office:value-type="float" office:value="-0.0237128603348502">
                <text:p>-0.0237128603348502</text:p>
              </table:table-cell>
              <table:table-cell office:value-type="float" office:value="0.000107075604698248">
                <text:p>0.000107075604698248</text:p>
              </table:table-cell>
              <table:table-cell office:value-type="float" office:value="-0.000173862729421548">
                <text:p>-0.000173862729421548</text:p>
              </table:table-cell>
              <table:table-cell office:value-type="float" office:value="-0.00228445107024178">
                <text:p>-0.00228445107024178</text:p>
              </table:table-cell>
              <table:table-cell office:value-type="float" office:value="-0.00620879813911485">
                <text:p>-0.00620879813911485</text:p>
              </table:table-cell>
              <table:table-cell office:value-type="float" office:value="-0.000197922933839689">
                <text:p>-0.000197922933839689</text:p>
              </table:table-cell>
              <table:table-cell office:value-type="float" office:value="-0.0103447183950088">
                <text:p>-0.0103447183950088</text:p>
              </table:table-cell>
              <table:table-cell office:value-type="float" office:value="0.00100984928517828">
                <text:p>0.00100984928517828</text:p>
              </table:table-cell>
              <table:table-cell office:value-type="float" office:value="0.000163678408766243">
                <text:p>0.000163678408766243</text:p>
              </table:table-cell>
              <table:table-cell office:value-type="float" office:value="0.00616956421896664">
                <text:p>0.00616956421896664</text:p>
              </table:table-cell>
              <table:table-cell office:value-type="float" office:value="0.00578494124564577">
                <text:p>0.00578494124564577</text:p>
              </table:table-cell>
              <table:table-cell office:value-type="float" office:value="0.00481596673244805">
                <text:p>0.00481596673244805</text:p>
              </table:table-cell>
              <table:table-cell office:value-type="float" office:value="0.00277869296168554">
                <text:p>0.00277869296168554</text:p>
              </table:table-cell>
              <table:table-cell office:value-type="float" office:value="-0.000298034294418936">
                <text:p>-0.000298034294418936</text:p>
              </table:table-cell>
              <table:table-cell office:value-type="float" office:value="-0.00163236819669205">
                <text:p>-0.00163236819669205</text:p>
              </table:table-cell>
              <table:table-cell office:value-type="float" office:value="-0.000281582061340158">
                <text:p>-0.000281582061340158</text:p>
              </table:table-cell>
              <table:table-cell office:value-type="float" office:value="-0.000675999214270862">
                <text:p>-0.000675999214270862</text:p>
              </table:table-cell>
              <table:table-cell office:value-type="float" office:value="0.000139992746700401">
                <text:p>0.000139992746700401</text:p>
              </table:table-cell>
              <table:table-cell office:value-type="float" office:value="0.0030846400251362">
                <text:p>0.0030846400251362</text:p>
              </table:table-cell>
              <table:table-cell office:value-type="float" office:value="0.0212157004708277">
                <text:p>0.0212157004708277</text:p>
              </table:table-cell>
              <table:table-cell office:value-type="float" office:value="0.000225677097336729">
                <text:p>0.000225677097336729</text:p>
              </table:table-cell>
              <table:table-cell office:value-type="float" office:value="-0.00240308944494577">
                <text:p>-0.00240308944494577</text:p>
              </table:table-cell>
              <table:table-cell office:value-type="float" office:value="-0.0147981498869098">
                <text:p>-0.0147981498869098</text:p>
              </table:table-cell>
              <table:table-cell office:value-type="float" office:value="-0.00531738583443564">
                <text:p>-0.00531738583443564</text:p>
              </table:table-cell>
              <table:table-cell office:value-type="float" office:value="-0.000160059684965685">
                <text:p>-0.000160059684965685</text:p>
              </table:table-cell>
              <table:table-cell office:value-type="float" office:value="0.000552774287081281">
                <text:p>0.000552774287081281</text:p>
              </table:table-cell>
              <table:table-cell office:value-type="float" office:value="0.000449037999895818">
                <text:p>0.000449037999895818</text:p>
              </table:table-cell>
              <table:table-cell office:value-type="float" office:value="-0.000574162082245644">
                <text:p>-0.000574162082245644</text:p>
              </table:table-cell>
              <table:table-cell office:value-type="float" office:value="-0.00412511303267815">
                <text:p>-0.00412511303267815</text:p>
              </table:table-cell>
              <table:table-cell office:value-type="float" office:value="-0.0127486283997633">
                <text:p>-0.0127486283997633</text:p>
              </table:table-cell>
              <table:table-cell office:value-type="float" office:value="0.000291428260169146">
                <text:p>0.000291428260169146</text:p>
              </table:table-cell>
              <table:table-cell office:value-type="float" office:value="0.00780232317290408">
                <text:p>0.00780232317290408</text:p>
              </table:table-cell>
              <table:table-cell office:value-type="float" office:value="0.00534110731999521">
                <text:p>0.00534110731999521</text:p>
              </table:table-cell>
              <table:table-cell office:value-type="float" office:value="0.0045792387420201">
                <text:p>0.0045792387420201</text:p>
              </table:table-cell>
              <table:table-cell office:value-type="float" office:value="0.000845580265217083">
                <text:p>0.000845580265217083</text:p>
              </table:table-cell>
              <table:table-cell office:value-type="float" office:value="-0.00079478584200976">
                <text:p>-0.00079478584200976</text:p>
              </table:table-cell>
              <table:table-cell office:value-type="float" office:value="-0.000324314761289413">
                <text:p>-0.000324314761289413</text:p>
              </table:table-cell>
              <table:table-cell office:value-type="float" office:value="-0.00103932095259524">
                <text:p>-0.00103932095259524</text:p>
              </table:table-cell>
              <table:table-cell office:value-type="float" office:value="0.000245823453420391">
                <text:p>0.000245823453420391</text:p>
              </table:table-cell>
              <table:table-cell office:value-type="float" office:value="0.00455221108533971">
                <text:p>0.00455221108533971</text:p>
              </table:table-cell>
              <table:table-cell office:value-type="float" office:value="0.00759553939979535">
                <text:p>0.00759553939979535</text:p>
              </table:table-cell>
              <table:table-cell office:value-type="float" office:value="0.000278779947608776">
                <text:p>0.000278779947608776</text:p>
              </table:table-cell>
              <table:table-cell office:value-type="float" office:value="-0.0105384363744028">
                <text:p>-0.0105384363744028</text:p>
              </table:table-cell>
              <table:table-cell office:value-type="float" office:value="-0.00584732408792993">
                <text:p>-0.00584732408792993</text:p>
              </table:table-cell>
              <table:table-cell office:value-type="float" office:value="-0.00198822748087757">
                <text:p>-0.00198822748087757</text:p>
              </table:table-cell>
              <table:table-cell office:value-type="float" office:value="0.000460654135496896">
                <text:p>0.000460654135496896</text:p>
              </table:table-cell>
              <table:table-cell office:value-type="float" office:value="-0.000113897037404609">
                <text:p>-0.000113897037404609</text:p>
              </table:table-cell>
              <table:table-cell office:value-type="float" office:value="0.000382014839719835">
                <text:p>0.000382014839719835</text:p>
              </table:table-cell>
              <table:table-cell office:value-type="float" office:value="0.0000992937716132736">
                <text:p>0.0000992937716132736</text:p>
              </table:table-cell>
              <table:table-cell office:value-type="float" office:value="-0.000479376553186139">
                <text:p>-0.000479376553186139</text:p>
              </table:table-cell>
              <table:table-cell office:value-type="float" office:value="-0.0000581593002084158">
                <text:p>-0.0000581593002084158</text:p>
              </table:table-cell>
              <table:table-cell office:value-type="float" office:value="-0.0000191272701421941">
                <text:p>-0.0000191272701421941</text:p>
              </table:table-cell>
              <table:table-cell office:value-type="float" office:value="0.0000345444623253699">
                <text:p>0.0000345444623253699</text:p>
              </table:table-cell>
              <table:table-cell office:value-type="float" office:value="0.0000618633071667873">
                <text:p>0.0000618633071667873</text:p>
              </table:table-cell>
              <table:table-cell office:value-type="float" office:value="0.0000100009856256467">
                <text:p>0.0000100009856256467</text:p>
              </table:table-cell>
              <table:table-cell office:value-type="float" office:value="-0.0000508170418697107">
                <text:p>-0.0000508170418697107</text:p>
              </table:table-cell>
              <table:table-cell office:value-type="float" office:value="0.0000075304711179558">
                <text:p>0.0000075304711179558</text:p>
              </table:table-cell>
              <table:table-cell office:value-type="float" office:value="-0.0000089105018136193">
                <text:p>-0.0000089105018136193</text:p>
              </table:table-cell>
              <table:table-cell office:value-type="float" office:value="-0.00000881178117728698">
                <text:p>-0.00000881178117728698</text:p>
              </table:table-cell>
              <table:table-cell office:value-type="float" office:value="-0.0000202174081600504">
                <text:p>-0.0000202174081600504</text:p>
              </table:table-cell>
              <table:table-cell office:value-type="float" office:value="0.0000324651174098411">
                <text:p>0.0000324651174098411</text:p>
              </table:table-cell>
              <table:table-cell office:value-type="float" office:value="-0.0000155631151295132">
                <text:p>-0.0000155631151295132</text:p>
              </table:table-cell>
              <table:table-cell office:value-type="float" office:value="0.0000179933616758499">
                <text:p>0.0000179933616758499</text:p>
              </table:table-cell>
              <table:table-cell office:value-type="float" office:value="0.0000213202831004788">
                <text:p>0.0000213202831004788</text:p>
              </table:table-cell>
              <table:table-cell office:value-type="float" office:value="-0.0000223512247412572">
                <text:p>-0.0000223512247412572</text:p>
              </table:table-cell>
              <table:table-cell office:value-type="float" office:value="-0.00000853928793037584">
                <text:p>-0.00000853928793037584</text:p>
              </table:table-cell>
              <table:table-cell office:value-type="float" office:value="-0.00000498426022693677">
                <text:p>-0.00000498426022693677</text:p>
              </table:table-cell>
              <table:table-cell office:value-type="float" office:value="-0.00001276726133842">
                <text:p>-0.00001276726133842</text:p>
              </table:table-cell>
              <table:table-cell office:value-type="float" office:value="0.0000172168237101422">
                <text:p>0.0000172168237101422</text:p>
              </table:table-cell>
              <table:table-cell office:value-type="float" office:value="-0.000000506944539346854">
                <text:p>-0.000000506944539346854</text:p>
              </table:table-cell>
              <table:table-cell office:value-type="float" office:value="0.0000458200523745234">
                <text:p>0.0000458200523745234</text:p>
              </table:table-cell>
              <table:table-cell office:value-type="float" office:value="0.0000928362311258812">
                <text:p>0.0000928362311258812</text:p>
              </table:table-cell>
              <table:table-cell office:value-type="float" office:value="-0.000180230927269709">
                <text:p>-0.000180230927269709</text:p>
              </table:table-cell>
              <table:table-cell office:value-type="float" office:value="0.0000264685968245915">
                <text:p>0.0000264685968245915</text:p>
              </table:table-cell>
              <table:table-cell office:value-type="float" office:value="0.0000214796619250057">
                <text:p>0.0000214796619250057</text:p>
              </table:table-cell>
              <table:table-cell office:value-type="float" office:value="-0.000093136790938253">
                <text:p>-0.000093136790938253</text:p>
              </table:table-cell>
              <table:table-cell office:value-type="float" office:value="0.0000483537816969859">
                <text:p>0.0000483537816969859</text:p>
              </table:table-cell>
              <table:table-cell office:value-type="float" office:value="0.0000346066694362213">
                <text:p>0.0000346066694362213</text:p>
              </table:table-cell>
              <table:table-cell office:value-type="float" office:value="-0.0000133586774951344">
                <text:p>-0.0000133586774951344</text:p>
              </table:table-cell>
              <table:table-cell office:value-type="float" office:value="-0.0000329271824722754">
                <text:p>-0.0000329271824722754</text:p>
              </table:table-cell>
              <table:table-cell office:value-type="float" office:value="0.0000178728505123571">
                <text:p>0.0000178728505123571</text:p>
              </table:table-cell>
              <table:table-cell office:value-type="float" office:value="0.00000334795821871348">
                <text:p>0.00000334795821871348</text:p>
              </table:table-cell>
              <table:table-cell office:value-type="float" office:value="-0.0000223866381161564">
                <text:p>-0.0000223866381161564</text:p>
              </table:table-cell>
              <table:table-cell office:value-type="float" office:value="0.0000221691390406842">
                <text:p>0.0000221691390406842</text:p>
              </table:table-cell>
              <table:table-cell office:value-type="float" office:value="-0.0000227959804834921">
                <text:p>-0.0000227959804834921</text:p>
              </table:table-cell>
              <table:table-cell office:value-type="float" office:value="0.0000146666402946472">
                <text:p>0.0000146666402946472</text:p>
              </table:table-cell>
              <table:table-cell office:value-type="float" office:value="0.000000784623448379929">
                <text:p>0.000000784623448379929</text:p>
              </table:table-cell>
              <table:table-cell office:value-type="float" office:value="-0.00000399171019976885">
                <text:p>-0.00000399171019976885</text:p>
              </table:table-cell>
              <table:table-cell office:value-type="float" office:value="-0.0000090802253451816">
                <text:p>-0.0000090802253451816</text:p>
              </table:table-cell>
              <table:table-cell office:value-type="float" office:value="-0.00000644259314891427">
                <text:p>-0.00000644259314891427</text:p>
              </table:table-cell>
              <table:table-cell office:value-type="float" office:value="0.0000435872898830181">
                <text:p>0.0000435872898830181</text:p>
              </table:table-cell>
              <table:table-cell office:value-type="float" office:value="-0.0000441811757778687">
                <text:p>-0.0000441811757778687</text:p>
              </table:table-cell>
              <table:table-cell office:value-type="float" office:value="0.0000126002121282887">
                <text:p>0.0000126002121282887</text:p>
              </table:table-cell>
              <table:table-cell office:value-type="float" office:value="-0.0000111811944160101">
                <text:p>-0.0000111811944160101</text:p>
              </table:table-cell>
              <table:table-cell office:value-type="float" office:value="0.000000387808754664931">
                <text:p>0.000000387808754664931</text:p>
              </table:table-cell>
              <table:table-cell office:value-type="float" office:value="0.00000713059411222572">
                <text:p>0.00000713059411222572</text:p>
              </table:table-cell>
              <table:table-cell office:value-type="float" office:value="0.00000441248569771346">
                <text:p>0.00000441248569771346</text:p>
              </table:table-cell>
              <table:table-cell office:value-type="float" office:value="-0.0000106241934755835">
                <text:p>-0.0000106241934755835</text:p>
              </table:table-cell>
              <table:table-cell office:value-type="float" office:value="-0.00000154170389765618">
                <text:p>-0.00000154170389765618</text:p>
              </table:table-cell>
              <table:table-cell office:value-type="float" office:value="0.0000142407620883356">
                <text:p>0.0000142407620883356</text:p>
              </table:table-cell>
              <table:table-cell office:value-type="float" office:value="-0.0000161549398636773">
                <text:p>-0.0000161549398636773</text:p>
              </table:table-cell>
              <table:table-cell office:value-type="float" office:value="0.00000610088758756788">
                <text:p>0.00000610088758756788</text:p>
              </table:table-cell>
              <table:table-cell office:value-type="float" office:value="0.0000157015234114044">
                <text:p>0.0000157015234114044</text:p>
              </table:table-cell>
              <table:table-cell office:value-type="float" office:value="0.00000703686704300877">
                <text:p>0.00000703686704300877</text:p>
              </table:table-cell>
              <table:table-cell office:value-type="float" office:value="-0.000022581450120962">
                <text:p>-0.000022581450120962</text:p>
              </table:table-cell>
              <table:table-cell office:value-type="float" office:value="0.0000170105258510689">
                <text:p>0.0000170105258510689</text:p>
              </table:table-cell>
              <table:table-cell office:value-type="float" office:value="0.00000129466545234491">
                <text:p>0.00000129466545234491</text:p>
              </table:table-cell>
              <table:table-cell office:value-type="float" office:value="-0.0000342782063742497">
                <text:p>-0.0000342782063742497</text:p>
              </table:table-cell>
              <table:table-cell office:value-type="float" office:value="0.0000366052671424422">
                <text:p>0.0000366052671424422</text:p>
              </table:table-cell>
              <table:table-cell office:value-type="float" office:value="-0.0000123366139306302">
                <text:p>-0.0000123366139306302</text:p>
              </table:table-cell>
              <table:table-cell office:value-type="float" office:value="0.0000299198488334929">
                <text:p>0.0000299198488334929</text:p>
              </table:table-cell>
              <table:table-cell office:value-type="float" office:value="-0.0000377680124418744">
                <text:p>-0.0000377680124418744</text:p>
              </table:table-cell>
              <table:table-cell office:value-type="float" office:value="0.00000601818497425466">
                <text:p>0.00000601818497425466</text:p>
              </table:table-cell>
              <table:table-cell office:value-type="float" office:value="0.00000754570519440057">
                <text:p>0.00000754570519440057</text:p>
              </table:table-cell>
              <table:table-cell office:value-type="float" office:value="-0.0000137634188728253">
                <text:p>-0.0000137634188728253</text:p>
              </table:table-cell>
              <table:table-cell office:value-type="float" office:value="-0.00000802846246511502">
                <text:p>-0.00000802846246511502</text:p>
              </table:table-cell>
              <table:table-cell office:value-type="float" office:value="-0.00000292663931339421">
                <text:p>-0.00000292663931339421</text:p>
              </table:table-cell>
              <table:table-cell office:value-type="float" office:value="0.0000153976202054151">
                <text:p>0.0000153976202054151</text:p>
              </table:table-cell>
              <table:table-cell office:value-type="float" office:value="0.0000156329954323353">
                <text:p>0.0000156329954323353</text:p>
              </table:table-cell>
              <table:table-cell office:value-type="float" office:value="0.00000698990073216832">
                <text:p>0.00000698990073216832</text:p>
              </table:table-cell>
              <table:table-cell office:value-type="float" office:value="-0.0000382143252622979">
                <text:p>-0.0000382143252622979</text:p>
              </table:table-cell>
              <table:table-cell office:value-type="float" office:value="0.000012032082614799">
                <text:p>0.000012032082614799</text:p>
              </table:table-cell>
              <table:table-cell office:value-type="float" office:value="0.000017236476663185">
                <text:p>0.000017236476663185</text:p>
              </table:table-cell>
              <table:table-cell office:value-type="float" office:value="-0.0000103952272952901">
                <text:p>-0.0000103952272952901</text:p>
              </table:table-cell>
              <table:table-cell office:value-type="float" office:value="0.00000593376464846918">
                <text:p>0.00000593376464846918</text:p>
              </table:table-cell>
              <table:table-cell office:value-type="float" office:value="0.0000127807428589311">
                <text:p>0.0000127807428589311</text:p>
              </table:table-cell>
              <table:table-cell office:value-type="float" office:value="-0.0000281828484031132">
                <text:p>-0.0000281828484031132</text:p>
              </table:table-cell>
              <table:table-cell office:value-type="float" office:value="0.00000818986926581777">
                <text:p>0.00000818986926581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